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0.7673in"/>
    </style:style>
    <style:style style:name="co5" style:family="table-column">
      <style:table-column-properties fo:break-before="auto" style:column-width="0.72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argon_wyniki_200K" table:style-name="ta1">
        <table:shapes>
          <draw:frame draw:z-index="0" draw:style-name="gr1" svg:width="7.7657in" svg:height="4.8524in" svg:x="4.9465in" svg:y="1.3866in">
            <draw:object draw:notify-on-update-of-ranges="argon_wyniki_200K.A2:argon_wyniki_200K.A502 argon_wyniki_200K.B1:argon_wyniki_200K.B1 argon_wyniki_200K.B2:argon_wyniki_200K.B502 argon_wyniki_200K.C1:argon_wyniki_200K.C1 argon_wyniki_200K.C2:argon_wyniki_200K.C502 argon_wyniki_200K.D1:argon_wyniki_200K.D1 argon_wyniki_200K.D2:argon_wyniki_200K.D502 argon_wyniki_200K.E1:argon_wyniki_200K.E1 argon_wyniki_200K.E2:argon_wyniki_200K.E5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3"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-513.500791759749">
            <text:p>-513.5007917597</text:p>
          </table:table-cell>
          <table:table-cell office:value-type="float" office:value="-669.276384347357">
            <text:p>-669.2763843474</text:p>
          </table:table-cell>
          <table:table-cell table:style-name="ce1" office:value-type="float" office:value="155.775592587609">
            <text:p>155.775592587609</text:p>
          </table:table-cell>
          <table:table-cell table:style-name="ce1" office:value-type="float" office:value="99.9763129322798">
            <text:p>99.976312932279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1">
            <text:p>0.1</text:p>
          </table:table-cell>
          <table:table-cell office:value-type="float" office:value="-513.500225249162">
            <text:p>-513.5002252492</text:p>
          </table:table-cell>
          <table:table-cell office:value-type="float" office:value="-618.67590212445">
            <text:p>-618.6759021245</text:p>
          </table:table-cell>
          <table:table-cell office:value-type="float" office:value="105.175676875288">
            <text:p>105.1756768753</text:p>
          </table:table-cell>
          <table:table-cell office:value-type="float" office:value="67.5014372244129">
            <text:p>67.501437224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2">
            <text:p>0.2</text:p>
          </table:table-cell>
          <table:table-cell office:value-type="float" office:value="-513.499963823403">
            <text:p>-513.4999638234</text:p>
          </table:table-cell>
          <table:table-cell office:value-type="float" office:value="-580.639766053165">
            <text:p>-580.6397660532</text:p>
          </table:table-cell>
          <table:table-cell office:value-type="float" office:value="67.139802229762">
            <text:p>67.1398022298</text:p>
          </table:table-cell>
          <table:table-cell office:value-type="float" office:value="43.0901257792295">
            <text:p>43.090125779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3">
            <text:p>0.3</text:p>
          </table:table-cell>
          <table:table-cell office:value-type="float" office:value="-513.50031543907">
            <text:p>-513.5003154391</text:p>
          </table:table-cell>
          <table:table-cell office:value-type="float" office:value="-590.706069099482">
            <text:p>-590.7060690995</text:p>
          </table:table-cell>
          <table:table-cell office:value-type="float" office:value="77.205753660412">
            <text:p>77.2057536604</text:p>
          </table:table-cell>
          <table:table-cell office:value-type="float" office:value="49.5504235285436">
            <text:p>49.550423528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4">
            <text:p>0.4</text:p>
          </table:table-cell>
          <table:table-cell office:value-type="float" office:value="-513.500146785807">
            <text:p>-513.5001467858</text:p>
          </table:table-cell>
          <table:table-cell office:value-type="float" office:value="-581.719860872386">
            <text:p>-581.7198608724</text:p>
          </table:table-cell>
          <table:table-cell office:value-type="float" office:value="68.2197140865792">
            <text:p>68.2197140866</text:p>
          </table:table-cell>
          <table:table-cell office:value-type="float" office:value="43.7832100034203">
            <text:p>43.783210003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5">
            <text:p>0.5</text:p>
          </table:table-cell>
          <table:table-cell office:value-type="float" office:value="-513.500093920389">
            <text:p>-513.5000939204</text:p>
          </table:table-cell>
          <table:table-cell office:value-type="float" office:value="-577.045292968098">
            <text:p>-577.0452929681</text:p>
          </table:table-cell>
          <table:table-cell office:value-type="float" office:value="63.5451990477082">
            <text:p>63.5451990477</text:p>
          </table:table-cell>
          <table:table-cell office:value-type="float" office:value="40.7831201268886">
            <text:p>40.783120126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6">
            <text:p>0.6</text:p>
          </table:table-cell>
          <table:table-cell office:value-type="float" office:value="-513.500142320014">
            <text:p>-513.50014232</text:p>
          </table:table-cell>
          <table:table-cell office:value-type="float" office:value="-577.901419755362">
            <text:p>-577.9014197554</text:p>
          </table:table-cell>
          <table:table-cell office:value-type="float" office:value="64.401277435348">
            <text:p>64.4012774353</text:p>
          </table:table-cell>
          <table:table-cell office:value-type="float" office:value="41.3325486949686">
            <text:p>41.33254869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7">
            <text:p>0.7</text:p>
          </table:table-cell>
          <table:table-cell office:value-type="float" office:value="-513.500025139211">
            <text:p>-513.5000251392</text:p>
          </table:table-cell>
          <table:table-cell office:value-type="float" office:value="-572.53148033475">
            <text:p>-572.5314803348</text:p>
          </table:table-cell>
          <table:table-cell office:value-type="float" office:value="59.0314551955398">
            <text:p>59.0314551955</text:p>
          </table:table-cell>
          <table:table-cell office:value-type="float" office:value="37.8862127207636">
            <text:p>37.886212720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8">
            <text:p>0.8</text:p>
          </table:table-cell>
          <table:table-cell office:value-type="float" office:value="-513.500046787609">
            <text:p>-513.5000467876</text:p>
          </table:table-cell>
          <table:table-cell office:value-type="float" office:value="-570.325144874716">
            <text:p>-570.3251448747</text:p>
          </table:table-cell>
          <table:table-cell office:value-type="float" office:value="56.8250980871068">
            <text:p>56.8250980871</text:p>
          </table:table-cell>
          <table:table-cell office:value-type="float" office:value="36.470179277726">
            <text:p>36.470179277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9">
            <text:p>0.9</text:p>
          </table:table-cell>
          <table:table-cell office:value-type="float" office:value="-513.500063812717">
            <text:p>-513.5000638127</text:p>
          </table:table-cell>
          <table:table-cell office:value-type="float" office:value="-569.170394016397">
            <text:p>-569.1703940164</text:p>
          </table:table-cell>
          <table:table-cell office:value-type="float" office:value="55.6703302036802">
            <text:p>55.6703302037</text:p>
          </table:table-cell>
          <table:table-cell office:value-type="float" office:value="35.7290526778533">
            <text:p>35.729052677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-513.500014031174">
            <text:p>-513.5000140312</text:p>
          </table:table-cell>
          <table:table-cell office:value-type="float" office:value="-567.521772562972">
            <text:p>-567.521772563</text:p>
          </table:table-cell>
          <table:table-cell office:value-type="float" office:value="54.0217585317978">
            <text:p>54.0217585318</text:p>
          </table:table-cell>
          <table:table-cell office:value-type="float" office:value="34.6710042723131">
            <text:p>34.671004272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1">
            <text:p>1.1</text:p>
          </table:table-cell>
          <table:table-cell office:value-type="float" office:value="-513.500041670157">
            <text:p>-513.5000416702</text:p>
          </table:table-cell>
          <table:table-cell office:value-type="float" office:value="-567.914086461209">
            <text:p>-567.9140864612</text:p>
          </table:table-cell>
          <table:table-cell office:value-type="float" office:value="54.4140447910521">
            <text:p>54.4140447911</text:p>
          </table:table-cell>
          <table:table-cell office:value-type="float" office:value="34.9227724290747">
            <text:p>34.922772429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2">
            <text:p>1.2</text:p>
          </table:table-cell>
          <table:table-cell office:value-type="float" office:value="-513.49999474608">
            <text:p>-513.4999947461</text:p>
          </table:table-cell>
          <table:table-cell office:value-type="float" office:value="-566.100282002005">
            <text:p>-566.100282002</text:p>
          </table:table-cell>
          <table:table-cell office:value-type="float" office:value="52.6002872559251">
            <text:p>52.6002872559</text:p>
          </table:table-cell>
          <table:table-cell office:value-type="float" office:value="33.7587082268272">
            <text:p>33.758708226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3">
            <text:p>1.3</text:p>
          </table:table-cell>
          <table:table-cell office:value-type="float" office:value="-513.500055712077">
            <text:p>-513.5000557121</text:p>
          </table:table-cell>
          <table:table-cell office:value-type="float" office:value="-568.17375925939">
            <text:p>-568.1737592594</text:p>
          </table:table-cell>
          <table:table-cell office:value-type="float" office:value="54.6737035473132">
            <text:p>54.6737035473</text:p>
          </table:table-cell>
          <table:table-cell office:value-type="float" office:value="35.0894206480951">
            <text:p>35.089420648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4">
            <text:p>1.4</text:p>
          </table:table-cell>
          <table:table-cell office:value-type="float" office:value="-513.500022855198">
            <text:p>-513.5000228552</text:p>
          </table:table-cell>
          <table:table-cell office:value-type="float" office:value="-569.064348234932">
            <text:p>-569.0643482349</text:p>
          </table:table-cell>
          <table:table-cell office:value-type="float" office:value="55.5643253797341">
            <text:p>55.5643253797</text:p>
          </table:table-cell>
          <table:table-cell office:value-type="float" office:value="35.6610190965">
            <text:p>35.661019096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-513.500013759291">
            <text:p>-513.5000137593</text:p>
          </table:table-cell>
          <table:table-cell office:value-type="float" office:value="-572.718531947763">
            <text:p>-572.7185319478</text:p>
          </table:table-cell>
          <table:table-cell office:value-type="float" office:value="59.2185181884725">
            <text:p>59.2185181885</text:p>
          </table:table-cell>
          <table:table-cell office:value-type="float" office:value="38.0062691943667">
            <text:p>38.006269194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6">
            <text:p>1.6</text:p>
          </table:table-cell>
          <table:table-cell office:value-type="float" office:value="-513.500127327898">
            <text:p>-513.5001273279</text:p>
          </table:table-cell>
          <table:table-cell office:value-type="float" office:value="-580.544993850439">
            <text:p>-580.5449938504</text:p>
          </table:table-cell>
          <table:table-cell office:value-type="float" office:value="67.0448665225408">
            <text:p>67.0448665225</text:p>
          </table:table-cell>
          <table:table-cell office:value-type="float" office:value="43.0291963241337">
            <text:p>43.029196324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7">
            <text:p>1.7</text:p>
          </table:table-cell>
          <table:table-cell office:value-type="float" office:value="-513.500111969188">
            <text:p>-513.5001119692</text:p>
          </table:table-cell>
          <table:table-cell office:value-type="float" office:value="-582.592530258756">
            <text:p>-582.5925302588</text:p>
          </table:table-cell>
          <table:table-cell office:value-type="float" office:value="69.0924182895682">
            <text:p>69.0924182896</text:p>
          </table:table-cell>
          <table:table-cell office:value-type="float" office:value="44.3433089704409">
            <text:p>44.343308970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8">
            <text:p>1.8</text:p>
          </table:table-cell>
          <table:table-cell office:value-type="float" office:value="-513.500132395603">
            <text:p>-513.5001323956</text:p>
          </table:table-cell>
          <table:table-cell office:value-type="float" office:value="-585.602043132869">
            <text:p>-585.6020431329</text:p>
          </table:table-cell>
          <table:table-cell office:value-type="float" office:value="72.1019107372653">
            <text:p>72.1019107373</text:p>
          </table:table-cell>
          <table:table-cell office:value-type="float" office:value="46.2747922902625">
            <text:p>46.274792290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9">
            <text:p>1.9</text:p>
          </table:table-cell>
          <table:table-cell office:value-type="float" office:value="-513.500153779432">
            <text:p>-513.5001537794</text:p>
          </table:table-cell>
          <table:table-cell office:value-type="float" office:value="-589.113485420615">
            <text:p>-589.1134854206</text:p>
          </table:table-cell>
          <table:table-cell office:value-type="float" office:value="75.6133316411828">
            <text:p>75.6133316412</text:p>
          </table:table-cell>
          <table:table-cell office:value-type="float" office:value="48.5284118034065">
            <text:p>48.528411803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-513.500277339684">
            <text:p>-513.5002773397</text:p>
          </table:table-cell>
          <table:table-cell office:value-type="float" office:value="-594.284270064197">
            <text:p>-594.2842700642</text:p>
          </table:table-cell>
          <table:table-cell office:value-type="float" office:value="80.7839927245125">
            <text:p>80.7839927245</text:p>
          </table:table-cell>
          <table:table-cell office:value-type="float" office:value="51.8469267385559">
            <text:p>51.846926738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.1">
            <text:p>2.1</text:p>
          </table:table-cell>
          <table:table-cell office:value-type="float" office:value="-513.500314830112">
            <text:p>-513.5003148301</text:p>
          </table:table-cell>
          <table:table-cell office:value-type="float" office:value="-591.56831065433">
            <text:p>-591.5683106543</text:p>
          </table:table-cell>
          <table:table-cell office:value-type="float" office:value="78.0679958242183">
            <text:p>78.0679958242</text:p>
          </table:table-cell>
          <table:table-cell office:value-type="float" office:value="50.1038079898714">
            <text:p>50.103807989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.2">
            <text:p>2.2</text:p>
          </table:table-cell>
          <table:table-cell office:value-type="float" office:value="-513.50009896805">
            <text:p>-513.5000989681</text:p>
          </table:table-cell>
          <table:table-cell office:value-type="float" office:value="-584.326898108836">
            <text:p>-584.3268981088</text:p>
          </table:table-cell>
          <table:table-cell office:value-type="float" office:value="70.8267991407858">
            <text:p>70.8267991408</text:p>
          </table:table-cell>
          <table:table-cell office:value-type="float" office:value="45.4564294525701">
            <text:p>45.456429452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.3">
            <text:p>2.3</text:p>
          </table:table-cell>
          <table:table-cell office:value-type="float" office:value="-513.500253236072">
            <text:p>-513.5002532361</text:p>
          </table:table-cell>
          <table:table-cell office:value-type="float" office:value="-591.833244836541">
            <text:p>-591.8332448365</text:p>
          </table:table-cell>
          <table:table-cell office:value-type="float" office:value="78.3329916004684">
            <text:p>78.3329916005</text:p>
          </table:table-cell>
          <table:table-cell office:value-type="float" office:value="50.2738814924788">
            <text:p>50.273881492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.4">
            <text:p>2.4</text:p>
          </table:table-cell>
          <table:table-cell office:value-type="float" office:value="-513.500267640672">
            <text:p>-513.5002676407</text:p>
          </table:table-cell>
          <table:table-cell office:value-type="float" office:value="-594.176584067681">
            <text:p>-594.1765840677</text:p>
          </table:table-cell>
          <table:table-cell office:value-type="float" office:value="80.6763164270092">
            <text:p>80.676316427</text:p>
          </table:table-cell>
          <table:table-cell office:value-type="float" office:value="51.7778204104351">
            <text:p>51.777820410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-513.500073000075">
            <text:p>-513.5000730001</text:p>
          </table:table-cell>
          <table:table-cell office:value-type="float" office:value="-586.587845631692">
            <text:p>-586.5878456317</text:p>
          </table:table-cell>
          <table:table-cell office:value-type="float" office:value="73.0877726316171">
            <text:p>73.0877726316</text:p>
          </table:table-cell>
          <table:table-cell office:value-type="float" office:value="46.9075155277125">
            <text:p>46.907515527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.6">
            <text:p>2.6</text:p>
          </table:table-cell>
          <table:table-cell office:value-type="float" office:value="-513.500113435103">
            <text:p>-513.5001134351</text:p>
          </table:table-cell>
          <table:table-cell office:value-type="float" office:value="-584.598496108594">
            <text:p>-584.5984961086</text:p>
          </table:table-cell>
          <table:table-cell office:value-type="float" office:value="71.0983826734911">
            <text:p>71.0983826735</text:p>
          </table:table-cell>
          <table:table-cell office:value-type="float" office:value="45.6307309577159">
            <text:p>45.630730957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.7">
            <text:p>2.7</text:p>
          </table:table-cell>
          <table:table-cell office:value-type="float" office:value="-513.500151076936">
            <text:p>-513.5001510769</text:p>
          </table:table-cell>
          <table:table-cell office:value-type="float" office:value="-582.750721705925">
            <text:p>-582.7507217059</text:p>
          </table:table-cell>
          <table:table-cell office:value-type="float" office:value="69.2505706289885">
            <text:p>69.250570629</text:p>
          </table:table-cell>
          <table:table-cell office:value-type="float" office:value="44.4448106724354">
            <text:p>44.444810672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.8">
            <text:p>2.8</text:p>
          </table:table-cell>
          <table:table-cell office:value-type="float" office:value="-513.500028981059">
            <text:p>-513.5000289811</text:p>
          </table:table-cell>
          <table:table-cell office:value-type="float" office:value="-576.518781469774">
            <text:p>-576.5187814698</text:p>
          </table:table-cell>
          <table:table-cell office:value-type="float" office:value="63.0187524887149">
            <text:p>63.0187524887</text:p>
          </table:table-cell>
          <table:table-cell office:value-type="float" office:value="40.4452482879839">
            <text:p>40.44524828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.9">
            <text:p>2.9</text:p>
          </table:table-cell>
          <table:table-cell office:value-type="float" office:value="-513.50016677377">
            <text:p>-513.5001667738</text:p>
          </table:table-cell>
          <table:table-cell office:value-type="float" office:value="-580.193017894381">
            <text:p>-580.1930178944</text:p>
          </table:table-cell>
          <table:table-cell office:value-type="float" office:value="66.6928511206113">
            <text:p>66.6928511206</text:p>
          </table:table-cell>
          <table:table-cell office:value-type="float" office:value="42.8032738840666">
            <text:p>42.803273884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-513.500112947568">
            <text:p>-513.5001129476</text:p>
          </table:table-cell>
          <table:table-cell office:value-type="float" office:value="-578.205376992452">
            <text:p>-578.2053769925</text:p>
          </table:table-cell>
          <table:table-cell office:value-type="float" office:value="64.7052640448839">
            <text:p>64.7052640449</text:p>
          </table:table-cell>
          <table:table-cell office:value-type="float" office:value="41.5276463986419">
            <text:p>41.527646398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.1">
            <text:p>3.1</text:p>
          </table:table-cell>
          <table:table-cell office:value-type="float" office:value="-513.499991882246">
            <text:p>-513.4999918822</text:p>
          </table:table-cell>
          <table:table-cell office:value-type="float" office:value="-573.858802937395">
            <text:p>-573.8588029374</text:p>
          </table:table-cell>
          <table:table-cell office:value-type="float" office:value="60.3588110551493">
            <text:p>60.3588110551</text:p>
          </table:table-cell>
          <table:table-cell office:value-type="float" office:value="38.7381057714556">
            <text:p>38.738105771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.2">
            <text:p>3.2</text:p>
          </table:table-cell>
          <table:table-cell office:value-type="float" office:value="-513.500132227012">
            <text:p>-513.500132227</text:p>
          </table:table-cell>
          <table:table-cell office:value-type="float" office:value="-578.392063195236">
            <text:p>-578.3920631952</text:p>
          </table:table-cell>
          <table:table-cell office:value-type="float" office:value="64.8919309682242">
            <text:p>64.8919309682</text:p>
          </table:table-cell>
          <table:table-cell office:value-type="float" office:value="41.6474486759562">
            <text:p>41.64744867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.3">
            <text:p>3.3</text:p>
          </table:table-cell>
          <table:table-cell office:value-type="float" office:value="-513.500069188593">
            <text:p>-513.5000691886</text:p>
          </table:table-cell>
          <table:table-cell office:value-type="float" office:value="-577.274483491339">
            <text:p>-577.2744834913</text:p>
          </table:table-cell>
          <table:table-cell office:value-type="float" office:value="63.7744143027465">
            <text:p>63.7744143027</text:p>
          </table:table-cell>
          <table:table-cell office:value-type="float" office:value="40.9302297971899">
            <text:p>40.930229797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.4">
            <text:p>3.4</text:p>
          </table:table-cell>
          <table:table-cell office:value-type="float" office:value="-513.50009695271">
            <text:p>-513.5000969527</text:p>
          </table:table-cell>
          <table:table-cell office:value-type="float" office:value="-576.116094470391">
            <text:p>-576.1160944704</text:p>
          </table:table-cell>
          <table:table-cell office:value-type="float" office:value="62.6159975176807">
            <text:p>62.6159975177</text:p>
          </table:table-cell>
          <table:table-cell office:value-type="float" office:value="40.1867613430762">
            <text:p>40.186761343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-513.500146507693">
            <text:p>-513.5001465077</text:p>
          </table:table-cell>
          <table:table-cell office:value-type="float" office:value="-577.42921724976">
            <text:p>-577.4292172498</text:p>
          </table:table-cell>
          <table:table-cell office:value-type="float" office:value="63.9290707420672">
            <text:p>63.9290707421</text:p>
          </table:table-cell>
          <table:table-cell office:value-type="float" office:value="41.0294878408775">
            <text:p>41.029487840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.6">
            <text:p>3.6</text:p>
          </table:table-cell>
          <table:table-cell office:value-type="float" office:value="-513.500073318097">
            <text:p>-513.5000733181</text:p>
          </table:table-cell>
          <table:table-cell office:value-type="float" office:value="-578.538510574044">
            <text:p>-578.538510574</text:p>
          </table:table-cell>
          <table:table-cell office:value-type="float" office:value="65.0384372559475">
            <text:p>65.0384372559</text:p>
          </table:table-cell>
          <table:table-cell office:value-type="float" office:value="41.7414759765407">
            <text:p>41.741475976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.7">
            <text:p>3.7</text:p>
          </table:table-cell>
          <table:table-cell office:value-type="float" office:value="-513.500108175551">
            <text:p>-513.5001081756</text:p>
          </table:table-cell>
          <table:table-cell office:value-type="float" office:value="-580.894758464773">
            <text:p>-580.8947584648</text:p>
          </table:table-cell>
          <table:table-cell office:value-type="float" office:value="67.3946502892223">
            <text:p>67.3946502892</text:p>
          </table:table-cell>
          <table:table-cell office:value-type="float" office:value="43.2536865073228">
            <text:p>43.253686507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.8">
            <text:p>3.8</text:p>
          </table:table-cell>
          <table:table-cell office:value-type="float" office:value="-513.500145339368">
            <text:p>-513.5001453394</text:p>
          </table:table-cell>
          <table:table-cell office:value-type="float" office:value="-581.997012631791">
            <text:p>-581.9970126318</text:p>
          </table:table-cell>
          <table:table-cell office:value-type="float" office:value="68.496867292423">
            <text:p>68.4968672924</text:p>
          </table:table-cell>
          <table:table-cell office:value-type="float" office:value="43.9610861082538">
            <text:p>43.961086108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.9">
            <text:p>3.9</text:p>
          </table:table-cell>
          <table:table-cell office:value-type="float" office:value="-513.500146073413">
            <text:p>-513.5001460734</text:p>
          </table:table-cell>
          <table:table-cell office:value-type="float" office:value="-582.941935755574">
            <text:p>-582.9419357556</text:p>
          </table:table-cell>
          <table:table-cell office:value-type="float" office:value="69.4417896821615">
            <text:p>69.4417896822</text:p>
          </table:table-cell>
          <table:table-cell office:value-type="float" office:value="44.5675344931642">
            <text:p>44.56753449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-513.500085458013">
            <text:p>-513.500085458</text:p>
          </table:table-cell>
          <table:table-cell office:value-type="float" office:value="-583.703743063189">
            <text:p>-583.7037430632</text:p>
          </table:table-cell>
          <table:table-cell office:value-type="float" office:value="70.2036576051759">
            <text:p>70.2036576052</text:p>
          </table:table-cell>
          <table:table-cell office:value-type="float" office:value="45.0564990646937">
            <text:p>45.056499064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.1">
            <text:p>4.1</text:p>
          </table:table-cell>
          <table:table-cell office:value-type="float" office:value="-513.500193044543">
            <text:p>-513.5001930445</text:p>
          </table:table-cell>
          <table:table-cell office:value-type="float" office:value="-588.999985874028">
            <text:p>-588.999985874</text:p>
          </table:table-cell>
          <table:table-cell office:value-type="float" office:value="75.4997928294845">
            <text:p>75.4997928295</text:p>
          </table:table-cell>
          <table:table-cell office:value-type="float" office:value="48.4555429310771">
            <text:p>48.455542931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.2">
            <text:p>4.2</text:p>
          </table:table-cell>
          <table:table-cell office:value-type="float" office:value="-513.500129368566">
            <text:p>-513.5001293686</text:p>
          </table:table-cell>
          <table:table-cell office:value-type="float" office:value="-588.828070555371">
            <text:p>-588.8280705554</text:p>
          </table:table-cell>
          <table:table-cell office:value-type="float" office:value="75.3279411868048">
            <text:p>75.3279411868</text:p>
          </table:table-cell>
          <table:table-cell office:value-type="float" office:value="48.3452490569144">
            <text:p>48.345249056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.3">
            <text:p>4.3</text:p>
          </table:table-cell>
          <table:table-cell office:value-type="float" office:value="-513.50014793196">
            <text:p>-513.500147932</text:p>
          </table:table-cell>
          <table:table-cell office:value-type="float" office:value="-588.284191348535">
            <text:p>-588.2841913485</text:p>
          </table:table-cell>
          <table:table-cell office:value-type="float" office:value="74.784043416575">
            <text:p>74.7840434166</text:p>
          </table:table-cell>
          <table:table-cell office:value-type="float" office:value="47.9961770824388">
            <text:p>47.996177082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.4">
            <text:p>4.4</text:p>
          </table:table-cell>
          <table:table-cell office:value-type="float" office:value="-513.500140303143">
            <text:p>-513.5001403031</text:p>
          </table:table-cell>
          <table:table-cell office:value-type="float" office:value="-589.593355407448">
            <text:p>-589.5933554074</text:p>
          </table:table-cell>
          <table:table-cell office:value-type="float" office:value="76.0932151043047">
            <text:p>76.0932151043</text:p>
          </table:table-cell>
          <table:table-cell office:value-type="float" office:value="48.8363995855947">
            <text:p>48.836399585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-513.500239028513">
            <text:p>-513.5002390285</text:p>
          </table:table-cell>
          <table:table-cell office:value-type="float" office:value="-589.022648535365">
            <text:p>-589.0226485354</text:p>
          </table:table-cell>
          <table:table-cell office:value-type="float" office:value="75.5224095068525">
            <text:p>75.5224095069</text:p>
          </table:table-cell>
          <table:table-cell office:value-type="float" office:value="48.4700582474785">
            <text:p>48.470058247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.6">
            <text:p>4.6</text:p>
          </table:table-cell>
          <table:table-cell office:value-type="float" office:value="-513.500062839362">
            <text:p>-513.5000628394</text:p>
          </table:table-cell>
          <table:table-cell office:value-type="float" office:value="-580.826002689448">
            <text:p>-580.8260026894</text:p>
          </table:table-cell>
          <table:table-cell office:value-type="float" office:value="67.3259398500866">
            <text:p>67.3259398501</text:p>
          </table:table-cell>
          <table:table-cell office:value-type="float" office:value="43.2095883514395">
            <text:p>43.209588351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.7">
            <text:p>4.7</text:p>
          </table:table-cell>
          <table:table-cell office:value-type="float" office:value="-513.500171941629">
            <text:p>-513.5001719416</text:p>
          </table:table-cell>
          <table:table-cell office:value-type="float" office:value="-581.608859932022">
            <text:p>-581.608859932</text:p>
          </table:table-cell>
          <table:table-cell office:value-type="float" office:value="68.1086879903931">
            <text:p>68.1086879904</text:p>
          </table:table-cell>
          <table:table-cell office:value-type="float" office:value="43.711953784448">
            <text:p>43.711953784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.8">
            <text:p>4.8</text:p>
          </table:table-cell>
          <table:table-cell office:value-type="float" office:value="-513.500061713683">
            <text:p>-513.5000617137</text:p>
          </table:table-cell>
          <table:table-cell office:value-type="float" office:value="-578.513554789213">
            <text:p>-578.5135547892</text:p>
          </table:table-cell>
          <table:table-cell office:value-type="float" office:value="65.0134930755295">
            <text:p>65.0134930755</text:p>
          </table:table-cell>
          <table:table-cell office:value-type="float" office:value="41.7254668755905">
            <text:p>41.725466875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.9">
            <text:p>4.9</text:p>
          </table:table-cell>
          <table:table-cell office:value-type="float" office:value="-513.50025182508">
            <text:p>-513.5002518251</text:p>
          </table:table-cell>
          <table:table-cell office:value-type="float" office:value="-580.628051559366">
            <text:p>-580.6280515594</text:p>
          </table:table-cell>
          <table:table-cell office:value-type="float" office:value="67.1277997342865">
            <text:p>67.1277997343</text:p>
          </table:table-cell>
          <table:table-cell office:value-type="float" office:value="43.0824226132605">
            <text:p>43.082422613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-513.500064149212">
            <text:p>-513.5000641492</text:p>
          </table:table-cell>
          <table:table-cell office:value-type="float" office:value="-578.54679542825">
            <text:p>-578.5467954283</text:p>
          </table:table-cell>
          <table:table-cell office:value-type="float" office:value="65.046731279038">
            <text:p>65.046731279</text:p>
          </table:table-cell>
          <table:table-cell office:value-type="float" office:value="41.746799055941">
            <text:p>41.746799055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.1">
            <text:p>5.1</text:p>
          </table:table-cell>
          <table:table-cell office:value-type="float" office:value="-513.500116120392">
            <text:p>-513.5001161204</text:p>
          </table:table-cell>
          <table:table-cell office:value-type="float" office:value="-580.159145444847">
            <text:p>-580.1591454448</text:p>
          </table:table-cell>
          <table:table-cell office:value-type="float" office:value="66.659029324455">
            <text:p>66.6590293245</text:p>
          </table:table-cell>
          <table:table-cell office:value-type="float" office:value="42.7815671556871">
            <text:p>42.781567155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.2">
            <text:p>5.2</text:p>
          </table:table-cell>
          <table:table-cell office:value-type="float" office:value="-513.500094018796">
            <text:p>-513.5000940188</text:p>
          </table:table-cell>
          <table:table-cell office:value-type="float" office:value="-582.406886317065">
            <text:p>-582.4068863171</text:p>
          </table:table-cell>
          <table:table-cell office:value-type="float" office:value="68.9067922982692">
            <text:p>68.9067922983</text:p>
          </table:table-cell>
          <table:table-cell office:value-type="float" office:value="44.2241747602209">
            <text:p>44.224174760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.3">
            <text:p>5.3</text:p>
          </table:table-cell>
          <table:table-cell office:value-type="float" office:value="-513.500107636439">
            <text:p>-513.5001076364</text:p>
          </table:table-cell>
          <table:table-cell office:value-type="float" office:value="-583.529548047119">
            <text:p>-583.5295480471</text:p>
          </table:table-cell>
          <table:table-cell office:value-type="float" office:value="70.02944041068">
            <text:p>70.0294404107</text:p>
          </table:table-cell>
          <table:table-cell office:value-type="float" office:value="44.9446869863971">
            <text:p>44.944686986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.4">
            <text:p>5.4</text:p>
          </table:table-cell>
          <table:table-cell office:value-type="float" office:value="-513.50001977215">
            <text:p>-513.5000197722</text:p>
          </table:table-cell>
          <table:table-cell office:value-type="float" office:value="-581.648583041718">
            <text:p>-581.6485830417</text:p>
          </table:table-cell>
          <table:table-cell office:value-type="float" office:value="68.1485632695674">
            <text:p>68.1485632696</text:p>
          </table:table-cell>
          <table:table-cell office:value-type="float" office:value="43.7375456202599">
            <text:p>43.737545620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.5">
            <text:p>5.5</text:p>
          </table:table-cell>
          <table:table-cell office:value-type="float" office:value="-513.500122699354">
            <text:p>-513.5001226994</text:p>
          </table:table-cell>
          <table:table-cell office:value-type="float" office:value="-586.530248239709">
            <text:p>-586.5302482397</text:p>
          </table:table-cell>
          <table:table-cell office:value-type="float" office:value="73.0301255403552">
            <text:p>73.0301255404</text:p>
          </table:table-cell>
          <table:table-cell office:value-type="float" office:value="46.8705177956552">
            <text:p>46.870517795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.6">
            <text:p>5.6</text:p>
          </table:table-cell>
          <table:table-cell office:value-type="float" office:value="-513.500194270675">
            <text:p>-513.5001942707</text:p>
          </table:table-cell>
          <table:table-cell office:value-type="float" office:value="-588.252987320183">
            <text:p>-588.2529873202</text:p>
          </table:table-cell>
          <table:table-cell office:value-type="float" office:value="74.7527930495086">
            <text:p>74.7527930495</text:p>
          </table:table-cell>
          <table:table-cell office:value-type="float" office:value="47.9761206896164">
            <text:p>47.976120689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.7">
            <text:p>5.7</text:p>
          </table:table-cell>
          <table:table-cell office:value-type="float" office:value="-513.50003942817">
            <text:p>-513.5000394282</text:p>
          </table:table-cell>
          <table:table-cell office:value-type="float" office:value="-579.992071601271">
            <text:p>-579.9920716013</text:p>
          </table:table-cell>
          <table:table-cell office:value-type="float" office:value="66.4920321731014">
            <text:p>66.4920321731</text:p>
          </table:table-cell>
          <table:table-cell office:value-type="float" office:value="42.6743888796479">
            <text:p>42.674388879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.8">
            <text:p>5.8</text:p>
          </table:table-cell>
          <table:table-cell office:value-type="float" office:value="-513.500163152546">
            <text:p>-513.5001631525</text:p>
          </table:table-cell>
          <table:table-cell office:value-type="float" office:value="-580.601073165025">
            <text:p>-580.601073165</text:p>
          </table:table-cell>
          <table:table-cell office:value-type="float" office:value="67.100910012479">
            <text:p>67.1009100125</text:p>
          </table:table-cell>
          <table:table-cell office:value-type="float" office:value="43.0651648696215">
            <text:p>43.065164869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.9">
            <text:p>5.9</text:p>
          </table:table-cell>
          <table:table-cell office:value-type="float" office:value="-513.500141348932">
            <text:p>-513.5001413489</text:p>
          </table:table-cell>
          <table:table-cell office:value-type="float" office:value="-578.540254515189">
            <text:p>-578.5402545152</text:p>
          </table:table-cell>
          <table:table-cell office:value-type="float" office:value="65.040113166257">
            <text:p>65.0401131663</text:p>
          </table:table-cell>
          <table:table-cell office:value-type="float" office:value="41.7425515708027">
            <text:p>41.742551570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-513.500079731299">
            <text:p>-513.5000797313</text:p>
          </table:table-cell>
          <table:table-cell office:value-type="float" office:value="-575.971820157014">
            <text:p>-575.971820157</text:p>
          </table:table-cell>
          <table:table-cell office:value-type="float" office:value="62.4717404257145">
            <text:p>62.4717404257</text:p>
          </table:table-cell>
          <table:table-cell office:value-type="float" office:value="40.0941775696523">
            <text:p>40.094177569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.1">
            <text:p>6.1</text:p>
          </table:table-cell>
          <table:table-cell office:value-type="float" office:value="-513.500161443009">
            <text:p>-513.500161443</text:p>
          </table:table-cell>
          <table:table-cell office:value-type="float" office:value="-581.800492915513">
            <text:p>-581.8004929155</text:p>
          </table:table-cell>
          <table:table-cell office:value-type="float" office:value="68.3003314725035">
            <text:p>68.3003314725</text:p>
          </table:table-cell>
          <table:table-cell office:value-type="float" office:value="43.834950002409">
            <text:p>43.834950002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.2">
            <text:p>6.2</text:p>
          </table:table-cell>
          <table:table-cell office:value-type="float" office:value="-513.500146039263">
            <text:p>-513.5001460393</text:p>
          </table:table-cell>
          <table:table-cell office:value-type="float" office:value="-584.128517221295">
            <text:p>-584.1285172213</text:p>
          </table:table-cell>
          <table:table-cell office:value-type="float" office:value="70.6283711820319">
            <text:p>70.628371182</text:p>
          </table:table-cell>
          <table:table-cell office:value-type="float" office:value="45.3290789776378">
            <text:p>45.329078977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.3">
            <text:p>6.3</text:p>
          </table:table-cell>
          <table:table-cell office:value-type="float" office:value="-513.500136739198">
            <text:p>-513.5001367392</text:p>
          </table:table-cell>
          <table:table-cell office:value-type="float" office:value="-584.012300971117">
            <text:p>-584.0123009711</text:p>
          </table:table-cell>
          <table:table-cell office:value-type="float" office:value="70.5121642319186">
            <text:p>70.5121642319</text:p>
          </table:table-cell>
          <table:table-cell office:value-type="float" office:value="45.2544977019935">
            <text:p>45.25449770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.4">
            <text:p>6.4</text:p>
          </table:table-cell>
          <table:table-cell office:value-type="float" office:value="-513.500141466922">
            <text:p>-513.5001414669</text:p>
          </table:table-cell>
          <table:table-cell office:value-type="float" office:value="-582.180678630692">
            <text:p>-582.1806786307</text:p>
          </table:table-cell>
          <table:table-cell office:value-type="float" office:value="68.68053716377">
            <text:p>68.6805371638</text:p>
          </table:table-cell>
          <table:table-cell office:value-type="float" office:value="44.078964886495">
            <text:p>44.078964886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.5">
            <text:p>6.5</text:p>
          </table:table-cell>
          <table:table-cell office:value-type="float" office:value="-513.500061754185">
            <text:p>-513.5000617542</text:p>
          </table:table-cell>
          <table:table-cell office:value-type="float" office:value="-577.700944419044">
            <text:p>-577.700944419</text:p>
          </table:table-cell>
          <table:table-cell office:value-type="float" office:value="64.2008826648589">
            <text:p>64.2008826649</text:p>
          </table:table-cell>
          <table:table-cell office:value-type="float" office:value="41.2039359261028">
            <text:p>41.203935926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.6">
            <text:p>6.6</text:p>
          </table:table-cell>
          <table:table-cell office:value-type="float" office:value="-513.500101945179">
            <text:p>-513.5001019452</text:p>
          </table:table-cell>
          <table:table-cell office:value-type="float" office:value="-578.092318294882">
            <text:p>-578.0923182949</text:p>
          </table:table-cell>
          <table:table-cell office:value-type="float" office:value="64.5922163497022">
            <text:p>64.5922163497</text:p>
          </table:table-cell>
          <table:table-cell office:value-type="float" office:value="41.455092723435">
            <text:p>41.455092723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.7">
            <text:p>6.7</text:p>
          </table:table-cell>
          <table:table-cell office:value-type="float" office:value="-513.500125148949">
            <text:p>-513.5001251489</text:p>
          </table:table-cell>
          <table:table-cell office:value-type="float" office:value="-578.389605106193">
            <text:p>-578.3896051062</text:p>
          </table:table-cell>
          <table:table-cell office:value-type="float" office:value="64.8894799572448">
            <text:p>64.8894799572</text:p>
          </table:table-cell>
          <table:table-cell office:value-type="float" office:value="41.6458756243849">
            <text:p>41.645875624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.8">
            <text:p>6.8</text:p>
          </table:table-cell>
          <table:table-cell office:value-type="float" office:value="-513.500095139259">
            <text:p>-513.5000951393</text:p>
          </table:table-cell>
          <table:table-cell office:value-type="float" office:value="-573.811715949046">
            <text:p>-573.811715949</text:p>
          </table:table-cell>
          <table:table-cell office:value-type="float" office:value="60.3116208097865">
            <text:p>60.3116208098</text:p>
          </table:table-cell>
          <table:table-cell office:value-type="float" office:value="38.7078192120571">
            <text:p>38.707819212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.9">
            <text:p>6.9</text:p>
          </table:table-cell>
          <table:table-cell office:value-type="float" office:value="-513.50007596992">
            <text:p>-513.5000759699</text:p>
          </table:table-cell>
          <table:table-cell office:value-type="float" office:value="-571.599642515778">
            <text:p>-571.5996425158</text:p>
          </table:table-cell>
          <table:table-cell office:value-type="float" office:value="58.0995665458579">
            <text:p>58.0995665459</text:p>
          </table:table-cell>
          <table:table-cell office:value-type="float" office:value="37.2881293515333">
            <text:p>37.288129351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-513.500133189554">
            <text:p>-513.5001331896</text:p>
          </table:table-cell>
          <table:table-cell office:value-type="float" office:value="-572.706047287405">
            <text:p>-572.7060472874</text:p>
          </table:table-cell>
          <table:table-cell office:value-type="float" office:value="59.2059140978504">
            <text:p>59.2059140979</text:p>
          </table:table-cell>
          <table:table-cell office:value-type="float" office:value="37.9981799264182">
            <text:p>37.998179926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.1">
            <text:p>7.1</text:p>
          </table:table-cell>
          <table:table-cell office:value-type="float" office:value="-513.500078499303">
            <text:p>-513.5000784993</text:p>
          </table:table-cell>
          <table:table-cell office:value-type="float" office:value="-569.876193652329">
            <text:p>-569.8761936523</text:p>
          </table:table-cell>
          <table:table-cell office:value-type="float" office:value="56.3761151530266">
            <text:p>56.376115153</text:p>
          </table:table-cell>
          <table:table-cell office:value-type="float" office:value="36.1820233633544">
            <text:p>36.182023363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.2">
            <text:p>7.2</text:p>
          </table:table-cell>
          <table:table-cell office:value-type="float" office:value="-513.500058860905">
            <text:p>-513.5000588609</text:p>
          </table:table-cell>
          <table:table-cell office:value-type="float" office:value="-571.179961533715">
            <text:p>-571.1799615337</text:p>
          </table:table-cell>
          <table:table-cell office:value-type="float" office:value="57.6799026728096">
            <text:p>57.6799026728</text:p>
          </table:table-cell>
          <table:table-cell office:value-type="float" office:value="37.018790323504">
            <text:p>37.018790323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.3">
            <text:p>7.3</text:p>
          </table:table-cell>
          <table:table-cell office:value-type="float" office:value="-513.500140845851">
            <text:p>-513.5001408459</text:p>
          </table:table-cell>
          <table:table-cell office:value-type="float" office:value="-576.783035485717">
            <text:p>-576.7830354857</text:p>
          </table:table-cell>
          <table:table-cell office:value-type="float" office:value="63.2828946398656">
            <text:p>63.2828946399</text:p>
          </table:table-cell>
          <table:table-cell office:value-type="float" office:value="40.6147739365363">
            <text:p>40.614773936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.4">
            <text:p>7.4</text:p>
          </table:table-cell>
          <table:table-cell office:value-type="float" office:value="-513.500069183324">
            <text:p>-513.5000691833</text:p>
          </table:table-cell>
          <table:table-cell office:value-type="float" office:value="-577.245977889732">
            <text:p>-577.2459778897</text:p>
          </table:table-cell>
          <table:table-cell office:value-type="float" office:value="63.7459087064078">
            <text:p>63.7459087064</text:p>
          </table:table-cell>
          <table:table-cell office:value-type="float" office:value="40.9119349900732">
            <text:p>40.911934990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.5">
            <text:p>7.5</text:p>
          </table:table-cell>
          <table:table-cell office:value-type="float" office:value="-513.500088487259">
            <text:p>-513.5000884873</text:p>
          </table:table-cell>
          <table:table-cell office:value-type="float" office:value="-576.328256466273">
            <text:p>-576.3282564663</text:p>
          </table:table-cell>
          <table:table-cell office:value-type="float" office:value="62.8281679790136">
            <text:p>62.828167979</text:p>
          </table:table-cell>
          <table:table-cell office:value-type="float" office:value="40.3229317153718">
            <text:p>40.322931715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.6">
            <text:p>7.6</text:p>
          </table:table-cell>
          <table:table-cell office:value-type="float" office:value="-513.500066850075">
            <text:p>-513.5000668501</text:p>
          </table:table-cell>
          <table:table-cell office:value-type="float" office:value="-575.540281675192">
            <text:p>-575.5402816752</text:p>
          </table:table-cell>
          <table:table-cell office:value-type="float" office:value="62.040214825117">
            <text:p>62.0402148251</text:p>
          </table:table-cell>
          <table:table-cell office:value-type="float" office:value="39.8172257200911">
            <text:p>39.817225720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.7">
            <text:p>7.7</text:p>
          </table:table-cell>
          <table:table-cell office:value-type="float" office:value="-513.500142284734">
            <text:p>-513.5001422847</text:p>
          </table:table-cell>
          <table:table-cell office:value-type="float" office:value="-576.575853360885">
            <text:p>-576.5758533609</text:p>
          </table:table-cell>
          <table:table-cell office:value-type="float" office:value="63.0757110761514">
            <text:p>63.0757110762</text:p>
          </table:table-cell>
          <table:table-cell office:value-type="float" office:value="40.4818041403298">
            <text:p>40.481804140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.8">
            <text:p>7.8</text:p>
          </table:table-cell>
          <table:table-cell office:value-type="float" office:value="-513.500097663622">
            <text:p>-513.5000976636</text:p>
          </table:table-cell>
          <table:table-cell office:value-type="float" office:value="-575.451530098541">
            <text:p>-575.4515300985</text:p>
          </table:table-cell>
          <table:table-cell office:value-type="float" office:value="61.9514324349195">
            <text:p>61.9514324349</text:p>
          </table:table-cell>
          <table:table-cell office:value-type="float" office:value="39.7602454455962">
            <text:p>39.760245445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.9">
            <text:p>7.9</text:p>
          </table:table-cell>
          <table:table-cell office:value-type="float" office:value="-513.500107681896">
            <text:p>-513.5001076819</text:p>
          </table:table-cell>
          <table:table-cell office:value-type="float" office:value="-578.543244176455">
            <text:p>-578.5432441765</text:p>
          </table:table-cell>
          <table:table-cell office:value-type="float" office:value="65.0431364945589">
            <text:p>65.0431364946</text:p>
          </table:table-cell>
          <table:table-cell office:value-type="float" office:value="41.7444919339327">
            <text:p>41.744491933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-513.50007275964">
            <text:p>-513.5000727596</text:p>
          </table:table-cell>
          <table:table-cell office:value-type="float" office:value="-582.021639911658">
            <text:p>-582.0216399117</text:p>
          </table:table-cell>
          <table:table-cell office:value-type="float" office:value="68.5215671520186">
            <text:p>68.521567152</text:p>
          </table:table-cell>
          <table:table-cell office:value-type="float" office:value="43.9769384048254">
            <text:p>43.976938404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.1">
            <text:p>8.1</text:p>
          </table:table-cell>
          <table:table-cell office:value-type="float" office:value="-513.500196602741">
            <text:p>-513.5001966027</text:p>
          </table:table-cell>
          <table:table-cell office:value-type="float" office:value="-586.22144778436">
            <text:p>-586.2214477844</text:p>
          </table:table-cell>
          <table:table-cell office:value-type="float" office:value="72.7212511816188">
            <text:p>72.7212511816</text:p>
          </table:table-cell>
          <table:table-cell office:value-type="float" office:value="46.6722831490534">
            <text:p>46.672283149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.2">
            <text:p>8.2</text:p>
          </table:table-cell>
          <table:table-cell office:value-type="float" office:value="-513.500086992215">
            <text:p>-513.5000869922</text:p>
          </table:table-cell>
          <table:table-cell office:value-type="float" office:value="-579.957939767496">
            <text:p>-579.9579397675</text:p>
          </table:table-cell>
          <table:table-cell office:value-type="float" office:value="66.4578527752813">
            <text:p>66.4578527753</text:p>
          </table:table-cell>
          <table:table-cell office:value-type="float" office:value="42.6524526435821">
            <text:p>42.652452643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.3">
            <text:p>8.3</text:p>
          </table:table-cell>
          <table:table-cell office:value-type="float" office:value="-513.500203241995">
            <text:p>-513.500203242</text:p>
          </table:table-cell>
          <table:table-cell office:value-type="float" office:value="-579.675942848289">
            <text:p>-579.6759428483</text:p>
          </table:table-cell>
          <table:table-cell office:value-type="float" office:value="66.1757396062933">
            <text:p>66.1757396063</text:p>
          </table:table-cell>
          <table:table-cell office:value-type="float" office:value="42.4713932491253">
            <text:p>42.471393249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.4">
            <text:p>8.4</text:p>
          </table:table-cell>
          <table:table-cell office:value-type="float" office:value="-513.500042494091">
            <text:p>-513.5000424941</text:p>
          </table:table-cell>
          <table:table-cell office:value-type="float" office:value="-578.258420502584">
            <text:p>-578.2584205026</text:p>
          </table:table-cell>
          <table:table-cell office:value-type="float" office:value="64.7583780084934">
            <text:p>64.7583780085</text:p>
          </table:table-cell>
          <table:table-cell office:value-type="float" office:value="41.5617347828277">
            <text:p>41.561734782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.5">
            <text:p>8.5</text:p>
          </table:table-cell>
          <table:table-cell office:value-type="float" office:value="-513.500153925891">
            <text:p>-513.5001539259</text:p>
          </table:table-cell>
          <table:table-cell office:value-type="float" office:value="-580.763267579479">
            <text:p>-580.7632675795</text:p>
          </table:table-cell>
          <table:table-cell office:value-type="float" office:value="67.2631136535882">
            <text:p>67.2631136536</text:p>
          </table:table-cell>
          <table:table-cell office:value-type="float" office:value="43.1692666850145">
            <text:p>43.16926668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.6">
            <text:p>8.6</text:p>
          </table:table-cell>
          <table:table-cell office:value-type="float" office:value="-513.500144109921">
            <text:p>-513.5001441099</text:p>
          </table:table-cell>
          <table:table-cell office:value-type="float" office:value="-584.154186524579">
            <text:p>-584.1541865246</text:p>
          </table:table-cell>
          <table:table-cell office:value-type="float" office:value="70.6540424146574">
            <text:p>70.6540424147</text:p>
          </table:table-cell>
          <table:table-cell office:value-type="float" office:value="45.3455546985366">
            <text:p>45.345554698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.7">
            <text:p>8.7</text:p>
          </table:table-cell>
          <table:table-cell office:value-type="float" office:value="-513.500125732321">
            <text:p>-513.5001257323</text:p>
          </table:table-cell>
          <table:table-cell office:value-type="float" office:value="-584.287567003251">
            <text:p>-584.2875670033</text:p>
          </table:table-cell>
          <table:table-cell office:value-type="float" office:value="70.7874412709299">
            <text:p>70.7874412709</text:p>
          </table:table-cell>
          <table:table-cell office:value-type="float" office:value="45.431169688523">
            <text:p>45.431169688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.8">
            <text:p>8.8</text:p>
          </table:table-cell>
          <table:table-cell office:value-type="float" office:value="-513.500093851137">
            <text:p>-513.5000938511</text:p>
          </table:table-cell>
          <table:table-cell office:value-type="float" office:value="-580.287893334477">
            <text:p>-580.2878933345</text:p>
          </table:table-cell>
          <table:table-cell office:value-type="float" office:value="66.7877994833404">
            <text:p>66.7877994833</text:p>
          </table:table-cell>
          <table:table-cell office:value-type="float" office:value="42.8642114614299">
            <text:p>42.864211461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.9">
            <text:p>8.9</text:p>
          </table:table-cell>
          <table:table-cell office:value-type="float" office:value="-513.500136229585">
            <text:p>-513.5001362296</text:p>
          </table:table-cell>
          <table:table-cell office:value-type="float" office:value="-577.796374487047">
            <text:p>-577.796374487</text:p>
          </table:table-cell>
          <table:table-cell office:value-type="float" office:value="64.2962382574624">
            <text:p>64.2962382575</text:p>
          </table:table-cell>
          <table:table-cell office:value-type="float" office:value="41.2651348623906">
            <text:p>41.265134862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-513.500135945608">
            <text:p>-513.5001359456</text:p>
          </table:table-cell>
          <table:table-cell office:value-type="float" office:value="-578.512701053652">
            <text:p>-578.5127010537</text:p>
          </table:table-cell>
          <table:table-cell office:value-type="float" office:value="65.0125651080436">
            <text:p>65.012565108</text:p>
          </table:table-cell>
          <table:table-cell office:value-type="float" office:value="41.7248713088126">
            <text:p>41.724871308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.1">
            <text:p>9.1</text:p>
          </table:table-cell>
          <table:table-cell office:value-type="float" office:value="-513.500109024165">
            <text:p>-513.5001090242</text:p>
          </table:table-cell>
          <table:table-cell office:value-type="float" office:value="-580.520554948816">
            <text:p>-580.5205549488</text:p>
          </table:table-cell>
          <table:table-cell office:value-type="float" office:value="67.0204459246504">
            <text:p>67.0204459247</text:p>
          </table:table-cell>
          <table:table-cell office:value-type="float" office:value="43.0135232568956">
            <text:p>43.013523256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.2">
            <text:p>9.2</text:p>
          </table:table-cell>
          <table:table-cell office:value-type="float" office:value="-513.50020935879">
            <text:p>-513.5002093588</text:p>
          </table:table-cell>
          <table:table-cell office:value-type="float" office:value="-582.383053865673">
            <text:p>-582.3830538657</text:p>
          </table:table-cell>
          <table:table-cell office:value-type="float" office:value="68.8828445068829">
            <text:p>68.8828445069</text:p>
          </table:table-cell>
          <table:table-cell office:value-type="float" office:value="44.2088051387937">
            <text:p>44.208805138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.3">
            <text:p>9.3</text:p>
          </table:table-cell>
          <table:table-cell office:value-type="float" office:value="-513.50006245588">
            <text:p>-513.5000624559</text:p>
          </table:table-cell>
          <table:table-cell office:value-type="float" office:value="-578.158525299769">
            <text:p>-578.1585252998</text:p>
          </table:table-cell>
          <table:table-cell office:value-type="float" office:value="64.6584628438891">
            <text:p>64.6584628439</text:p>
          </table:table-cell>
          <table:table-cell office:value-type="float" office:value="41.497609526764">
            <text:p>41.497609526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.4">
            <text:p>9.4</text:p>
          </table:table-cell>
          <table:table-cell office:value-type="float" office:value="-513.500128294528">
            <text:p>-513.5001282945</text:p>
          </table:table-cell>
          <table:table-cell office:value-type="float" office:value="-575.765064091749">
            <text:p>-575.7650640918</text:p>
          </table:table-cell>
          <table:table-cell office:value-type="float" office:value="62.264935797221">
            <text:p>62.2649357972</text:p>
          </table:table-cell>
          <table:table-cell office:value-type="float" office:value="39.9614509729457">
            <text:p>39.961450972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.5">
            <text:p>9.5</text:p>
          </table:table-cell>
          <table:table-cell office:value-type="float" office:value="-513.500001245927">
            <text:p>-513.5000012459</text:p>
          </table:table-cell>
          <table:table-cell office:value-type="float" office:value="-573.186029977759">
            <text:p>-573.1860299778</text:p>
          </table:table-cell>
          <table:table-cell office:value-type="float" office:value="59.6860287318324">
            <text:p>59.6860287318</text:p>
          </table:table-cell>
          <table:table-cell office:value-type="float" office:value="38.3063160733782">
            <text:p>38.306316073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.6">
            <text:p>9.6</text:p>
          </table:table-cell>
          <table:table-cell office:value-type="float" office:value="-513.50016174285">
            <text:p>-513.5001617429</text:p>
          </table:table-cell>
          <table:table-cell office:value-type="float" office:value="-581.857899284426">
            <text:p>-581.8578992844</text:p>
          </table:table-cell>
          <table:table-cell office:value-type="float" office:value="68.3577375415756">
            <text:p>68.3577375416</text:p>
          </table:table-cell>
          <table:table-cell office:value-type="float" office:value="43.8717930471404">
            <text:p>43.871793047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.7">
            <text:p>9.7</text:p>
          </table:table-cell>
          <table:table-cell office:value-type="float" office:value="-513.500130500843">
            <text:p>-513.5001305008</text:p>
          </table:table-cell>
          <table:table-cell office:value-type="float" office:value="-582.414009494226">
            <text:p>-582.4140094942</text:p>
          </table:table-cell>
          <table:table-cell office:value-type="float" office:value="68.9138789933832">
            <text:p>68.9138789934</text:p>
          </table:table-cell>
          <table:table-cell office:value-type="float" office:value="44.2287229801095">
            <text:p>44.228722980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.8">
            <text:p>9.8</text:p>
          </table:table-cell>
          <table:table-cell office:value-type="float" office:value="-513.500008383742">
            <text:p>-513.5000083837</text:p>
          </table:table-cell>
          <table:table-cell office:value-type="float" office:value="-578.166680639117">
            <text:p>-578.1666806391</text:p>
          </table:table-cell>
          <table:table-cell office:value-type="float" office:value="64.6666722553755">
            <text:p>64.6666722554</text:p>
          </table:table-cell>
          <table:table-cell office:value-type="float" office:value="41.5028783026878">
            <text:p>41.502878302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.9">
            <text:p>9.9</text:p>
          </table:table-cell>
          <table:table-cell office:value-type="float" office:value="-513.500186224133">
            <text:p>-513.5001862241</text:p>
          </table:table-cell>
          <table:table-cell office:value-type="float" office:value="-581.26260916583">
            <text:p>-581.2626091658</text:p>
          </table:table-cell>
          <table:table-cell office:value-type="float" office:value="67.7624229416969">
            <text:p>67.7624229417</text:p>
          </table:table-cell>
          <table:table-cell office:value-type="float" office:value="43.4897219040172">
            <text:p>43.48972190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-513.500028143457">
            <text:p>-513.5000281435</text:p>
          </table:table-cell>
          <table:table-cell office:value-type="float" office:value="-578.731238764465">
            <text:p>-578.7312387645</text:p>
          </table:table-cell>
          <table:table-cell office:value-type="float" office:value="65.2312106210076">
            <text:p>65.231210621</text:p>
          </table:table-cell>
          <table:table-cell office:value-type="float" office:value="41.8651973500249">
            <text:p>41.8651973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.1">
            <text:p>10.1</text:p>
          </table:table-cell>
          <table:table-cell office:value-type="float" office:value="-513.500189221463">
            <text:p>-513.5001892215</text:p>
          </table:table-cell>
          <table:table-cell office:value-type="float" office:value="-581.210787083032">
            <text:p>-581.210787083</text:p>
          </table:table-cell>
          <table:table-cell office:value-type="float" office:value="67.710597861569">
            <text:p>67.7105978616</text:p>
          </table:table-cell>
          <table:table-cell office:value-type="float" office:value="43.4564607214241">
            <text:p>43.456460721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.2">
            <text:p>10.2</text:p>
          </table:table-cell>
          <table:table-cell office:value-type="float" office:value="-513.499999201179">
            <text:p>-513.4999992012</text:p>
          </table:table-cell>
          <table:table-cell office:value-type="float" office:value="-574.682967959757">
            <text:p>-574.6829679598</text:p>
          </table:table-cell>
          <table:table-cell office:value-type="float" office:value="61.1829687585782">
            <text:p>61.1829687586</text:p>
          </table:table-cell>
          <table:table-cell office:value-type="float" office:value="39.2670477391597">
            <text:p>39.267047739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.3">
            <text:p>10.3</text:p>
          </table:table-cell>
          <table:table-cell office:value-type="float" office:value="-513.500061852469">
            <text:p>-513.5000618525</text:p>
          </table:table-cell>
          <table:table-cell office:value-type="float" office:value="-576.213426898293">
            <text:p>-576.2134268983</text:p>
          </table:table-cell>
          <table:table-cell office:value-type="float" office:value="62.713365045824">
            <text:p>62.7133650458</text:p>
          </table:table-cell>
          <table:table-cell office:value-type="float" office:value="40.2492515336215">
            <text:p>40.249251533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.4">
            <text:p>10.4</text:p>
          </table:table-cell>
          <table:table-cell office:value-type="float" office:value="-513.500162423621">
            <text:p>-513.5001624236</text:p>
          </table:table-cell>
          <table:table-cell office:value-type="float" office:value="-581.34284484798">
            <text:p>-581.342844848</text:p>
          </table:table-cell>
          <table:table-cell office:value-type="float" office:value="67.8426824243591">
            <text:p>67.8426824244</text:p>
          </table:table-cell>
          <table:table-cell office:value-type="float" office:value="43.5412322017547">
            <text:p>43.541232201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.5">
            <text:p>10.5</text:p>
          </table:table-cell>
          <table:table-cell office:value-type="float" office:value="-513.500050610201">
            <text:p>-513.5000506102</text:p>
          </table:table-cell>
          <table:table-cell office:value-type="float" office:value="-578.819588258983">
            <text:p>-578.819588259</text:p>
          </table:table-cell>
          <table:table-cell office:value-type="float" office:value="65.3195376487819">
            <text:p>65.3195376488</text:p>
          </table:table-cell>
          <table:table-cell office:value-type="float" office:value="41.9218853742683">
            <text:p>41.921885374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.6">
            <text:p>10.6</text:p>
          </table:table-cell>
          <table:table-cell office:value-type="float" office:value="-513.500101309997">
            <text:p>-513.50010131</text:p>
          </table:table-cell>
          <table:table-cell office:value-type="float" office:value="-578.470298011181">
            <text:p>-578.4702980112</text:p>
          </table:table-cell>
          <table:table-cell office:value-type="float" office:value="64.9701967011834">
            <text:p>64.9701967012</text:p>
          </table:table-cell>
          <table:table-cell office:value-type="float" office:value="41.6976793910523">
            <text:p>41.697679391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.7">
            <text:p>10.7</text:p>
          </table:table-cell>
          <table:table-cell office:value-type="float" office:value="-513.500065855129">
            <text:p>-513.5000658551</text:p>
          </table:table-cell>
          <table:table-cell office:value-type="float" office:value="-576.959407326188">
            <text:p>-576.9594073262</text:p>
          </table:table-cell>
          <table:table-cell office:value-type="float" office:value="63.4593414710597">
            <text:p>63.4593414711</text:p>
          </table:table-cell>
          <table:table-cell office:value-type="float" office:value="40.7280169890475">
            <text:p>40.72801698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.8">
            <text:p>10.8</text:p>
          </table:table-cell>
          <table:table-cell office:value-type="float" office:value="-513.500131379545">
            <text:p>-513.5001313795</text:p>
          </table:table-cell>
          <table:table-cell office:value-type="float" office:value="-579.314571693184">
            <text:p>-579.3145716932</text:p>
          </table:table-cell>
          <table:table-cell office:value-type="float" office:value="65.814440313638">
            <text:p>65.8144403136</text:p>
          </table:table-cell>
          <table:table-cell office:value-type="float" office:value="42.2395124355479">
            <text:p>42.239512435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.9">
            <text:p>10.9</text:p>
          </table:table-cell>
          <table:table-cell office:value-type="float" office:value="-513.500121512971">
            <text:p>-513.500121513</text:p>
          </table:table-cell>
          <table:table-cell office:value-type="float" office:value="-577.753568214861">
            <text:p>-577.7535682149</text:p>
          </table:table-cell>
          <table:table-cell office:value-type="float" office:value="64.2534467018898">
            <text:p>64.2534467019</text:p>
          </table:table-cell>
          <table:table-cell office:value-type="float" office:value="41.2376713690428">
            <text:p>41.23767136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-513.500014565826">
            <text:p>-513.5000145658</text:p>
          </table:table-cell>
          <table:table-cell office:value-type="float" office:value="-572.787089292212">
            <text:p>-572.7870892922</text:p>
          </table:table-cell>
          <table:table-cell office:value-type="float" office:value="59.2870747263857">
            <text:p>59.2870747264</text:p>
          </table:table-cell>
          <table:table-cell office:value-type="float" office:value="38.0502685769022">
            <text:p>38.050268576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1.1">
            <text:p>11.1</text:p>
          </table:table-cell>
          <table:table-cell office:value-type="float" office:value="-513.500093593876">
            <text:p>-513.5000935939</text:p>
          </table:table-cell>
          <table:table-cell office:value-type="float" office:value="-575.209383873394">
            <text:p>-575.2093838734</text:p>
          </table:table-cell>
          <table:table-cell office:value-type="float" office:value="61.709290279518">
            <text:p>61.7092902795</text:p>
          </table:table-cell>
          <table:table-cell office:value-type="float" office:value="39.6048393290128">
            <text:p>39.60483932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1.2">
            <text:p>11.2</text:p>
          </table:table-cell>
          <table:table-cell office:value-type="float" office:value="-513.500077553376">
            <text:p>-513.5000775534</text:p>
          </table:table-cell>
          <table:table-cell office:value-type="float" office:value="-575.957628444207">
            <text:p>-575.9576284442</text:p>
          </table:table-cell>
          <table:table-cell office:value-type="float" office:value="62.4575508908303">
            <text:p>62.4575508908</text:p>
          </table:table-cell>
          <table:table-cell office:value-type="float" office:value="40.0850707682826">
            <text:p>40.085070768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1.3">
            <text:p>11.3</text:p>
          </table:table-cell>
          <table:table-cell office:value-type="float" office:value="-513.500073502414">
            <text:p>-513.5000735024</text:p>
          </table:table-cell>
          <table:table-cell office:value-type="float" office:value="-577.019730293549">
            <text:p>-577.0197302935</text:p>
          </table:table-cell>
          <table:table-cell office:value-type="float" office:value="63.5196567911353">
            <text:p>63.5196567911</text:p>
          </table:table-cell>
          <table:table-cell office:value-type="float" office:value="40.7667271824374">
            <text:p>40.766727182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1.4">
            <text:p>11.4</text:p>
          </table:table-cell>
          <table:table-cell office:value-type="float" office:value="-513.500132597527">
            <text:p>-513.5001325975</text:p>
          </table:table-cell>
          <table:table-cell office:value-type="float" office:value="-580.674347008536">
            <text:p>-580.6743470085</text:p>
          </table:table-cell>
          <table:table-cell office:value-type="float" office:value="67.1742144110093">
            <text:p>67.174214411</text:p>
          </table:table-cell>
          <table:table-cell office:value-type="float" office:value="43.112211415008">
            <text:p>43.11221141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1.5">
            <text:p>11.5</text:p>
          </table:table-cell>
          <table:table-cell office:value-type="float" office:value="-513.500091080274">
            <text:p>-513.5000910803</text:p>
          </table:table-cell>
          <table:table-cell office:value-type="float" office:value="-579.857764426283">
            <text:p>-579.8577644263</text:p>
          </table:table-cell>
          <table:table-cell office:value-type="float" office:value="66.3576733460092">
            <text:p>66.357673346</text:p>
          </table:table-cell>
          <table:table-cell office:value-type="float" office:value="42.5881577832389">
            <text:p>42.58815778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1.6">
            <text:p>11.6</text:p>
          </table:table-cell>
          <table:table-cell office:value-type="float" office:value="-513.500021232628">
            <text:p>-513.5000212326</text:p>
          </table:table-cell>
          <table:table-cell office:value-type="float" office:value="-577.59220053885">
            <text:p>-577.5922005389</text:p>
          </table:table-cell>
          <table:table-cell office:value-type="float" office:value="64.0921793062224">
            <text:p>64.0921793062</text:p>
          </table:table-cell>
          <table:table-cell office:value-type="float" office:value="41.1341704331953">
            <text:p>41.13417043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1.7">
            <text:p>11.7</text:p>
          </table:table-cell>
          <table:table-cell office:value-type="float" office:value="-513.500124196952">
            <text:p>-513.500124197</text:p>
          </table:table-cell>
          <table:table-cell office:value-type="float" office:value="-579.413477551591">
            <text:p>-579.4134775516</text:p>
          </table:table-cell>
          <table:table-cell office:value-type="float" office:value="65.9133533546398">
            <text:p>65.9133533546</text:p>
          </table:table-cell>
          <table:table-cell office:value-type="float" office:value="42.3029945316581">
            <text:p>42.302994531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1.8">
            <text:p>11.8</text:p>
          </table:table-cell>
          <table:table-cell office:value-type="float" office:value="-513.50007213249">
            <text:p>-513.5000721325</text:p>
          </table:table-cell>
          <table:table-cell office:value-type="float" office:value="-578.152163926105">
            <text:p>-578.1521639261</text:p>
          </table:table-cell>
          <table:table-cell office:value-type="float" office:value="64.6520917936154">
            <text:p>64.6520917936</text:p>
          </table:table-cell>
          <table:table-cell office:value-type="float" office:value="41.4935206056096">
            <text:p>41.493520605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1.9">
            <text:p>11.9</text:p>
          </table:table-cell>
          <table:table-cell office:value-type="float" office:value="-513.500133148689">
            <text:p>-513.5001331487</text:p>
          </table:table-cell>
          <table:table-cell office:value-type="float" office:value="-580.202137888345">
            <text:p>-580.2021378883</text:p>
          </table:table-cell>
          <table:table-cell office:value-type="float" office:value="66.7020047396552">
            <text:p>66.7020047397</text:p>
          </table:table-cell>
          <table:table-cell office:value-type="float" office:value="42.8091486495982">
            <text:p>42.809148649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-513.500134387845">
            <text:p>-513.5001343878</text:p>
          </table:table-cell>
          <table:table-cell office:value-type="float" office:value="-581.353590413223">
            <text:p>-581.3535904132</text:p>
          </table:table-cell>
          <table:table-cell office:value-type="float" office:value="67.8534560253788">
            <text:p>67.8534560254</text:p>
          </table:table-cell>
          <table:table-cell office:value-type="float" office:value="43.5481466669098">
            <text:p>43.548146666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.1">
            <text:p>12.1</text:p>
          </table:table-cell>
          <table:table-cell office:value-type="float" office:value="-513.500100268641">
            <text:p>-513.5001002686</text:p>
          </table:table-cell>
          <table:table-cell office:value-type="float" office:value="-577.245539805971">
            <text:p>-577.245539806</text:p>
          </table:table-cell>
          <table:table-cell office:value-type="float" office:value="63.7454395373297">
            <text:p>63.7454395373</text:p>
          </table:table-cell>
          <table:table-cell office:value-type="float" office:value="40.9116338787515">
            <text:p>40.911633878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.2">
            <text:p>12.2</text:p>
          </table:table-cell>
          <table:table-cell office:value-type="float" office:value="-513.500131516058">
            <text:p>-513.5001315161</text:p>
          </table:table-cell>
          <table:table-cell office:value-type="float" office:value="-579.96035959582">
            <text:p>-579.9603595958</text:p>
          </table:table-cell>
          <table:table-cell office:value-type="float" office:value="66.4602280797614">
            <text:p>66.4602280798</text:p>
          </table:table-cell>
          <table:table-cell office:value-type="float" office:value="42.6539771069467">
            <text:p>42.653977106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.3">
            <text:p>12.3</text:p>
          </table:table-cell>
          <table:table-cell office:value-type="float" office:value="-513.500179809649">
            <text:p>-513.5001798096</text:p>
          </table:table-cell>
          <table:table-cell office:value-type="float" office:value="-582.438233781885">
            <text:p>-582.4382337819</text:p>
          </table:table-cell>
          <table:table-cell office:value-type="float" office:value="68.9380539722356">
            <text:p>68.9380539722</text:p>
          </table:table-cell>
          <table:table-cell office:value-type="float" office:value="44.2442384097781">
            <text:p>44.244238409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.4">
            <text:p>12.4</text:p>
          </table:table-cell>
          <table:table-cell office:value-type="float" office:value="-513.500129746541">
            <text:p>-513.5001297465</text:p>
          </table:table-cell>
          <table:table-cell office:value-type="float" office:value="-578.377799237141">
            <text:p>-578.3777992371</text:p>
          </table:table-cell>
          <table:table-cell office:value-type="float" office:value="64.8776694905996">
            <text:p>64.8776694906</text:p>
          </table:table-cell>
          <table:table-cell office:value-type="float" office:value="41.6382957019492">
            <text:p>41.638295701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.5">
            <text:p>12.5</text:p>
          </table:table-cell>
          <table:table-cell office:value-type="float" office:value="-513.500137465562">
            <text:p>-513.5001374656</text:p>
          </table:table-cell>
          <table:table-cell office:value-type="float" office:value="-580.809248957952">
            <text:p>-580.809248958</text:p>
          </table:table-cell>
          <table:table-cell office:value-type="float" office:value="67.3091114923904">
            <text:p>67.3091114924</text:p>
          </table:table-cell>
          <table:table-cell office:value-type="float" office:value="43.1987879614218">
            <text:p>43.198787961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.6">
            <text:p>12.6</text:p>
          </table:table-cell>
          <table:table-cell office:value-type="float" office:value="-513.500206022501">
            <text:p>-513.5002060225</text:p>
          </table:table-cell>
          <table:table-cell office:value-type="float" office:value="-579.682007634293">
            <text:p>-579.6820076343</text:p>
          </table:table-cell>
          <table:table-cell office:value-type="float" office:value="66.1818016117916">
            <text:p>66.1818016118</text:p>
          </table:table-cell>
          <table:table-cell office:value-type="float" office:value="42.4752838262601">
            <text:p>42.475283826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.7">
            <text:p>12.7</text:p>
          </table:table-cell>
          <table:table-cell office:value-type="float" office:value="-513.500034026221">
            <text:p>-513.5000340262</text:p>
          </table:table-cell>
          <table:table-cell office:value-type="float" office:value="-574.224387823529">
            <text:p>-574.2243878235</text:p>
          </table:table-cell>
          <table:table-cell office:value-type="float" office:value="60.7243537973075">
            <text:p>60.7243537973</text:p>
          </table:table-cell>
          <table:table-cell office:value-type="float" office:value="38.9727100183281">
            <text:p>38.972710018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.8">
            <text:p>12.8</text:p>
          </table:table-cell>
          <table:table-cell office:value-type="float" office:value="-513.500117976241">
            <text:p>-513.5001179762</text:p>
          </table:table-cell>
          <table:table-cell office:value-type="float" office:value="-580.138597063065">
            <text:p>-580.1385970631</text:p>
          </table:table-cell>
          <table:table-cell office:value-type="float" office:value="66.6384790868239">
            <text:p>66.6384790868</text:p>
          </table:table-cell>
          <table:table-cell office:value-type="float" office:value="42.768378074175">
            <text:p>42.768378074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.9">
            <text:p>12.9</text:p>
          </table:table-cell>
          <table:table-cell office:value-type="float" office:value="-513.500156973118">
            <text:p>-513.5001569731</text:p>
          </table:table-cell>
          <table:table-cell office:value-type="float" office:value="-583.903625547281">
            <text:p>-583.9036255473</text:p>
          </table:table-cell>
          <table:table-cell office:value-type="float" office:value="70.4034685741635">
            <text:p>70.4034685742</text:p>
          </table:table-cell>
          <table:table-cell office:value-type="float" office:value="45.1847371514888">
            <text:p>45.184737151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-513.500048753697">
            <text:p>-513.5000487537</text:p>
          </table:table-cell>
          <table:table-cell office:value-type="float" office:value="-579.943276488152">
            <text:p>-579.9432764882</text:p>
          </table:table-cell>
          <table:table-cell office:value-type="float" office:value="66.443227734455">
            <text:p>66.4432277345</text:p>
          </table:table-cell>
          <table:table-cell office:value-type="float" office:value="42.6430663357914">
            <text:p>42.643066335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3.1">
            <text:p>13.1</text:p>
          </table:table-cell>
          <table:table-cell office:value-type="float" office:value="-513.500120711472">
            <text:p>-513.5001207115</text:p>
          </table:table-cell>
          <table:table-cell office:value-type="float" office:value="-574.648138723502">
            <text:p>-574.6481387235</text:p>
          </table:table-cell>
          <table:table-cell office:value-type="float" office:value="61.14801801203">
            <text:p>61.148018012</text:p>
          </table:table-cell>
          <table:table-cell office:value-type="float" office:value="39.2446164537697">
            <text:p>39.244616453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3.2">
            <text:p>13.2</text:p>
          </table:table-cell>
          <table:table-cell office:value-type="float" office:value="-513.500015901044">
            <text:p>-513.500015901</text:p>
          </table:table-cell>
          <table:table-cell office:value-type="float" office:value="-569.914762723418">
            <text:p>-569.9147627234</text:p>
          </table:table-cell>
          <table:table-cell office:value-type="float" office:value="56.4147468223739">
            <text:p>56.4147468224</text:p>
          </table:table-cell>
          <table:table-cell office:value-type="float" office:value="36.2068170540707">
            <text:p>36.206817054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3.3">
            <text:p>13.3</text:p>
          </table:table-cell>
          <table:table-cell office:value-type="float" office:value="-513.500092481745">
            <text:p>-513.5000924817</text:p>
          </table:table-cell>
          <table:table-cell office:value-type="float" office:value="-576.668743327344">
            <text:p>-576.6687433273</text:p>
          </table:table-cell>
          <table:table-cell office:value-type="float" office:value="63.1686508455988">
            <text:p>63.1686508456</text:p>
          </table:table-cell>
          <table:table-cell office:value-type="float" office:value="40.541452608487">
            <text:p>40.541452608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3.4">
            <text:p>13.4</text:p>
          </table:table-cell>
          <table:table-cell office:value-type="float" office:value="-513.500116303137">
            <text:p>-513.5001163031</text:p>
          </table:table-cell>
          <table:table-cell office:value-type="float" office:value="-579.657218473762">
            <text:p>-579.6572184738</text:p>
          </table:table-cell>
          <table:table-cell office:value-type="float" office:value="66.1571021706256">
            <text:p>66.1571021706</text:p>
          </table:table-cell>
          <table:table-cell office:value-type="float" office:value="42.4594317982354">
            <text:p>42.459431798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3.5">
            <text:p>13.5</text:p>
          </table:table-cell>
          <table:table-cell office:value-type="float" office:value="-513.500033333933">
            <text:p>-513.5000333339</text:p>
          </table:table-cell>
          <table:table-cell office:value-type="float" office:value="-575.563768697509">
            <text:p>-575.5637686975</text:p>
          </table:table-cell>
          <table:table-cell office:value-type="float" office:value="62.0637353635754">
            <text:p>62.0637353636</text:p>
          </table:table-cell>
          <table:table-cell office:value-type="float" office:value="39.8323211318574">
            <text:p>39.832321131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3.6">
            <text:p>13.6</text:p>
          </table:table-cell>
          <table:table-cell office:value-type="float" office:value="-513.500049745946">
            <text:p>-513.5000497459</text:p>
          </table:table-cell>
          <table:table-cell office:value-type="float" office:value="-577.171364714657">
            <text:p>-577.1713647147</text:p>
          </table:table-cell>
          <table:table-cell office:value-type="float" office:value="63.6713149687118">
            <text:p>63.6713149687</text:p>
          </table:table-cell>
          <table:table-cell office:value-type="float" office:value="40.8640609506373">
            <text:p>40.864060950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3.7">
            <text:p>13.7</text:p>
          </table:table-cell>
          <table:table-cell office:value-type="float" office:value="-513.500124826239">
            <text:p>-513.5001248262</text:p>
          </table:table-cell>
          <table:table-cell office:value-type="float" office:value="-580.9902818229">
            <text:p>-580.9902818229</text:p>
          </table:table-cell>
          <table:table-cell office:value-type="float" office:value="67.4901569966601">
            <text:p>67.4901569967</text:p>
          </table:table-cell>
          <table:table-cell office:value-type="float" office:value="43.3149824286627">
            <text:p>43.314982428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3.8">
            <text:p>13.8</text:p>
          </table:table-cell>
          <table:table-cell office:value-type="float" office:value="-513.500090147916">
            <text:p>-513.5000901479</text:p>
          </table:table-cell>
          <table:table-cell office:value-type="float" office:value="-578.678085842628">
            <text:p>-578.6780858426</text:p>
          </table:table-cell>
          <table:table-cell office:value-type="float" office:value="65.1779956947117">
            <text:p>65.1779956947</text:p>
          </table:table-cell>
          <table:table-cell office:value-type="float" office:value="41.8310441682867">
            <text:p>41.831044168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3.9">
            <text:p>13.9</text:p>
          </table:table-cell>
          <table:table-cell office:value-type="float" office:value="-513.500078297036">
            <text:p>-513.500078297</text:p>
          </table:table-cell>
          <table:table-cell office:value-type="float" office:value="-576.996891109109">
            <text:p>-576.9968911091</text:p>
          </table:table-cell>
          <table:table-cell office:value-type="float" office:value="63.4968128120727">
            <text:p>63.4968128121</text:p>
          </table:table-cell>
          <table:table-cell office:value-type="float" office:value="40.7520659844831">
            <text:p>40.752065984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-513.5001734536">
            <text:p>-513.5001734536</text:p>
          </table:table-cell>
          <table:table-cell office:value-type="float" office:value="-577.738424035413">
            <text:p>-577.7384240354</text:p>
          </table:table-cell>
          <table:table-cell office:value-type="float" office:value="64.2382505818133">
            <text:p>64.2382505818</text:p>
          </table:table-cell>
          <table:table-cell office:value-type="float" office:value="41.2279185442845">
            <text:p>41.227918544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.1">
            <text:p>14.1</text:p>
          </table:table-cell>
          <table:table-cell office:value-type="float" office:value="-513.500161990669">
            <text:p>-513.5001619907</text:p>
          </table:table-cell>
          <table:table-cell office:value-type="float" office:value="-579.968260216077">
            <text:p>-579.9682602161</text:p>
          </table:table-cell>
          <table:table-cell office:value-type="float" office:value="66.4680982254078">
            <text:p>66.4680982254</text:p>
          </table:table-cell>
          <table:table-cell office:value-type="float" office:value="42.6590281430616">
            <text:p>42.659028143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.2">
            <text:p>14.2</text:p>
          </table:table-cell>
          <table:table-cell office:value-type="float" office:value="-513.50015200954">
            <text:p>-513.5001520095</text:p>
          </table:table-cell>
          <table:table-cell office:value-type="float" office:value="-582.806834891306">
            <text:p>-582.8068348913</text:p>
          </table:table-cell>
          <table:table-cell office:value-type="float" office:value="69.3066828817655">
            <text:p>69.3066828818</text:p>
          </table:table-cell>
          <table:table-cell office:value-type="float" office:value="44.4808233497091">
            <text:p>44.480823349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.3">
            <text:p>14.3</text:p>
          </table:table-cell>
          <table:table-cell office:value-type="float" office:value="-513.50009391389">
            <text:p>-513.5000939139</text:p>
          </table:table-cell>
          <table:table-cell office:value-type="float" office:value="-582.568884583523">
            <text:p>-582.5688845835</text:p>
          </table:table-cell>
          <table:table-cell office:value-type="float" office:value="69.0687906696335">
            <text:p>69.0687906696</text:p>
          </table:table-cell>
          <table:table-cell office:value-type="float" office:value="44.3281448341009">
            <text:p>44.328144834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.4">
            <text:p>14.4</text:p>
          </table:table-cell>
          <table:table-cell office:value-type="float" office:value="-513.5001464454">
            <text:p>-513.5001464454</text:p>
          </table:table-cell>
          <table:table-cell office:value-type="float" office:value="-582.788256135149">
            <text:p>-582.7882561352</text:p>
          </table:table-cell>
          <table:table-cell office:value-type="float" office:value="69.2881096897491">
            <text:p>69.2881096897</text:p>
          </table:table-cell>
          <table:table-cell office:value-type="float" office:value="44.468903130204">
            <text:p>44.468903130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.5">
            <text:p>14.5</text:p>
          </table:table-cell>
          <table:table-cell office:value-type="float" office:value="-513.50005585722">
            <text:p>-513.5000558572</text:p>
          </table:table-cell>
          <table:table-cell office:value-type="float" office:value="-579.225352126569">
            <text:p>-579.2253521266</text:p>
          </table:table-cell>
          <table:table-cell office:value-type="float" office:value="65.7252962693481">
            <text:p>65.7252962693</text:p>
          </table:table-cell>
          <table:table-cell office:value-type="float" office:value="42.1823000525298">
            <text:p>42.182300052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.6">
            <text:p>14.6</text:p>
          </table:table-cell>
          <table:table-cell office:value-type="float" office:value="-513.500089689776">
            <text:p>-513.5000896898</text:p>
          </table:table-cell>
          <table:table-cell office:value-type="float" office:value="-576.779372951218">
            <text:p>-576.7793729512</text:p>
          </table:table-cell>
          <table:table-cell office:value-type="float" office:value="63.2792832614423">
            <text:p>63.2792832614</text:p>
          </table:table-cell>
          <table:table-cell office:value-type="float" office:value="40.6124561645839">
            <text:p>40.612456164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.7">
            <text:p>14.7</text:p>
          </table:table-cell>
          <table:table-cell office:value-type="float" office:value="-513.500072263954">
            <text:p>-513.500072264</text:p>
          </table:table-cell>
          <table:table-cell office:value-type="float" office:value="-575.354176169716">
            <text:p>-575.3541761697</text:p>
          </table:table-cell>
          <table:table-cell office:value-type="float" office:value="61.854103905762">
            <text:p>61.8541039058</text:p>
          </table:table-cell>
          <table:table-cell office:value-type="float" office:value="39.6977802844842">
            <text:p>39.697780284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.8">
            <text:p>14.8</text:p>
          </table:table-cell>
          <table:table-cell office:value-type="float" office:value="-513.500088924573">
            <text:p>-513.5000889246</text:p>
          </table:table-cell>
          <table:table-cell office:value-type="float" office:value="-576.080980409975">
            <text:p>-576.08098041</text:p>
          </table:table-cell>
          <table:table-cell office:value-type="float" office:value="62.5808914854013">
            <text:p>62.5808914854</text:p>
          </table:table-cell>
          <table:table-cell office:value-type="float" office:value="40.164230395765">
            <text:p>40.164230395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.9">
            <text:p>14.9</text:p>
          </table:table-cell>
          <table:table-cell office:value-type="float" office:value="-513.500111830475">
            <text:p>-513.5001118305</text:p>
          </table:table-cell>
          <table:table-cell office:value-type="float" office:value="-575.387369020693">
            <text:p>-575.3873690207</text:p>
          </table:table-cell>
          <table:table-cell office:value-type="float" office:value="61.887257190218">
            <text:p>61.8872571902</text:p>
          </table:table-cell>
          <table:table-cell office:value-type="float" office:value="39.7190579640389">
            <text:p>39.71905796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-513.500106712098">
            <text:p>-513.5001067121</text:p>
          </table:table-cell>
          <table:table-cell office:value-type="float" office:value="-573.910669686527">
            <text:p>-573.9106696865</text:p>
          </table:table-cell>
          <table:table-cell office:value-type="float" office:value="60.4105629744286">
            <text:p>60.4105629744</text:p>
          </table:table-cell>
          <table:table-cell office:value-type="float" office:value="38.7713199996333">
            <text:p>38.771319999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.1">
            <text:p>15.1</text:p>
          </table:table-cell>
          <table:table-cell office:value-type="float" office:value="-513.500021378363">
            <text:p>-513.5000213784</text:p>
          </table:table-cell>
          <table:table-cell office:value-type="float" office:value="-567.379842060575">
            <text:p>-567.3798420606</text:p>
          </table:table-cell>
          <table:table-cell office:value-type="float" office:value="53.8798206822116">
            <text:p>53.8798206822</text:p>
          </table:table-cell>
          <table:table-cell office:value-type="float" office:value="34.5799089817644">
            <text:p>34.579908981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.2">
            <text:p>15.2</text:p>
          </table:table-cell>
          <table:table-cell office:value-type="float" office:value="-513.500086968093">
            <text:p>-513.5000869681</text:p>
          </table:table-cell>
          <table:table-cell office:value-type="float" office:value="-573.029791226506">
            <text:p>-573.0297912265</text:p>
          </table:table-cell>
          <table:table-cell office:value-type="float" office:value="59.529704258412">
            <text:p>59.5297042584</text:p>
          </table:table-cell>
          <table:table-cell office:value-type="float" office:value="38.2059874903567">
            <text:p>38.205987490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.3">
            <text:p>15.3</text:p>
          </table:table-cell>
          <table:table-cell office:value-type="float" office:value="-513.500202290781">
            <text:p>-513.5002022908</text:p>
          </table:table-cell>
          <table:table-cell office:value-type="float" office:value="-582.725094450966">
            <text:p>-582.725094451</text:p>
          </table:table-cell>
          <table:table-cell office:value-type="float" office:value="69.2248921601858">
            <text:p>69.2248921602</text:p>
          </table:table-cell>
          <table:table-cell office:value-type="float" office:value="44.4283303073795">
            <text:p>44.428330307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.4">
            <text:p>15.4</text:p>
          </table:table-cell>
          <table:table-cell office:value-type="float" office:value="-513.500115208516">
            <text:p>-513.5001152085</text:p>
          </table:table-cell>
          <table:table-cell office:value-type="float" office:value="-577.744775694582">
            <text:p>-577.7447756946</text:p>
          </table:table-cell>
          <table:table-cell office:value-type="float" office:value="64.2446604860661">
            <text:p>64.2446604861</text:p>
          </table:table-cell>
          <table:table-cell office:value-type="float" office:value="41.2320324018073">
            <text:p>41.232032401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.5">
            <text:p>15.5</text:p>
          </table:table-cell>
          <table:table-cell office:value-type="float" office:value="-513.500040738506">
            <text:p>-513.5000407385</text:p>
          </table:table-cell>
          <table:table-cell office:value-type="float" office:value="-575.417201167459">
            <text:p>-575.4172011675</text:p>
          </table:table-cell>
          <table:table-cell office:value-type="float" office:value="61.9171604289521">
            <text:p>61.917160429</text:p>
          </table:table-cell>
          <table:table-cell office:value-type="float" office:value="39.7382497738962">
            <text:p>39.738249773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.6">
            <text:p>15.6</text:p>
          </table:table-cell>
          <table:table-cell office:value-type="float" office:value="-513.500116856397">
            <text:p>-513.5001168564</text:p>
          </table:table-cell>
          <table:table-cell office:value-type="float" office:value="-580.420893307704">
            <text:p>-580.4208933077</text:p>
          </table:table-cell>
          <table:table-cell office:value-type="float" office:value="66.9207764513069">
            <text:p>66.9207764513</text:p>
          </table:table-cell>
          <table:table-cell office:value-type="float" office:value="42.9495556847537">
            <text:p>42.949555684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.7">
            <text:p>15.7</text:p>
          </table:table-cell>
          <table:table-cell office:value-type="float" office:value="-513.500070632038">
            <text:p>-513.500070632</text:p>
          </table:table-cell>
          <table:table-cell office:value-type="float" office:value="-582.236931125969">
            <text:p>-582.236931126</text:p>
          </table:table-cell>
          <table:table-cell office:value-type="float" office:value="68.7368604939315">
            <text:p>68.7368604939</text:p>
          </table:table-cell>
          <table:table-cell office:value-type="float" office:value="44.1151130326075">
            <text:p>44.115113032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.8">
            <text:p>15.8</text:p>
          </table:table-cell>
          <table:table-cell office:value-type="float" office:value="-513.50014461148">
            <text:p>-513.5001446115</text:p>
          </table:table-cell>
          <table:table-cell office:value-type="float" office:value="-583.854263575391">
            <text:p>-583.8542635754</text:p>
          </table:table-cell>
          <table:table-cell office:value-type="float" office:value="70.3541189639105">
            <text:p>70.3541189639</text:p>
          </table:table-cell>
          <table:table-cell office:value-type="float" office:value="45.1530647181135">
            <text:p>45.153064718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.9">
            <text:p>15.9</text:p>
          </table:table-cell>
          <table:table-cell office:value-type="float" office:value="-513.500080484127">
            <text:p>-513.5000804841</text:p>
          </table:table-cell>
          <table:table-cell office:value-type="float" office:value="-580.177847736054">
            <text:p>-580.1778477361</text:p>
          </table:table-cell>
          <table:table-cell office:value-type="float" office:value="66.6777672519273">
            <text:p>66.6777672519</text:p>
          </table:table-cell>
          <table:table-cell office:value-type="float" office:value="42.7935931019188">
            <text:p>42.793593101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-513.50011070079">
            <text:p>-513.5001107008</text:p>
          </table:table-cell>
          <table:table-cell office:value-type="float" office:value="-580.142671769494">
            <text:p>-580.1426717695</text:p>
          </table:table-cell>
          <table:table-cell office:value-type="float" office:value="66.6425610687035">
            <text:p>66.6425610687</text:p>
          </table:table-cell>
          <table:table-cell office:value-type="float" office:value="42.7709978780287">
            <text:p>42.77099787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.1">
            <text:p>16.1</text:p>
          </table:table-cell>
          <table:table-cell office:value-type="float" office:value="-513.50017818485">
            <text:p>-513.5001781849</text:p>
          </table:table-cell>
          <table:table-cell office:value-type="float" office:value="-583.941089056328">
            <text:p>-583.9410890563</text:p>
          </table:table-cell>
          <table:table-cell office:value-type="float" office:value="70.4409108714781">
            <text:p>70.4409108715</text:p>
          </table:table-cell>
          <table:table-cell office:value-type="float" office:value="45.2087675067649">
            <text:p>45.208767506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.2">
            <text:p>16.2</text:p>
          </table:table-cell>
          <table:table-cell office:value-type="float" office:value="-513.500051939322">
            <text:p>-513.5000519393</text:p>
          </table:table-cell>
          <table:table-cell office:value-type="float" office:value="-580.199257084699">
            <text:p>-580.1992570847</text:p>
          </table:table-cell>
          <table:table-cell office:value-type="float" office:value="66.699205145377">
            <text:p>66.6992051454</text:p>
          </table:table-cell>
          <table:table-cell office:value-type="float" office:value="42.8073518783005">
            <text:p>42.807351878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.3">
            <text:p>16.3</text:p>
          </table:table-cell>
          <table:table-cell office:value-type="float" office:value="-513.500173970354">
            <text:p>-513.5001739704</text:p>
          </table:table-cell>
          <table:table-cell office:value-type="float" office:value="-578.702213732759">
            <text:p>-578.7022137328</text:p>
          </table:table-cell>
          <table:table-cell office:value-type="float" office:value="65.2020397624054">
            <text:p>65.2020397624</text:p>
          </table:table-cell>
          <table:table-cell office:value-type="float" office:value="41.8464755795622">
            <text:p>41.846475579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.4">
            <text:p>16.4</text:p>
          </table:table-cell>
          <table:table-cell office:value-type="float" office:value="-513.5000997535">
            <text:p>-513.5000997535</text:p>
          </table:table-cell>
          <table:table-cell office:value-type="float" office:value="-579.167622729385">
            <text:p>-579.1676227294</text:p>
          </table:table-cell>
          <table:table-cell office:value-type="float" office:value="65.6675229758858">
            <text:p>65.6675229759</text:p>
          </table:table-cell>
          <table:table-cell office:value-type="float" office:value="42.1452213242749">
            <text:p>42.145221324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.5">
            <text:p>16.5</text:p>
          </table:table-cell>
          <table:table-cell office:value-type="float" office:value="-513.50018161657">
            <text:p>-513.5001816166</text:p>
          </table:table-cell>
          <table:table-cell office:value-type="float" office:value="-580.623165940104">
            <text:p>-580.6231659401</text:p>
          </table:table-cell>
          <table:table-cell office:value-type="float" office:value="67.1229843235334">
            <text:p>67.1229843235</text:p>
          </table:table-cell>
          <table:table-cell office:value-type="float" office:value="43.0793320969328">
            <text:p>43.079332096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.6">
            <text:p>16.6</text:p>
          </table:table-cell>
          <table:table-cell office:value-type="float" office:value="-513.500057293541">
            <text:p>-513.5000572935</text:p>
          </table:table-cell>
          <table:table-cell office:value-type="float" office:value="-576.322968882299">
            <text:p>-576.3229688823</text:p>
          </table:table-cell>
          <table:table-cell office:value-type="float" office:value="62.8229115887585">
            <text:p>62.8229115888</text:p>
          </table:table-cell>
          <table:table-cell office:value-type="float" office:value="40.3195581797086">
            <text:p>40.319558179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.7">
            <text:p>16.7</text:p>
          </table:table-cell>
          <table:table-cell office:value-type="float" office:value="-513.500098746066">
            <text:p>-513.5000987461</text:p>
          </table:table-cell>
          <table:table-cell office:value-type="float" office:value="-578.78282006933">
            <text:p>-578.7828200693</text:p>
          </table:table-cell>
          <table:table-cell office:value-type="float" office:value="65.2827213232639">
            <text:p>65.2827213233</text:p>
          </table:table-cell>
          <table:table-cell office:value-type="float" office:value="41.8982567658333">
            <text:p>41.898256765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.8">
            <text:p>16.8</text:p>
          </table:table-cell>
          <table:table-cell office:value-type="float" office:value="-513.500144308282">
            <text:p>-513.5001443083</text:p>
          </table:table-cell>
          <table:table-cell office:value-type="float" office:value="-581.097241060713">
            <text:p>-581.0972410607</text:p>
          </table:table-cell>
          <table:table-cell office:value-type="float" office:value="67.5970967524312">
            <text:p>67.5970967524</text:p>
          </table:table-cell>
          <table:table-cell office:value-type="float" office:value="43.3836160464861">
            <text:p>43.383616046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.9">
            <text:p>16.9</text:p>
          </table:table-cell>
          <table:table-cell office:value-type="float" office:value="-513.500089362255">
            <text:p>-513.5000893623</text:p>
          </table:table-cell>
          <table:table-cell office:value-type="float" office:value="-578.622458571341">
            <text:p>-578.6224585713</text:p>
          </table:table-cell>
          <table:table-cell office:value-type="float" office:value="65.1223692090857">
            <text:p>65.1223692091</text:p>
          </table:table-cell>
          <table:table-cell office:value-type="float" office:value="41.7953432549287">
            <text:p>41.795343254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-513.500102914604">
            <text:p>-513.5001029146</text:p>
          </table:table-cell>
          <table:table-cell office:value-type="float" office:value="-577.221091175653">
            <text:p>-577.2210911757</text:p>
          </table:table-cell>
          <table:table-cell office:value-type="float" office:value="63.7209882610485">
            <text:p>63.720988261</text:p>
          </table:table-cell>
          <table:table-cell office:value-type="float" office:value="40.8959411222132">
            <text:p>40.895941122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.1">
            <text:p>17.1</text:p>
          </table:table-cell>
          <table:table-cell office:value-type="float" office:value="-513.500095076926">
            <text:p>-513.5000950769</text:p>
          </table:table-cell>
          <table:table-cell office:value-type="float" office:value="-575.121993831977">
            <text:p>-575.121993832</text:p>
          </table:table-cell>
          <table:table-cell office:value-type="float" office:value="61.6218987550512">
            <text:p>61.6218987551</text:p>
          </table:table-cell>
          <table:table-cell office:value-type="float" office:value="39.5487517080152">
            <text:p>39.54875170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.2">
            <text:p>17.2</text:p>
          </table:table-cell>
          <table:table-cell office:value-type="float" office:value="-513.500054230863">
            <text:p>-513.5000542309</text:p>
          </table:table-cell>
          <table:table-cell office:value-type="float" office:value="-573.295225719042">
            <text:p>-573.295225719</text:p>
          </table:table-cell>
          <table:table-cell office:value-type="float" office:value="59.7951714881788">
            <text:p>59.7951714882</text:p>
          </table:table-cell>
          <table:table-cell office:value-type="float" office:value="38.3763635704316">
            <text:p>38.376363570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.3">
            <text:p>17.3</text:p>
          </table:table-cell>
          <table:table-cell office:value-type="float" office:value="-513.500143528996">
            <text:p>-513.500143529</text:p>
          </table:table-cell>
          <table:table-cell office:value-type="float" office:value="-575.780088897979">
            <text:p>-575.780088898</text:p>
          </table:table-cell>
          <table:table-cell office:value-type="float" office:value="62.2799453689837">
            <text:p>62.279945369</text:p>
          </table:table-cell>
          <table:table-cell office:value-type="float" office:value="39.9710840715499">
            <text:p>39.971084071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.4">
            <text:p>17.4</text:p>
          </table:table-cell>
          <table:table-cell office:value-type="float" office:value="-513.50005742402">
            <text:p>-513.500057424</text:p>
          </table:table-cell>
          <table:table-cell office:value-type="float" office:value="-577.045247015655">
            <text:p>-577.0452470157</text:p>
          </table:table-cell>
          <table:table-cell office:value-type="float" office:value="63.5451895916344">
            <text:p>63.5451895916</text:p>
          </table:table-cell>
          <table:table-cell office:value-type="float" office:value="40.7831140580084">
            <text:p>40.78311405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.5">
            <text:p>17.5</text:p>
          </table:table-cell>
          <table:table-cell office:value-type="float" office:value="-513.500172574913">
            <text:p>-513.5001725749</text:p>
          </table:table-cell>
          <table:table-cell office:value-type="float" office:value="-581.229063593434">
            <text:p>-581.2290635934</text:p>
          </table:table-cell>
          <table:table-cell office:value-type="float" office:value="67.7288910185207">
            <text:p>67.7288910185</text:p>
          </table:table-cell>
          <table:table-cell office:value-type="float" office:value="43.468201215256">
            <text:p>43.468201215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.6">
            <text:p>17.6</text:p>
          </table:table-cell>
          <table:table-cell office:value-type="float" office:value="-513.500090628126">
            <text:p>-513.5000906281</text:p>
          </table:table-cell>
          <table:table-cell office:value-type="float" office:value="-579.539364647362">
            <text:p>-579.5393646474</text:p>
          </table:table-cell>
          <table:table-cell office:value-type="float" office:value="66.0392740192367">
            <text:p>66.0392740192</text:p>
          </table:table-cell>
          <table:table-cell office:value-type="float" office:value="42.3838100404247">
            <text:p>42.383810040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.7">
            <text:p>17.7</text:p>
          </table:table-cell>
          <table:table-cell office:value-type="float" office:value="-513.500206186354">
            <text:p>-513.5002061864</text:p>
          </table:table-cell>
          <table:table-cell office:value-type="float" office:value="-580.38899306036">
            <text:p>-580.3889930604</text:p>
          </table:table-cell>
          <table:table-cell office:value-type="float" office:value="66.888786874006">
            <text:p>66.888786874</text:p>
          </table:table-cell>
          <table:table-cell office:value-type="float" office:value="42.929024868997">
            <text:p>42.92902486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.8">
            <text:p>17.8</text:p>
          </table:table-cell>
          <table:table-cell office:value-type="float" office:value="-513.50001603213">
            <text:p>-513.5000160321</text:p>
          </table:table-cell>
          <table:table-cell office:value-type="float" office:value="-577.264335595342">
            <text:p>-577.2643355953</text:p>
          </table:table-cell>
          <table:table-cell office:value-type="float" office:value="63.7643195632114">
            <text:p>63.7643195632</text:p>
          </table:table-cell>
          <table:table-cell office:value-type="float" office:value="40.9237510233206">
            <text:p>40.923751023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.9">
            <text:p>17.9</text:p>
          </table:table-cell>
          <table:table-cell office:value-type="float" office:value="-513.500164225555">
            <text:p>-513.5001642256</text:p>
          </table:table-cell>
          <table:table-cell office:value-type="float" office:value="-582.105579584714">
            <text:p>-582.1055795847</text:p>
          </table:table-cell>
          <table:table-cell office:value-type="float" office:value="68.6054153591585">
            <text:p>68.6054153592</text:p>
          </table:table-cell>
          <table:table-cell office:value-type="float" office:value="44.0307519352802">
            <text:p>44.030751935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-513.500137167304">
            <text:p>-513.5001371673</text:p>
          </table:table-cell>
          <table:table-cell office:value-type="float" office:value="-582.767573343453">
            <text:p>-582.7675733435</text:p>
          </table:table-cell>
          <table:table-cell office:value-type="float" office:value="69.2674361761494">
            <text:p>69.2674361761</text:p>
          </table:table-cell>
          <table:table-cell office:value-type="float" office:value="44.4556349305411">
            <text:p>44.455634930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.1">
            <text:p>18.1</text:p>
          </table:table-cell>
          <table:table-cell office:value-type="float" office:value="-513.500115263076">
            <text:p>-513.5001152631</text:p>
          </table:table-cell>
          <table:table-cell office:value-type="float" office:value="-576.802889539728">
            <text:p>-576.8028895397</text:p>
          </table:table-cell>
          <table:table-cell office:value-type="float" office:value="63.3027742766521">
            <text:p>63.3027742767</text:p>
          </table:table-cell>
          <table:table-cell office:value-type="float" office:value="40.6275326284169">
            <text:p>40.627532628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.2">
            <text:p>18.2</text:p>
          </table:table-cell>
          <table:table-cell office:value-type="float" office:value="-513.500075451035">
            <text:p>-513.500075451</text:p>
          </table:table-cell>
          <table:table-cell office:value-type="float" office:value="-577.255923219242">
            <text:p>-577.2559232192</text:p>
          </table:table-cell>
          <table:table-cell office:value-type="float" office:value="63.7558477682065">
            <text:p>63.7558477682</text:p>
          </table:table-cell>
          <table:table-cell office:value-type="float" office:value="40.9183138504334">
            <text:p>40.918313850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.3">
            <text:p>18.3</text:p>
          </table:table-cell>
          <table:table-cell office:value-type="float" office:value="-513.500211672427">
            <text:p>-513.5002116724</text:p>
          </table:table-cell>
          <table:table-cell office:value-type="float" office:value="-582.839032410299">
            <text:p>-582.8390324103</text:p>
          </table:table-cell>
          <table:table-cell office:value-type="float" office:value="69.338820737872">
            <text:p>69.3388207379</text:p>
          </table:table-cell>
          <table:table-cell office:value-type="float" office:value="44.5014493303631">
            <text:p>44.501449330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.4">
            <text:p>18.4</text:p>
          </table:table-cell>
          <table:table-cell office:value-type="float" office:value="-513.499976310086">
            <text:p>-513.4999763101</text:p>
          </table:table-cell>
          <table:table-cell office:value-type="float" office:value="-576.049133471048">
            <text:p>-576.049133471</text:p>
          </table:table-cell>
          <table:table-cell office:value-type="float" office:value="62.5491571609623">
            <text:p>62.549157161</text:p>
          </table:table-cell>
          <table:table-cell office:value-type="float" office:value="40.1438634005374">
            <text:p>40.143863400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.5">
            <text:p>18.5</text:p>
          </table:table-cell>
          <table:table-cell office:value-type="float" office:value="-513.500188814689">
            <text:p>-513.5001888147</text:p>
          </table:table-cell>
          <table:table-cell office:value-type="float" office:value="-580.313772339755">
            <text:p>-580.3137723398</text:p>
          </table:table-cell>
          <table:table-cell office:value-type="float" office:value="66.813583525066">
            <text:p>66.8135835251</text:p>
          </table:table-cell>
          <table:table-cell office:value-type="float" office:value="42.8807595828743">
            <text:p>42.880759582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.6">
            <text:p>18.6</text:p>
          </table:table-cell>
          <table:table-cell office:value-type="float" office:value="-513.50010436198">
            <text:p>-513.500104362</text:p>
          </table:table-cell>
          <table:table-cell office:value-type="float" office:value="-579.105339128438">
            <text:p>-579.1053391284</text:p>
          </table:table-cell>
          <table:table-cell office:value-type="float" office:value="65.6052347664574">
            <text:p>65.6052347665</text:p>
          </table:table-cell>
          <table:table-cell office:value-type="float" office:value="42.1052449363545">
            <text:p>42.105244936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.7">
            <text:p>18.7</text:p>
          </table:table-cell>
          <table:table-cell office:value-type="float" office:value="-513.500095827385">
            <text:p>-513.5000958274</text:p>
          </table:table-cell>
          <table:table-cell office:value-type="float" office:value="-576.561047607222">
            <text:p>-576.5610476072</text:p>
          </table:table-cell>
          <table:table-cell office:value-type="float" office:value="63.0609517798368">
            <text:p>63.0609517798</text:p>
          </table:table-cell>
          <table:table-cell office:value-type="float" office:value="40.4723316677653">
            <text:p>40.472331667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.8">
            <text:p>18.8</text:p>
          </table:table-cell>
          <table:table-cell office:value-type="float" office:value="-513.500044204331">
            <text:p>-513.5000442043</text:p>
          </table:table-cell>
          <table:table-cell office:value-type="float" office:value="-579.002514150177">
            <text:p>-579.0025141502</text:p>
          </table:table-cell>
          <table:table-cell office:value-type="float" office:value="65.502469945846">
            <text:p>65.5024699458</text:p>
          </table:table-cell>
          <table:table-cell office:value-type="float" office:value="42.0392907795241">
            <text:p>42.039290779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.9">
            <text:p>18.9</text:p>
          </table:table-cell>
          <table:table-cell office:value-type="float" office:value="-513.500257291467">
            <text:p>-513.5002572915</text:p>
          </table:table-cell>
          <table:table-cell office:value-type="float" office:value="-585.935168566522">
            <text:p>-585.9351685665</text:p>
          </table:table-cell>
          <table:table-cell office:value-type="float" office:value="72.434911275055">
            <text:p>72.4349112751</text:p>
          </table:table-cell>
          <table:table-cell office:value-type="float" office:value="46.4885110469667">
            <text:p>46.48851104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-513.500060042371">
            <text:p>-513.5000600424</text:p>
          </table:table-cell>
          <table:table-cell office:value-type="float" office:value="-578.172769925096">
            <text:p>-578.1727699251</text:p>
          </table:table-cell>
          <table:table-cell office:value-type="float" office:value="64.6727098827256">
            <text:p>64.6727098827</text:p>
          </table:table-cell>
          <table:table-cell office:value-type="float" office:value="41.5067532339996">
            <text:p>41.50675323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9.1">
            <text:p>19.1</text:p>
          </table:table-cell>
          <table:table-cell office:value-type="float" office:value="-513.500146495873">
            <text:p>-513.5001464959</text:p>
          </table:table-cell>
          <table:table-cell office:value-type="float" office:value="-579.045083284795">
            <text:p>-579.0450832848</text:p>
          </table:table-cell>
          <table:table-cell office:value-type="float" office:value="65.5449367889216">
            <text:p>65.5449367889</text:p>
          </table:table-cell>
          <table:table-cell office:value-type="float" office:value="42.0665458733552">
            <text:p>42.066545873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9.2">
            <text:p>19.2</text:p>
          </table:table-cell>
          <table:table-cell office:value-type="float" office:value="-513.500238320233">
            <text:p>-513.5002383202</text:p>
          </table:table-cell>
          <table:table-cell office:value-type="float" office:value="-577.92379236079">
            <text:p>-577.9237923608</text:p>
          </table:table-cell>
          <table:table-cell office:value-type="float" office:value="64.4235540405565">
            <text:p>64.4235540406</text:p>
          </table:table-cell>
          <table:table-cell office:value-type="float" office:value="41.3468457540675">
            <text:p>41.346845754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9.3">
            <text:p>19.3</text:p>
          </table:table-cell>
          <table:table-cell office:value-type="float" office:value="-513.500218251477">
            <text:p>-513.5002182515</text:p>
          </table:table-cell>
          <table:table-cell office:value-type="float" office:value="-576.718432767319">
            <text:p>-576.7184327673</text:p>
          </table:table-cell>
          <table:table-cell office:value-type="float" office:value="63.218214515842">
            <text:p>63.2182145158</text:p>
          </table:table-cell>
          <table:table-cell office:value-type="float" office:value="40.5732624249287">
            <text:p>40.573262424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9.4">
            <text:p>19.4</text:p>
          </table:table-cell>
          <table:table-cell office:value-type="float" office:value="-513.500159235137">
            <text:p>-513.5001592351</text:p>
          </table:table-cell>
          <table:table-cell office:value-type="float" office:value="-579.840856423303">
            <text:p>-579.8408564233</text:p>
          </table:table-cell>
          <table:table-cell office:value-type="float" office:value="66.3406971881657">
            <text:p>66.3406971882</text:p>
          </table:table-cell>
          <table:table-cell office:value-type="float" office:value="42.5772625355255">
            <text:p>42.577262535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9.5">
            <text:p>19.5</text:p>
          </table:table-cell>
          <table:table-cell office:value-type="float" office:value="-513.500176758275">
            <text:p>-513.5001767583</text:p>
          </table:table-cell>
          <table:table-cell office:value-type="float" office:value="-579.76874160328">
            <text:p>-579.7687416033</text:p>
          </table:table-cell>
          <table:table-cell office:value-type="float" office:value="66.2685648450051">
            <text:p>66.268564845</text:p>
          </table:table-cell>
          <table:table-cell office:value-type="float" office:value="42.5309682117963">
            <text:p>42.530968211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9.6">
            <text:p>19.6</text:p>
          </table:table-cell>
          <table:table-cell office:value-type="float" office:value="-513.500067658843">
            <text:p>-513.5000676588</text:p>
          </table:table-cell>
          <table:table-cell office:value-type="float" office:value="-577.271204028304">
            <text:p>-577.2712040283</text:p>
          </table:table-cell>
          <table:table-cell office:value-type="float" office:value="63.771136369461">
            <text:p>63.7711363695</text:p>
          </table:table-cell>
          <table:table-cell office:value-type="float" office:value="40.9281260293372">
            <text:p>40.928126029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9.7">
            <text:p>19.7</text:p>
          </table:table-cell>
          <table:table-cell office:value-type="float" office:value="-513.500148203066">
            <text:p>-513.5001482031</text:p>
          </table:table-cell>
          <table:table-cell office:value-type="float" office:value="-579.893024228868">
            <text:p>-579.8930242289</text:p>
          </table:table-cell>
          <table:table-cell office:value-type="float" office:value="66.3928760258013">
            <text:p>66.3928760258</text:p>
          </table:table-cell>
          <table:table-cell office:value-type="float" office:value="42.610750758637">
            <text:p>42.610750758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9.8">
            <text:p>19.8</text:p>
          </table:table-cell>
          <table:table-cell office:value-type="float" office:value="-513.500050474458">
            <text:p>-513.5000504745</text:p>
          </table:table-cell>
          <table:table-cell office:value-type="float" office:value="-576.397501218958">
            <text:p>-576.397501219</text:p>
          </table:table-cell>
          <table:table-cell office:value-type="float" office:value="62.8974507444999">
            <text:p>62.8974507445</text:p>
          </table:table-cell>
          <table:table-cell office:value-type="float" office:value="40.367397188608">
            <text:p>40.367397188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9.9">
            <text:p>19.9</text:p>
          </table:table-cell>
          <table:table-cell office:value-type="float" office:value="-513.500050571849">
            <text:p>-513.5000505719</text:p>
          </table:table-cell>
          <table:table-cell office:value-type="float" office:value="-577.25380174944">
            <text:p>-577.2538017494</text:p>
          </table:table-cell>
          <table:table-cell office:value-type="float" office:value="63.7537511775901">
            <text:p>63.7537511776</text:p>
          </table:table-cell>
          <table:table-cell office:value-type="float" office:value="40.9169682647991">
            <text:p>40.916968264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-513.500124650857">
            <text:p>-513.5001246509</text:p>
          </table:table-cell>
          <table:table-cell office:value-type="float" office:value="-583.412306280951">
            <text:p>-583.412306281</text:p>
          </table:table-cell>
          <table:table-cell office:value-type="float" office:value="69.912181630094">
            <text:p>69.9121816301</text:p>
          </table:table-cell>
          <table:table-cell office:value-type="float" office:value="44.8694306490776">
            <text:p>44.869430649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.1">
            <text:p>20.1</text:p>
          </table:table-cell>
          <table:table-cell office:value-type="float" office:value="-513.500189311283">
            <text:p>-513.5001893113</text:p>
          </table:table-cell>
          <table:table-cell office:value-type="float" office:value="-580.809394626932">
            <text:p>-580.8093946269</text:p>
          </table:table-cell>
          <table:table-cell office:value-type="float" office:value="67.3092053156491">
            <text:p>67.3092053156</text:p>
          </table:table-cell>
          <table:table-cell office:value-type="float" office:value="43.1988481769107">
            <text:p>43.198848176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.2">
            <text:p>20.2</text:p>
          </table:table-cell>
          <table:table-cell office:value-type="float" office:value="-513.500015200664">
            <text:p>-513.5000152007</text:p>
          </table:table-cell>
          <table:table-cell office:value-type="float" office:value="-571.227163854605">
            <text:p>-571.2271638546</text:p>
          </table:table-cell>
          <table:table-cell office:value-type="float" office:value="57.7271486539411">
            <text:p>57.7271486539</text:p>
          </table:table-cell>
          <table:table-cell office:value-type="float" office:value="37.0491126539534">
            <text:p>37.04911265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.3">
            <text:p>20.3</text:p>
          </table:table-cell>
          <table:table-cell office:value-type="float" office:value="-513.500123251801">
            <text:p>-513.5001232518</text:p>
          </table:table-cell>
          <table:table-cell office:value-type="float" office:value="-572.799799355153">
            <text:p>-572.7997993552</text:p>
          </table:table-cell>
          <table:table-cell office:value-type="float" office:value="59.299676103352">
            <text:p>59.2996761034</text:p>
          </table:table-cell>
          <table:table-cell office:value-type="float" office:value="38.0583561032344">
            <text:p>38.05835610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.4">
            <text:p>20.4</text:p>
          </table:table-cell>
          <table:table-cell office:value-type="float" office:value="-513.500128268649">
            <text:p>-513.5001282686</text:p>
          </table:table-cell>
          <table:table-cell office:value-type="float" office:value="-575.355497458907">
            <text:p>-575.3554974589</text:p>
          </table:table-cell>
          <table:table-cell office:value-type="float" office:value="61.855369190258">
            <text:p>61.8553691903</text:p>
          </table:table-cell>
          <table:table-cell office:value-type="float" office:value="39.698592340318">
            <text:p>39.698592340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.5">
            <text:p>20.5</text:p>
          </table:table-cell>
          <table:table-cell office:value-type="float" office:value="-513.50008417067">
            <text:p>-513.5000841707</text:p>
          </table:table-cell>
          <table:table-cell office:value-type="float" office:value="-573.817374469921">
            <text:p>-573.8173744699</text:p>
          </table:table-cell>
          <table:table-cell office:value-type="float" office:value="60.3172902992509">
            <text:p>60.3172902993</text:p>
          </table:table-cell>
          <table:table-cell office:value-type="float" office:value="38.7114578735665">
            <text:p>38.711457873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.6">
            <text:p>20.6</text:p>
          </table:table-cell>
          <table:table-cell office:value-type="float" office:value="-513.500095031763">
            <text:p>-513.5000950318</text:p>
          </table:table-cell>
          <table:table-cell office:value-type="float" office:value="-573.303941226806">
            <text:p>-573.3039412268</text:p>
          </table:table-cell>
          <table:table-cell office:value-type="float" office:value="59.8038461950436">
            <text:p>59.803846195</text:p>
          </table:table-cell>
          <table:table-cell office:value-type="float" office:value="38.3819309715482">
            <text:p>38.381930971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.7">
            <text:p>20.7</text:p>
          </table:table-cell>
          <table:table-cell office:value-type="float" office:value="-513.500095059629">
            <text:p>-513.5000950596</text:p>
          </table:table-cell>
          <table:table-cell office:value-type="float" office:value="-574.50483576377">
            <text:p>-574.5048357638</text:p>
          </table:table-cell>
          <table:table-cell office:value-type="float" office:value="61.0047407041404">
            <text:p>61.0047407041</text:p>
          </table:table-cell>
          <table:table-cell office:value-type="float" office:value="39.1526615028578">
            <text:p>39.152661502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.8">
            <text:p>20.8</text:p>
          </table:table-cell>
          <table:table-cell office:value-type="float" office:value="-513.500075095119">
            <text:p>-513.5000750951</text:p>
          </table:table-cell>
          <table:table-cell office:value-type="float" office:value="-577.282249390969">
            <text:p>-577.282249391</text:p>
          </table:table-cell>
          <table:table-cell office:value-type="float" office:value="63.7821742958505">
            <text:p>63.7821742959</text:p>
          </table:table-cell>
          <table:table-cell office:value-type="float" office:value="40.93521013773">
            <text:p>40.935210137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.9">
            <text:p>20.9</text:p>
          </table:table-cell>
          <table:table-cell office:value-type="float" office:value="-513.500151601334">
            <text:p>-513.5001516013</text:p>
          </table:table-cell>
          <table:table-cell office:value-type="float" office:value="-583.424831486138">
            <text:p>-583.4248314861</text:p>
          </table:table-cell>
          <table:table-cell office:value-type="float" office:value="69.9246798848041">
            <text:p>69.9246798848</text:p>
          </table:table-cell>
          <table:table-cell office:value-type="float" office:value="44.8774519918518">
            <text:p>44.877451991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-513.500121307819">
            <text:p>-513.5001213078</text:p>
          </table:table-cell>
          <table:table-cell office:value-type="float" office:value="-581.675303402452">
            <text:p>-581.6753034025</text:p>
          </table:table-cell>
          <table:table-cell office:value-type="float" office:value="68.1751820946325">
            <text:p>68.1751820946</text:p>
          </table:table-cell>
          <table:table-cell office:value-type="float" office:value="43.7546295031737">
            <text:p>43.75462950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1.1">
            <text:p>21.1</text:p>
          </table:table-cell>
          <table:table-cell office:value-type="float" office:value="-513.500064757558">
            <text:p>-513.5000647576</text:p>
          </table:table-cell>
          <table:table-cell office:value-type="float" office:value="-575.302213968055">
            <text:p>-575.3022139681</text:p>
          </table:table-cell>
          <table:table-cell office:value-type="float" office:value="61.8021492104968">
            <text:p>61.8021492105</text:p>
          </table:table-cell>
          <table:table-cell office:value-type="float" office:value="39.6644359152807">
            <text:p>39.664435915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1.2">
            <text:p>21.2</text:p>
          </table:table-cell>
          <table:table-cell office:value-type="float" office:value="-513.500155571141">
            <text:p>-513.5001555711</text:p>
          </table:table-cell>
          <table:table-cell office:value-type="float" office:value="-577.602759199224">
            <text:p>-577.6027591992</text:p>
          </table:table-cell>
          <table:table-cell office:value-type="float" office:value="64.1026036280834">
            <text:p>64.1026036281</text:p>
          </table:table-cell>
          <table:table-cell office:value-type="float" office:value="41.140860732023">
            <text:p>41.1408607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1.3">
            <text:p>21.3</text:p>
          </table:table-cell>
          <table:table-cell office:value-type="float" office:value="-513.500142878177">
            <text:p>-513.5001428782</text:p>
          </table:table-cell>
          <table:table-cell office:value-type="float" office:value="-582.071978098326">
            <text:p>-582.0719780983</text:p>
          </table:table-cell>
          <table:table-cell office:value-type="float" office:value="68.5718352201487">
            <text:p>68.5718352201</text:p>
          </table:table-cell>
          <table:table-cell office:value-type="float" office:value="44.00920030174">
            <text:p>44.009200301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1.4">
            <text:p>21.4</text:p>
          </table:table-cell>
          <table:table-cell office:value-type="float" office:value="-513.500107163913">
            <text:p>-513.5001071639</text:p>
          </table:table-cell>
          <table:table-cell office:value-type="float" office:value="-585.245395541799">
            <text:p>-585.2453955418</text:p>
          </table:table-cell>
          <table:table-cell office:value-type="float" office:value="71.7452883778853">
            <text:p>71.7452883779</text:p>
          </table:table-cell>
          <table:table-cell office:value-type="float" office:value="46.0459131185786">
            <text:p>46.045913118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1.5">
            <text:p>21.5</text:p>
          </table:table-cell>
          <table:table-cell office:value-type="float" office:value="-513.500164253826">
            <text:p>-513.5001642538</text:p>
          </table:table-cell>
          <table:table-cell office:value-type="float" office:value="-583.52641508346">
            <text:p>-583.5264150835</text:p>
          </table:table-cell>
          <table:table-cell office:value-type="float" office:value="70.026250829634">
            <text:p>70.0262508296</text:p>
          </table:table-cell>
          <table:table-cell office:value-type="float" office:value="44.9426399227495">
            <text:p>44.942639922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1.6">
            <text:p>21.6</text:p>
          </table:table-cell>
          <table:table-cell office:value-type="float" office:value="-513.49998700115">
            <text:p>-513.4999870012</text:p>
          </table:table-cell>
          <table:table-cell office:value-type="float" office:value="-577.082340605262">
            <text:p>-577.0823406053</text:p>
          </table:table-cell>
          <table:table-cell office:value-type="float" office:value="63.5823536041124">
            <text:p>63.5823536041</text:p>
          </table:table-cell>
          <table:table-cell office:value-type="float" office:value="40.8069658109024">
            <text:p>40.806965810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1.7">
            <text:p>21.7</text:p>
          </table:table-cell>
          <table:table-cell office:value-type="float" office:value="-513.500202886032">
            <text:p>-513.500202886</text:p>
          </table:table-cell>
          <table:table-cell office:value-type="float" office:value="-582.293056385528">
            <text:p>-582.2930563855</text:p>
          </table:table-cell>
          <table:table-cell office:value-type="float" office:value="68.792853499496">
            <text:p>68.7928534995</text:p>
          </table:table-cell>
          <table:table-cell office:value-type="float" office:value="44.1510491773741">
            <text:p>44.151049177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1.8">
            <text:p>21.8</text:p>
          </table:table-cell>
          <table:table-cell office:value-type="float" office:value="-513.500057135714">
            <text:p>-513.5000571357</text:p>
          </table:table-cell>
          <table:table-cell office:value-type="float" office:value="-579.557473485775">
            <text:p>-579.5574734858</text:p>
          </table:table-cell>
          <table:table-cell office:value-type="float" office:value="66.0574163500608">
            <text:p>66.0574163501</text:p>
          </table:table-cell>
          <table:table-cell office:value-type="float" office:value="42.3954537344955">
            <text:p>42.395453734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1.9">
            <text:p>21.9</text:p>
          </table:table-cell>
          <table:table-cell office:value-type="float" office:value="-513.500116588092">
            <text:p>-513.5001165881</text:p>
          </table:table-cell>
          <table:table-cell office:value-type="float" office:value="-582.356012195132">
            <text:p>-582.3560121951</text:p>
          </table:table-cell>
          <table:table-cell office:value-type="float" office:value="68.8558956070392">
            <text:p>68.855895607</text:p>
          </table:table-cell>
          <table:table-cell office:value-type="float" office:value="44.1915094148667">
            <text:p>44.191509414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-513.500174591595">
            <text:p>-513.5001745916</text:p>
          </table:table-cell>
          <table:table-cell office:value-type="float" office:value="-581.712173552529">
            <text:p>-581.7121735525</text:p>
          </table:table-cell>
          <table:table-cell office:value-type="float" office:value="68.2119989609345">
            <text:p>68.2119989609</text:p>
          </table:table-cell>
          <table:table-cell office:value-type="float" office:value="43.7782584586824">
            <text:p>43.778258458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.1">
            <text:p>22.1</text:p>
          </table:table-cell>
          <table:table-cell office:value-type="float" office:value="-513.499995889008">
            <text:p>-513.499995889</text:p>
          </table:table-cell>
          <table:table-cell office:value-type="float" office:value="-574.115126821583">
            <text:p>-574.1151268216</text:p>
          </table:table-cell>
          <table:table-cell office:value-type="float" office:value="60.6151309325751">
            <text:p>60.6151309326</text:p>
          </table:table-cell>
          <table:table-cell office:value-type="float" office:value="38.9026111079503">
            <text:p>38.90261110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.2">
            <text:p>22.2</text:p>
          </table:table-cell>
          <table:table-cell office:value-type="float" office:value="-513.50013046929">
            <text:p>-513.5001304693</text:p>
          </table:table-cell>
          <table:table-cell office:value-type="float" office:value="-577.514543334927">
            <text:p>-577.5145433349</text:p>
          </table:table-cell>
          <table:table-cell office:value-type="float" office:value="64.014412865637">
            <text:p>64.0144128656</text:p>
          </table:table-cell>
          <table:table-cell office:value-type="float" office:value="41.0842601624626">
            <text:p>41.084260162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.3">
            <text:p>22.3</text:p>
          </table:table-cell>
          <table:table-cell office:value-type="float" office:value="-513.500094209711">
            <text:p>-513.5000942097</text:p>
          </table:table-cell>
          <table:table-cell office:value-type="float" office:value="-577.924242199448">
            <text:p>-577.9242421994</text:p>
          </table:table-cell>
          <table:table-cell office:value-type="float" office:value="64.4241479897373">
            <text:p>64.4241479897</text:p>
          </table:table-cell>
          <table:table-cell office:value-type="float" office:value="41.3472269488887">
            <text:p>41.347226948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.4">
            <text:p>22.4</text:p>
          </table:table-cell>
          <table:table-cell office:value-type="float" office:value="-513.500059671158">
            <text:p>-513.5000596712</text:p>
          </table:table-cell>
          <table:table-cell office:value-type="float" office:value="-575.523625426308">
            <text:p>-575.5236254263</text:p>
          </table:table-cell>
          <table:table-cell office:value-type="float" office:value="62.0235657551504">
            <text:p>62.0235657552</text:p>
          </table:table-cell>
          <table:table-cell office:value-type="float" office:value="39.8065403964062">
            <text:p>39.806540396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.5">
            <text:p>22.5</text:p>
          </table:table-cell>
          <table:table-cell office:value-type="float" office:value="-513.500050538978">
            <text:p>-513.500050539</text:p>
          </table:table-cell>
          <table:table-cell office:value-type="float" office:value="-576.177248315152">
            <text:p>-576.1772483152</text:p>
          </table:table-cell>
          <table:table-cell office:value-type="float" office:value="62.6771977761737">
            <text:p>62.6771977762</text:p>
          </table:table-cell>
          <table:table-cell office:value-type="float" office:value="40.2260394873156">
            <text:p>40.226039487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.6">
            <text:p>22.6</text:p>
          </table:table-cell>
          <table:table-cell office:value-type="float" office:value="-513.500138685497">
            <text:p>-513.5001386855</text:p>
          </table:table-cell>
          <table:table-cell office:value-type="float" office:value="-579.606397897341">
            <text:p>-579.6063978973</text:p>
          </table:table-cell>
          <table:table-cell office:value-type="float" office:value="66.106259211845">
            <text:p>66.1062592118</text:p>
          </table:table-cell>
          <table:table-cell office:value-type="float" office:value="42.4268009382078">
            <text:p>42.426800938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.7">
            <text:p>22.7</text:p>
          </table:table-cell>
          <table:table-cell office:value-type="float" office:value="-513.500091332198">
            <text:p>-513.5000913322</text:p>
          </table:table-cell>
          <table:table-cell office:value-type="float" office:value="-577.310801995984">
            <text:p>-577.310801996</text:p>
          </table:table-cell>
          <table:table-cell office:value-type="float" office:value="63.8107106637859">
            <text:p>63.8107106638</text:p>
          </table:table-cell>
          <table:table-cell office:value-type="float" office:value="40.9535246939661">
            <text:p>40.95352469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.8">
            <text:p>22.8</text:p>
          </table:table-cell>
          <table:table-cell office:value-type="float" office:value="-513.500058436133">
            <text:p>-513.5000584361</text:p>
          </table:table-cell>
          <table:table-cell office:value-type="float" office:value="-574.028286003537">
            <text:p>-574.0282860035</text:p>
          </table:table-cell>
          <table:table-cell office:value-type="float" office:value="60.5282275674036">
            <text:p>60.5282275674</text:p>
          </table:table-cell>
          <table:table-cell office:value-type="float" office:value="38.8468367861395">
            <text:p>38.846836786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.9">
            <text:p>22.9</text:p>
          </table:table-cell>
          <table:table-cell office:value-type="float" office:value="-513.500075633236">
            <text:p>-513.5000756332</text:p>
          </table:table-cell>
          <table:table-cell office:value-type="float" office:value="-574.278298640972">
            <text:p>-574.278298641</text:p>
          </table:table-cell>
          <table:table-cell office:value-type="float" office:value="60.7782230077364">
            <text:p>60.7782230077</text:p>
          </table:table-cell>
          <table:table-cell office:value-type="float" office:value="39.0072831176808">
            <text:p>39.007283117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-513.500208096078">
            <text:p>-513.5002080961</text:p>
          </table:table-cell>
          <table:table-cell office:value-type="float" office:value="-577.141163857281">
            <text:p>-577.1411638573</text:p>
          </table:table-cell>
          <table:table-cell office:value-type="float" office:value="63.6409557612034">
            <text:p>63.6409557612</text:p>
          </table:table-cell>
          <table:table-cell office:value-type="float" office:value="40.844576501374">
            <text:p>40.844576501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3.1">
            <text:p>23.1</text:p>
          </table:table-cell>
          <table:table-cell office:value-type="float" office:value="-513.499931934814">
            <text:p>-513.4999319348</text:p>
          </table:table-cell>
          <table:table-cell office:value-type="float" office:value="-573.930791885153">
            <text:p>-573.9307918852</text:p>
          </table:table-cell>
          <table:table-cell office:value-type="float" office:value="60.4308599503382">
            <text:p>60.4308599503</text:p>
          </table:table-cell>
          <table:table-cell office:value-type="float" office:value="38.7843465385243">
            <text:p>38.784346538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3.2">
            <text:p>23.2</text:p>
          </table:table-cell>
          <table:table-cell office:value-type="float" office:value="-513.500290855718">
            <text:p>-513.5002908557</text:p>
          </table:table-cell>
          <table:table-cell office:value-type="float" office:value="-584.282002752703">
            <text:p>-584.2820027527</text:p>
          </table:table-cell>
          <table:table-cell office:value-type="float" office:value="70.7817118969845">
            <text:p>70.781711897</text:p>
          </table:table-cell>
          <table:table-cell office:value-type="float" office:value="45.4274925933314">
            <text:p>45.427492593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3.3">
            <text:p>23.3</text:p>
          </table:table-cell>
          <table:table-cell office:value-type="float" office:value="-513.499984826772">
            <text:p>-513.4999848268</text:p>
          </table:table-cell>
          <table:table-cell office:value-type="float" office:value="-577.09719560677">
            <text:p>-577.0971956068</text:p>
          </table:table-cell>
          <table:table-cell office:value-type="float" office:value="63.5972107799979">
            <text:p>63.59721078</text:p>
          </table:table-cell>
          <table:table-cell office:value-type="float" office:value="40.816501102285">
            <text:p>40.816501102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3.4">
            <text:p>23.4</text:p>
          </table:table-cell>
          <table:table-cell office:value-type="float" office:value="-513.500136054675">
            <text:p>-513.5001360547</text:p>
          </table:table-cell>
          <table:table-cell office:value-type="float" office:value="-578.670580243754">
            <text:p>-578.6705802438</text:p>
          </table:table-cell>
          <table:table-cell office:value-type="float" office:value="65.1704441890783">
            <text:p>65.1704441891</text:p>
          </table:table-cell>
          <table:table-cell office:value-type="float" office:value="41.8261976343864">
            <text:p>41.826197634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3.5">
            <text:p>23.5</text:p>
          </table:table-cell>
          <table:table-cell office:value-type="float" office:value="-513.500081891167">
            <text:p>-513.5000818912</text:p>
          </table:table-cell>
          <table:table-cell office:value-type="float" office:value="-580.414926549107">
            <text:p>-580.4149265491</text:p>
          </table:table-cell>
          <table:table-cell office:value-type="float" office:value="66.9148446579399">
            <text:p>66.9148446579</text:p>
          </table:table-cell>
          <table:table-cell office:value-type="float" office:value="42.9457486773782">
            <text:p>42.945748677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3.6">
            <text:p>23.6</text:p>
          </table:table-cell>
          <table:table-cell office:value-type="float" office:value="-513.50018604171">
            <text:p>-513.5001860417</text:p>
          </table:table-cell>
          <table:table-cell office:value-type="float" office:value="-580.726454029435">
            <text:p>-580.7264540294</text:p>
          </table:table-cell>
          <table:table-cell office:value-type="float" office:value="67.2262679877255">
            <text:p>67.2262679877</text:p>
          </table:table-cell>
          <table:table-cell office:value-type="float" office:value="43.1456192460332">
            <text:p>43.14561924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3.7">
            <text:p>23.7</text:p>
          </table:table-cell>
          <table:table-cell office:value-type="float" office:value="-513.500060993911">
            <text:p>-513.5000609939</text:p>
          </table:table-cell>
          <table:table-cell office:value-type="float" office:value="-576.652121732066">
            <text:p>-576.6521217321</text:p>
          </table:table-cell>
          <table:table-cell office:value-type="float" office:value="63.1520607381553">
            <text:p>63.1520607382</text:p>
          </table:table-cell>
          <table:table-cell office:value-type="float" office:value="40.5308051267743">
            <text:p>40.530805126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3.8">
            <text:p>23.8</text:p>
          </table:table-cell>
          <table:table-cell office:value-type="float" office:value="-513.500099167199">
            <text:p>-513.5000991672</text:p>
          </table:table-cell>
          <table:table-cell office:value-type="float" office:value="-574.392425229315">
            <text:p>-574.3924252293</text:p>
          </table:table-cell>
          <table:table-cell office:value-type="float" office:value="60.8923260621161">
            <text:p>60.8923260621</text:p>
          </table:table-cell>
          <table:table-cell office:value-type="float" office:value="39.0805141192883">
            <text:p>39.080514119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3.9">
            <text:p>23.9</text:p>
          </table:table-cell>
          <table:table-cell office:value-type="float" office:value="-513.50012420104">
            <text:p>-513.500124201</text:p>
          </table:table-cell>
          <table:table-cell office:value-type="float" office:value="-573.769386639449">
            <text:p>-573.7693866394</text:p>
          </table:table-cell>
          <table:table-cell office:value-type="float" office:value="60.269262438409">
            <text:p>60.2692624384</text:p>
          </table:table-cell>
          <table:table-cell office:value-type="float" office:value="38.6806337350399">
            <text:p>38.68063373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-513.500110959593">
            <text:p>-513.5001109596</text:p>
          </table:table-cell>
          <table:table-cell office:value-type="float" office:value="-574.543817747413">
            <text:p>-574.5438177474</text:p>
          </table:table-cell>
          <table:table-cell office:value-type="float" office:value="61.04370678782">
            <text:p>61.0437067878</text:p>
          </table:table-cell>
          <table:table-cell office:value-type="float" office:value="39.1776698196999">
            <text:p>39.177669819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4.1">
            <text:p>24.1</text:p>
          </table:table-cell>
          <table:table-cell office:value-type="float" office:value="-513.500073079292">
            <text:p>-513.5000730793</text:p>
          </table:table-cell>
          <table:table-cell office:value-type="float" office:value="-575.596160028107">
            <text:p>-575.5961600281</text:p>
          </table:table-cell>
          <table:table-cell office:value-type="float" office:value="62.096086948815">
            <text:p>62.0960869488</text:p>
          </table:table-cell>
          <table:table-cell office:value-type="float" office:value="39.8530842832346">
            <text:p>39.85308428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4.2">
            <text:p>24.2</text:p>
          </table:table-cell>
          <table:table-cell office:value-type="float" office:value="-513.500112099911">
            <text:p>-513.5001120999</text:p>
          </table:table-cell>
          <table:table-cell office:value-type="float" office:value="-579.102770822922">
            <text:p>-579.1027708229</text:p>
          </table:table-cell>
          <table:table-cell office:value-type="float" office:value="65.6026587230113">
            <text:p>65.602658723</text:p>
          </table:table-cell>
          <table:table-cell office:value-type="float" office:value="42.1035916393173">
            <text:p>42.103591639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4.3">
            <text:p>24.3</text:p>
          </table:table-cell>
          <table:table-cell office:value-type="float" office:value="-513.500111104677">
            <text:p>-513.5001111047</text:p>
          </table:table-cell>
          <table:table-cell office:value-type="float" office:value="-579.509718223118">
            <text:p>-579.5097182231</text:p>
          </table:table-cell>
          <table:table-cell office:value-type="float" office:value="66.0096071184415">
            <text:p>66.0096071184</text:p>
          </table:table-cell>
          <table:table-cell office:value-type="float" office:value="42.3647699115549">
            <text:p>42.364769911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4.4">
            <text:p>24.4</text:p>
          </table:table-cell>
          <table:table-cell office:value-type="float" office:value="-513.500081743775">
            <text:p>-513.5000817438</text:p>
          </table:table-cell>
          <table:table-cell office:value-type="float" office:value="-578.082614186393">
            <text:p>-578.0826141864</text:p>
          </table:table-cell>
          <table:table-cell office:value-type="float" office:value="64.5825324426177">
            <text:p>64.5825324426</text:p>
          </table:table-cell>
          <table:table-cell office:value-type="float" office:value="41.4488776206131">
            <text:p>41.448877620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4.5">
            <text:p>24.5</text:p>
          </table:table-cell>
          <table:table-cell office:value-type="float" office:value="-513.500106917562">
            <text:p>-513.5001069176</text:p>
          </table:table-cell>
          <table:table-cell office:value-type="float" office:value="-579.682402205076">
            <text:p>-579.6824022051</text:p>
          </table:table-cell>
          <table:table-cell office:value-type="float" office:value="66.1822952875147">
            <text:p>66.1822952875</text:p>
          </table:table-cell>
          <table:table-cell office:value-type="float" office:value="42.4756006658738">
            <text:p>42.475600665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4.6">
            <text:p>24.6</text:p>
          </table:table-cell>
          <table:table-cell office:value-type="float" office:value="-513.500141551842">
            <text:p>-513.5001415518</text:p>
          </table:table-cell>
          <table:table-cell office:value-type="float" office:value="-581.496689993456">
            <text:p>-581.4966899935</text:p>
          </table:table-cell>
          <table:table-cell office:value-type="float" office:value="67.996548441614">
            <text:p>67.9965484416</text:p>
          </table:table-cell>
          <table:table-cell office:value-type="float" office:value="43.6399829549067">
            <text:p>43.639982954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4.7">
            <text:p>24.7</text:p>
          </table:table-cell>
          <table:table-cell office:value-type="float" office:value="-513.500188337093">
            <text:p>-513.5001883371</text:p>
          </table:table-cell>
          <table:table-cell office:value-type="float" office:value="-581.24492373337">
            <text:p>-581.2449237334</text:p>
          </table:table-cell>
          <table:table-cell office:value-type="float" office:value="67.7447353962775">
            <text:p>67.7447353963</text:p>
          </table:table-cell>
          <table:table-cell office:value-type="float" office:value="43.4783700898692">
            <text:p>43.478370089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4.8">
            <text:p>24.8</text:p>
          </table:table-cell>
          <table:table-cell office:value-type="float" office:value="-513.500068319197">
            <text:p>-513.5000683192</text:p>
          </table:table-cell>
          <table:table-cell office:value-type="float" office:value="-576.717085957751">
            <text:p>-576.7170859578</text:p>
          </table:table-cell>
          <table:table-cell office:value-type="float" office:value="63.2170176385542">
            <text:p>63.2170176386</text:p>
          </table:table-cell>
          <table:table-cell office:value-type="float" office:value="40.5724942726381">
            <text:p>40.572494272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4.9">
            <text:p>24.9</text:p>
          </table:table-cell>
          <table:table-cell office:value-type="float" office:value="-513.50015665098">
            <text:p>-513.500156651</text:p>
          </table:table-cell>
          <table:table-cell office:value-type="float" office:value="-582.351206584324">
            <text:p>-582.3512065843</text:p>
          </table:table-cell>
          <table:table-cell office:value-type="float" office:value="68.8510499333435">
            <text:p>68.8510499333</text:p>
          </table:table-cell>
          <table:table-cell office:value-type="float" office:value="44.1883994758723">
            <text:p>44.188399475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-513.500225874868">
            <text:p>-513.5002258749</text:p>
          </table:table-cell>
          <table:table-cell office:value-type="float" office:value="-587.377350623337">
            <text:p>-587.3773506233</text:p>
          </table:table-cell>
          <table:table-cell office:value-type="float" office:value="73.877124748469">
            <text:p>73.8771247485</text:p>
          </table:table-cell>
          <table:table-cell office:value-type="float" office:value="47.4141193732653">
            <text:p>47.414119373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5.1">
            <text:p>25.1</text:p>
          </table:table-cell>
          <table:table-cell office:value-type="float" office:value="-513.500193664944">
            <text:p>-513.5001936649</text:p>
          </table:table-cell>
          <table:table-cell office:value-type="float" office:value="-580.497217818204">
            <text:p>-580.4972178182</text:p>
          </table:table-cell>
          <table:table-cell office:value-type="float" office:value="66.9970241532602">
            <text:p>66.9970241533</text:p>
          </table:table-cell>
          <table:table-cell office:value-type="float" office:value="42.9984912335404">
            <text:p>42.998491233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5.2">
            <text:p>25.2</text:p>
          </table:table-cell>
          <table:table-cell office:value-type="float" office:value="-513.500052905329">
            <text:p>-513.5000529053</text:p>
          </table:table-cell>
          <table:table-cell office:value-type="float" office:value="-574.825860286083">
            <text:p>-574.8258602861</text:p>
          </table:table-cell>
          <table:table-cell office:value-type="float" office:value="61.3258073807541">
            <text:p>61.3258073808</text:p>
          </table:table-cell>
          <table:table-cell office:value-type="float" office:value="39.3587211428827">
            <text:p>39.358721142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5.3">
            <text:p>25.3</text:p>
          </table:table-cell>
          <table:table-cell office:value-type="float" office:value="-513.500262437372">
            <text:p>-513.5002624374</text:p>
          </table:table-cell>
          <table:table-cell office:value-type="float" office:value="-580.301893903838">
            <text:p>-580.3018939038</text:p>
          </table:table-cell>
          <table:table-cell office:value-type="float" office:value="66.8016314664657">
            <text:p>66.8016314665</text:p>
          </table:table-cell>
          <table:table-cell office:value-type="float" office:value="42.873088787142">
            <text:p>42.873088787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5.4">
            <text:p>25.4</text:p>
          </table:table-cell>
          <table:table-cell office:value-type="float" office:value="-513.500187438222">
            <text:p>-513.5001874382</text:p>
          </table:table-cell>
          <table:table-cell office:value-type="float" office:value="-580.910849108998">
            <text:p>-580.910849109</text:p>
          </table:table-cell>
          <table:table-cell office:value-type="float" office:value="67.4106616707758">
            <text:p>67.4106616708</text:p>
          </table:table-cell>
          <table:table-cell office:value-type="float" office:value="43.2639625644771">
            <text:p>43.263962564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5.5">
            <text:p>25.5</text:p>
          </table:table-cell>
          <table:table-cell office:value-type="float" office:value="-513.500183734965">
            <text:p>-513.500183735</text:p>
          </table:table-cell>
          <table:table-cell office:value-type="float" office:value="-578.563327211771">
            <text:p>-578.5633272118</text:p>
          </table:table-cell>
          <table:table-cell office:value-type="float" office:value="65.0631434768057">
            <text:p>65.0631434768</text:p>
          </table:table-cell>
          <table:table-cell office:value-type="float" office:value="41.7573323557518">
            <text:p>41.757332355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5.6">
            <text:p>25.6</text:p>
          </table:table-cell>
          <table:table-cell office:value-type="float" office:value="-513.5000322649">
            <text:p>-513.5000322649</text:p>
          </table:table-cell>
          <table:table-cell office:value-type="float" office:value="-574.161518270347">
            <text:p>-574.1615182703</text:p>
          </table:table-cell>
          <table:table-cell office:value-type="float" office:value="60.6614860054472">
            <text:p>60.6614860054</text:p>
          </table:table-cell>
          <table:table-cell office:value-type="float" office:value="38.9323616561233">
            <text:p>38.932361656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5.7">
            <text:p>25.7</text:p>
          </table:table-cell>
          <table:table-cell office:value-type="float" office:value="-513.500195720277">
            <text:p>-513.5001957203</text:p>
          </table:table-cell>
          <table:table-cell office:value-type="float" office:value="-579.718654936124">
            <text:p>-579.7186549361</text:p>
          </table:table-cell>
          <table:table-cell office:value-type="float" office:value="66.2184592158464">
            <text:p>66.2184592158</text:p>
          </table:table-cell>
          <table:table-cell office:value-type="float" office:value="42.4988105677313">
            <text:p>42.498810567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5.8">
            <text:p>25.8</text:p>
          </table:table-cell>
          <table:table-cell office:value-type="float" office:value="-513.500126894266">
            <text:p>-513.5001268943</text:p>
          </table:table-cell>
          <table:table-cell office:value-type="float" office:value="-578.145579134373">
            <text:p>-578.1455791344</text:p>
          </table:table-cell>
          <table:table-cell office:value-type="float" office:value="64.6454522401078">
            <text:p>64.6454522401</text:p>
          </table:table-cell>
          <table:table-cell office:value-type="float" office:value="41.4892593598767">
            <text:p>41.489259359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5.9">
            <text:p>25.9</text:p>
          </table:table-cell>
          <table:table-cell office:value-type="float" office:value="-513.499974788858">
            <text:p>-513.4999747889</text:p>
          </table:table-cell>
          <table:table-cell office:value-type="float" office:value="-573.100647309507">
            <text:p>-573.1006473095</text:p>
          </table:table-cell>
          <table:table-cell office:value-type="float" office:value="59.6006725206486">
            <text:p>59.6006725206</text:p>
          </table:table-cell>
          <table:table-cell office:value-type="float" office:value="38.2515347104042">
            <text:p>38.251534710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-513.500169890885">
            <text:p>-513.5001698909</text:p>
          </table:table-cell>
          <table:table-cell office:value-type="float" office:value="-576.847423626102">
            <text:p>-576.8474236261</text:p>
          </table:table-cell>
          <table:table-cell office:value-type="float" office:value="63.3472537352171">
            <text:p>63.3472537352</text:p>
          </table:table-cell>
          <table:table-cell office:value-type="float" office:value="40.656079412895">
            <text:p>40.656079412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6.1">
            <text:p>26.1</text:p>
          </table:table-cell>
          <table:table-cell office:value-type="float" office:value="-513.500075819407">
            <text:p>-513.5000758194</text:p>
          </table:table-cell>
          <table:table-cell office:value-type="float" office:value="-574.871505674161">
            <text:p>-574.8715056742</text:p>
          </table:table-cell>
          <table:table-cell office:value-type="float" office:value="61.3714298547535">
            <text:p>61.3714298548</text:p>
          </table:table-cell>
          <table:table-cell office:value-type="float" office:value="39.3880015112738">
            <text:p>39.388001511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6.2">
            <text:p>26.2</text:p>
          </table:table-cell>
          <table:table-cell office:value-type="float" office:value="-513.500055286486">
            <text:p>-513.5000552865</text:p>
          </table:table-cell>
          <table:table-cell office:value-type="float" office:value="-573.211003278241">
            <text:p>-573.2110032782</text:p>
          </table:table-cell>
          <table:table-cell office:value-type="float" office:value="59.7109479917548">
            <text:p>59.7109479918</text:p>
          </table:table-cell>
          <table:table-cell office:value-type="float" office:value="38.3223091804283">
            <text:p>38.322309180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6.3">
            <text:p>26.3</text:p>
          </table:table-cell>
          <table:table-cell office:value-type="float" office:value="-513.500137909216">
            <text:p>-513.5001379092</text:p>
          </table:table-cell>
          <table:table-cell office:value-type="float" office:value="-576.767518585111">
            <text:p>-576.7675185851</text:p>
          </table:table-cell>
          <table:table-cell office:value-type="float" office:value="63.2673806758947">
            <text:p>63.2673806759</text:p>
          </table:table-cell>
          <table:table-cell office:value-type="float" office:value="40.6048171205101">
            <text:p>40.604817120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6.4">
            <text:p>26.4</text:p>
          </table:table-cell>
          <table:table-cell office:value-type="float" office:value="-513.500136424398">
            <text:p>-513.5001364244</text:p>
          </table:table-cell>
          <table:table-cell office:value-type="float" office:value="-577.198280675668">
            <text:p>-577.1982806757</text:p>
          </table:table-cell>
          <table:table-cell office:value-type="float" office:value="63.6981442512703">
            <text:p>63.6981442513</text:p>
          </table:table-cell>
          <table:table-cell office:value-type="float" office:value="40.8812799045457">
            <text:p>40.881279904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6.5">
            <text:p>26.5</text:p>
          </table:table-cell>
          <table:table-cell office:value-type="float" office:value="-513.500070843661">
            <text:p>-513.5000708437</text:p>
          </table:table-cell>
          <table:table-cell office:value-type="float" office:value="-575.47583360167">
            <text:p>-575.4758336017</text:p>
          </table:table-cell>
          <table:table-cell office:value-type="float" office:value="61.9757627580085">
            <text:p>61.975762758</text:p>
          </table:table-cell>
          <table:table-cell office:value-type="float" office:value="39.7758605747347">
            <text:p>39.775860574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6.6">
            <text:p>26.6</text:p>
          </table:table-cell>
          <table:table-cell office:value-type="float" office:value="-513.500118097029">
            <text:p>-513.500118097</text:p>
          </table:table-cell>
          <table:table-cell office:value-type="float" office:value="-577.104404314037">
            <text:p>-577.104404314</text:p>
          </table:table-cell>
          <table:table-cell office:value-type="float" office:value="63.6042862170082">
            <text:p>63.604286217</text:p>
          </table:table-cell>
          <table:table-cell office:value-type="float" office:value="40.8210420967562">
            <text:p>40.821042096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6.7">
            <text:p>26.7</text:p>
          </table:table-cell>
          <table:table-cell office:value-type="float" office:value="-513.500170078196">
            <text:p>-513.5001700782</text:p>
          </table:table-cell>
          <table:table-cell office:value-type="float" office:value="-579.559143105477">
            <text:p>-579.5591431055</text:p>
          </table:table-cell>
          <table:table-cell office:value-type="float" office:value="66.0589730272813">
            <text:p>66.0589730273</text:p>
          </table:table-cell>
          <table:table-cell office:value-type="float" office:value="42.3964528053149">
            <text:p>42.396452805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6.8">
            <text:p>26.8</text:p>
          </table:table-cell>
          <table:table-cell office:value-type="float" office:value="-513.500154269765">
            <text:p>-513.5001542698</text:p>
          </table:table-cell>
          <table:table-cell office:value-type="float" office:value="-579.298785887912">
            <text:p>-579.2987858879</text:p>
          </table:table-cell>
          <table:table-cell office:value-type="float" office:value="65.7986316181463">
            <text:p>65.7986316181</text:p>
          </table:table-cell>
          <table:table-cell office:value-type="float" office:value="42.2293664617064">
            <text:p>42.229366461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6.9">
            <text:p>26.9</text:p>
          </table:table-cell>
          <table:table-cell office:value-type="float" office:value="-513.500180629943">
            <text:p>-513.5001806299</text:p>
          </table:table-cell>
          <table:table-cell office:value-type="float" office:value="-579.278124768227">
            <text:p>-579.2781247682</text:p>
          </table:table-cell>
          <table:table-cell office:value-type="float" office:value="65.7779441382838">
            <text:p>65.7779441383</text:p>
          </table:table-cell>
          <table:table-cell office:value-type="float" office:value="42.2160892985376">
            <text:p>42.216089298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-513.500131816407">
            <text:p>-513.5001318164</text:p>
          </table:table-cell>
          <table:table-cell office:value-type="float" office:value="-580.163532408908">
            <text:p>-580.1635324089</text:p>
          </table:table-cell>
          <table:table-cell office:value-type="float" office:value="66.6634005925013">
            <text:p>66.6634005925</text:p>
          </table:table-cell>
          <table:table-cell office:value-type="float" office:value="42.7843726225439">
            <text:p>42.784372622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.1">
            <text:p>27.1</text:p>
          </table:table-cell>
          <table:table-cell office:value-type="float" office:value="-513.500206469095">
            <text:p>-513.5002064691</text:p>
          </table:table-cell>
          <table:table-cell office:value-type="float" office:value="-586.603273324191">
            <text:p>-586.6032733242</text:p>
          </table:table-cell>
          <table:table-cell office:value-type="float" office:value="73.1030668550968">
            <text:p>73.1030668551</text:p>
          </table:table-cell>
          <table:table-cell office:value-type="float" office:value="46.9173313149438">
            <text:p>46.917331314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.2">
            <text:p>27.2</text:p>
          </table:table-cell>
          <table:table-cell office:value-type="float" office:value="-513.50018434479">
            <text:p>-513.5001843448</text:p>
          </table:table-cell>
          <table:table-cell office:value-type="float" office:value="-584.947253903632">
            <text:p>-584.9472539036</text:p>
          </table:table-cell>
          <table:table-cell office:value-type="float" office:value="71.4470695588423">
            <text:p>71.4470695588</text:p>
          </table:table-cell>
          <table:table-cell office:value-type="float" office:value="45.8545171657231">
            <text:p>45.854517165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.3">
            <text:p>27.3</text:p>
          </table:table-cell>
          <table:table-cell office:value-type="float" office:value="-513.500084559423">
            <text:p>-513.5000845594</text:p>
          </table:table-cell>
          <table:table-cell office:value-type="float" office:value="-580.01234671475">
            <text:p>-580.0123467148</text:p>
          </table:table-cell>
          <table:table-cell office:value-type="float" office:value="66.5122621553263">
            <text:p>66.5122621553</text:p>
          </table:table-cell>
          <table:table-cell office:value-type="float" office:value="42.6873724221909">
            <text:p>42.687372422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.4">
            <text:p>27.4</text:p>
          </table:table-cell>
          <table:table-cell office:value-type="float" office:value="-513.500165112536">
            <text:p>-513.5001651125</text:p>
          </table:table-cell>
          <table:table-cell office:value-type="float" office:value="-582.227461342556">
            <text:p>-582.2274613426</text:p>
          </table:table-cell>
          <table:table-cell office:value-type="float" office:value="68.7272962300205">
            <text:p>68.72729623</text:p>
          </table:table-cell>
          <table:table-cell office:value-type="float" office:value="44.1089747164191">
            <text:p>44.108974716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.5">
            <text:p>27.5</text:p>
          </table:table-cell>
          <table:table-cell office:value-type="float" office:value="-513.500074157381">
            <text:p>-513.5000741574</text:p>
          </table:table-cell>
          <table:table-cell office:value-type="float" office:value="-581.347202020021">
            <text:p>-581.34720202</text:p>
          </table:table-cell>
          <table:table-cell office:value-type="float" office:value="67.8471278626393">
            <text:p>67.8471278626</text:p>
          </table:table-cell>
          <table:table-cell office:value-type="float" office:value="43.5440852708475">
            <text:p>43.544085270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.6">
            <text:p>27.6</text:p>
          </table:table-cell>
          <table:table-cell office:value-type="float" office:value="-513.500091626144">
            <text:p>-513.5000916261</text:p>
          </table:table-cell>
          <table:table-cell office:value-type="float" office:value="-584.850141414688">
            <text:p>-584.8501414147</text:p>
          </table:table-cell>
          <table:table-cell office:value-type="float" office:value="71.3500497885437">
            <text:p>71.3500497885</text:p>
          </table:table-cell>
          <table:table-cell office:value-type="float" office:value="45.7922501651303">
            <text:p>45.792250165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.7">
            <text:p>27.7</text:p>
          </table:table-cell>
          <table:table-cell office:value-type="float" office:value="-513.500146980084">
            <text:p>-513.5001469801</text:p>
          </table:table-cell>
          <table:table-cell office:value-type="float" office:value="-584.462781669725">
            <text:p>-584.4627816697</text:p>
          </table:table-cell>
          <table:table-cell office:value-type="float" office:value="70.9626346896413">
            <text:p>70.9626346896</text:p>
          </table:table-cell>
          <table:table-cell office:value-type="float" office:value="45.5436083046234">
            <text:p>45.543608304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.8">
            <text:p>27.8</text:p>
          </table:table-cell>
          <table:table-cell office:value-type="float" office:value="-513.500004915512">
            <text:p>-513.5000049155</text:p>
          </table:table-cell>
          <table:table-cell office:value-type="float" office:value="-578.786213992665">
            <text:p>-578.7862139927</text:p>
          </table:table-cell>
          <table:table-cell office:value-type="float" office:value="65.2862090771535">
            <text:p>65.2862090772</text:p>
          </table:table-cell>
          <table:table-cell office:value-type="float" office:value="41.9004951959269">
            <text:p>41.900495195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.9">
            <text:p>27.9</text:p>
          </table:table-cell>
          <table:table-cell office:value-type="float" office:value="-513.500162176982">
            <text:p>-513.500162177</text:p>
          </table:table-cell>
          <table:table-cell office:value-type="float" office:value="-583.630663896487">
            <text:p>-583.6306638965</text:p>
          </table:table-cell>
          <table:table-cell office:value-type="float" office:value="70.1305017195049">
            <text:p>70.1305017195</text:p>
          </table:table-cell>
          <table:table-cell office:value-type="float" office:value="45.0095478344195">
            <text:p>45.009547834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-513.500146025017">
            <text:p>-513.500146025</text:p>
          </table:table-cell>
          <table:table-cell office:value-type="float" office:value="-583.49523797418">
            <text:p>-583.4952379742</text:p>
          </table:table-cell>
          <table:table-cell office:value-type="float" office:value="69.9950919491627">
            <text:p>69.9950919492</text:p>
          </table:table-cell>
          <table:table-cell office:value-type="float" office:value="44.9226422457522">
            <text:p>44.922642245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8.1">
            <text:p>28.1</text:p>
          </table:table-cell>
          <table:table-cell office:value-type="float" office:value="-513.500080945563">
            <text:p>-513.5000809456</text:p>
          </table:table-cell>
          <table:table-cell office:value-type="float" office:value="-579.232506749689">
            <text:p>-579.2325067497</text:p>
          </table:table-cell>
          <table:table-cell office:value-type="float" office:value="65.7324258041261">
            <text:p>65.7324258041</text:p>
          </table:table-cell>
          <table:table-cell office:value-type="float" office:value="42.1868757667877">
            <text:p>42.186875766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8.2">
            <text:p>28.2</text:p>
          </table:table-cell>
          <table:table-cell office:value-type="float" office:value="-513.500041370915">
            <text:p>-513.5000413709</text:p>
          </table:table-cell>
          <table:table-cell office:value-type="float" office:value="-577.829109989212">
            <text:p>-577.8291099892</text:p>
          </table:table-cell>
          <table:table-cell office:value-type="float" office:value="64.3290686182965">
            <text:p>64.3290686183</text:p>
          </table:table-cell>
          <table:table-cell office:value-type="float" office:value="41.2862052905232">
            <text:p>41.286205290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8.3">
            <text:p>28.3</text:p>
          </table:table-cell>
          <table:table-cell office:value-type="float" office:value="-513.500113002431">
            <text:p>-513.5001130024</text:p>
          </table:table-cell>
          <table:table-cell office:value-type="float" office:value="-582.793450619715">
            <text:p>-582.7934506197</text:p>
          </table:table-cell>
          <table:table-cell office:value-type="float" office:value="69.2933376172848">
            <text:p>69.2933376173</text:p>
          </table:table-cell>
          <table:table-cell office:value-type="float" office:value="44.4722583985783">
            <text:p>44.472258398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8.4">
            <text:p>28.4</text:p>
          </table:table-cell>
          <table:table-cell office:value-type="float" office:value="-513.500146491972">
            <text:p>-513.500146492</text:p>
          </table:table-cell>
          <table:table-cell office:value-type="float" office:value="-587.142866866496">
            <text:p>-587.1428668665</text:p>
          </table:table-cell>
          <table:table-cell office:value-type="float" office:value="73.6427203745239">
            <text:p>73.6427203745</text:p>
          </table:table-cell>
          <table:table-cell office:value-type="float" office:value="47.2636793418525">
            <text:p>47.263679341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8.5">
            <text:p>28.5</text:p>
          </table:table-cell>
          <table:table-cell office:value-type="float" office:value="-513.500140743916">
            <text:p>-513.5001407439</text:p>
          </table:table-cell>
          <table:table-cell office:value-type="float" office:value="-585.903287423901">
            <text:p>-585.9032874239</text:p>
          </table:table-cell>
          <table:table-cell office:value-type="float" office:value="72.4031466799847">
            <text:p>72.40314668</text:p>
          </table:table-cell>
          <table:table-cell office:value-type="float" office:value="46.4681246241378">
            <text:p>46.468124624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8.6">
            <text:p>28.6</text:p>
          </table:table-cell>
          <table:table-cell office:value-type="float" office:value="-513.500145106398">
            <text:p>-513.5001451064</text:p>
          </table:table-cell>
          <table:table-cell office:value-type="float" office:value="-586.514403532271">
            <text:p>-586.5144035323</text:p>
          </table:table-cell>
          <table:table-cell office:value-type="float" office:value="73.0142584258725">
            <text:p>73.0142584259</text:p>
          </table:table-cell>
          <table:table-cell office:value-type="float" office:value="46.8603343286787">
            <text:p>46.860334328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8.7">
            <text:p>28.7</text:p>
          </table:table-cell>
          <table:table-cell office:value-type="float" office:value="-513.500148248464">
            <text:p>-513.5001482485</text:p>
          </table:table-cell>
          <table:table-cell office:value-type="float" office:value="-586.123999021742">
            <text:p>-586.1239990217</text:p>
          </table:table-cell>
          <table:table-cell office:value-type="float" office:value="72.623850773278">
            <text:p>72.6238507733</text:p>
          </table:table-cell>
          <table:table-cell office:value-type="float" office:value="46.609771856095">
            <text:p>46.609771856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8.8">
            <text:p>28.8</text:p>
          </table:table-cell>
          <table:table-cell office:value-type="float" office:value="-513.500095045448">
            <text:p>-513.5000950454</text:p>
          </table:table-cell>
          <table:table-cell office:value-type="float" office:value="-583.587706289871">
            <text:p>-583.5877062899</text:p>
          </table:table-cell>
          <table:table-cell office:value-type="float" office:value="70.087611244423">
            <text:p>70.0876112444</text:p>
          </table:table-cell>
          <table:table-cell office:value-type="float" office:value="44.9820208548242">
            <text:p>44.982020854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8.9">
            <text:p>28.9</text:p>
          </table:table-cell>
          <table:table-cell office:value-type="float" office:value="-513.500242665882">
            <text:p>-513.5002426659</text:p>
          </table:table-cell>
          <table:table-cell office:value-type="float" office:value="-587.1464352841">
            <text:p>-587.1464352841</text:p>
          </table:table-cell>
          <table:table-cell office:value-type="float" office:value="73.6461926182178">
            <text:p>73.6461926182</text:p>
          </table:table-cell>
          <table:table-cell office:value-type="float" office:value="47.2659078175485">
            <text:p>47.265907817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-513.500060965019">
            <text:p>-513.500060965</text:p>
          </table:table-cell>
          <table:table-cell office:value-type="float" office:value="-579.748338513135">
            <text:p>-579.7483385131</text:p>
          </table:table-cell>
          <table:table-cell office:value-type="float" office:value="66.2482775481154">
            <text:p>66.2482775481</text:p>
          </table:table-cell>
          <table:table-cell office:value-type="float" office:value="42.5179478848715">
            <text:p>42.517947884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9.1">
            <text:p>29.1</text:p>
          </table:table-cell>
          <table:table-cell office:value-type="float" office:value="-513.500147810881">
            <text:p>-513.5001478109</text:p>
          </table:table-cell>
          <table:table-cell office:value-type="float" office:value="-577.722548176612">
            <text:p>-577.7225481766</text:p>
          </table:table-cell>
          <table:table-cell office:value-type="float" office:value="64.2224003657311">
            <text:p>64.2224003657</text:p>
          </table:table-cell>
          <table:table-cell office:value-type="float" office:value="41.2177459226513">
            <text:p>41.217745922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9.2">
            <text:p>29.2</text:p>
          </table:table-cell>
          <table:table-cell office:value-type="float" office:value="-513.500035812582">
            <text:p>-513.5000358126</text:p>
          </table:table-cell>
          <table:table-cell office:value-type="float" office:value="-575.970870399371">
            <text:p>-575.9708703994</text:p>
          </table:table-cell>
          <table:table-cell office:value-type="float" office:value="62.4708345867889">
            <text:p>62.4708345868</text:p>
          </table:table-cell>
          <table:table-cell office:value-type="float" office:value="40.0935962049187">
            <text:p>40.093596204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9.3">
            <text:p>29.3</text:p>
          </table:table-cell>
          <table:table-cell office:value-type="float" office:value="-513.500140654101">
            <text:p>-513.5001406541</text:p>
          </table:table-cell>
          <table:table-cell office:value-type="float" office:value="-578.248786595417">
            <text:p>-578.2487865954</text:p>
          </table:table-cell>
          <table:table-cell office:value-type="float" office:value="64.7486459413166">
            <text:p>64.7486459413</text:p>
          </table:table-cell>
          <table:table-cell office:value-type="float" office:value="41.5554887710014">
            <text:p>41.55548877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9.4">
            <text:p>29.4</text:p>
          </table:table-cell>
          <table:table-cell office:value-type="float" office:value="-513.500063711316">
            <text:p>-513.5000637113</text:p>
          </table:table-cell>
          <table:table-cell office:value-type="float" office:value="-577.517788062641">
            <text:p>-577.5177880626</text:p>
          </table:table-cell>
          <table:table-cell office:value-type="float" office:value="64.0177243513253">
            <text:p>64.0177243513</text:p>
          </table:table-cell>
          <table:table-cell office:value-type="float" office:value="41.0863854641478">
            <text:p>41.086385464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9.5">
            <text:p>29.5</text:p>
          </table:table-cell>
          <table:table-cell office:value-type="float" office:value="-513.500098828247">
            <text:p>-513.5000988282</text:p>
          </table:table-cell>
          <table:table-cell office:value-type="float" office:value="-576.310611592877">
            <text:p>-576.3106115929</text:p>
          </table:table-cell>
          <table:table-cell office:value-type="float" office:value="62.8105127646299">
            <text:p>62.8105127646</text:p>
          </table:table-cell>
          <table:table-cell office:value-type="float" office:value="40.3116006511864">
            <text:p>40.311600651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9.6">
            <text:p>29.6</text:p>
          </table:table-cell>
          <table:table-cell office:value-type="float" office:value="-513.500031522867">
            <text:p>-513.5000315229</text:p>
          </table:table-cell>
          <table:table-cell office:value-type="float" office:value="-572.894399200913">
            <text:p>-572.8943992009</text:p>
          </table:table-cell>
          <table:table-cell office:value-type="float" office:value="59.3943676780464">
            <text:p>59.394367678</text:p>
          </table:table-cell>
          <table:table-cell office:value-type="float" office:value="38.1191288747991">
            <text:p>38.119128874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9.7">
            <text:p>29.7</text:p>
          </table:table-cell>
          <table:table-cell office:value-type="float" office:value="-513.500083194142">
            <text:p>-513.5000831941</text:p>
          </table:table-cell>
          <table:table-cell office:value-type="float" office:value="-569.885672190375">
            <text:p>-569.8856721904</text:p>
          </table:table-cell>
          <table:table-cell office:value-type="float" office:value="56.3855889962332">
            <text:p>56.3855889962</text:p>
          </table:table-cell>
          <table:table-cell office:value-type="float" office:value="36.1881036478031">
            <text:p>36.188103647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9.8">
            <text:p>29.8</text:p>
          </table:table-cell>
          <table:table-cell office:value-type="float" office:value="-513.50001767919">
            <text:p>-513.5000176792</text:p>
          </table:table-cell>
          <table:table-cell office:value-type="float" office:value="-567.779700768337">
            <text:p>-567.7797007683</text:p>
          </table:table-cell>
          <table:table-cell office:value-type="float" office:value="54.2796830891471">
            <text:p>54.2796830891</text:p>
          </table:table-cell>
          <table:table-cell office:value-type="float" office:value="34.8365394876195">
            <text:p>34.836539487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9.9">
            <text:p>29.9</text:p>
          </table:table-cell>
          <table:table-cell office:value-type="float" office:value="-513.500053714868">
            <text:p>-513.5000537149</text:p>
          </table:table-cell>
          <table:table-cell office:value-type="float" office:value="-575.201474027263">
            <text:p>-575.2014740273</text:p>
          </table:table-cell>
          <table:table-cell office:value-type="float" office:value="61.7014203123947">
            <text:p>61.7014203124</text:p>
          </table:table-cell>
          <table:table-cell office:value-type="float" office:value="39.5997884074735">
            <text:p>39.599788407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-513.500156279649">
            <text:p>-513.5001562796</text:p>
          </table:table-cell>
          <table:table-cell office:value-type="float" office:value="-583.137005277221">
            <text:p>-583.1370052772</text:p>
          </table:table-cell>
          <table:table-cell office:value-type="float" office:value="69.6368489975721">
            <text:p>69.6368489976</text:p>
          </table:table-cell>
          <table:table-cell office:value-type="float" office:value="44.692722982798">
            <text:p>44.692722982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.1">
            <text:p>30.1</text:p>
          </table:table-cell>
          <table:table-cell office:value-type="float" office:value="-513.500090251735">
            <text:p>-513.5000902517</text:p>
          </table:table-cell>
          <table:table-cell office:value-type="float" office:value="-578.939068798601">
            <text:p>-578.9390687986</text:p>
          </table:table-cell>
          <table:table-cell office:value-type="float" office:value="65.4389785468652">
            <text:p>65.4389785469</text:p>
          </table:table-cell>
          <table:table-cell office:value-type="float" office:value="41.9985421881205">
            <text:p>41.998542188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.2">
            <text:p>30.2</text:p>
          </table:table-cell>
          <table:table-cell office:value-type="float" office:value="-513.500034767997">
            <text:p>-513.500034768</text:p>
          </table:table-cell>
          <table:table-cell office:value-type="float" office:value="-576.153706694272">
            <text:p>-576.1537066943</text:p>
          </table:table-cell>
          <table:table-cell office:value-type="float" office:value="62.6536719262744">
            <text:p>62.6536719263</text:p>
          </table:table-cell>
          <table:table-cell office:value-type="float" office:value="40.2109406666823">
            <text:p>40.210940666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.3">
            <text:p>30.3</text:p>
          </table:table-cell>
          <table:table-cell office:value-type="float" office:value="-513.500136402376">
            <text:p>-513.5001364024</text:p>
          </table:table-cell>
          <table:table-cell office:value-type="float" office:value="-582.695957810817">
            <text:p>-582.6959578108</text:p>
          </table:table-cell>
          <table:table-cell office:value-type="float" office:value="69.1958214084413">
            <text:p>69.1958214084</text:p>
          </table:table-cell>
          <table:table-cell office:value-type="float" office:value="44.409672785201">
            <text:p>44.409672785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.4">
            <text:p>30.4</text:p>
          </table:table-cell>
          <table:table-cell office:value-type="float" office:value="-513.500198964795">
            <text:p>-513.5001989648</text:p>
          </table:table-cell>
          <table:table-cell office:value-type="float" office:value="-586.188377943573">
            <text:p>-586.1883779436</text:p>
          </table:table-cell>
          <table:table-cell office:value-type="float" office:value="72.6881789787776">
            <text:p>72.6881789788</text:p>
          </table:table-cell>
          <table:table-cell office:value-type="float" office:value="46.6510575074385">
            <text:p>46.651057507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.5">
            <text:p>30.5</text:p>
          </table:table-cell>
          <table:table-cell office:value-type="float" office:value="-513.500102680777">
            <text:p>-513.5001026808</text:p>
          </table:table-cell>
          <table:table-cell office:value-type="float" office:value="-586.882038668216">
            <text:p>-586.8820386682</text:p>
          </table:table-cell>
          <table:table-cell office:value-type="float" office:value="73.3819359874398">
            <text:p>73.3819359874</text:p>
          </table:table-cell>
          <table:table-cell office:value-type="float" office:value="47.0963086963111">
            <text:p>47.096308696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.6">
            <text:p>30.6</text:p>
          </table:table-cell>
          <table:table-cell office:value-type="float" office:value="-513.50019171852">
            <text:p>-513.5001917185</text:p>
          </table:table-cell>
          <table:table-cell office:value-type="float" office:value="-591.27774581356">
            <text:p>-591.2777458136</text:p>
          </table:table-cell>
          <table:table-cell office:value-type="float" office:value="77.7775540950402">
            <text:p>77.777554095</text:p>
          </table:table-cell>
          <table:table-cell office:value-type="float" office:value="49.9174033502063">
            <text:p>49.917403350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.7">
            <text:p>30.7</text:p>
          </table:table-cell>
          <table:table-cell office:value-type="float" office:value="-513.500104988913">
            <text:p>-513.5001049889</text:p>
          </table:table-cell>
          <table:table-cell office:value-type="float" office:value="-589.470802179167">
            <text:p>-589.4708021792</text:p>
          </table:table-cell>
          <table:table-cell office:value-type="float" office:value="75.9706971902541">
            <text:p>75.9706971903</text:p>
          </table:table-cell>
          <table:table-cell office:value-type="float" office:value="48.7577679520283">
            <text:p>48.75776795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.8">
            <text:p>30.8</text:p>
          </table:table-cell>
          <table:table-cell office:value-type="float" office:value="-513.50020499795">
            <text:p>-513.500204998</text:p>
          </table:table-cell>
          <table:table-cell office:value-type="float" office:value="-588.110851229482">
            <text:p>-588.1108512295</text:p>
          </table:table-cell>
          <table:table-cell office:value-type="float" office:value="74.6106462315322">
            <text:p>74.6106462315</text:p>
          </table:table-cell>
          <table:table-cell office:value-type="float" office:value="47.8848912837751">
            <text:p>47.884891283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.9">
            <text:p>30.9</text:p>
          </table:table-cell>
          <table:table-cell office:value-type="float" office:value="-513.500002193532">
            <text:p>-513.5000021935</text:p>
          </table:table-cell>
          <table:table-cell office:value-type="float" office:value="-583.652476000135">
            <text:p>-583.6524760001</text:p>
          </table:table-cell>
          <table:table-cell office:value-type="float" office:value="70.1524738066027">
            <text:p>70.1524738066</text:p>
          </table:table-cell>
          <table:table-cell office:value-type="float" office:value="45.0236494546988">
            <text:p>45.023649454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-513.500246089351">
            <text:p>-513.5002460894</text:p>
          </table:table-cell>
          <table:table-cell office:value-type="float" office:value="-589.088075891017">
            <text:p>-589.088075891</text:p>
          </table:table-cell>
          <table:table-cell office:value-type="float" office:value="75.5878298016655">
            <text:p>75.5878298017</text:p>
          </table:table-cell>
          <table:table-cell office:value-type="float" office:value="48.5120447985017">
            <text:p>48.512044798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.1">
            <text:p>31.1</text:p>
          </table:table-cell>
          <table:table-cell office:value-type="float" office:value="-513.50007665012">
            <text:p>-513.5000766501</text:p>
          </table:table-cell>
          <table:table-cell office:value-type="float" office:value="-584.059267176087">
            <text:p>-584.0592671761</text:p>
          </table:table-cell>
          <table:table-cell office:value-type="float" office:value="70.5591905259675">
            <text:p>70.559190526</text:p>
          </table:table-cell>
          <table:table-cell office:value-type="float" office:value="45.2846790379254">
            <text:p>45.284679037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.2">
            <text:p>31.2</text:p>
          </table:table-cell>
          <table:table-cell office:value-type="float" office:value="-513.500192175815">
            <text:p>-513.5001921758</text:p>
          </table:table-cell>
          <table:table-cell office:value-type="float" office:value="-583.166356766985">
            <text:p>-583.166356767</text:p>
          </table:table-cell>
          <table:table-cell office:value-type="float" office:value="69.6661645911702">
            <text:p>69.6661645912</text:p>
          </table:table-cell>
          <table:table-cell office:value-type="float" office:value="44.7115376437515">
            <text:p>44.711537643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.3">
            <text:p>31.3</text:p>
          </table:table-cell>
          <table:table-cell office:value-type="float" office:value="-513.500060666757">
            <text:p>-513.5000606668</text:p>
          </table:table-cell>
          <table:table-cell office:value-type="float" office:value="-580.060358749565">
            <text:p>-580.0603587496</text:p>
          </table:table-cell>
          <table:table-cell office:value-type="float" office:value="66.5602980828079">
            <text:p>66.5602980828</text:p>
          </table:table-cell>
          <table:table-cell office:value-type="float" office:value="42.718201737863">
            <text:p>42.718201737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.4">
            <text:p>31.4</text:p>
          </table:table-cell>
          <table:table-cell office:value-type="float" office:value="-513.500145104239">
            <text:p>-513.5001451042</text:p>
          </table:table-cell>
          <table:table-cell office:value-type="float" office:value="-580.31588293429">
            <text:p>-580.3158829343</text:p>
          </table:table-cell>
          <table:table-cell office:value-type="float" office:value="66.8157378300511">
            <text:p>66.8157378301</text:p>
          </table:table-cell>
          <table:table-cell office:value-type="float" office:value="42.8821422094191">
            <text:p>42.882142209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.5">
            <text:p>31.5</text:p>
          </table:table-cell>
          <table:table-cell office:value-type="float" office:value="-513.500106620786">
            <text:p>-513.5001066208</text:p>
          </table:table-cell>
          <table:table-cell office:value-type="float" office:value="-576.2706412891">
            <text:p>-576.2706412891</text:p>
          </table:table-cell>
          <table:table-cell office:value-type="float" office:value="62.7705346683141">
            <text:p>62.7705346683</text:p>
          </table:table-cell>
          <table:table-cell office:value-type="float" office:value="40.2859428276384">
            <text:p>40.285942827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.6">
            <text:p>31.6</text:p>
          </table:table-cell>
          <table:table-cell office:value-type="float" office:value="-513.499991074854">
            <text:p>-513.4999910749</text:p>
          </table:table-cell>
          <table:table-cell office:value-type="float" office:value="-571.823741978322">
            <text:p>-571.8237419783</text:p>
          </table:table-cell>
          <table:table-cell office:value-type="float" office:value="58.323750903468">
            <text:p>58.3237509035</text:p>
          </table:table-cell>
          <table:table-cell office:value-type="float" office:value="37.4320102067985">
            <text:p>37.432010206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.7">
            <text:p>31.7</text:p>
          </table:table-cell>
          <table:table-cell office:value-type="float" office:value="-513.50014025253">
            <text:p>-513.5001402525</text:p>
          </table:table-cell>
          <table:table-cell office:value-type="float" office:value="-577.523449749616">
            <text:p>-577.5234497496</text:p>
          </table:table-cell>
          <table:table-cell office:value-type="float" office:value="64.023309497086">
            <text:p>64.0233094971</text:p>
          </table:table-cell>
          <table:table-cell office:value-type="float" office:value="41.0899699941185">
            <text:p>41.089969994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.8">
            <text:p>31.8</text:p>
          </table:table-cell>
          <table:table-cell office:value-type="float" office:value="-513.500053787171">
            <text:p>-513.5000537872</text:p>
          </table:table-cell>
          <table:table-cell office:value-type="float" office:value="-581.020275494328">
            <text:p>-581.0202754943</text:p>
          </table:table-cell>
          <table:table-cell office:value-type="float" office:value="67.5202217071569">
            <text:p>67.5202217072</text:p>
          </table:table-cell>
          <table:table-cell office:value-type="float" office:value="43.3342778706182">
            <text:p>43.334277870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.9">
            <text:p>31.9</text:p>
          </table:table-cell>
          <table:table-cell office:value-type="float" office:value="-513.500185698643">
            <text:p>-513.5001856986</text:p>
          </table:table-cell>
          <table:table-cell office:value-type="float" office:value="-584.259443673103">
            <text:p>-584.2594436731</text:p>
          </table:table-cell>
          <table:table-cell office:value-type="float" office:value="70.7592579744602">
            <text:p>70.7592579745</text:p>
          </table:table-cell>
          <table:table-cell office:value-type="float" office:value="45.4130817325056">
            <text:p>45.413081732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-513.50019056125">
            <text:p>-513.5001905613</text:p>
          </table:table-cell>
          <table:table-cell office:value-type="float" office:value="-581.694658686456">
            <text:p>-581.6946586865</text:p>
          </table:table-cell>
          <table:table-cell office:value-type="float" office:value="68.1944681252058">
            <text:p>68.1944681252</text:p>
          </table:table-cell>
          <table:table-cell office:value-type="float" office:value="43.7670072203487">
            <text:p>43.767007220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2.1">
            <text:p>32.1</text:p>
          </table:table-cell>
          <table:table-cell office:value-type="float" office:value="-513.500017274735">
            <text:p>-513.5000172747</text:p>
          </table:table-cell>
          <table:table-cell office:value-type="float" office:value="-576.582458612644">
            <text:p>-576.5824586126</text:p>
          </table:table-cell>
          <table:table-cell office:value-type="float" office:value="63.0824413379085">
            <text:p>63.0824413379</text:p>
          </table:table-cell>
          <table:table-cell office:value-type="float" office:value="40.486123602348">
            <text:p>40.486123602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2.2">
            <text:p>32.2</text:p>
          </table:table-cell>
          <table:table-cell office:value-type="float" office:value="-513.500250755646">
            <text:p>-513.5002507556</text:p>
          </table:table-cell>
          <table:table-cell office:value-type="float" office:value="-583.620197132153">
            <text:p>-583.6201971322</text:p>
          </table:table-cell>
          <table:table-cell office:value-type="float" office:value="70.1199463765073">
            <text:p>70.1199463765</text:p>
          </table:table-cell>
          <table:table-cell office:value-type="float" office:value="45.0027734466152">
            <text:p>45.002773446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2.3">
            <text:p>32.3</text:p>
          </table:table-cell>
          <table:table-cell office:value-type="float" office:value="-513.500117989525">
            <text:p>-513.5001179895</text:p>
          </table:table-cell>
          <table:table-cell office:value-type="float" office:value="-584.489016683697">
            <text:p>-584.4890166837</text:p>
          </table:table-cell>
          <table:table-cell office:value-type="float" office:value="70.9888986941725">
            <text:p>70.9888986942</text:p>
          </table:table-cell>
          <table:table-cell office:value-type="float" office:value="45.5604644647718">
            <text:p>45.560464464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2.4">
            <text:p>32.4</text:p>
          </table:table-cell>
          <table:table-cell office:value-type="float" office:value="-513.500240612527">
            <text:p>-513.5002406125</text:p>
          </table:table-cell>
          <table:table-cell office:value-type="float" office:value="-583.953054401605">
            <text:p>-583.9530544016</text:p>
          </table:table-cell>
          <table:table-cell office:value-type="float" office:value="70.4528137890784">
            <text:p>70.4528137891</text:p>
          </table:table-cell>
          <table:table-cell office:value-type="float" office:value="45.2164067639492">
            <text:p>45.216406763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2.5">
            <text:p>32.5</text:p>
          </table:table-cell>
          <table:table-cell office:value-type="float" office:value="-513.500128769887">
            <text:p>-513.5001287699</text:p>
          </table:table-cell>
          <table:table-cell office:value-type="float" office:value="-582.374678843444">
            <text:p>-582.3746788434</text:p>
          </table:table-cell>
          <table:table-cell office:value-type="float" office:value="68.8745500735567">
            <text:p>68.8745500736</text:p>
          </table:table-cell>
          <table:table-cell office:value-type="float" office:value="44.2034817961054">
            <text:p>44.203481796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2.6">
            <text:p>32.6</text:p>
          </table:table-cell>
          <table:table-cell office:value-type="float" office:value="-513.500185843011">
            <text:p>-513.500185843</text:p>
          </table:table-cell>
          <table:table-cell office:value-type="float" office:value="-583.889989009784">
            <text:p>-583.8899890098</text:p>
          </table:table-cell>
          <table:table-cell office:value-type="float" office:value="70.389803166773">
            <text:p>70.3898031668</text:p>
          </table:table-cell>
          <table:table-cell office:value-type="float" office:value="45.1759667335888">
            <text:p>45.175966733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2.7">
            <text:p>32.7</text:p>
          </table:table-cell>
          <table:table-cell office:value-type="float" office:value="-513.500350812666">
            <text:p>-513.5003508127</text:p>
          </table:table-cell>
          <table:table-cell office:value-type="float" office:value="-584.786144091816">
            <text:p>-584.7861440918</text:p>
          </table:table-cell>
          <table:table-cell office:value-type="float" office:value="71.2857932791501">
            <text:p>71.2857932792</text:p>
          </table:table-cell>
          <table:table-cell office:value-type="float" office:value="45.7510105281349">
            <text:p>45.751010528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2.8">
            <text:p>32.8</text:p>
          </table:table-cell>
          <table:table-cell office:value-type="float" office:value="-513.500108447179">
            <text:p>-513.5001084472</text:p>
          </table:table-cell>
          <table:table-cell office:value-type="float" office:value="-581.121705295989">
            <text:p>-581.121705296</text:p>
          </table:table-cell>
          <table:table-cell office:value-type="float" office:value="67.6215968488102">
            <text:p>67.6215968488</text:p>
          </table:table-cell>
          <table:table-cell office:value-type="float" office:value="43.3993401356183">
            <text:p>43.399340135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2.9">
            <text:p>32.9</text:p>
          </table:table-cell>
          <table:table-cell office:value-type="float" office:value="-513.50014139899">
            <text:p>-513.500141399</text:p>
          </table:table-cell>
          <table:table-cell office:value-type="float" office:value="-583.474130085008">
            <text:p>-583.474130085</text:p>
          </table:table-cell>
          <table:table-cell office:value-type="float" office:value="69.9739886860171">
            <text:p>69.973988686</text:p>
          </table:table-cell>
          <table:table-cell office:value-type="float" office:value="44.9090982341064">
            <text:p>44.909098234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-513.500201449147">
            <text:p>-513.5002014491</text:p>
          </table:table-cell>
          <table:table-cell office:value-type="float" office:value="-585.933181070433">
            <text:p>-585.9331810704</text:p>
          </table:table-cell>
          <table:table-cell office:value-type="float" office:value="72.4329796212864">
            <text:p>72.4329796213</text:p>
          </table:table-cell>
          <table:table-cell office:value-type="float" office:value="46.4872713173118">
            <text:p>46.487271317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3.1">
            <text:p>33.1</text:p>
          </table:table-cell>
          <table:table-cell office:value-type="float" office:value="-513.500061894166">
            <text:p>-513.5000618942</text:p>
          </table:table-cell>
          <table:table-cell office:value-type="float" office:value="-583.383790220913">
            <text:p>-583.3837902209</text:p>
          </table:table-cell>
          <table:table-cell office:value-type="float" office:value="69.883728326747">
            <text:p>69.8837283267</text:p>
          </table:table-cell>
          <table:table-cell office:value-type="float" office:value="44.8511694034477">
            <text:p>44.851169403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3.2">
            <text:p>33.2</text:p>
          </table:table-cell>
          <table:table-cell office:value-type="float" office:value="-513.500188836124">
            <text:p>-513.5001888361</text:p>
          </table:table-cell>
          <table:table-cell office:value-type="float" office:value="-582.402296347836">
            <text:p>-582.4022963478</text:p>
          </table:table-cell>
          <table:table-cell office:value-type="float" office:value="68.9021075117122">
            <text:p>68.9021075117</text:p>
          </table:table-cell>
          <table:table-cell office:value-type="float" office:value="44.2211680781145">
            <text:p>44.221168078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3.3">
            <text:p>33.3</text:p>
          </table:table-cell>
          <table:table-cell office:value-type="float" office:value="-513.500050886961">
            <text:p>-513.500050887</text:p>
          </table:table-cell>
          <table:table-cell office:value-type="float" office:value="-579.226918517986">
            <text:p>-579.226918518</text:p>
          </table:table-cell>
          <table:table-cell office:value-type="float" office:value="65.7268676310256">
            <text:p>65.726867631</text:p>
          </table:table-cell>
          <table:table-cell office:value-type="float" office:value="42.1833085477902">
            <text:p>42.183308547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3.4">
            <text:p>33.4</text:p>
          </table:table-cell>
          <table:table-cell office:value-type="float" office:value="-513.500201369372">
            <text:p>-513.5002013694</text:p>
          </table:table-cell>
          <table:table-cell office:value-type="float" office:value="-582.430743426132">
            <text:p>-582.4307434261</text:p>
          </table:table-cell>
          <table:table-cell office:value-type="float" office:value="68.9305420567597">
            <text:p>68.9305420568</text:p>
          </table:table-cell>
          <table:table-cell office:value-type="float" office:value="44.2394172847235">
            <text:p>44.239417284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3.5">
            <text:p>33.5</text:p>
          </table:table-cell>
          <table:table-cell office:value-type="float" office:value="-513.500099342447">
            <text:p>-513.5000993424</text:p>
          </table:table-cell>
          <table:table-cell office:value-type="float" office:value="-581.244207532961">
            <text:p>-581.244207533</text:p>
          </table:table-cell>
          <table:table-cell office:value-type="float" office:value="67.7441081905143">
            <text:p>67.7441081905</text:p>
          </table:table-cell>
          <table:table-cell office:value-type="float" office:value="43.4779675510721">
            <text:p>43.477967551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3.6">
            <text:p>33.6</text:p>
          </table:table-cell>
          <table:table-cell office:value-type="float" office:value="-513.500241860584">
            <text:p>-513.5002418606</text:p>
          </table:table-cell>
          <table:table-cell office:value-type="float" office:value="-580.999055307859">
            <text:p>-580.9990553079</text:p>
          </table:table-cell>
          <table:table-cell office:value-type="float" office:value="67.4988134472748">
            <text:p>67.4988134473</text:p>
          </table:table-cell>
          <table:table-cell office:value-type="float" office:value="43.3205381129722">
            <text:p>43.32053811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3.7">
            <text:p>33.7</text:p>
          </table:table-cell>
          <table:table-cell office:value-type="float" office:value="-513.50021308184">
            <text:p>-513.5002130818</text:p>
          </table:table-cell>
          <table:table-cell office:value-type="float" office:value="-583.523435859368">
            <text:p>-583.5234358594</text:p>
          </table:table-cell>
          <table:table-cell office:value-type="float" office:value="70.0232227775278">
            <text:p>70.0232227775</text:p>
          </table:table-cell>
          <table:table-cell office:value-type="float" office:value="44.9406965278959">
            <text:p>44.940696527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3.8">
            <text:p>33.8</text:p>
          </table:table-cell>
          <table:table-cell office:value-type="float" office:value="-513.500217718351">
            <text:p>-513.5002177184</text:p>
          </table:table-cell>
          <table:table-cell office:value-type="float" office:value="-588.254023864122">
            <text:p>-588.2540238641</text:p>
          </table:table-cell>
          <table:table-cell office:value-type="float" office:value="74.7538061457713">
            <text:p>74.7538061458</text:p>
          </table:table-cell>
          <table:table-cell office:value-type="float" office:value="47.9767708917906">
            <text:p>47.976770891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3.9">
            <text:p>33.9</text:p>
          </table:table-cell>
          <table:table-cell office:value-type="float" office:value="-513.500154021925">
            <text:p>-513.5001540219</text:p>
          </table:table-cell>
          <table:table-cell office:value-type="float" office:value="-587.356613167173">
            <text:p>-587.3566131672</text:p>
          </table:table-cell>
          <table:table-cell office:value-type="float" office:value="73.8564591452477">
            <text:p>73.8564591452</text:p>
          </table:table-cell>
          <table:table-cell office:value-type="float" office:value="47.4008562504598">
            <text:p>47.400856250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-513.500241840852">
            <text:p>-513.5002418409</text:p>
          </table:table-cell>
          <table:table-cell office:value-type="float" office:value="-587.054726672181">
            <text:p>-587.0547266722</text:p>
          </table:table-cell>
          <table:table-cell office:value-type="float" office:value="73.5544848313289">
            <text:p>73.5544848313</text:p>
          </table:table-cell>
          <table:table-cell office:value-type="float" office:value="47.2070500321405">
            <text:p>47.207050032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4.1">
            <text:p>34.1</text:p>
          </table:table-cell>
          <table:table-cell office:value-type="float" office:value="-513.500275476336">
            <text:p>-513.5002754763</text:p>
          </table:table-cell>
          <table:table-cell office:value-type="float" office:value="-582.335132038966">
            <text:p>-582.335132039</text:p>
          </table:table-cell>
          <table:table-cell office:value-type="float" office:value="68.8348565626302">
            <text:p>68.8348565626</text:p>
          </table:table-cell>
          <table:table-cell office:value-type="float" office:value="44.1780066186155">
            <text:p>44.178006618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4.2">
            <text:p>34.2</text:p>
          </table:table-cell>
          <table:table-cell office:value-type="float" office:value="-513.500086592523">
            <text:p>-513.5000865925</text:p>
          </table:table-cell>
          <table:table-cell office:value-type="float" office:value="-577.436005627319">
            <text:p>-577.4360056273</text:p>
          </table:table-cell>
          <table:table-cell office:value-type="float" office:value="63.9359190347953">
            <text:p>63.9359190348</text:p>
          </table:table-cell>
          <table:table-cell office:value-type="float" office:value="41.0338830548225">
            <text:p>41.033883054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4.3">
            <text:p>34.3</text:p>
          </table:table-cell>
          <table:table-cell office:value-type="float" office:value="-513.500146879738">
            <text:p>-513.5001468797</text:p>
          </table:table-cell>
          <table:table-cell office:value-type="float" office:value="-582.807282057845">
            <text:p>-582.8072820578</text:p>
          </table:table-cell>
          <table:table-cell office:value-type="float" office:value="69.3071351781069">
            <text:p>69.3071351781</text:p>
          </table:table-cell>
          <table:table-cell office:value-type="float" office:value="44.4811136321585">
            <text:p>44.481113632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4.4">
            <text:p>34.4</text:p>
          </table:table-cell>
          <table:table-cell office:value-type="float" office:value="-513.500182115168">
            <text:p>-513.5001821152</text:p>
          </table:table-cell>
          <table:table-cell office:value-type="float" office:value="-586.472381806348">
            <text:p>-586.4723818063</text:p>
          </table:table-cell>
          <table:table-cell office:value-type="float" office:value="72.9721996911803">
            <text:p>72.9721996912</text:p>
          </table:table-cell>
          <table:table-cell office:value-type="float" office:value="46.8333411575966">
            <text:p>46.833341157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4.5">
            <text:p>34.5</text:p>
          </table:table-cell>
          <table:table-cell office:value-type="float" office:value="-513.500132509793">
            <text:p>-513.5001325098</text:p>
          </table:table-cell>
          <table:table-cell office:value-type="float" office:value="-582.985686365581">
            <text:p>-582.9856863656</text:p>
          </table:table-cell>
          <table:table-cell office:value-type="float" office:value="69.4855538557876">
            <text:p>69.4855538558</text:p>
          </table:table-cell>
          <table:table-cell office:value-type="float" office:value="44.5956222098918">
            <text:p>44.595622209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4.6">
            <text:p>34.6</text:p>
          </table:table-cell>
          <table:table-cell office:value-type="float" office:value="-513.500217364921">
            <text:p>-513.5002173649</text:p>
          </table:table-cell>
          <table:table-cell office:value-type="float" office:value="-582.745445836281">
            <text:p>-582.7454458363</text:p>
          </table:table-cell>
          <table:table-cell office:value-type="float" office:value="69.24522847136">
            <text:p>69.2452284714</text:p>
          </table:table-cell>
          <table:table-cell office:value-type="float" office:value="44.4413820915266">
            <text:p>44.441382091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4.7">
            <text:p>34.7</text:p>
          </table:table-cell>
          <table:table-cell office:value-type="float" office:value="-513.500106824568">
            <text:p>-513.5001068246</text:p>
          </table:table-cell>
          <table:table-cell office:value-type="float" office:value="-581.485850289843">
            <text:p>-581.4858502898</text:p>
          </table:table-cell>
          <table:table-cell office:value-type="float" office:value="67.9857434652745">
            <text:p>67.9857434653</text:p>
          </table:table-cell>
          <table:table-cell office:value-type="float" office:value="43.6330483531645">
            <text:p>43.63304835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4.8">
            <text:p>34.8</text:p>
          </table:table-cell>
          <table:table-cell office:value-type="float" office:value="-513.5001616654">
            <text:p>-513.5001616654</text:p>
          </table:table-cell>
          <table:table-cell office:value-type="float" office:value="-582.335395295793">
            <text:p>-582.3353952958</text:p>
          </table:table-cell>
          <table:table-cell office:value-type="float" office:value="68.8352336303923">
            <text:p>68.8352336304</text:p>
          </table:table-cell>
          <table:table-cell office:value-type="float" office:value="44.1782486195859">
            <text:p>44.178248619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4.9">
            <text:p>34.9</text:p>
          </table:table-cell>
          <table:table-cell office:value-type="float" office:value="-513.500190977506">
            <text:p>-513.5001909775</text:p>
          </table:table-cell>
          <table:table-cell office:value-type="float" office:value="-583.127052164115">
            <text:p>-583.1270521641</text:p>
          </table:table-cell>
          <table:table-cell office:value-type="float" office:value="69.6268611866094">
            <text:p>69.6268611866</text:p>
          </table:table-cell>
          <table:table-cell office:value-type="float" office:value="44.686312835369">
            <text:p>44.686312835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-513.500044685406">
            <text:p>-513.5000446854</text:p>
          </table:table-cell>
          <table:table-cell office:value-type="float" office:value="-580.453415527784">
            <text:p>-580.4534155278</text:p>
          </table:table-cell>
          <table:table-cell office:value-type="float" office:value="66.9533708423783">
            <text:p>66.9533708424</text:p>
          </table:table-cell>
          <table:table-cell office:value-type="float" office:value="42.970474668193">
            <text:p>42.970474668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5.1">
            <text:p>35.1</text:p>
          </table:table-cell>
          <table:table-cell office:value-type="float" office:value="-513.500151666222">
            <text:p>-513.5001516662</text:p>
          </table:table-cell>
          <table:table-cell office:value-type="float" office:value="-585.225982908521">
            <text:p>-585.2259829085</text:p>
          </table:table-cell>
          <table:table-cell office:value-type="float" office:value="71.7258312422994">
            <text:p>71.7258312423</text:p>
          </table:table-cell>
          <table:table-cell office:value-type="float" office:value="46.0334255867144">
            <text:p>46.033425586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5.2">
            <text:p>35.2</text:p>
          </table:table-cell>
          <table:table-cell office:value-type="float" office:value="-513.500147468451">
            <text:p>-513.5001474685</text:p>
          </table:table-cell>
          <table:table-cell office:value-type="float" office:value="-586.850160157746">
            <text:p>-586.8501601577</text:p>
          </table:table-cell>
          <table:table-cell office:value-type="float" office:value="73.3500126892948">
            <text:p>73.3500126893</text:p>
          </table:table-cell>
          <table:table-cell office:value-type="float" office:value="47.07582041832">
            <text:p>47.075820418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5.3">
            <text:p>35.3</text:p>
          </table:table-cell>
          <table:table-cell office:value-type="float" office:value="-513.500108131218">
            <text:p>-513.5001081312</text:p>
          </table:table-cell>
          <table:table-cell office:value-type="float" office:value="-582.763223595939">
            <text:p>-582.7632235959</text:p>
          </table:table-cell>
          <table:table-cell office:value-type="float" office:value="69.2631154647216">
            <text:p>69.2631154647</text:p>
          </table:table-cell>
          <table:table-cell office:value-type="float" office:value="44.452861910772">
            <text:p>44.452861910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5.4">
            <text:p>35.4</text:p>
          </table:table-cell>
          <table:table-cell office:value-type="float" office:value="-513.500089296327">
            <text:p>-513.5000892963</text:p>
          </table:table-cell>
          <table:table-cell office:value-type="float" office:value="-583.45625857852">
            <text:p>-583.4562585785</text:p>
          </table:table-cell>
          <table:table-cell office:value-type="float" office:value="69.9561692821928">
            <text:p>69.9561692822</text:p>
          </table:table-cell>
          <table:table-cell office:value-type="float" office:value="44.8976617936256">
            <text:p>44.897661793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5.5">
            <text:p>35.5</text:p>
          </table:table-cell>
          <table:table-cell office:value-type="float" office:value="-513.500174466317">
            <text:p>-513.5001744663</text:p>
          </table:table-cell>
          <table:table-cell office:value-type="float" office:value="-587.067639128277">
            <text:p>-587.0676391283</text:p>
          </table:table-cell>
          <table:table-cell office:value-type="float" office:value="73.5674646619602">
            <text:p>73.567464662</text:p>
          </table:table-cell>
          <table:table-cell office:value-type="float" office:value="47.2153804489115">
            <text:p>47.215380448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5.6">
            <text:p>35.6</text:p>
          </table:table-cell>
          <table:table-cell office:value-type="float" office:value="-513.500075892242">
            <text:p>-513.5000758922</text:p>
          </table:table-cell>
          <table:table-cell office:value-type="float" office:value="-582.761281361776">
            <text:p>-582.7612813618</text:p>
          </table:table-cell>
          <table:table-cell office:value-type="float" office:value="69.2612054695339">
            <text:p>69.2612054695</text:p>
          </table:table-cell>
          <table:table-cell office:value-type="float" office:value="44.4516360815299">
            <text:p>44.451636081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5.7">
            <text:p>35.7</text:p>
          </table:table-cell>
          <table:table-cell office:value-type="float" office:value="-513.500141153038">
            <text:p>-513.500141153</text:p>
          </table:table-cell>
          <table:table-cell office:value-type="float" office:value="-583.569873802175">
            <text:p>-583.5698738022</text:p>
          </table:table-cell>
          <table:table-cell office:value-type="float" office:value="70.0697326491376">
            <text:p>70.0697326491</text:p>
          </table:table-cell>
          <table:table-cell office:value-type="float" office:value="44.9705464254393">
            <text:p>44.970546425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5.8">
            <text:p>35.8</text:p>
          </table:table-cell>
          <table:table-cell office:value-type="float" office:value="-513.500152038221">
            <text:p>-513.5001520382</text:p>
          </table:table-cell>
          <table:table-cell office:value-type="float" office:value="-583.822133849844">
            <text:p>-583.8221338498</text:p>
          </table:table-cell>
          <table:table-cell office:value-type="float" office:value="70.3219818116236">
            <text:p>70.3219818116</text:p>
          </table:table-cell>
          <table:table-cell office:value-type="float" office:value="45.1324391891688">
            <text:p>45.132439189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5.9">
            <text:p>35.9</text:p>
          </table:table-cell>
          <table:table-cell office:value-type="float" office:value="-513.500028602568">
            <text:p>-513.5000286026</text:p>
          </table:table-cell>
          <table:table-cell office:value-type="float" office:value="-579.262558285382">
            <text:p>-579.2625582854</text:p>
          </table:table-cell>
          <table:table-cell office:value-type="float" office:value="65.7625296828139">
            <text:p>65.7625296828</text:p>
          </table:table-cell>
          <table:table-cell office:value-type="float" office:value="42.2061963467719">
            <text:p>42.206196346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-513.500145704885">
            <text:p>-513.5001457049</text:p>
          </table:table-cell>
          <table:table-cell office:value-type="float" office:value="-581.225459132148">
            <text:p>-581.2254591321</text:p>
          </table:table-cell>
          <table:table-cell office:value-type="float" office:value="67.7253134272629">
            <text:p>67.7253134273</text:p>
          </table:table-cell>
          <table:table-cell office:value-type="float" office:value="43.4659051278061">
            <text:p>43.465905127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6.1">
            <text:p>36.1</text:p>
          </table:table-cell>
          <table:table-cell office:value-type="float" office:value="-513.500138684533">
            <text:p>-513.5001386845</text:p>
          </table:table-cell>
          <table:table-cell office:value-type="float" office:value="-582.916953770817">
            <text:p>-582.9169537708</text:p>
          </table:table-cell>
          <table:table-cell office:value-type="float" office:value="69.4168150862837">
            <text:p>69.4168150863</text:p>
          </table:table-cell>
          <table:table-cell office:value-type="float" office:value="44.5515058716622">
            <text:p>44.551505871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6.2">
            <text:p>36.2</text:p>
          </table:table-cell>
          <table:table-cell office:value-type="float" office:value="-513.500126225113">
            <text:p>-513.5001262251</text:p>
          </table:table-cell>
          <table:table-cell office:value-type="float" office:value="-583.484970798173">
            <text:p>-583.4849707982</text:p>
          </table:table-cell>
          <table:table-cell office:value-type="float" office:value="69.9848445730605">
            <text:p>69.9848445731</text:p>
          </table:table-cell>
          <table:table-cell office:value-type="float" office:value="44.9160655101873">
            <text:p>44.916065510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6.3">
            <text:p>36.3</text:p>
          </table:table-cell>
          <table:table-cell office:value-type="float" office:value="-513.500151064912">
            <text:p>-513.5001510649</text:p>
          </table:table-cell>
          <table:table-cell office:value-type="float" office:value="-583.474283981869">
            <text:p>-583.4742839819</text:p>
          </table:table-cell>
          <table:table-cell office:value-type="float" office:value="69.9741329169569">
            <text:p>69.974132917</text:p>
          </table:table-cell>
          <table:table-cell office:value-type="float" office:value="44.9091908010955">
            <text:p>44.909190801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6.4">
            <text:p>36.4</text:p>
          </table:table-cell>
          <table:table-cell office:value-type="float" office:value="-513.500068880515">
            <text:p>-513.5000688805</text:p>
          </table:table-cell>
          <table:table-cell office:value-type="float" office:value="-585.604931759851">
            <text:p>-585.6049317599</text:p>
          </table:table-cell>
          <table:table-cell office:value-type="float" office:value="72.1048628793359">
            <text:p>72.1048628793</text:p>
          </table:table-cell>
          <table:table-cell office:value-type="float" office:value="46.2766869662806">
            <text:p>46.276686966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6.5">
            <text:p>36.5</text:p>
          </table:table-cell>
          <table:table-cell office:value-type="float" office:value="-513.500231659021">
            <text:p>-513.500231659</text:p>
          </table:table-cell>
          <table:table-cell office:value-type="float" office:value="-590.960965255393">
            <text:p>-590.9609652554</text:p>
          </table:table-cell>
          <table:table-cell office:value-type="float" office:value="77.4607335963722">
            <text:p>77.4607335964</text:p>
          </table:table-cell>
          <table:table-cell office:value-type="float" office:value="49.714068894583">
            <text:p>49.714068894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6.6">
            <text:p>36.6</text:p>
          </table:table-cell>
          <table:table-cell office:value-type="float" office:value="-513.500098660323">
            <text:p>-513.5000986603</text:p>
          </table:table-cell>
          <table:table-cell office:value-type="float" office:value="-583.925852541624">
            <text:p>-583.9258525416</text:p>
          </table:table-cell>
          <table:table-cell office:value-type="float" office:value="70.4257538813008">
            <text:p>70.4257538813</text:p>
          </table:table-cell>
          <table:table-cell office:value-type="float" office:value="45.1990397954598">
            <text:p>45.199039795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6.7">
            <text:p>36.7</text:p>
          </table:table-cell>
          <table:table-cell office:value-type="float" office:value="-513.500112907941">
            <text:p>-513.5001129079</text:p>
          </table:table-cell>
          <table:table-cell office:value-type="float" office:value="-579.991026915009">
            <text:p>-579.991026915</text:p>
          </table:table-cell>
          <table:table-cell office:value-type="float" office:value="66.490914007068">
            <text:p>66.4909140071</text:p>
          </table:table-cell>
          <table:table-cell office:value-type="float" office:value="42.6736712440067">
            <text:p>42.67367124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6.8">
            <text:p>36.8</text:p>
          </table:table-cell>
          <table:table-cell office:value-type="float" office:value="-513.500242757525">
            <text:p>-513.5002427575</text:p>
          </table:table-cell>
          <table:table-cell office:value-type="float" office:value="-581.422627796353">
            <text:p>-581.4226277964</text:p>
          </table:table-cell>
          <table:table-cell office:value-type="float" office:value="67.9223850388276">
            <text:p>67.9223850388</text:p>
          </table:table-cell>
          <table:table-cell office:value-type="float" office:value="43.5923851031384">
            <text:p>43.592385103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6.9">
            <text:p>36.9</text:p>
          </table:table-cell>
          <table:table-cell office:value-type="float" office:value="-513.500131819405">
            <text:p>-513.5001318194</text:p>
          </table:table-cell>
          <table:table-cell office:value-type="float" office:value="-579.143645881453">
            <text:p>-579.1436458815</text:p>
          </table:table-cell>
          <table:table-cell office:value-type="float" office:value="65.6435140620481">
            <text:p>65.643514062</text:p>
          </table:table-cell>
          <table:table-cell office:value-type="float" office:value="42.1298124746398">
            <text:p>42.129812474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-513.500167504843">
            <text:p>-513.5001675048</text:p>
          </table:table-cell>
          <table:table-cell office:value-type="float" office:value="-582.880478223439">
            <text:p>-582.8804782234</text:p>
          </table:table-cell>
          <table:table-cell office:value-type="float" office:value="69.3803107185961">
            <text:p>69.3803107186</text:p>
          </table:table-cell>
          <table:table-cell office:value-type="float" office:value="44.5280774768366">
            <text:p>44.528077476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7.1">
            <text:p>37.1</text:p>
          </table:table-cell>
          <table:table-cell office:value-type="float" office:value="-513.50023548105">
            <text:p>-513.5002354811</text:p>
          </table:table-cell>
          <table:table-cell office:value-type="float" office:value="-586.512765842753">
            <text:p>-586.5127658428</text:p>
          </table:table-cell>
          <table:table-cell office:value-type="float" office:value="73.0125303617031">
            <text:p>73.0125303617</text:p>
          </table:table-cell>
          <table:table-cell office:value-type="float" office:value="46.8592252622242">
            <text:p>46.859225262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7.2">
            <text:p>37.2</text:p>
          </table:table-cell>
          <table:table-cell office:value-type="float" office:value="-513.500085947415">
            <text:p>-513.5000859474</text:p>
          </table:table-cell>
          <table:table-cell office:value-type="float" office:value="-583.862749291072">
            <text:p>-583.8627492911</text:p>
          </table:table-cell>
          <table:table-cell office:value-type="float" office:value="70.3626633436574">
            <text:p>70.3626633437</text:p>
          </table:table-cell>
          <table:table-cell office:value-type="float" office:value="45.1585484756726">
            <text:p>45.158548475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7.3">
            <text:p>37.3</text:p>
          </table:table-cell>
          <table:table-cell office:value-type="float" office:value="-513.500170379832">
            <text:p>-513.5001703798</text:p>
          </table:table-cell>
          <table:table-cell office:value-type="float" office:value="-585.838884672627">
            <text:p>-585.8388846726</text:p>
          </table:table-cell>
          <table:table-cell office:value-type="float" office:value="72.3387142927949">
            <text:p>72.3387142928</text:p>
          </table:table-cell>
          <table:table-cell office:value-type="float" office:value="46.4267721092948">
            <text:p>46.426772109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7.4">
            <text:p>37.4</text:p>
          </table:table-cell>
          <table:table-cell office:value-type="float" office:value="-513.500128245121">
            <text:p>-513.5001282451</text:p>
          </table:table-cell>
          <table:table-cell office:value-type="float" office:value="-583.267122884306">
            <text:p>-583.2671228843</text:p>
          </table:table-cell>
          <table:table-cell office:value-type="float" office:value="69.7669946391852">
            <text:p>69.7669946392</text:p>
          </table:table-cell>
          <table:table-cell office:value-type="float" office:value="44.7762500692725">
            <text:p>44.776250069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7.5">
            <text:p>37.5</text:p>
          </table:table-cell>
          <table:table-cell office:value-type="float" office:value="-513.500112837297">
            <text:p>-513.5001128373</text:p>
          </table:table-cell>
          <table:table-cell office:value-type="float" office:value="-579.767817060881">
            <text:p>-579.7678170609</text:p>
          </table:table-cell>
          <table:table-cell office:value-type="float" office:value="66.2677042235834">
            <text:p>66.2677042236</text:p>
          </table:table-cell>
          <table:table-cell office:value-type="float" office:value="42.5304158675224">
            <text:p>42.530415867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7.6">
            <text:p>37.6</text:p>
          </table:table-cell>
          <table:table-cell office:value-type="float" office:value="-513.500145419699">
            <text:p>-513.5001454197</text:p>
          </table:table-cell>
          <table:table-cell office:value-type="float" office:value="-577.393709226735">
            <text:p>-577.3937092267</text:p>
          </table:table-cell>
          <table:table-cell office:value-type="float" office:value="63.893563807036">
            <text:p>63.893563807</text:p>
          </table:table-cell>
          <table:table-cell office:value-type="float" office:value="41.0066995953701">
            <text:p>41.006699595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7.7">
            <text:p>37.7</text:p>
          </table:table-cell>
          <table:table-cell office:value-type="float" office:value="-513.500092027189">
            <text:p>-513.5000920272</text:p>
          </table:table-cell>
          <table:table-cell office:value-type="float" office:value="-577.199917885626">
            <text:p>-577.1999178856</text:p>
          </table:table-cell>
          <table:table-cell office:value-type="float" office:value="63.6998258584376">
            <text:p>63.6998258584</text:p>
          </table:table-cell>
          <table:table-cell office:value-type="float" office:value="40.8823591550342">
            <text:p>40.88235915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7.8">
            <text:p>37.8</text:p>
          </table:table-cell>
          <table:table-cell office:value-type="float" office:value="-513.500177701654">
            <text:p>-513.5001777017</text:p>
          </table:table-cell>
          <table:table-cell office:value-type="float" office:value="-579.49868439027">
            <text:p>-579.4986843903</text:p>
          </table:table-cell>
          <table:table-cell office:value-type="float" office:value="65.9985066886155">
            <text:p>65.9985066886</text:p>
          </table:table-cell>
          <table:table-cell office:value-type="float" office:value="42.3576456886421">
            <text:p>42.357645688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7.9">
            <text:p>37.9</text:p>
          </table:table-cell>
          <table:table-cell office:value-type="float" office:value="-513.499987889369">
            <text:p>-513.4999878894</text:p>
          </table:table-cell>
          <table:table-cell office:value-type="float" office:value="-575.462358389259">
            <text:p>-575.4623583893</text:p>
          </table:table-cell>
          <table:table-cell office:value-type="float" office:value="61.9623704998895">
            <text:p>61.9623704999</text:p>
          </table:table-cell>
          <table:table-cell office:value-type="float" office:value="39.7672654632263">
            <text:p>39.76726546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-513.500214023087">
            <text:p>-513.5002140231</text:p>
          </table:table-cell>
          <table:table-cell office:value-type="float" office:value="-580.556927668922">
            <text:p>-580.5569276689</text:p>
          </table:table-cell>
          <table:table-cell office:value-type="float" office:value="67.0567136458351">
            <text:p>67.0567136458</text:p>
          </table:table-cell>
          <table:table-cell office:value-type="float" office:value="43.036799772698">
            <text:p>43.036799772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8.1">
            <text:p>38.1</text:p>
          </table:table-cell>
          <table:table-cell office:value-type="float" office:value="-513.500053024569">
            <text:p>-513.5000530246</text:p>
          </table:table-cell>
          <table:table-cell office:value-type="float" office:value="-576.733215851763">
            <text:p>-576.7332158518</text:p>
          </table:table-cell>
          <table:table-cell office:value-type="float" office:value="63.2331628271942">
            <text:p>63.2331628272</text:p>
          </table:table-cell>
          <table:table-cell office:value-type="float" office:value="40.5828562067833">
            <text:p>40.582856206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8.2">
            <text:p>38.2</text:p>
          </table:table-cell>
          <table:table-cell office:value-type="float" office:value="-513.500170488615">
            <text:p>-513.5001704886</text:p>
          </table:table-cell>
          <table:table-cell office:value-type="float" office:value="-576.086831062553">
            <text:p>-576.0868310626</text:p>
          </table:table-cell>
          <table:table-cell office:value-type="float" office:value="62.5866605739381">
            <text:p>62.5866605739</text:p>
          </table:table-cell>
          <table:table-cell office:value-type="float" office:value="40.1679329796634">
            <text:p>40.167932979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8.3">
            <text:p>38.3</text:p>
          </table:table-cell>
          <table:table-cell office:value-type="float" office:value="-513.500097562891">
            <text:p>-513.5000975629</text:p>
          </table:table-cell>
          <table:table-cell office:value-type="float" office:value="-575.3412807148">
            <text:p>-575.3412807148</text:p>
          </table:table-cell>
          <table:table-cell office:value-type="float" office:value="61.8411831519087">
            <text:p>61.8411831519</text:p>
          </table:table-cell>
          <table:table-cell office:value-type="float" office:value="39.689487783014">
            <text:p>39.68948778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8.4">
            <text:p>38.4</text:p>
          </table:table-cell>
          <table:table-cell office:value-type="float" office:value="-513.500156016896">
            <text:p>-513.5001560169</text:p>
          </table:table-cell>
          <table:table-cell office:value-type="float" office:value="-578.643014264778">
            <text:p>-578.6430142648</text:p>
          </table:table-cell>
          <table:table-cell office:value-type="float" office:value="65.142858247882">
            <text:p>65.1428582479</text:p>
          </table:table-cell>
          <table:table-cell office:value-type="float" office:value="41.8084930592102">
            <text:p>41.808493059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8.5">
            <text:p>38.5</text:p>
          </table:table-cell>
          <table:table-cell office:value-type="float" office:value="-513.500188219635">
            <text:p>-513.5001882196</text:p>
          </table:table-cell>
          <table:table-cell office:value-type="float" office:value="-578.496371130884">
            <text:p>-578.4963711309</text:p>
          </table:table-cell>
          <table:table-cell office:value-type="float" office:value="64.9961829112493">
            <text:p>64.9961829112</text:p>
          </table:table-cell>
          <table:table-cell office:value-type="float" office:value="41.7143572635375">
            <text:p>41.714357263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8.6">
            <text:p>38.6</text:p>
          </table:table-cell>
          <table:table-cell office:value-type="float" office:value="-513.500035788873">
            <text:p>-513.5000357889</text:p>
          </table:table-cell>
          <table:table-cell office:value-type="float" office:value="-572.228330327375">
            <text:p>-572.2283303274</text:p>
          </table:table-cell>
          <table:table-cell office:value-type="float" office:value="58.7282945385023">
            <text:p>58.7282945385</text:p>
          </table:table-cell>
          <table:table-cell office:value-type="float" office:value="37.6916451109521">
            <text:p>37.69164511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8.7">
            <text:p>38.7</text:p>
          </table:table-cell>
          <table:table-cell office:value-type="float" office:value="-513.500203062063">
            <text:p>-513.5002030621</text:p>
          </table:table-cell>
          <table:table-cell office:value-type="float" office:value="-579.436660141636">
            <text:p>-579.4366601416</text:p>
          </table:table-cell>
          <table:table-cell office:value-type="float" office:value="65.9364570795724">
            <text:p>65.9364570796</text:p>
          </table:table-cell>
          <table:table-cell office:value-type="float" office:value="42.3178224337408">
            <text:p>42.317822433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8.8">
            <text:p>38.8</text:p>
          </table:table-cell>
          <table:table-cell office:value-type="float" office:value="-513.500178821292">
            <text:p>-513.5001788213</text:p>
          </table:table-cell>
          <table:table-cell office:value-type="float" office:value="-583.978426721811">
            <text:p>-583.9784267218</text:p>
          </table:table-cell>
          <table:table-cell office:value-type="float" office:value="70.4782479005194">
            <text:p>70.4782479005</text:p>
          </table:table-cell>
          <table:table-cell office:value-type="float" office:value="45.2327303011757">
            <text:p>45.232730301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8.9">
            <text:p>38.9</text:p>
          </table:table-cell>
          <table:table-cell office:value-type="float" office:value="-513.500052079722">
            <text:p>-513.5000520797</text:p>
          </table:table-cell>
          <table:table-cell office:value-type="float" office:value="-579.760950730849">
            <text:p>-579.7609507309</text:p>
          </table:table-cell>
          <table:table-cell office:value-type="float" office:value="66.260898651127">
            <text:p>66.2608986511</text:p>
          </table:table-cell>
          <table:table-cell office:value-type="float" office:value="42.5260480713209">
            <text:p>42.526048071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-513.500297543515">
            <text:p>-513.5002975435</text:p>
          </table:table-cell>
          <table:table-cell office:value-type="float" office:value="-583.454846412158">
            <text:p>-583.4548464122</text:p>
          </table:table-cell>
          <table:table-cell office:value-type="float" office:value="69.9545488686425">
            <text:p>69.9545488686</text:p>
          </table:table-cell>
          <table:table-cell office:value-type="float" office:value="44.8966218170189">
            <text:p>44.89662181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9.1">
            <text:p>39.1</text:p>
          </table:table-cell>
          <table:table-cell office:value-type="float" office:value="-513.500074305708">
            <text:p>-513.5000743057</text:p>
          </table:table-cell>
          <table:table-cell office:value-type="float" office:value="-578.363043857513">
            <text:p>-578.3630438575</text:p>
          </table:table-cell>
          <table:table-cell office:value-type="float" office:value="64.8629695518047">
            <text:p>64.8629695518</text:p>
          </table:table-cell>
          <table:table-cell office:value-type="float" office:value="41.6288613248646">
            <text:p>41.628861324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9.2">
            <text:p>39.2</text:p>
          </table:table-cell>
          <table:table-cell office:value-type="float" office:value="-513.500139518768">
            <text:p>-513.5001395188</text:p>
          </table:table-cell>
          <table:table-cell office:value-type="float" office:value="-578.327925293749">
            <text:p>-578.3279252937</text:p>
          </table:table-cell>
          <table:table-cell office:value-type="float" office:value="64.8277857749812">
            <text:p>64.827785775</text:p>
          </table:table-cell>
          <table:table-cell office:value-type="float" office:value="41.6062804813357">
            <text:p>41.606280481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9.3">
            <text:p>39.3</text:p>
          </table:table-cell>
          <table:table-cell office:value-type="float" office:value="-513.50011566217">
            <text:p>-513.5001156622</text:p>
          </table:table-cell>
          <table:table-cell office:value-type="float" office:value="-580.81697771708">
            <text:p>-580.8169777171</text:p>
          </table:table-cell>
          <table:table-cell office:value-type="float" office:value="67.3168620549097">
            <text:p>67.3168620549</text:p>
          </table:table-cell>
          <table:table-cell office:value-type="float" office:value="43.2037622494407">
            <text:p>43.203762249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9.4">
            <text:p>39.4</text:p>
          </table:table-cell>
          <table:table-cell office:value-type="float" office:value="-513.500206794831">
            <text:p>-513.5002067948</text:p>
          </table:table-cell>
          <table:table-cell office:value-type="float" office:value="-583.160347037097">
            <text:p>-583.1603470371</text:p>
          </table:table-cell>
          <table:table-cell office:value-type="float" office:value="69.6601402422666">
            <text:p>69.6601402423</text:p>
          </table:table-cell>
          <table:table-cell office:value-type="float" office:value="44.7076712345073">
            <text:p>44.707671234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9.5">
            <text:p>39.5</text:p>
          </table:table-cell>
          <table:table-cell office:value-type="float" office:value="-513.500007990425">
            <text:p>-513.5000079904</text:p>
          </table:table-cell>
          <table:table-cell office:value-type="float" office:value="-575.938178869969">
            <text:p>-575.93817887</text:p>
          </table:table-cell>
          <table:table-cell office:value-type="float" office:value="62.4381708795439">
            <text:p>62.4381708795</text:p>
          </table:table-cell>
          <table:table-cell office:value-type="float" office:value="40.0726327345648">
            <text:p>40.072632734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9.6">
            <text:p>39.6</text:p>
          </table:table-cell>
          <table:table-cell office:value-type="float" office:value="-513.500205143721">
            <text:p>-513.5002051437</text:p>
          </table:table-cell>
          <table:table-cell office:value-type="float" office:value="-582.475675094499">
            <text:p>-582.4756750945</text:p>
          </table:table-cell>
          <table:table-cell office:value-type="float" office:value="68.9754699507786">
            <text:p>68.9754699508</text:p>
          </table:table-cell>
          <table:table-cell office:value-type="float" office:value="44.2682518737448">
            <text:p>44.268251873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9.7">
            <text:p>39.7</text:p>
          </table:table-cell>
          <table:table-cell office:value-type="float" office:value="-513.500095065032">
            <text:p>-513.500095065</text:p>
          </table:table-cell>
          <table:table-cell office:value-type="float" office:value="-582.819441811635">
            <text:p>-582.8194418116</text:p>
          </table:table-cell>
          <table:table-cell office:value-type="float" office:value="69.3193467466034">
            <text:p>69.3193467466</text:p>
          </table:table-cell>
          <table:table-cell office:value-type="float" office:value="44.4889509805718">
            <text:p>44.488950980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9.8">
            <text:p>39.8</text:p>
          </table:table-cell>
          <table:table-cell office:value-type="float" office:value="-513.500068363377">
            <text:p>-513.5000683634</text:p>
          </table:table-cell>
          <table:table-cell office:value-type="float" office:value="-579.358458634775">
            <text:p>-579.3584586348</text:p>
          </table:table-cell>
          <table:table-cell office:value-type="float" office:value="65.8583902713987">
            <text:p>65.8583902714</text:p>
          </table:table-cell>
          <table:table-cell office:value-type="float" office:value="42.2677193879815">
            <text:p>42.26771938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9.9">
            <text:p>39.9</text:p>
          </table:table-cell>
          <table:table-cell office:value-type="float" office:value="-513.500123631648">
            <text:p>-513.5001236316</text:p>
          </table:table-cell>
          <table:table-cell office:value-type="float" office:value="-578.204812491864">
            <text:p>-578.2048124919</text:p>
          </table:table-cell>
          <table:table-cell office:value-type="float" office:value="64.7046888602163">
            <text:p>64.7046888602</text:p>
          </table:table-cell>
          <table:table-cell office:value-type="float" office:value="41.5272772468295">
            <text:p>41.527277246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-513.500014191498">
            <text:p>-513.5000141915</text:p>
          </table:table-cell>
          <table:table-cell office:value-type="float" office:value="-573.593508711723">
            <text:p>-573.5935087117</text:p>
          </table:table-cell>
          <table:table-cell office:value-type="float" office:value="60.0934945202249">
            <text:p>60.0934945202</text:p>
          </table:table-cell>
          <table:table-cell office:value-type="float" office:value="38.5678264068832">
            <text:p>38.567826406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0.1">
            <text:p>40.1</text:p>
          </table:table-cell>
          <table:table-cell office:value-type="float" office:value="-513.500110127776">
            <text:p>-513.5001101278</text:p>
          </table:table-cell>
          <table:table-cell office:value-type="float" office:value="-575.637523256041">
            <text:p>-575.637523256</text:p>
          </table:table-cell>
          <table:table-cell office:value-type="float" office:value="62.1374131282656">
            <text:p>62.1374131283</text:p>
          </table:table-cell>
          <table:table-cell office:value-type="float" office:value="39.8796073025371">
            <text:p>39.879607302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0.2">
            <text:p>40.2</text:p>
          </table:table-cell>
          <table:table-cell office:value-type="float" office:value="-513.500061735663">
            <text:p>-513.5000617357</text:p>
          </table:table-cell>
          <table:table-cell office:value-type="float" office:value="-577.266286622024">
            <text:p>-577.266286622</text:p>
          </table:table-cell>
          <table:table-cell office:value-type="float" office:value="63.7662248863604">
            <text:p>63.7662248864</text:p>
          </table:table-cell>
          <table:table-cell office:value-type="float" office:value="40.924973854062">
            <text:p>40.924973854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0.3">
            <text:p>40.3</text:p>
          </table:table-cell>
          <table:table-cell office:value-type="float" office:value="-513.500125693887">
            <text:p>-513.5001256939</text:p>
          </table:table-cell>
          <table:table-cell office:value-type="float" office:value="-582.032355529876">
            <text:p>-582.0323555299</text:p>
          </table:table-cell>
          <table:table-cell office:value-type="float" office:value="68.5322298359892">
            <text:p>68.532229836</text:p>
          </table:table-cell>
          <table:table-cell office:value-type="float" office:value="43.9837816837475">
            <text:p>43.983781683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0.4">
            <text:p>40.4</text:p>
          </table:table-cell>
          <table:table-cell office:value-type="float" office:value="-513.500077423165">
            <text:p>-513.5000774232</text:p>
          </table:table-cell>
          <table:table-cell office:value-type="float" office:value="-580.652019942973">
            <text:p>-580.652019943</text:p>
          </table:table-cell>
          <table:table-cell office:value-type="float" office:value="67.151942519808">
            <text:p>67.1519425198</text:p>
          </table:table-cell>
          <table:table-cell office:value-type="float" office:value="43.0979173813449">
            <text:p>43.097917381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0.5">
            <text:p>40.5</text:p>
          </table:table-cell>
          <table:table-cell office:value-type="float" office:value="-513.500162238985">
            <text:p>-513.500162239</text:p>
          </table:table-cell>
          <table:table-cell office:value-type="float" office:value="-578.292556226271">
            <text:p>-578.2925562263</text:p>
          </table:table-cell>
          <table:table-cell office:value-type="float" office:value="64.7923939872856">
            <text:p>64.7923939873</text:p>
          </table:table-cell>
          <table:table-cell office:value-type="float" office:value="41.5835661370465">
            <text:p>41.58356613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0.6">
            <text:p>40.6</text:p>
          </table:table-cell>
          <table:table-cell office:value-type="float" office:value="-513.499972152724">
            <text:p>-513.4999721527</text:p>
          </table:table-cell>
          <table:table-cell office:value-type="float" office:value="-574.069195368677">
            <text:p>-574.0691953687</text:p>
          </table:table-cell>
          <table:table-cell office:value-type="float" office:value="60.5692232159527">
            <text:p>60.569223216</text:p>
          </table:table-cell>
          <table:table-cell office:value-type="float" office:value="38.8731476716904">
            <text:p>38.873147671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0.7">
            <text:p>40.7</text:p>
          </table:table-cell>
          <table:table-cell office:value-type="float" office:value="-513.500203078523">
            <text:p>-513.5002030785</text:p>
          </table:table-cell>
          <table:table-cell office:value-type="float" office:value="-580.247366997596">
            <text:p>-580.2473669976</text:p>
          </table:table-cell>
          <table:table-cell office:value-type="float" office:value="66.7471639190724">
            <text:p>66.7471639191</text:p>
          </table:table-cell>
          <table:table-cell office:value-type="float" office:value="42.8381316769016">
            <text:p>42.838131676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0.8">
            <text:p>40.8</text:p>
          </table:table-cell>
          <table:table-cell office:value-type="float" office:value="-513.500049864675">
            <text:p>-513.5000498647</text:p>
          </table:table-cell>
          <table:table-cell office:value-type="float" office:value="-581.294206185827">
            <text:p>-581.2942061858</text:p>
          </table:table-cell>
          <table:table-cell office:value-type="float" office:value="67.7941563211523">
            <text:p>67.7941563212</text:p>
          </table:table-cell>
          <table:table-cell office:value-type="float" office:value="43.5100882927572">
            <text:p>43.510088292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0.9">
            <text:p>40.9</text:p>
          </table:table-cell>
          <table:table-cell office:value-type="float" office:value="-513.500178453386">
            <text:p>-513.5001784534</text:p>
          </table:table-cell>
          <table:table-cell office:value-type="float" office:value="-582.654796553378">
            <text:p>-582.6547965534</text:p>
          </table:table-cell>
          <table:table-cell office:value-type="float" office:value="69.1546180999927">
            <text:p>69.1546181</text:p>
          </table:table-cell>
          <table:table-cell office:value-type="float" office:value="44.3832286241429">
            <text:p>44.383228624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-513.499987770509">
            <text:p>-513.4999877705</text:p>
          </table:table-cell>
          <table:table-cell office:value-type="float" office:value="-577.39106852988">
            <text:p>-577.3910685299</text:p>
          </table:table-cell>
          <table:table-cell office:value-type="float" office:value="63.8910807593705">
            <text:p>63.8910807594</text:p>
          </table:table-cell>
          <table:table-cell office:value-type="float" office:value="41.0051059827488">
            <text:p>41.005105982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1.1">
            <text:p>41.1</text:p>
          </table:table-cell>
          <table:table-cell office:value-type="float" office:value="-513.500131979991">
            <text:p>-513.50013198</text:p>
          </table:table-cell>
          <table:table-cell office:value-type="float" office:value="-582.947352913512">
            <text:p>-582.9473529135</text:p>
          </table:table-cell>
          <table:table-cell office:value-type="float" office:value="69.4472209335214">
            <text:p>69.4472209335</text:p>
          </table:table-cell>
          <table:table-cell office:value-type="float" office:value="44.5710202541653">
            <text:p>44.571020254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1.2">
            <text:p>41.2</text:p>
          </table:table-cell>
          <table:table-cell office:value-type="float" office:value="-513.50018251897">
            <text:p>-513.500182519</text:p>
          </table:table-cell>
          <table:table-cell office:value-type="float" office:value="-584.796876874778">
            <text:p>-584.7968768748</text:p>
          </table:table-cell>
          <table:table-cell office:value-type="float" office:value="71.296694355808">
            <text:p>71.2966943558</text:p>
          </table:table-cell>
          <table:table-cell office:value-type="float" office:value="45.7580068067761">
            <text:p>45.758006806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1.3">
            <text:p>41.3</text:p>
          </table:table-cell>
          <table:table-cell office:value-type="float" office:value="-513.500082869865">
            <text:p>-513.5000828699</text:p>
          </table:table-cell>
          <table:table-cell office:value-type="float" office:value="-579.698839685109">
            <text:p>-579.6988396851</text:p>
          </table:table-cell>
          <table:table-cell office:value-type="float" office:value="66.1987568152441">
            <text:p>66.1987568152</text:p>
          </table:table-cell>
          <table:table-cell office:value-type="float" office:value="42.4861656255076">
            <text:p>42.486165625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1.4">
            <text:p>41.4</text:p>
          </table:table-cell>
          <table:table-cell office:value-type="float" office:value="-513.500094281324">
            <text:p>-513.5000942813</text:p>
          </table:table-cell>
          <table:table-cell office:value-type="float" office:value="-580.399289576102">
            <text:p>-580.3992895761</text:p>
          </table:table-cell>
          <table:table-cell office:value-type="float" office:value="66.8991952947787">
            <text:p>66.8991952948</text:p>
          </table:table-cell>
          <table:table-cell office:value-type="float" office:value="42.9357049625535">
            <text:p>42.935704962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1.5">
            <text:p>41.5</text:p>
          </table:table-cell>
          <table:table-cell office:value-type="float" office:value="-513.500276118906">
            <text:p>-513.5002761189</text:p>
          </table:table-cell>
          <table:table-cell office:value-type="float" office:value="-585.213831154298">
            <text:p>-585.2138311543</text:p>
          </table:table-cell>
          <table:table-cell office:value-type="float" office:value="71.7135550353923">
            <text:p>71.7135550354</text:p>
          </table:table-cell>
          <table:table-cell office:value-type="float" office:value="46.025546753561">
            <text:p>46.025546753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1.6">
            <text:p>41.6</text:p>
          </table:table-cell>
          <table:table-cell office:value-type="float" office:value="-513.500021518713">
            <text:p>-513.5000215187</text:p>
          </table:table-cell>
          <table:table-cell office:value-type="float" office:value="-580.500800656512">
            <text:p>-580.5008006565</text:p>
          </table:table-cell>
          <table:table-cell office:value-type="float" office:value="67.0007791377996">
            <text:p>67.0007791378</text:p>
          </table:table-cell>
          <table:table-cell office:value-type="float" office:value="43.0009011714719">
            <text:p>43.000901171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1.7">
            <text:p>41.7</text:p>
          </table:table-cell>
          <table:table-cell office:value-type="float" office:value="-513.500176368405">
            <text:p>-513.5001763684</text:p>
          </table:table-cell>
          <table:table-cell office:value-type="float" office:value="-584.221807441788">
            <text:p>-584.2218074418</text:p>
          </table:table-cell>
          <table:table-cell office:value-type="float" office:value="70.7216310733822">
            <text:p>70.7216310734</text:p>
          </table:table-cell>
          <table:table-cell office:value-type="float" office:value="45.388932899082">
            <text:p>45.388932899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1.8">
            <text:p>41.8</text:p>
          </table:table-cell>
          <table:table-cell office:value-type="float" office:value="-513.500066554667">
            <text:p>-513.5000665547</text:p>
          </table:table-cell>
          <table:table-cell office:value-type="float" office:value="-585.39538427186">
            <text:p>-585.3953842719</text:p>
          </table:table-cell>
          <table:table-cell office:value-type="float" office:value="71.8953177171931">
            <text:p>71.8953177172</text:p>
          </table:table-cell>
          <table:table-cell office:value-type="float" office:value="46.1422015032126">
            <text:p>46.14220150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1.9">
            <text:p>41.9</text:p>
          </table:table-cell>
          <table:table-cell office:value-type="float" office:value="-513.500178890868">
            <text:p>-513.5001788909</text:p>
          </table:table-cell>
          <table:table-cell office:value-type="float" office:value="-587.220725884273">
            <text:p>-587.2207258843</text:p>
          </table:table-cell>
          <table:table-cell office:value-type="float" office:value="73.7205469934044">
            <text:p>73.7205469934</text:p>
          </table:table-cell>
          <table:table-cell office:value-type="float" office:value="47.3136282348363">
            <text:p>47.313628234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-513.500088434984">
            <text:p>-513.500088435</text:p>
          </table:table-cell>
          <table:table-cell office:value-type="float" office:value="-581.818266278155">
            <text:p>-581.8182662782</text:p>
          </table:table-cell>
          <table:table-cell office:value-type="float" office:value="68.3181778431711">
            <text:p>68.3181778432</text:p>
          </table:table-cell>
          <table:table-cell office:value-type="float" office:value="43.8464037501299">
            <text:p>43.846403750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2.1">
            <text:p>42.1</text:p>
          </table:table-cell>
          <table:table-cell office:value-type="float" office:value="-513.500107598391">
            <text:p>-513.5001075984</text:p>
          </table:table-cell>
          <table:table-cell office:value-type="float" office:value="-579.634251722191">
            <text:p>-579.6342517222</text:p>
          </table:table-cell>
          <table:table-cell office:value-type="float" office:value="66.1341441237999">
            <text:p>66.1341441238</text:p>
          </table:table-cell>
          <table:table-cell office:value-type="float" office:value="42.4446973919293">
            <text:p>42.444697391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2.2">
            <text:p>42.2</text:p>
          </table:table-cell>
          <table:table-cell office:value-type="float" office:value="-513.500065012207">
            <text:p>-513.5000650122</text:p>
          </table:table-cell>
          <table:table-cell office:value-type="float" office:value="-579.680943277342">
            <text:p>-579.6809432773</text:p>
          </table:table-cell>
          <table:table-cell office:value-type="float" office:value="66.1808782651346">
            <text:p>66.1808782651</text:p>
          </table:table-cell>
          <table:table-cell office:value-type="float" office:value="42.4746912251165">
            <text:p>42.474691225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2.3">
            <text:p>42.3</text:p>
          </table:table-cell>
          <table:table-cell office:value-type="float" office:value="-513.500151893346">
            <text:p>-513.5001518933</text:p>
          </table:table-cell>
          <table:table-cell office:value-type="float" office:value="-581.856598974712">
            <text:p>-581.8565989747</text:p>
          </table:table-cell>
          <table:table-cell office:value-type="float" office:value="68.3564470813659">
            <text:p>68.3564470814</text:p>
          </table:table-cell>
          <table:table-cell office:value-type="float" office:value="43.8709648336083">
            <text:p>43.870964833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2.4">
            <text:p>42.4</text:p>
          </table:table-cell>
          <table:table-cell office:value-type="float" office:value="-513.500061776646">
            <text:p>-513.5000617766</text:p>
          </table:table-cell>
          <table:table-cell office:value-type="float" office:value="-579.320874843446">
            <text:p>-579.3208748434</text:p>
          </table:table-cell>
          <table:table-cell office:value-type="float" office:value="65.8208130667997">
            <text:p>65.8208130668</text:p>
          </table:table-cell>
          <table:table-cell office:value-type="float" office:value="42.2436024496107">
            <text:p>42.243602449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2.5">
            <text:p>42.5</text:p>
          </table:table-cell>
          <table:table-cell office:value-type="float" office:value="-513.500155072582">
            <text:p>-513.5001550726</text:p>
          </table:table-cell>
          <table:table-cell office:value-type="float" office:value="-579.733762107925">
            <text:p>-579.7337621079</text:p>
          </table:table-cell>
          <table:table-cell office:value-type="float" office:value="66.2336070353434">
            <text:p>66.2336070353</text:p>
          </table:table-cell>
          <table:table-cell office:value-type="float" office:value="42.508532393321">
            <text:p>42.508532393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2.6">
            <text:p>42.6</text:p>
          </table:table-cell>
          <table:table-cell office:value-type="float" office:value="-513.500116570471">
            <text:p>-513.5001165705</text:p>
          </table:table-cell>
          <table:table-cell office:value-type="float" office:value="-578.720665525144">
            <text:p>-578.7206655251</text:p>
          </table:table-cell>
          <table:table-cell office:value-type="float" office:value="65.2205489546733">
            <text:p>65.2205489547</text:p>
          </table:table-cell>
          <table:table-cell office:value-type="float" office:value="41.8583547242187">
            <text:p>41.858354724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2.7">
            <text:p>42.7</text:p>
          </table:table-cell>
          <table:table-cell office:value-type="float" office:value="-513.500091634508">
            <text:p>-513.5000916345</text:p>
          </table:table-cell>
          <table:table-cell office:value-type="float" office:value="-576.486280864387">
            <text:p>-576.4862808644</text:p>
          </table:table-cell>
          <table:table-cell office:value-type="float" office:value="62.9861892298797">
            <text:p>62.9861892299</text:p>
          </table:table-cell>
          <table:table-cell office:value-type="float" office:value="40.4243492851214">
            <text:p>40.424349285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2.8">
            <text:p>42.8</text:p>
          </table:table-cell>
          <table:table-cell office:value-type="float" office:value="-513.500063572559">
            <text:p>-513.5000635726</text:p>
          </table:table-cell>
          <table:table-cell office:value-type="float" office:value="-577.239404992644">
            <text:p>-577.2394049926</text:p>
          </table:table-cell>
          <table:table-cell office:value-type="float" office:value="63.7393414200841">
            <text:p>63.7393414201</text:p>
          </table:table-cell>
          <table:table-cell office:value-type="float" office:value="40.9077201252044">
            <text:p>40.907720125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2.9">
            <text:p>42.9</text:p>
          </table:table-cell>
          <table:table-cell office:value-type="float" office:value="-513.500188510173">
            <text:p>-513.5001885102</text:p>
          </table:table-cell>
          <table:table-cell office:value-type="float" office:value="-578.326732204974">
            <text:p>-578.326732205</text:p>
          </table:table-cell>
          <table:table-cell office:value-type="float" office:value="64.8265436948009">
            <text:p>64.8265436948</text:p>
          </table:table-cell>
          <table:table-cell office:value-type="float" office:value="41.6054833179628">
            <text:p>41.60548331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-513.500063429056">
            <text:p>-513.5000634291</text:p>
          </table:table-cell>
          <table:table-cell office:value-type="float" office:value="-570.517740863655">
            <text:p>-570.5177408637</text:p>
          </table:table-cell>
          <table:table-cell office:value-type="float" office:value="57.0176774345994">
            <text:p>57.0176774346</text:p>
          </table:table-cell>
          <table:table-cell office:value-type="float" office:value="36.5937761313113">
            <text:p>36.593776131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1">
            <text:p>43.1</text:p>
          </table:table-cell>
          <table:table-cell office:value-type="float" office:value="-513.50008402914">
            <text:p>-513.5000840291</text:p>
          </table:table-cell>
          <table:table-cell office:value-type="float" office:value="-570.891201304112">
            <text:p>-570.8912013041</text:p>
          </table:table-cell>
          <table:table-cell office:value-type="float" office:value="57.3911172749725">
            <text:p>57.391117275</text:p>
          </table:table-cell>
          <table:table-cell office:value-type="float" office:value="36.8334487123771">
            <text:p>36.833448712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2">
            <text:p>43.2</text:p>
          </table:table-cell>
          <table:table-cell office:value-type="float" office:value="-513.500158856773">
            <text:p>-513.5001588568</text:p>
          </table:table-cell>
          <table:table-cell office:value-type="float" office:value="-577.706478369515">
            <text:p>-577.7064783695</text:p>
          </table:table-cell>
          <table:table-cell office:value-type="float" office:value="64.2063195127417">
            <text:p>64.2063195127</text:p>
          </table:table-cell>
          <table:table-cell office:value-type="float" office:value="41.2074252789357">
            <text:p>41.207425278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3">
            <text:p>43.3</text:p>
          </table:table-cell>
          <table:table-cell office:value-type="float" office:value="-513.500083495098">
            <text:p>-513.5000834951</text:p>
          </table:table-cell>
          <table:table-cell office:value-type="float" office:value="-578.787555311937">
            <text:p>-578.7875553119</text:p>
          </table:table-cell>
          <table:table-cell office:value-type="float" office:value="65.2874718168391">
            <text:p>65.2874718168</text:p>
          </table:table-cell>
          <table:table-cell office:value-type="float" office:value="41.9013056185088">
            <text:p>41.901305618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4">
            <text:p>43.4</text:p>
          </table:table-cell>
          <table:table-cell office:value-type="float" office:value="-513.500082707713">
            <text:p>-513.5000827077</text:p>
          </table:table-cell>
          <table:table-cell office:value-type="float" office:value="-579.992721813782">
            <text:p>-579.9927218138</text:p>
          </table:table-cell>
          <table:table-cell office:value-type="float" office:value="66.4926391060689">
            <text:p>66.4926391061</text:p>
          </table:table-cell>
          <table:table-cell office:value-type="float" office:value="42.6747784074249">
            <text:p>42.674778407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5">
            <text:p>43.5</text:p>
          </table:table-cell>
          <table:table-cell office:value-type="float" office:value="-513.500228381614">
            <text:p>-513.5002283816</text:p>
          </table:table-cell>
          <table:table-cell office:value-type="float" office:value="-582.156979761024">
            <text:p>-582.156979761</text:p>
          </table:table-cell>
          <table:table-cell office:value-type="float" office:value="68.6567513794102">
            <text:p>68.6567513794</text:p>
          </table:table-cell>
          <table:table-cell office:value-type="float" office:value="44.0636992406965">
            <text:p>44.063699240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6">
            <text:p>43.6</text:p>
          </table:table-cell>
          <table:table-cell office:value-type="float" office:value="-513.500067017467">
            <text:p>-513.5000670175</text:p>
          </table:table-cell>
          <table:table-cell office:value-type="float" office:value="-578.525530371694">
            <text:p>-578.5255303717</text:p>
          </table:table-cell>
          <table:table-cell office:value-type="float" office:value="65.0254633542275">
            <text:p>65.0254633542</text:p>
          </table:table-cell>
          <table:table-cell office:value-type="float" office:value="41.7331493649274">
            <text:p>41.733149364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7">
            <text:p>43.7</text:p>
          </table:table-cell>
          <table:table-cell office:value-type="float" office:value="-513.500251579681">
            <text:p>-513.5002515797</text:p>
          </table:table-cell>
          <table:table-cell office:value-type="float" office:value="-585.923214047594">
            <text:p>-585.9232140476</text:p>
          </table:table-cell>
          <table:table-cell office:value-type="float" office:value="72.4229624679131">
            <text:p>72.4229624679</text:p>
          </table:table-cell>
          <table:table-cell office:value-type="float" office:value="46.4808423380108">
            <text:p>46.48084233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8">
            <text:p>43.8</text:p>
          </table:table-cell>
          <table:table-cell office:value-type="float" office:value="-513.500092234486">
            <text:p>-513.5000922345</text:p>
          </table:table-cell>
          <table:table-cell office:value-type="float" office:value="-584.386358546531">
            <text:p>-584.3863585465</text:p>
          </table:table-cell>
          <table:table-cell office:value-type="float" office:value="70.8862663120453">
            <text:p>70.886266312</text:p>
          </table:table-cell>
          <table:table-cell office:value-type="float" office:value="45.4945953065674">
            <text:p>45.494595306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9">
            <text:p>43.9</text:p>
          </table:table-cell>
          <table:table-cell office:value-type="float" office:value="-513.500216230629">
            <text:p>-513.5002162306</text:p>
          </table:table-cell>
          <table:table-cell office:value-type="float" office:value="-586.003288902261">
            <text:p>-586.0032889023</text:p>
          </table:table-cell>
          <table:table-cell office:value-type="float" office:value="72.5030726716325">
            <text:p>72.5030726716</text:p>
          </table:table-cell>
          <table:table-cell office:value-type="float" office:value="46.5322568289659">
            <text:p>46.53225682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-513.500250373609">
            <text:p>-513.5002503736</text:p>
          </table:table-cell>
          <table:table-cell office:value-type="float" office:value="-586.429636481488">
            <text:p>-586.4296364815</text:p>
          </table:table-cell>
          <table:table-cell office:value-type="float" office:value="72.9293861078792">
            <text:p>72.9293861079</text:p>
          </table:table-cell>
          <table:table-cell office:value-type="float" office:value="46.805863526918">
            <text:p>46.805863526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.1">
            <text:p>44.1</text:p>
          </table:table-cell>
          <table:table-cell office:value-type="float" office:value="-513.500045900837">
            <text:p>-513.5000459008</text:p>
          </table:table-cell>
          <table:table-cell office:value-type="float" office:value="-582.951754799193">
            <text:p>-582.9517547992</text:p>
          </table:table-cell>
          <table:table-cell office:value-type="float" office:value="69.4517088983557">
            <text:p>69.4517088984</text:p>
          </table:table-cell>
          <table:table-cell office:value-type="float" office:value="44.5739006166743">
            <text:p>44.573900616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.2">
            <text:p>44.2</text:p>
          </table:table-cell>
          <table:table-cell office:value-type="float" office:value="-513.500237683941">
            <text:p>-513.5002376839</text:p>
          </table:table-cell>
          <table:table-cell office:value-type="float" office:value="-585.896314171517">
            <text:p>-585.8963141715</text:p>
          </table:table-cell>
          <table:table-cell office:value-type="float" office:value="72.3960764875758">
            <text:p>72.3960764876</text:p>
          </table:table-cell>
          <table:table-cell office:value-type="float" office:value="46.4635869956363">
            <text:p>46.463586995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.3">
            <text:p>44.3</text:p>
          </table:table-cell>
          <table:table-cell office:value-type="float" office:value="-513.500120964433">
            <text:p>-513.5001209644</text:p>
          </table:table-cell>
          <table:table-cell office:value-type="float" office:value="-584.124948410828">
            <text:p>-584.1249484108</text:p>
          </table:table-cell>
          <table:table-cell office:value-type="float" office:value="70.6248274463951">
            <text:p>70.6248274464</text:p>
          </table:table-cell>
          <table:table-cell office:value-type="float" office:value="45.326804618625">
            <text:p>45.326804618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.4">
            <text:p>44.4</text:p>
          </table:table-cell>
          <table:table-cell office:value-type="float" office:value="-513.500138164868">
            <text:p>-513.5001381649</text:p>
          </table:table-cell>
          <table:table-cell office:value-type="float" office:value="-585.690273595284">
            <text:p>-585.6902735953</text:p>
          </table:table-cell>
          <table:table-cell office:value-type="float" office:value="72.1901354304159">
            <text:p>72.1901354304</text:p>
          </table:table-cell>
          <table:table-cell office:value-type="float" office:value="46.3314146364482">
            <text:p>46.331414636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.5">
            <text:p>44.5</text:p>
          </table:table-cell>
          <table:table-cell office:value-type="float" office:value="-513.500125301023">
            <text:p>-513.500125301</text:p>
          </table:table-cell>
          <table:table-cell office:value-type="float" office:value="-584.973694010856">
            <text:p>-584.9736940109</text:p>
          </table:table-cell>
          <table:table-cell office:value-type="float" office:value="71.4735687098322">
            <text:p>71.4735687098</text:p>
          </table:table-cell>
          <table:table-cell office:value-type="float" office:value="45.8715242421707">
            <text:p>45.871524242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.6">
            <text:p>44.6</text:p>
          </table:table-cell>
          <table:table-cell office:value-type="float" office:value="-513.500195877969">
            <text:p>-513.500195878</text:p>
          </table:table-cell>
          <table:table-cell office:value-type="float" office:value="-585.088280004729">
            <text:p>-585.0882800047</text:p>
          </table:table-cell>
          <table:table-cell office:value-type="float" office:value="71.5880841267605">
            <text:p>71.5880841268</text:p>
          </table:table-cell>
          <table:table-cell office:value-type="float" office:value="45.9450198968378">
            <text:p>45.945019896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.7">
            <text:p>44.7</text:p>
          </table:table-cell>
          <table:table-cell office:value-type="float" office:value="-513.500036176492">
            <text:p>-513.5000361765</text:p>
          </table:table-cell>
          <table:table-cell office:value-type="float" office:value="-580.264955412285">
            <text:p>-580.2649554123</text:p>
          </table:table-cell>
          <table:table-cell office:value-type="float" office:value="66.7649192357933">
            <text:p>66.7649192358</text:p>
          </table:table-cell>
          <table:table-cell office:value-type="float" office:value="42.8495269864698">
            <text:p>42.849526986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.8">
            <text:p>44.8</text:p>
          </table:table-cell>
          <table:table-cell office:value-type="float" office:value="-513.500255080176">
            <text:p>-513.5002550802</text:p>
          </table:table-cell>
          <table:table-cell office:value-type="float" office:value="-584.469074048443">
            <text:p>-584.4690740484</text:p>
          </table:table-cell>
          <table:table-cell office:value-type="float" office:value="70.9688189682673">
            <text:p>70.9688189683</text:p>
          </table:table-cell>
          <table:table-cell office:value-type="float" office:value="45.5475773562887">
            <text:p>45.547577356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.9">
            <text:p>44.9</text:p>
          </table:table-cell>
          <table:table-cell office:value-type="float" office:value="-513.499972778819">
            <text:p>-513.4999727788</text:p>
          </table:table-cell>
          <table:table-cell office:value-type="float" office:value="-578.288248668454">
            <text:p>-578.2882486685</text:p>
          </table:table-cell>
          <table:table-cell office:value-type="float" office:value="64.7882758896349">
            <text:p>64.7882758896</text:p>
          </table:table-cell>
          <table:table-cell office:value-type="float" office:value="41.5809231541981">
            <text:p>41.580923154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-513.50018537317">
            <text:p>-513.5001853732</text:p>
          </table:table-cell>
          <table:table-cell office:value-type="float" office:value="-580.561491326992">
            <text:p>-580.561491327</text:p>
          </table:table-cell>
          <table:table-cell office:value-type="float" office:value="67.0613059538228">
            <text:p>67.0613059538</text:p>
          </table:table-cell>
          <table:table-cell office:value-type="float" office:value="43.0397471023331">
            <text:p>43.039747102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5.1">
            <text:p>45.1</text:p>
          </table:table-cell>
          <table:table-cell office:value-type="float" office:value="-513.500101356578">
            <text:p>-513.5001013566</text:p>
          </table:table-cell>
          <table:table-cell office:value-type="float" office:value="-580.783879246838">
            <text:p>-580.7838792468</text:p>
          </table:table-cell>
          <table:table-cell office:value-type="float" office:value="67.2837778902599">
            <text:p>67.2837778903</text:p>
          </table:table-cell>
          <table:table-cell office:value-type="float" office:value="43.1825289307725">
            <text:p>43.182528930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5.2">
            <text:p>45.2</text:p>
          </table:table-cell>
          <table:table-cell office:value-type="float" office:value="-513.500129169747">
            <text:p>-513.5001291697</text:p>
          </table:table-cell>
          <table:table-cell office:value-type="float" office:value="-578.54465192082">
            <text:p>-578.5446519208</text:p>
          </table:table-cell>
          <table:table-cell office:value-type="float" office:value="65.0445227510732">
            <text:p>65.0445227511</text:p>
          </table:table-cell>
          <table:table-cell office:value-type="float" office:value="41.7453816292488">
            <text:p>41.745381629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5.3">
            <text:p>45.3</text:p>
          </table:table-cell>
          <table:table-cell office:value-type="float" office:value="-513.500199742216">
            <text:p>-513.5001997422</text:p>
          </table:table-cell>
          <table:table-cell office:value-type="float" office:value="-579.254237208893">
            <text:p>-579.2542372089</text:p>
          </table:table-cell>
          <table:table-cell office:value-type="float" office:value="65.7540374666764">
            <text:p>65.7540374667</text:p>
          </table:table-cell>
          <table:table-cell office:value-type="float" office:value="42.2007460676623">
            <text:p>42.200746067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5.4">
            <text:p>45.4</text:p>
          </table:table-cell>
          <table:table-cell office:value-type="float" office:value="-513.500044687398">
            <text:p>-513.5000446874</text:p>
          </table:table-cell>
          <table:table-cell office:value-type="float" office:value="-578.484654300469">
            <text:p>-578.4846543005</text:p>
          </table:table-cell>
          <table:table-cell office:value-type="float" office:value="64.9846096130712">
            <text:p>64.9846096131</text:p>
          </table:table-cell>
          <table:table-cell office:value-type="float" office:value="41.7069295551199">
            <text:p>41.706929555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5.5">
            <text:p>45.5</text:p>
          </table:table-cell>
          <table:table-cell office:value-type="float" office:value="-513.500165023859">
            <text:p>-513.5001650239</text:p>
          </table:table-cell>
          <table:table-cell office:value-type="float" office:value="-580.561524985216">
            <text:p>-580.5615249852</text:p>
          </table:table-cell>
          <table:table-cell office:value-type="float" office:value="67.0613599613567">
            <text:p>67.0613599614</text:p>
          </table:table-cell>
          <table:table-cell office:value-type="float" office:value="43.0397817642081">
            <text:p>43.039781764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5.6">
            <text:p>45.6</text:p>
          </table:table-cell>
          <table:table-cell office:value-type="float" office:value="-513.500165391216">
            <text:p>-513.5001653912</text:p>
          </table:table-cell>
          <table:table-cell office:value-type="float" office:value="-580.497349208406">
            <text:p>-580.4973492084</text:p>
          </table:table-cell>
          <table:table-cell office:value-type="float" office:value="66.9971838171893">
            <text:p>66.9971838172</text:p>
          </table:table-cell>
          <table:table-cell office:value-type="float" office:value="42.9985937053762">
            <text:p>42.998593705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5.7">
            <text:p>45.7</text:p>
          </table:table-cell>
          <table:table-cell office:value-type="float" office:value="-513.50014108096">
            <text:p>-513.500141081</text:p>
          </table:table-cell>
          <table:table-cell office:value-type="float" office:value="-578.864980926095">
            <text:p>-578.8649809261</text:p>
          </table:table-cell>
          <table:table-cell office:value-type="float" office:value="65.3648398451349">
            <text:p>65.3648398451</text:p>
          </table:table-cell>
          <table:table-cell office:value-type="float" office:value="41.9509601894167">
            <text:p>41.950960189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5.8">
            <text:p>45.8</text:p>
          </table:table-cell>
          <table:table-cell office:value-type="float" office:value="-513.500178709833">
            <text:p>-513.5001787098</text:p>
          </table:table-cell>
          <table:table-cell office:value-type="float" office:value="-580.264122439245">
            <text:p>-580.2641224392</text:p>
          </table:table-cell>
          <table:table-cell office:value-type="float" office:value="66.7639437294119">
            <text:p>66.7639437294</text:p>
          </table:table-cell>
          <table:table-cell office:value-type="float" office:value="42.8489009093699">
            <text:p>42.848900909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5.9">
            <text:p>45.9</text:p>
          </table:table-cell>
          <table:table-cell office:value-type="float" office:value="-513.500151507801">
            <text:p>-513.5001515078</text:p>
          </table:table-cell>
          <table:table-cell office:value-type="float" office:value="-581.211245940627">
            <text:p>-581.2112459406</text:p>
          </table:table-cell>
          <table:table-cell office:value-type="float" office:value="67.7110944328255">
            <text:p>67.7110944328</text:p>
          </table:table-cell>
          <table:table-cell office:value-type="float" office:value="43.4567794193826">
            <text:p>43.456779419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-513.500070509962">
            <text:p>-513.50007051</text:p>
          </table:table-cell>
          <table:table-cell office:value-type="float" office:value="-580.430910285176">
            <text:p>-580.4309102852</text:p>
          </table:table-cell>
          <table:table-cell office:value-type="float" office:value="66.930839775214">
            <text:p>66.9308397752</text:p>
          </table:table-cell>
          <table:table-cell office:value-type="float" office:value="42.9560142961662">
            <text:p>42.956014296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.1">
            <text:p>46.1</text:p>
          </table:table-cell>
          <table:table-cell office:value-type="float" office:value="-513.500211708243">
            <text:p>-513.5002117082</text:p>
          </table:table-cell>
          <table:table-cell office:value-type="float" office:value="-583.062160864932">
            <text:p>-583.0621608649</text:p>
          </table:table-cell>
          <table:table-cell office:value-type="float" office:value="69.5619491566896">
            <text:p>69.5619491567</text:p>
          </table:table-cell>
          <table:table-cell office:value-type="float" office:value="44.6446524872456">
            <text:p>44.644652487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.2">
            <text:p>46.2</text:p>
          </table:table-cell>
          <table:table-cell office:value-type="float" office:value="-513.500099576169">
            <text:p>-513.5000995762</text:p>
          </table:table-cell>
          <table:table-cell office:value-type="float" office:value="-580.683855245299">
            <text:p>-580.6838552453</text:p>
          </table:table-cell>
          <table:table-cell office:value-type="float" office:value="67.1837556691299">
            <text:p>67.1837556691</text:p>
          </table:table-cell>
          <table:table-cell office:value-type="float" office:value="43.1183349661484">
            <text:p>43.118334966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.3">
            <text:p>46.3</text:p>
          </table:table-cell>
          <table:table-cell office:value-type="float" office:value="-513.500143718055">
            <text:p>-513.5001437181</text:p>
          </table:table-cell>
          <table:table-cell office:value-type="float" office:value="-582.16362758271">
            <text:p>-582.1636275827</text:p>
          </table:table-cell>
          <table:table-cell office:value-type="float" office:value="68.6634838646547">
            <text:p>68.6634838647</text:p>
          </table:table-cell>
          <table:table-cell office:value-type="float" office:value="44.0680201297423">
            <text:p>44.068020129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.4">
            <text:p>46.4</text:p>
          </table:table-cell>
          <table:table-cell office:value-type="float" office:value="-513.500156286256">
            <text:p>-513.5001562863</text:p>
          </table:table-cell>
          <table:table-cell office:value-type="float" office:value="-582.885951021662">
            <text:p>-582.8859510217</text:p>
          </table:table-cell>
          <table:table-cell office:value-type="float" office:value="69.3857947354061">
            <text:p>69.3857947354</text:p>
          </table:table-cell>
          <table:table-cell office:value-type="float" office:value="44.531597102547">
            <text:p>44.531597102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.5">
            <text:p>46.5</text:p>
          </table:table-cell>
          <table:table-cell office:value-type="float" office:value="-513.500062013746">
            <text:p>-513.5000620137</text:p>
          </table:table-cell>
          <table:table-cell office:value-type="float" office:value="-580.080649468517">
            <text:p>-580.0806494685</text:p>
          </table:table-cell>
          <table:table-cell office:value-type="float" office:value="66.5805874547712">
            <text:p>66.5805874548</text:p>
          </table:table-cell>
          <table:table-cell office:value-type="float" office:value="42.7312233965639">
            <text:p>42.731223396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.6">
            <text:p>46.6</text:p>
          </table:table-cell>
          <table:table-cell office:value-type="float" office:value="-513.500144706479">
            <text:p>-513.5001447065</text:p>
          </table:table-cell>
          <table:table-cell office:value-type="float" office:value="-581.836181838725">
            <text:p>-581.8361818387</text:p>
          </table:table-cell>
          <table:table-cell office:value-type="float" office:value="68.3360371322452">
            <text:p>68.3360371322</text:p>
          </table:table-cell>
          <table:table-cell office:value-type="float" office:value="43.8578657888457">
            <text:p>43.857865788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.7">
            <text:p>46.7</text:p>
          </table:table-cell>
          <table:table-cell office:value-type="float" office:value="-513.500125140709">
            <text:p>-513.5001251407</text:p>
          </table:table-cell>
          <table:table-cell office:value-type="float" office:value="-581.384665332528">
            <text:p>-581.3846653325</text:p>
          </table:table-cell>
          <table:table-cell office:value-type="float" office:value="67.8845401918185">
            <text:p>67.8845401918</text:p>
          </table:table-cell>
          <table:table-cell office:value-type="float" office:value="43.5680963926633">
            <text:p>43.568096392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.8">
            <text:p>46.8</text:p>
          </table:table-cell>
          <table:table-cell office:value-type="float" office:value="-513.500137984642">
            <text:p>-513.5001379846</text:p>
          </table:table-cell>
          <table:table-cell office:value-type="float" office:value="-579.89393277892">
            <text:p>-579.8939327789</text:p>
          </table:table-cell>
          <table:table-cell office:value-type="float" office:value="66.3937947942783">
            <text:p>66.3937947943</text:p>
          </table:table-cell>
          <table:table-cell office:value-type="float" office:value="42.6113404215184">
            <text:p>42.611340421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.9">
            <text:p>46.9</text:p>
          </table:table-cell>
          <table:table-cell office:value-type="float" office:value="-513.500099722089">
            <text:p>-513.5000997221</text:p>
          </table:table-cell>
          <table:table-cell office:value-type="float" office:value="-580.828217841395">
            <text:p>-580.8282178414</text:p>
          </table:table-cell>
          <table:table-cell office:value-type="float" office:value="67.3281181193054">
            <text:p>67.3281181193</text:p>
          </table:table-cell>
          <table:table-cell office:value-type="float" office:value="43.2109863581583">
            <text:p>43.210986358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-513.500257550026">
            <text:p>-513.50025755</text:p>
          </table:table-cell>
          <table:table-cell office:value-type="float" office:value="-584.780845490379">
            <text:p>-584.7808454904</text:p>
          </table:table-cell>
          <table:table-cell office:value-type="float" office:value="71.2805879403531">
            <text:p>71.2805879404</text:p>
          </table:table-cell>
          <table:table-cell office:value-type="float" office:value="45.747669757146">
            <text:p>45.747669757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7.1">
            <text:p>47.1</text:p>
          </table:table-cell>
          <table:table-cell office:value-type="float" office:value="-513.500037765273">
            <text:p>-513.5000377653</text:p>
          </table:table-cell>
          <table:table-cell office:value-type="float" office:value="-580.722707790125">
            <text:p>-580.7227077901</text:p>
          </table:table-cell>
          <table:table-cell office:value-type="float" office:value="67.2226700248518">
            <text:p>67.2226700249</text:p>
          </table:table-cell>
          <table:table-cell office:value-type="float" office:value="43.1433100841407">
            <text:p>43.143310084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7.2">
            <text:p>47.2</text:p>
          </table:table-cell>
          <table:table-cell office:value-type="float" office:value="-513.50022072706">
            <text:p>-513.5002207271</text:p>
          </table:table-cell>
          <table:table-cell office:value-type="float" office:value="-582.50645426003">
            <text:p>-582.50645426</text:p>
          </table:table-cell>
          <table:table-cell office:value-type="float" office:value="69.0062335329703">
            <text:p>69.006233533</text:p>
          </table:table-cell>
          <table:table-cell office:value-type="float" office:value="44.2879958494795">
            <text:p>44.287995849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7.3">
            <text:p>47.3</text:p>
          </table:table-cell>
          <table:table-cell office:value-type="float" office:value="-513.50012099775">
            <text:p>-513.5001209978</text:p>
          </table:table-cell>
          <table:table-cell office:value-type="float" office:value="-574.222676338927">
            <text:p>-574.2226763389</text:p>
          </table:table-cell>
          <table:table-cell office:value-type="float" office:value="60.7225553411768">
            <text:p>60.7225553412</text:p>
          </table:table-cell>
          <table:table-cell office:value-type="float" office:value="38.9715557745218">
            <text:p>38.971555774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7.4">
            <text:p>47.4</text:p>
          </table:table-cell>
          <table:table-cell office:value-type="float" office:value="-513.500127143047">
            <text:p>-513.500127143</text:p>
          </table:table-cell>
          <table:table-cell office:value-type="float" office:value="-576.304599089676">
            <text:p>-576.3045990897</text:p>
          </table:table-cell>
          <table:table-cell office:value-type="float" office:value="62.8044719466289">
            <text:p>62.8044719466</text:p>
          </table:table-cell>
          <table:table-cell office:value-type="float" office:value="40.3077236721245">
            <text:p>40.307723672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7.5">
            <text:p>47.5</text:p>
          </table:table-cell>
          <table:table-cell office:value-type="float" office:value="-513.500200384513">
            <text:p>-513.5002003845</text:p>
          </table:table-cell>
          <table:table-cell office:value-type="float" office:value="-584.892073128852">
            <text:p>-584.8920731289</text:p>
          </table:table-cell>
          <table:table-cell office:value-type="float" office:value="71.3918727443391">
            <text:p>71.3918727443</text:p>
          </table:table-cell>
          <table:table-cell office:value-type="float" office:value="45.8190920140163">
            <text:p>45.81909201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7.6">
            <text:p>47.6</text:p>
          </table:table-cell>
          <table:table-cell office:value-type="float" office:value="-513.500152360354">
            <text:p>-513.5001523604</text:p>
          </table:table-cell>
          <table:table-cell office:value-type="float" office:value="-583.685281640803">
            <text:p>-583.6852816408</text:p>
          </table:table-cell>
          <table:table-cell office:value-type="float" office:value="70.1851292804489">
            <text:p>70.1851292804</text:p>
          </table:table-cell>
          <table:table-cell office:value-type="float" office:value="45.0446076408818">
            <text:p>45.044607640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7.7">
            <text:p>47.7</text:p>
          </table:table-cell>
          <table:table-cell office:value-type="float" office:value="-513.500095135606">
            <text:p>-513.5000951356</text:p>
          </table:table-cell>
          <table:table-cell office:value-type="float" office:value="-577.770252639623">
            <text:p>-577.7702526396</text:p>
          </table:table-cell>
          <table:table-cell office:value-type="float" office:value="64.2701575040173">
            <text:p>64.270157504</text:p>
          </table:table-cell>
          <table:table-cell office:value-type="float" office:value="41.2483963122453">
            <text:p>41.248396312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7.8">
            <text:p>47.8</text:p>
          </table:table-cell>
          <table:table-cell office:value-type="float" office:value="-513.500205003123">
            <text:p>-513.5002050031</text:p>
          </table:table-cell>
          <table:table-cell office:value-type="float" office:value="-574.30080554131">
            <text:p>-574.3008055413</text:p>
          </table:table-cell>
          <table:table-cell office:value-type="float" office:value="60.8006005381863">
            <text:p>60.8006005382</text:p>
          </table:table-cell>
          <table:table-cell office:value-type="float" office:value="39.0216449503001">
            <text:p>39.021644950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7.9">
            <text:p>47.9</text:p>
          </table:table-cell>
          <table:table-cell office:value-type="float" office:value="-513.500192408599">
            <text:p>-513.5001924086</text:p>
          </table:table-cell>
          <table:table-cell office:value-type="float" office:value="-578.467327332362">
            <text:p>-578.4673273324</text:p>
          </table:table-cell>
          <table:table-cell office:value-type="float" office:value="64.9671349237629">
            <text:p>64.9671349238</text:p>
          </table:table-cell>
          <table:table-cell office:value-type="float" office:value="41.6957143513921">
            <text:p>41.695714351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-513.500154912247">
            <text:p>-513.5001549122</text:p>
          </table:table-cell>
          <table:table-cell office:value-type="float" office:value="-585.407912250692">
            <text:p>-585.4079122507</text:p>
          </table:table-cell>
          <table:table-cell office:value-type="float" office:value="71.9077573384442">
            <text:p>71.9077573384</text:p>
          </table:table-cell>
          <table:table-cell office:value-type="float" office:value="46.1501852152069">
            <text:p>46.150185215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8.1">
            <text:p>48.1</text:p>
          </table:table-cell>
          <table:table-cell office:value-type="float" office:value="-513.500221360428">
            <text:p>-513.5002213604</text:p>
          </table:table-cell>
          <table:table-cell office:value-type="float" office:value="-585.750025914917">
            <text:p>-585.7500259149</text:p>
          </table:table-cell>
          <table:table-cell office:value-type="float" office:value="72.2498045544888">
            <text:p>72.2498045545</text:p>
          </table:table-cell>
          <table:table-cell office:value-type="float" office:value="46.3697101031617">
            <text:p>46.36971010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8.2">
            <text:p>48.2</text:p>
          </table:table-cell>
          <table:table-cell office:value-type="float" office:value="-513.500127454276">
            <text:p>-513.5001274543</text:p>
          </table:table-cell>
          <table:table-cell office:value-type="float" office:value="-579.431432960833">
            <text:p>-579.4314329608</text:p>
          </table:table-cell>
          <table:table-cell office:value-type="float" office:value="65.9313055065573">
            <text:p>65.9313055066</text:p>
          </table:table-cell>
          <table:table-cell office:value-type="float" office:value="42.3145161694712">
            <text:p>42.314516169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8.3">
            <text:p>48.3</text:p>
          </table:table-cell>
          <table:table-cell office:value-type="float" office:value="-513.500025261019">
            <text:p>-513.500025261</text:p>
          </table:table-cell>
          <table:table-cell office:value-type="float" office:value="-578.580031204256">
            <text:p>-578.5800312043</text:p>
          </table:table-cell>
          <table:table-cell office:value-type="float" office:value="65.0800059432368">
            <text:p>65.0800059432</text:p>
          </table:table-cell>
          <table:table-cell office:value-type="float" office:value="41.7681546366542">
            <text:p>41.768154636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8.4">
            <text:p>48.4</text:p>
          </table:table-cell>
          <table:table-cell office:value-type="float" office:value="-513.500293209547">
            <text:p>-513.5002932095</text:p>
          </table:table-cell>
          <table:table-cell office:value-type="float" office:value="-590.350831427429">
            <text:p>-590.3508314274</text:p>
          </table:table-cell>
          <table:table-cell office:value-type="float" office:value="76.8505382178821">
            <text:p>76.8505382179</text:p>
          </table:table-cell>
          <table:table-cell office:value-type="float" office:value="49.3224473119179">
            <text:p>49.322447311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8.5">
            <text:p>48.5</text:p>
          </table:table-cell>
          <table:table-cell office:value-type="float" office:value="-513.500100540521">
            <text:p>-513.5001005405</text:p>
          </table:table-cell>
          <table:table-cell office:value-type="float" office:value="-590.331287416016">
            <text:p>-590.331287416</text:p>
          </table:table-cell>
          <table:table-cell office:value-type="float" office:value="76.831186875495">
            <text:p>76.8311868755</text:p>
          </table:table-cell>
          <table:table-cell office:value-type="float" office:value="49.3100276778147">
            <text:p>49.310027677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8.6">
            <text:p>48.6</text:p>
          </table:table-cell>
          <table:table-cell office:value-type="float" office:value="-513.50015039221">
            <text:p>-513.5001503922</text:p>
          </table:table-cell>
          <table:table-cell office:value-type="float" office:value="-589.94778955616">
            <text:p>-589.9477895562</text:p>
          </table:table-cell>
          <table:table-cell office:value-type="float" office:value="76.4476391639493">
            <text:p>76.4476391639</text:p>
          </table:table-cell>
          <table:table-cell office:value-type="float" office:value="49.0638678950336">
            <text:p>49.06386789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8.7">
            <text:p>48.7</text:p>
          </table:table-cell>
          <table:table-cell office:value-type="float" office:value="-513.500200456394">
            <text:p>-513.5002004564</text:p>
          </table:table-cell>
          <table:table-cell office:value-type="float" office:value="-586.576770137483">
            <text:p>-586.5767701375</text:p>
          </table:table-cell>
          <table:table-cell office:value-type="float" office:value="73.0765696810892">
            <text:p>73.0765696811</text:p>
          </table:table-cell>
          <table:table-cell office:value-type="float" office:value="46.9003255073176">
            <text:p>46.900325507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8.8">
            <text:p>48.8</text:p>
          </table:table-cell>
          <table:table-cell office:value-type="float" office:value="-513.500107864894">
            <text:p>-513.5001078649</text:p>
          </table:table-cell>
          <table:table-cell office:value-type="float" office:value="-581.974805317188">
            <text:p>-581.9748053172</text:p>
          </table:table-cell>
          <table:table-cell office:value-type="float" office:value="68.4746974522939">
            <text:p>68.4746974523</text:p>
          </table:table-cell>
          <table:table-cell office:value-type="float" office:value="43.9468575706659">
            <text:p>43.946857570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8.9">
            <text:p>48.9</text:p>
          </table:table-cell>
          <table:table-cell office:value-type="float" office:value="-513.500154980508">
            <text:p>-513.5001549805</text:p>
          </table:table-cell>
          <table:table-cell office:value-type="float" office:value="-582.299088588862">
            <text:p>-582.2990885889</text:p>
          </table:table-cell>
          <table:table-cell office:value-type="float" office:value="68.7989336083543">
            <text:p>68.7989336084</text:p>
          </table:table-cell>
          <table:table-cell office:value-type="float" office:value="44.1549513731917">
            <text:p>44.15495137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-513.500141060429">
            <text:p>-513.5001410604</text:p>
          </table:table-cell>
          <table:table-cell office:value-type="float" office:value="-583.142360309133">
            <text:p>-583.1423603091</text:p>
          </table:table-cell>
          <table:table-cell office:value-type="float" office:value="69.6422192487047">
            <text:p>69.6422192487</text:p>
          </table:table-cell>
          <table:table-cell office:value-type="float" office:value="44.6961695940343">
            <text:p>44.69616959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.1">
            <text:p>49.1</text:p>
          </table:table-cell>
          <table:table-cell office:value-type="float" office:value="-513.500240037112">
            <text:p>-513.5002400371</text:p>
          </table:table-cell>
          <table:table-cell office:value-type="float" office:value="-586.667351171941">
            <text:p>-586.6673511719</text:p>
          </table:table-cell>
          <table:table-cell office:value-type="float" office:value="73.1671111348288">
            <text:p>73.1671111348</text:p>
          </table:table-cell>
          <table:table-cell office:value-type="float" office:value="46.9584347435724">
            <text:p>46.958434743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.2">
            <text:p>49.2</text:p>
          </table:table-cell>
          <table:table-cell office:value-type="float" office:value="-513.500001819923">
            <text:p>-513.5000018199</text:p>
          </table:table-cell>
          <table:table-cell office:value-type="float" office:value="-579.153780404">
            <text:p>-579.153780404</text:p>
          </table:table-cell>
          <table:table-cell office:value-type="float" office:value="65.6537785840766">
            <text:p>65.6537785841</text:p>
          </table:table-cell>
          <table:table-cell office:value-type="float" office:value="42.1364002144094">
            <text:p>42.136400214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.3">
            <text:p>49.3</text:p>
          </table:table-cell>
          <table:table-cell office:value-type="float" office:value="-513.500180148746">
            <text:p>-513.5001801487</text:p>
          </table:table-cell>
          <table:table-cell office:value-type="float" office:value="-584.007132748326">
            <text:p>-584.0071327483</text:p>
          </table:table-cell>
          <table:table-cell office:value-type="float" office:value="70.5069525995799">
            <text:p>70.5069525996</text:p>
          </table:table-cell>
          <table:table-cell office:value-type="float" office:value="45.2511528918282">
            <text:p>45.251152891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.4">
            <text:p>49.4</text:p>
          </table:table-cell>
          <table:table-cell office:value-type="float" office:value="-513.500171745902">
            <text:p>-513.5001717459</text:p>
          </table:table-cell>
          <table:table-cell office:value-type="float" office:value="-588.152519957531">
            <text:p>-588.1525199575</text:p>
          </table:table-cell>
          <table:table-cell office:value-type="float" office:value="74.6523482116295">
            <text:p>74.6523482116</text:p>
          </table:table-cell>
          <table:table-cell office:value-type="float" office:value="47.9116554908172">
            <text:p>47.911655490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.5">
            <text:p>49.5</text:p>
          </table:table-cell>
          <table:table-cell office:value-type="float" office:value="-513.500131963601">
            <text:p>-513.5001319636</text:p>
          </table:table-cell>
          <table:table-cell office:value-type="float" office:value="-584.797404677125">
            <text:p>-584.7974046771</text:p>
          </table:table-cell>
          <table:table-cell office:value-type="float" office:value="71.2972727135238">
            <text:p>71.2972727135</text:p>
          </table:table-cell>
          <table:table-cell office:value-type="float" office:value="45.7583779950414">
            <text:p>45.75837799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.6">
            <text:p>49.6</text:p>
          </table:table-cell>
          <table:table-cell office:value-type="float" office:value="-513.500109109764">
            <text:p>-513.5001091098</text:p>
          </table:table-cell>
          <table:table-cell office:value-type="float" office:value="-585.864055194959">
            <text:p>-585.864055195</text:p>
          </table:table-cell>
          <table:table-cell office:value-type="float" office:value="72.3639460851951">
            <text:p>72.3639460852</text:p>
          </table:table-cell>
          <table:table-cell office:value-type="float" office:value="46.4429657987614">
            <text:p>46.442965798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.7">
            <text:p>49.7</text:p>
          </table:table-cell>
          <table:table-cell office:value-type="float" office:value="-513.50022078535">
            <text:p>-513.5002207854</text:p>
          </table:table-cell>
          <table:table-cell office:value-type="float" office:value="-586.981801197682">
            <text:p>-586.9818011977</text:p>
          </table:table-cell>
          <table:table-cell office:value-type="float" office:value="73.4815804123311">
            <text:p>73.4815804123</text:p>
          </table:table-cell>
          <table:table-cell office:value-type="float" office:value="47.1602601924307">
            <text:p>47.160260192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.8">
            <text:p>49.8</text:p>
          </table:table-cell>
          <table:table-cell office:value-type="float" office:value="-513.500076354885">
            <text:p>-513.5000763549</text:p>
          </table:table-cell>
          <table:table-cell office:value-type="float" office:value="-581.069374249038">
            <text:p>-581.069374249</text:p>
          </table:table-cell>
          <table:table-cell office:value-type="float" office:value="67.5692978941521">
            <text:p>67.5692978942</text:p>
          </table:table-cell>
          <table:table-cell office:value-type="float" office:value="43.3657748217583">
            <text:p>43.365774821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.9">
            <text:p>49.9</text:p>
          </table:table-cell>
          <table:table-cell office:value-type="float" office:value="-513.500106396102">
            <text:p>-513.5001063961</text:p>
          </table:table-cell>
          <table:table-cell office:value-type="float" office:value="-579.447883438394">
            <text:p>-579.4478834384</text:p>
          </table:table-cell>
          <table:table-cell office:value-type="float" office:value="65.9477770422919">
            <text:p>65.9477770423</text:p>
          </table:table-cell>
          <table:table-cell office:value-type="float" office:value="42.325087552213">
            <text:p>42.325087552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-513.50017210433">
            <text:p>-513.5001721043</text:p>
          </table:table-cell>
          <table:table-cell office:value-type="float" office:value="-582.963072584683">
            <text:p>-582.9630725847</text:p>
          </table:table-cell>
          <table:table-cell office:value-type="float" office:value="69.4629004803526">
            <text:p>69.4629004804</text:p>
          </table:table-cell>
          <table:table-cell office:value-type="float" office:value="44.5810833407799">
            <text:p>44.5810833408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7T10:11:18</dc:date>
    <dc:creator>Adam Szczepanski</dc:creator>
    <meta:editing-duration>PT11M36S</meta:editing-duration>
    <meta:editing-cycles>4</meta:editing-cycles>
    <meta:generator>LibreOffice/3.5$Linux_X86_64 LibreOffice_project/350m1$Build-2</meta:generator>
    <meta:document-statistic meta:table-count="2" meta:cell-count="30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726cm" svg:height="12.326cm" xlink:href=".." xlink:type="simple" chart:class="chart:line" chart:style-name="ch1">
        <chart:legend chart:legend-position="end" svg:x="18.733cm" svg:y="5.117cm" style:legend-expansion="high" chart:style-name="ch2"/>
        <chart:plot-area chart:style-name="ch3" table:cell-range-address="argon_wyniki_200K.A2:argon_wyniki_200K.E502 argon_wyniki_200K.B1:argon_wyniki_200K.E1" chart:data-source-has-labels="both" svg:x="0.844cm" svg:y="1.119cm" svg:width="17.101cm" svg:height="10.541cm">
          <chartooo:coordinate-region svg:x="1.756cm" svg:y="1.318cm" svg:width="16.002cm" svg:height="10.143cm"/>
          <chart:axis chart:dimension="x" chart:name="primary-x" chart:style-name="ch4" chartooo:axis-type="auto">
            <chartooo:date-scale/>
            <chart:categories table:cell-range-address="argon_wyniki_200K.A2:argon_wyniki_200K.A5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gon_wyniki_200K.B2:argon_wyniki_200K.B502" chart:label-cell-address="argon_wyniki_200K.B1:argon_wyniki_200K.B1" chart:class="chart:line">
            <chart:data-point chart:repeated="501"/>
          </chart:series>
          <chart:series chart:style-name="ch7" chart:values-cell-range-address="argon_wyniki_200K.C2:argon_wyniki_200K.C502" chart:label-cell-address="argon_wyniki_200K.C1:argon_wyniki_200K.C1" chart:class="chart:line">
            <chart:data-point chart:repeated="501"/>
          </chart:series>
          <chart:series chart:style-name="ch8" chart:values-cell-range-address="argon_wyniki_200K.D2:argon_wyniki_200K.D502" chart:label-cell-address="argon_wyniki_200K.D1:argon_wyniki_200K.D1" chart:class="chart:line">
            <chart:data-point chart:repeated="501"/>
          </chart:series>
          <chart:series chart:style-name="ch9" chart:values-cell-range-address="argon_wyniki_200K.E2:argon_wyniki_200K.E502" chart:label-cell-address="argon_wyniki_200K.E1:argon_wyniki_200K.E1" chart:class="chart:line">
            <chart:data-point chart:repeated="5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</text:p>
                <draw:g>
                  <svg:desc>argon_wyniki_200K.B1:argon_wyniki_200K.B1</svg:desc>
                </draw:g>
              </table:table-cell>
              <table:table-cell office:value-type="string">
                <text:p>V</text:p>
                <draw:g>
                  <svg:desc>argon_wyniki_200K.C1:argon_wyniki_200K.C1</svg:desc>
                </draw:g>
              </table:table-cell>
              <table:table-cell office:value-type="string">
                <text:p>T</text:p>
                <draw:g>
                  <svg:desc>argon_wyniki_200K.D1:argon_wyniki_200K.D1</svg:desc>
                </draw:g>
              </table:table-cell>
              <table:table-cell office:value-type="string">
                <text:p>P</text:p>
                <draw:g>
                  <svg:desc>argon_wyniki_200K.E1:argon_wyniki_200K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gon_wyniki_200K.A2:argon_wyniki_200K.A502</svg:desc>
                </draw:g>
              </table:table-cell>
              <table:table-cell office:value-type="float" office:value="-513.500791759749">
                <text:p>-513.500791759749</text:p>
                <draw:g>
                  <svg:desc>argon_wyniki_200K.B2:argon_wyniki_200K.B502</svg:desc>
                </draw:g>
              </table:table-cell>
              <table:table-cell office:value-type="float" office:value="-669.276384347357">
                <text:p>-669.276384347357</text:p>
                <draw:g>
                  <svg:desc>argon_wyniki_200K.C2:argon_wyniki_200K.C502</svg:desc>
                </draw:g>
              </table:table-cell>
              <table:table-cell office:value-type="float" office:value="155.775592587609">
                <text:p>155.775592587609</text:p>
                <draw:g>
                  <svg:desc>argon_wyniki_200K.D2:argon_wyniki_200K.D502</svg:desc>
                </draw:g>
              </table:table-cell>
              <table:table-cell office:value-type="float" office:value="99.9763129322798">
                <text:p>99.9763129322798</text:p>
                <draw:g>
                  <svg:desc>argon_wyniki_200K.E2:argon_wyniki_200K.E502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-513.500225249162">
                <text:p>-513.500225249162</text:p>
              </table:table-cell>
              <table:table-cell office:value-type="float" office:value="-618.67590212445">
                <text:p>-618.67590212445</text:p>
              </table:table-cell>
              <table:table-cell office:value-type="float" office:value="105.175676875288">
                <text:p>105.175676875288</text:p>
              </table:table-cell>
              <table:table-cell office:value-type="float" office:value="67.5014372244129">
                <text:p>67.5014372244129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-513.499963823403">
                <text:p>-513.499963823403</text:p>
              </table:table-cell>
              <table:table-cell office:value-type="float" office:value="-580.639766053165">
                <text:p>-580.639766053165</text:p>
              </table:table-cell>
              <table:table-cell office:value-type="float" office:value="67.139802229762">
                <text:p>67.139802229762</text:p>
              </table:table-cell>
              <table:table-cell office:value-type="float" office:value="43.0901257792295">
                <text:p>43.090125779229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-513.50031543907">
                <text:p>-513.50031543907</text:p>
              </table:table-cell>
              <table:table-cell office:value-type="float" office:value="-590.706069099482">
                <text:p>-590.706069099482</text:p>
              </table:table-cell>
              <table:table-cell office:value-type="float" office:value="77.205753660412">
                <text:p>77.205753660412</text:p>
              </table:table-cell>
              <table:table-cell office:value-type="float" office:value="49.5504235285436">
                <text:p>49.550423528543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-513.500146785807">
                <text:p>-513.500146785807</text:p>
              </table:table-cell>
              <table:table-cell office:value-type="float" office:value="-581.719860872386">
                <text:p>-581.719860872386</text:p>
              </table:table-cell>
              <table:table-cell office:value-type="float" office:value="68.2197140865792">
                <text:p>68.2197140865792</text:p>
              </table:table-cell>
              <table:table-cell office:value-type="float" office:value="43.7832100034203">
                <text:p>43.783210003420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-513.500093920389">
                <text:p>-513.500093920389</text:p>
              </table:table-cell>
              <table:table-cell office:value-type="float" office:value="-577.045292968098">
                <text:p>-577.045292968098</text:p>
              </table:table-cell>
              <table:table-cell office:value-type="float" office:value="63.5451990477082">
                <text:p>63.5451990477082</text:p>
              </table:table-cell>
              <table:table-cell office:value-type="float" office:value="40.7831201268886">
                <text:p>40.783120126888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-513.500142320014">
                <text:p>-513.500142320014</text:p>
              </table:table-cell>
              <table:table-cell office:value-type="float" office:value="-577.901419755362">
                <text:p>-577.901419755362</text:p>
              </table:table-cell>
              <table:table-cell office:value-type="float" office:value="64.401277435348">
                <text:p>64.401277435348</text:p>
              </table:table-cell>
              <table:table-cell office:value-type="float" office:value="41.3325486949686">
                <text:p>41.332548694968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-513.500025139211">
                <text:p>-513.500025139211</text:p>
              </table:table-cell>
              <table:table-cell office:value-type="float" office:value="-572.53148033475">
                <text:p>-572.53148033475</text:p>
              </table:table-cell>
              <table:table-cell office:value-type="float" office:value="59.0314551955398">
                <text:p>59.0314551955398</text:p>
              </table:table-cell>
              <table:table-cell office:value-type="float" office:value="37.8862127207636">
                <text:p>37.886212720763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-513.500046787609">
                <text:p>-513.500046787609</text:p>
              </table:table-cell>
              <table:table-cell office:value-type="float" office:value="-570.325144874716">
                <text:p>-570.325144874716</text:p>
              </table:table-cell>
              <table:table-cell office:value-type="float" office:value="56.8250980871068">
                <text:p>56.8250980871068</text:p>
              </table:table-cell>
              <table:table-cell office:value-type="float" office:value="36.470179277726">
                <text:p>36.47017927772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-513.500063812717">
                <text:p>-513.500063812717</text:p>
              </table:table-cell>
              <table:table-cell office:value-type="float" office:value="-569.170394016397">
                <text:p>-569.170394016397</text:p>
              </table:table-cell>
              <table:table-cell office:value-type="float" office:value="55.6703302036802">
                <text:p>55.6703302036802</text:p>
              </table:table-cell>
              <table:table-cell office:value-type="float" office:value="35.7290526778533">
                <text:p>35.72905267785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513.500014031174">
                <text:p>-513.500014031174</text:p>
              </table:table-cell>
              <table:table-cell office:value-type="float" office:value="-567.521772562972">
                <text:p>-567.521772562972</text:p>
              </table:table-cell>
              <table:table-cell office:value-type="float" office:value="54.0217585317978">
                <text:p>54.0217585317978</text:p>
              </table:table-cell>
              <table:table-cell office:value-type="float" office:value="34.6710042723131">
                <text:p>34.6710042723131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-513.500041670157">
                <text:p>-513.500041670157</text:p>
              </table:table-cell>
              <table:table-cell office:value-type="float" office:value="-567.914086461209">
                <text:p>-567.914086461209</text:p>
              </table:table-cell>
              <table:table-cell office:value-type="float" office:value="54.4140447910521">
                <text:p>54.4140447910521</text:p>
              </table:table-cell>
              <table:table-cell office:value-type="float" office:value="34.9227724290747">
                <text:p>34.9227724290747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-513.49999474608">
                <text:p>-513.49999474608</text:p>
              </table:table-cell>
              <table:table-cell office:value-type="float" office:value="-566.100282002005">
                <text:p>-566.100282002005</text:p>
              </table:table-cell>
              <table:table-cell office:value-type="float" office:value="52.6002872559251">
                <text:p>52.6002872559251</text:p>
              </table:table-cell>
              <table:table-cell office:value-type="float" office:value="33.7587082268272">
                <text:p>33.7587082268272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-513.500055712077">
                <text:p>-513.500055712077</text:p>
              </table:table-cell>
              <table:table-cell office:value-type="float" office:value="-568.17375925939">
                <text:p>-568.17375925939</text:p>
              </table:table-cell>
              <table:table-cell office:value-type="float" office:value="54.6737035473132">
                <text:p>54.6737035473132</text:p>
              </table:table-cell>
              <table:table-cell office:value-type="float" office:value="35.0894206480951">
                <text:p>35.0894206480951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-513.500022855198">
                <text:p>-513.500022855198</text:p>
              </table:table-cell>
              <table:table-cell office:value-type="float" office:value="-569.064348234932">
                <text:p>-569.064348234932</text:p>
              </table:table-cell>
              <table:table-cell office:value-type="float" office:value="55.5643253797341">
                <text:p>55.5643253797341</text:p>
              </table:table-cell>
              <table:table-cell office:value-type="float" office:value="35.6610190965">
                <text:p>35.661019096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-513.500013759291">
                <text:p>-513.500013759291</text:p>
              </table:table-cell>
              <table:table-cell office:value-type="float" office:value="-572.718531947763">
                <text:p>-572.718531947763</text:p>
              </table:table-cell>
              <table:table-cell office:value-type="float" office:value="59.2185181884725">
                <text:p>59.2185181884725</text:p>
              </table:table-cell>
              <table:table-cell office:value-type="float" office:value="38.0062691943667">
                <text:p>38.0062691943667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-513.500127327898">
                <text:p>-513.500127327898</text:p>
              </table:table-cell>
              <table:table-cell office:value-type="float" office:value="-580.544993850439">
                <text:p>-580.544993850439</text:p>
              </table:table-cell>
              <table:table-cell office:value-type="float" office:value="67.0448665225408">
                <text:p>67.0448665225408</text:p>
              </table:table-cell>
              <table:table-cell office:value-type="float" office:value="43.0291963241337">
                <text:p>43.0291963241337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-513.500111969188">
                <text:p>-513.500111969188</text:p>
              </table:table-cell>
              <table:table-cell office:value-type="float" office:value="-582.592530258756">
                <text:p>-582.592530258756</text:p>
              </table:table-cell>
              <table:table-cell office:value-type="float" office:value="69.0924182895682">
                <text:p>69.0924182895682</text:p>
              </table:table-cell>
              <table:table-cell office:value-type="float" office:value="44.3433089704409">
                <text:p>44.3433089704409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-513.500132395603">
                <text:p>-513.500132395603</text:p>
              </table:table-cell>
              <table:table-cell office:value-type="float" office:value="-585.602043132869">
                <text:p>-585.602043132869</text:p>
              </table:table-cell>
              <table:table-cell office:value-type="float" office:value="72.1019107372653">
                <text:p>72.1019107372653</text:p>
              </table:table-cell>
              <table:table-cell office:value-type="float" office:value="46.2747922902625">
                <text:p>46.2747922902625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-513.500153779432">
                <text:p>-513.500153779432</text:p>
              </table:table-cell>
              <table:table-cell office:value-type="float" office:value="-589.113485420615">
                <text:p>-589.113485420615</text:p>
              </table:table-cell>
              <table:table-cell office:value-type="float" office:value="75.6133316411828">
                <text:p>75.6133316411828</text:p>
              </table:table-cell>
              <table:table-cell office:value-type="float" office:value="48.5284118034065">
                <text:p>48.528411803406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513.500277339684">
                <text:p>-513.500277339684</text:p>
              </table:table-cell>
              <table:table-cell office:value-type="float" office:value="-594.284270064197">
                <text:p>-594.284270064197</text:p>
              </table:table-cell>
              <table:table-cell office:value-type="float" office:value="80.7839927245125">
                <text:p>80.7839927245125</text:p>
              </table:table-cell>
              <table:table-cell office:value-type="float" office:value="51.8469267385559">
                <text:p>51.8469267385559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513.500314830112">
                <text:p>-513.500314830112</text:p>
              </table:table-cell>
              <table:table-cell office:value-type="float" office:value="-591.56831065433">
                <text:p>-591.56831065433</text:p>
              </table:table-cell>
              <table:table-cell office:value-type="float" office:value="78.0679958242183">
                <text:p>78.0679958242183</text:p>
              </table:table-cell>
              <table:table-cell office:value-type="float" office:value="50.1038079898714">
                <text:p>50.1038079898714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513.50009896805">
                <text:p>-513.50009896805</text:p>
              </table:table-cell>
              <table:table-cell office:value-type="float" office:value="-584.326898108836">
                <text:p>-584.326898108836</text:p>
              </table:table-cell>
              <table:table-cell office:value-type="float" office:value="70.8267991407858">
                <text:p>70.8267991407858</text:p>
              </table:table-cell>
              <table:table-cell office:value-type="float" office:value="45.4564294525701">
                <text:p>45.4564294525701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513.500253236072">
                <text:p>-513.500253236072</text:p>
              </table:table-cell>
              <table:table-cell office:value-type="float" office:value="-591.833244836541">
                <text:p>-591.833244836541</text:p>
              </table:table-cell>
              <table:table-cell office:value-type="float" office:value="78.3329916004684">
                <text:p>78.3329916004684</text:p>
              </table:table-cell>
              <table:table-cell office:value-type="float" office:value="50.2738814924788">
                <text:p>50.2738814924788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513.500267640672">
                <text:p>-513.500267640672</text:p>
              </table:table-cell>
              <table:table-cell office:value-type="float" office:value="-594.176584067681">
                <text:p>-594.176584067681</text:p>
              </table:table-cell>
              <table:table-cell office:value-type="float" office:value="80.6763164270092">
                <text:p>80.6763164270092</text:p>
              </table:table-cell>
              <table:table-cell office:value-type="float" office:value="51.7778204104351">
                <text:p>51.7778204104351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513.500073000075">
                <text:p>-513.500073000075</text:p>
              </table:table-cell>
              <table:table-cell office:value-type="float" office:value="-586.587845631692">
                <text:p>-586.587845631692</text:p>
              </table:table-cell>
              <table:table-cell office:value-type="float" office:value="73.0877726316171">
                <text:p>73.0877726316171</text:p>
              </table:table-cell>
              <table:table-cell office:value-type="float" office:value="46.9075155277125">
                <text:p>46.907515527712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513.500113435103">
                <text:p>-513.500113435103</text:p>
              </table:table-cell>
              <table:table-cell office:value-type="float" office:value="-584.598496108594">
                <text:p>-584.598496108594</text:p>
              </table:table-cell>
              <table:table-cell office:value-type="float" office:value="71.0983826734911">
                <text:p>71.0983826734911</text:p>
              </table:table-cell>
              <table:table-cell office:value-type="float" office:value="45.6307309577159">
                <text:p>45.6307309577159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513.500151076936">
                <text:p>-513.500151076936</text:p>
              </table:table-cell>
              <table:table-cell office:value-type="float" office:value="-582.750721705925">
                <text:p>-582.750721705925</text:p>
              </table:table-cell>
              <table:table-cell office:value-type="float" office:value="69.2505706289885">
                <text:p>69.2505706289885</text:p>
              </table:table-cell>
              <table:table-cell office:value-type="float" office:value="44.4448106724354">
                <text:p>44.4448106724354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513.500028981059">
                <text:p>-513.500028981059</text:p>
              </table:table-cell>
              <table:table-cell office:value-type="float" office:value="-576.518781469774">
                <text:p>-576.518781469774</text:p>
              </table:table-cell>
              <table:table-cell office:value-type="float" office:value="63.0187524887149">
                <text:p>63.0187524887149</text:p>
              </table:table-cell>
              <table:table-cell office:value-type="float" office:value="40.4452482879839">
                <text:p>40.4452482879839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513.50016677377">
                <text:p>-513.50016677377</text:p>
              </table:table-cell>
              <table:table-cell office:value-type="float" office:value="-580.193017894381">
                <text:p>-580.193017894381</text:p>
              </table:table-cell>
              <table:table-cell office:value-type="float" office:value="66.6928511206113">
                <text:p>66.6928511206113</text:p>
              </table:table-cell>
              <table:table-cell office:value-type="float" office:value="42.8032738840666">
                <text:p>42.803273884066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513.500112947568">
                <text:p>-513.500112947568</text:p>
              </table:table-cell>
              <table:table-cell office:value-type="float" office:value="-578.205376992452">
                <text:p>-578.205376992452</text:p>
              </table:table-cell>
              <table:table-cell office:value-type="float" office:value="64.7052640448839">
                <text:p>64.7052640448839</text:p>
              </table:table-cell>
              <table:table-cell office:value-type="float" office:value="41.5276463986419">
                <text:p>41.5276463986419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-513.499991882246">
                <text:p>-513.499991882246</text:p>
              </table:table-cell>
              <table:table-cell office:value-type="float" office:value="-573.858802937395">
                <text:p>-573.858802937395</text:p>
              </table:table-cell>
              <table:table-cell office:value-type="float" office:value="60.3588110551493">
                <text:p>60.3588110551493</text:p>
              </table:table-cell>
              <table:table-cell office:value-type="float" office:value="38.7381057714556">
                <text:p>38.7381057714556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513.500132227012">
                <text:p>-513.500132227012</text:p>
              </table:table-cell>
              <table:table-cell office:value-type="float" office:value="-578.392063195236">
                <text:p>-578.392063195236</text:p>
              </table:table-cell>
              <table:table-cell office:value-type="float" office:value="64.8919309682242">
                <text:p>64.8919309682242</text:p>
              </table:table-cell>
              <table:table-cell office:value-type="float" office:value="41.6474486759562">
                <text:p>41.6474486759562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-513.500069188593">
                <text:p>-513.500069188593</text:p>
              </table:table-cell>
              <table:table-cell office:value-type="float" office:value="-577.274483491339">
                <text:p>-577.274483491339</text:p>
              </table:table-cell>
              <table:table-cell office:value-type="float" office:value="63.7744143027465">
                <text:p>63.7744143027465</text:p>
              </table:table-cell>
              <table:table-cell office:value-type="float" office:value="40.9302297971899">
                <text:p>40.9302297971899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513.50009695271">
                <text:p>-513.50009695271</text:p>
              </table:table-cell>
              <table:table-cell office:value-type="float" office:value="-576.116094470391">
                <text:p>-576.116094470391</text:p>
              </table:table-cell>
              <table:table-cell office:value-type="float" office:value="62.6159975176807">
                <text:p>62.6159975176807</text:p>
              </table:table-cell>
              <table:table-cell office:value-type="float" office:value="40.1867613430762">
                <text:p>40.1867613430762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513.500146507693">
                <text:p>-513.500146507693</text:p>
              </table:table-cell>
              <table:table-cell office:value-type="float" office:value="-577.42921724976">
                <text:p>-577.42921724976</text:p>
              </table:table-cell>
              <table:table-cell office:value-type="float" office:value="63.9290707420672">
                <text:p>63.9290707420672</text:p>
              </table:table-cell>
              <table:table-cell office:value-type="float" office:value="41.0294878408775">
                <text:p>41.029487840877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513.500073318097">
                <text:p>-513.500073318097</text:p>
              </table:table-cell>
              <table:table-cell office:value-type="float" office:value="-578.538510574044">
                <text:p>-578.538510574044</text:p>
              </table:table-cell>
              <table:table-cell office:value-type="float" office:value="65.0384372559475">
                <text:p>65.0384372559475</text:p>
              </table:table-cell>
              <table:table-cell office:value-type="float" office:value="41.7414759765407">
                <text:p>41.7414759765407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513.500108175551">
                <text:p>-513.500108175551</text:p>
              </table:table-cell>
              <table:table-cell office:value-type="float" office:value="-580.894758464773">
                <text:p>-580.894758464773</text:p>
              </table:table-cell>
              <table:table-cell office:value-type="float" office:value="67.3946502892223">
                <text:p>67.3946502892223</text:p>
              </table:table-cell>
              <table:table-cell office:value-type="float" office:value="43.2536865073228">
                <text:p>43.2536865073228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513.500145339368">
                <text:p>-513.500145339368</text:p>
              </table:table-cell>
              <table:table-cell office:value-type="float" office:value="-581.997012631791">
                <text:p>-581.997012631791</text:p>
              </table:table-cell>
              <table:table-cell office:value-type="float" office:value="68.496867292423">
                <text:p>68.496867292423</text:p>
              </table:table-cell>
              <table:table-cell office:value-type="float" office:value="43.9610861082538">
                <text:p>43.9610861082538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-513.500146073413">
                <text:p>-513.500146073413</text:p>
              </table:table-cell>
              <table:table-cell office:value-type="float" office:value="-582.941935755574">
                <text:p>-582.941935755574</text:p>
              </table:table-cell>
              <table:table-cell office:value-type="float" office:value="69.4417896821615">
                <text:p>69.4417896821615</text:p>
              </table:table-cell>
              <table:table-cell office:value-type="float" office:value="44.5675344931642">
                <text:p>44.56753449316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513.500085458013">
                <text:p>-513.500085458013</text:p>
              </table:table-cell>
              <table:table-cell office:value-type="float" office:value="-583.703743063189">
                <text:p>-583.703743063189</text:p>
              </table:table-cell>
              <table:table-cell office:value-type="float" office:value="70.2036576051759">
                <text:p>70.2036576051759</text:p>
              </table:table-cell>
              <table:table-cell office:value-type="float" office:value="45.0564990646937">
                <text:p>45.0564990646937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-513.500193044543">
                <text:p>-513.500193044543</text:p>
              </table:table-cell>
              <table:table-cell office:value-type="float" office:value="-588.999985874028">
                <text:p>-588.999985874028</text:p>
              </table:table-cell>
              <table:table-cell office:value-type="float" office:value="75.4997928294845">
                <text:p>75.4997928294845</text:p>
              </table:table-cell>
              <table:table-cell office:value-type="float" office:value="48.4555429310771">
                <text:p>48.4555429310771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-513.500129368566">
                <text:p>-513.500129368566</text:p>
              </table:table-cell>
              <table:table-cell office:value-type="float" office:value="-588.828070555371">
                <text:p>-588.828070555371</text:p>
              </table:table-cell>
              <table:table-cell office:value-type="float" office:value="75.3279411868048">
                <text:p>75.3279411868048</text:p>
              </table:table-cell>
              <table:table-cell office:value-type="float" office:value="48.3452490569144">
                <text:p>48.3452490569144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-513.50014793196">
                <text:p>-513.50014793196</text:p>
              </table:table-cell>
              <table:table-cell office:value-type="float" office:value="-588.284191348535">
                <text:p>-588.284191348535</text:p>
              </table:table-cell>
              <table:table-cell office:value-type="float" office:value="74.784043416575">
                <text:p>74.784043416575</text:p>
              </table:table-cell>
              <table:table-cell office:value-type="float" office:value="47.9961770824388">
                <text:p>47.9961770824388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-513.500140303143">
                <text:p>-513.500140303143</text:p>
              </table:table-cell>
              <table:table-cell office:value-type="float" office:value="-589.593355407448">
                <text:p>-589.593355407448</text:p>
              </table:table-cell>
              <table:table-cell office:value-type="float" office:value="76.0932151043047">
                <text:p>76.0932151043047</text:p>
              </table:table-cell>
              <table:table-cell office:value-type="float" office:value="48.8363995855947">
                <text:p>48.8363995855947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-513.500239028513">
                <text:p>-513.500239028513</text:p>
              </table:table-cell>
              <table:table-cell office:value-type="float" office:value="-589.022648535365">
                <text:p>-589.022648535365</text:p>
              </table:table-cell>
              <table:table-cell office:value-type="float" office:value="75.5224095068525">
                <text:p>75.5224095068525</text:p>
              </table:table-cell>
              <table:table-cell office:value-type="float" office:value="48.4700582474785">
                <text:p>48.4700582474785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-513.500062839362">
                <text:p>-513.500062839362</text:p>
              </table:table-cell>
              <table:table-cell office:value-type="float" office:value="-580.826002689448">
                <text:p>-580.826002689448</text:p>
              </table:table-cell>
              <table:table-cell office:value-type="float" office:value="67.3259398500866">
                <text:p>67.3259398500866</text:p>
              </table:table-cell>
              <table:table-cell office:value-type="float" office:value="43.2095883514395">
                <text:p>43.2095883514395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-513.500171941629">
                <text:p>-513.500171941629</text:p>
              </table:table-cell>
              <table:table-cell office:value-type="float" office:value="-581.608859932022">
                <text:p>-581.608859932022</text:p>
              </table:table-cell>
              <table:table-cell office:value-type="float" office:value="68.1086879903931">
                <text:p>68.1086879903931</text:p>
              </table:table-cell>
              <table:table-cell office:value-type="float" office:value="43.711953784448">
                <text:p>43.711953784448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-513.500061713683">
                <text:p>-513.500061713683</text:p>
              </table:table-cell>
              <table:table-cell office:value-type="float" office:value="-578.513554789213">
                <text:p>-578.513554789213</text:p>
              </table:table-cell>
              <table:table-cell office:value-type="float" office:value="65.0134930755295">
                <text:p>65.0134930755295</text:p>
              </table:table-cell>
              <table:table-cell office:value-type="float" office:value="41.7254668755905">
                <text:p>41.7254668755905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-513.50025182508">
                <text:p>-513.50025182508</text:p>
              </table:table-cell>
              <table:table-cell office:value-type="float" office:value="-580.628051559366">
                <text:p>-580.628051559366</text:p>
              </table:table-cell>
              <table:table-cell office:value-type="float" office:value="67.1277997342865">
                <text:p>67.1277997342865</text:p>
              </table:table-cell>
              <table:table-cell office:value-type="float" office:value="43.0824226132605">
                <text:p>43.082422613260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513.500064149212">
                <text:p>-513.500064149212</text:p>
              </table:table-cell>
              <table:table-cell office:value-type="float" office:value="-578.54679542825">
                <text:p>-578.54679542825</text:p>
              </table:table-cell>
              <table:table-cell office:value-type="float" office:value="65.046731279038">
                <text:p>65.046731279038</text:p>
              </table:table-cell>
              <table:table-cell office:value-type="float" office:value="41.746799055941">
                <text:p>41.746799055941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-513.500116120392">
                <text:p>-513.500116120392</text:p>
              </table:table-cell>
              <table:table-cell office:value-type="float" office:value="-580.159145444847">
                <text:p>-580.159145444847</text:p>
              </table:table-cell>
              <table:table-cell office:value-type="float" office:value="66.659029324455">
                <text:p>66.659029324455</text:p>
              </table:table-cell>
              <table:table-cell office:value-type="float" office:value="42.7815671556871">
                <text:p>42.7815671556871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-513.500094018796">
                <text:p>-513.500094018796</text:p>
              </table:table-cell>
              <table:table-cell office:value-type="float" office:value="-582.406886317065">
                <text:p>-582.406886317065</text:p>
              </table:table-cell>
              <table:table-cell office:value-type="float" office:value="68.9067922982692">
                <text:p>68.9067922982692</text:p>
              </table:table-cell>
              <table:table-cell office:value-type="float" office:value="44.2241747602209">
                <text:p>44.2241747602209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-513.500107636439">
                <text:p>-513.500107636439</text:p>
              </table:table-cell>
              <table:table-cell office:value-type="float" office:value="-583.529548047119">
                <text:p>-583.529548047119</text:p>
              </table:table-cell>
              <table:table-cell office:value-type="float" office:value="70.02944041068">
                <text:p>70.02944041068</text:p>
              </table:table-cell>
              <table:table-cell office:value-type="float" office:value="44.9446869863971">
                <text:p>44.9446869863971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-513.50001977215">
                <text:p>-513.50001977215</text:p>
              </table:table-cell>
              <table:table-cell office:value-type="float" office:value="-581.648583041718">
                <text:p>-581.648583041718</text:p>
              </table:table-cell>
              <table:table-cell office:value-type="float" office:value="68.1485632695674">
                <text:p>68.1485632695674</text:p>
              </table:table-cell>
              <table:table-cell office:value-type="float" office:value="43.7375456202599">
                <text:p>43.7375456202599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-513.500122699354">
                <text:p>-513.500122699354</text:p>
              </table:table-cell>
              <table:table-cell office:value-type="float" office:value="-586.530248239709">
                <text:p>-586.530248239709</text:p>
              </table:table-cell>
              <table:table-cell office:value-type="float" office:value="73.0301255403552">
                <text:p>73.0301255403552</text:p>
              </table:table-cell>
              <table:table-cell office:value-type="float" office:value="46.8705177956552">
                <text:p>46.8705177956552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-513.500194270675">
                <text:p>-513.500194270675</text:p>
              </table:table-cell>
              <table:table-cell office:value-type="float" office:value="-588.252987320183">
                <text:p>-588.252987320183</text:p>
              </table:table-cell>
              <table:table-cell office:value-type="float" office:value="74.7527930495086">
                <text:p>74.7527930495086</text:p>
              </table:table-cell>
              <table:table-cell office:value-type="float" office:value="47.9761206896164">
                <text:p>47.9761206896164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-513.50003942817">
                <text:p>-513.50003942817</text:p>
              </table:table-cell>
              <table:table-cell office:value-type="float" office:value="-579.992071601271">
                <text:p>-579.992071601271</text:p>
              </table:table-cell>
              <table:table-cell office:value-type="float" office:value="66.4920321731014">
                <text:p>66.4920321731014</text:p>
              </table:table-cell>
              <table:table-cell office:value-type="float" office:value="42.6743888796479">
                <text:p>42.6743888796479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-513.500163152546">
                <text:p>-513.500163152546</text:p>
              </table:table-cell>
              <table:table-cell office:value-type="float" office:value="-580.601073165025">
                <text:p>-580.601073165025</text:p>
              </table:table-cell>
              <table:table-cell office:value-type="float" office:value="67.100910012479">
                <text:p>67.100910012479</text:p>
              </table:table-cell>
              <table:table-cell office:value-type="float" office:value="43.0651648696215">
                <text:p>43.0651648696215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-513.500141348932">
                <text:p>-513.500141348932</text:p>
              </table:table-cell>
              <table:table-cell office:value-type="float" office:value="-578.540254515189">
                <text:p>-578.540254515189</text:p>
              </table:table-cell>
              <table:table-cell office:value-type="float" office:value="65.040113166257">
                <text:p>65.040113166257</text:p>
              </table:table-cell>
              <table:table-cell office:value-type="float" office:value="41.7425515708027">
                <text:p>41.742551570802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513.500079731299">
                <text:p>-513.500079731299</text:p>
              </table:table-cell>
              <table:table-cell office:value-type="float" office:value="-575.971820157014">
                <text:p>-575.971820157014</text:p>
              </table:table-cell>
              <table:table-cell office:value-type="float" office:value="62.4717404257145">
                <text:p>62.4717404257145</text:p>
              </table:table-cell>
              <table:table-cell office:value-type="float" office:value="40.0941775696523">
                <text:p>40.0941775696523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-513.500161443009">
                <text:p>-513.500161443009</text:p>
              </table:table-cell>
              <table:table-cell office:value-type="float" office:value="-581.800492915513">
                <text:p>-581.800492915513</text:p>
              </table:table-cell>
              <table:table-cell office:value-type="float" office:value="68.3003314725035">
                <text:p>68.3003314725035</text:p>
              </table:table-cell>
              <table:table-cell office:value-type="float" office:value="43.834950002409">
                <text:p>43.834950002409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-513.500146039263">
                <text:p>-513.500146039263</text:p>
              </table:table-cell>
              <table:table-cell office:value-type="float" office:value="-584.128517221295">
                <text:p>-584.128517221295</text:p>
              </table:table-cell>
              <table:table-cell office:value-type="float" office:value="70.6283711820319">
                <text:p>70.6283711820319</text:p>
              </table:table-cell>
              <table:table-cell office:value-type="float" office:value="45.3290789776378">
                <text:p>45.3290789776378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-513.500136739198">
                <text:p>-513.500136739198</text:p>
              </table:table-cell>
              <table:table-cell office:value-type="float" office:value="-584.012300971117">
                <text:p>-584.012300971117</text:p>
              </table:table-cell>
              <table:table-cell office:value-type="float" office:value="70.5121642319186">
                <text:p>70.5121642319186</text:p>
              </table:table-cell>
              <table:table-cell office:value-type="float" office:value="45.2544977019935">
                <text:p>45.2544977019935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-513.500141466922">
                <text:p>-513.500141466922</text:p>
              </table:table-cell>
              <table:table-cell office:value-type="float" office:value="-582.180678630692">
                <text:p>-582.180678630692</text:p>
              </table:table-cell>
              <table:table-cell office:value-type="float" office:value="68.68053716377">
                <text:p>68.68053716377</text:p>
              </table:table-cell>
              <table:table-cell office:value-type="float" office:value="44.078964886495">
                <text:p>44.078964886495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-513.500061754185">
                <text:p>-513.500061754185</text:p>
              </table:table-cell>
              <table:table-cell office:value-type="float" office:value="-577.700944419044">
                <text:p>-577.700944419044</text:p>
              </table:table-cell>
              <table:table-cell office:value-type="float" office:value="64.2008826648589">
                <text:p>64.2008826648589</text:p>
              </table:table-cell>
              <table:table-cell office:value-type="float" office:value="41.2039359261028">
                <text:p>41.2039359261028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-513.500101945179">
                <text:p>-513.500101945179</text:p>
              </table:table-cell>
              <table:table-cell office:value-type="float" office:value="-578.092318294882">
                <text:p>-578.092318294882</text:p>
              </table:table-cell>
              <table:table-cell office:value-type="float" office:value="64.5922163497022">
                <text:p>64.5922163497022</text:p>
              </table:table-cell>
              <table:table-cell office:value-type="float" office:value="41.455092723435">
                <text:p>41.455092723435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-513.500125148949">
                <text:p>-513.500125148949</text:p>
              </table:table-cell>
              <table:table-cell office:value-type="float" office:value="-578.389605106193">
                <text:p>-578.389605106193</text:p>
              </table:table-cell>
              <table:table-cell office:value-type="float" office:value="64.8894799572448">
                <text:p>64.8894799572448</text:p>
              </table:table-cell>
              <table:table-cell office:value-type="float" office:value="41.6458756243849">
                <text:p>41.6458756243849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-513.500095139259">
                <text:p>-513.500095139259</text:p>
              </table:table-cell>
              <table:table-cell office:value-type="float" office:value="-573.811715949046">
                <text:p>-573.811715949046</text:p>
              </table:table-cell>
              <table:table-cell office:value-type="float" office:value="60.3116208097865">
                <text:p>60.3116208097865</text:p>
              </table:table-cell>
              <table:table-cell office:value-type="float" office:value="38.7078192120571">
                <text:p>38.7078192120571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-513.50007596992">
                <text:p>-513.50007596992</text:p>
              </table:table-cell>
              <table:table-cell office:value-type="float" office:value="-571.599642515778">
                <text:p>-571.599642515778</text:p>
              </table:table-cell>
              <table:table-cell office:value-type="float" office:value="58.0995665458579">
                <text:p>58.0995665458579</text:p>
              </table:table-cell>
              <table:table-cell office:value-type="float" office:value="37.2881293515333">
                <text:p>37.28812935153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513.500133189554">
                <text:p>-513.500133189554</text:p>
              </table:table-cell>
              <table:table-cell office:value-type="float" office:value="-572.706047287405">
                <text:p>-572.706047287405</text:p>
              </table:table-cell>
              <table:table-cell office:value-type="float" office:value="59.2059140978504">
                <text:p>59.2059140978504</text:p>
              </table:table-cell>
              <table:table-cell office:value-type="float" office:value="37.9981799264182">
                <text:p>37.9981799264182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-513.500078499303">
                <text:p>-513.500078499303</text:p>
              </table:table-cell>
              <table:table-cell office:value-type="float" office:value="-569.876193652329">
                <text:p>-569.876193652329</text:p>
              </table:table-cell>
              <table:table-cell office:value-type="float" office:value="56.3761151530266">
                <text:p>56.3761151530266</text:p>
              </table:table-cell>
              <table:table-cell office:value-type="float" office:value="36.1820233633544">
                <text:p>36.1820233633544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-513.500058860905">
                <text:p>-513.500058860905</text:p>
              </table:table-cell>
              <table:table-cell office:value-type="float" office:value="-571.179961533715">
                <text:p>-571.179961533715</text:p>
              </table:table-cell>
              <table:table-cell office:value-type="float" office:value="57.6799026728096">
                <text:p>57.6799026728096</text:p>
              </table:table-cell>
              <table:table-cell office:value-type="float" office:value="37.018790323504">
                <text:p>37.018790323504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-513.500140845851">
                <text:p>-513.500140845851</text:p>
              </table:table-cell>
              <table:table-cell office:value-type="float" office:value="-576.783035485717">
                <text:p>-576.783035485717</text:p>
              </table:table-cell>
              <table:table-cell office:value-type="float" office:value="63.2828946398656">
                <text:p>63.2828946398656</text:p>
              </table:table-cell>
              <table:table-cell office:value-type="float" office:value="40.6147739365363">
                <text:p>40.6147739365363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-513.500069183324">
                <text:p>-513.500069183324</text:p>
              </table:table-cell>
              <table:table-cell office:value-type="float" office:value="-577.245977889732">
                <text:p>-577.245977889732</text:p>
              </table:table-cell>
              <table:table-cell office:value-type="float" office:value="63.7459087064078">
                <text:p>63.7459087064078</text:p>
              </table:table-cell>
              <table:table-cell office:value-type="float" office:value="40.9119349900732">
                <text:p>40.9119349900732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-513.500088487259">
                <text:p>-513.500088487259</text:p>
              </table:table-cell>
              <table:table-cell office:value-type="float" office:value="-576.328256466273">
                <text:p>-576.328256466273</text:p>
              </table:table-cell>
              <table:table-cell office:value-type="float" office:value="62.8281679790136">
                <text:p>62.8281679790136</text:p>
              </table:table-cell>
              <table:table-cell office:value-type="float" office:value="40.3229317153718">
                <text:p>40.3229317153718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-513.500066850075">
                <text:p>-513.500066850075</text:p>
              </table:table-cell>
              <table:table-cell office:value-type="float" office:value="-575.540281675192">
                <text:p>-575.540281675192</text:p>
              </table:table-cell>
              <table:table-cell office:value-type="float" office:value="62.040214825117">
                <text:p>62.040214825117</text:p>
              </table:table-cell>
              <table:table-cell office:value-type="float" office:value="39.8172257200911">
                <text:p>39.8172257200911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-513.500142284734">
                <text:p>-513.500142284734</text:p>
              </table:table-cell>
              <table:table-cell office:value-type="float" office:value="-576.575853360885">
                <text:p>-576.575853360885</text:p>
              </table:table-cell>
              <table:table-cell office:value-type="float" office:value="63.0757110761514">
                <text:p>63.0757110761514</text:p>
              </table:table-cell>
              <table:table-cell office:value-type="float" office:value="40.4818041403298">
                <text:p>40.4818041403298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-513.500097663622">
                <text:p>-513.500097663622</text:p>
              </table:table-cell>
              <table:table-cell office:value-type="float" office:value="-575.451530098541">
                <text:p>-575.451530098541</text:p>
              </table:table-cell>
              <table:table-cell office:value-type="float" office:value="61.9514324349195">
                <text:p>61.9514324349195</text:p>
              </table:table-cell>
              <table:table-cell office:value-type="float" office:value="39.7602454455962">
                <text:p>39.7602454455962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-513.500107681896">
                <text:p>-513.500107681896</text:p>
              </table:table-cell>
              <table:table-cell office:value-type="float" office:value="-578.543244176455">
                <text:p>-578.543244176455</text:p>
              </table:table-cell>
              <table:table-cell office:value-type="float" office:value="65.0431364945589">
                <text:p>65.0431364945589</text:p>
              </table:table-cell>
              <table:table-cell office:value-type="float" office:value="41.7444919339327">
                <text:p>41.744491933932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513.50007275964">
                <text:p>-513.50007275964</text:p>
              </table:table-cell>
              <table:table-cell office:value-type="float" office:value="-582.021639911658">
                <text:p>-582.021639911658</text:p>
              </table:table-cell>
              <table:table-cell office:value-type="float" office:value="68.5215671520186">
                <text:p>68.5215671520186</text:p>
              </table:table-cell>
              <table:table-cell office:value-type="float" office:value="43.9769384048254">
                <text:p>43.9769384048254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-513.500196602741">
                <text:p>-513.500196602741</text:p>
              </table:table-cell>
              <table:table-cell office:value-type="float" office:value="-586.22144778436">
                <text:p>-586.22144778436</text:p>
              </table:table-cell>
              <table:table-cell office:value-type="float" office:value="72.7212511816188">
                <text:p>72.7212511816188</text:p>
              </table:table-cell>
              <table:table-cell office:value-type="float" office:value="46.6722831490534">
                <text:p>46.6722831490534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-513.500086992215">
                <text:p>-513.500086992215</text:p>
              </table:table-cell>
              <table:table-cell office:value-type="float" office:value="-579.957939767496">
                <text:p>-579.957939767496</text:p>
              </table:table-cell>
              <table:table-cell office:value-type="float" office:value="66.4578527752813">
                <text:p>66.4578527752813</text:p>
              </table:table-cell>
              <table:table-cell office:value-type="float" office:value="42.6524526435821">
                <text:p>42.6524526435821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-513.500203241995">
                <text:p>-513.500203241995</text:p>
              </table:table-cell>
              <table:table-cell office:value-type="float" office:value="-579.675942848289">
                <text:p>-579.675942848289</text:p>
              </table:table-cell>
              <table:table-cell office:value-type="float" office:value="66.1757396062933">
                <text:p>66.1757396062933</text:p>
              </table:table-cell>
              <table:table-cell office:value-type="float" office:value="42.4713932491253">
                <text:p>42.4713932491253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-513.500042494091">
                <text:p>-513.500042494091</text:p>
              </table:table-cell>
              <table:table-cell office:value-type="float" office:value="-578.258420502584">
                <text:p>-578.258420502584</text:p>
              </table:table-cell>
              <table:table-cell office:value-type="float" office:value="64.7583780084934">
                <text:p>64.7583780084934</text:p>
              </table:table-cell>
              <table:table-cell office:value-type="float" office:value="41.5617347828277">
                <text:p>41.5617347828277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-513.500153925891">
                <text:p>-513.500153925891</text:p>
              </table:table-cell>
              <table:table-cell office:value-type="float" office:value="-580.763267579479">
                <text:p>-580.763267579479</text:p>
              </table:table-cell>
              <table:table-cell office:value-type="float" office:value="67.2631136535882">
                <text:p>67.2631136535882</text:p>
              </table:table-cell>
              <table:table-cell office:value-type="float" office:value="43.1692666850145">
                <text:p>43.1692666850145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-513.500144109921">
                <text:p>-513.500144109921</text:p>
              </table:table-cell>
              <table:table-cell office:value-type="float" office:value="-584.154186524579">
                <text:p>-584.154186524579</text:p>
              </table:table-cell>
              <table:table-cell office:value-type="float" office:value="70.6540424146574">
                <text:p>70.6540424146574</text:p>
              </table:table-cell>
              <table:table-cell office:value-type="float" office:value="45.3455546985366">
                <text:p>45.3455546985366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-513.500125732321">
                <text:p>-513.500125732321</text:p>
              </table:table-cell>
              <table:table-cell office:value-type="float" office:value="-584.287567003251">
                <text:p>-584.287567003251</text:p>
              </table:table-cell>
              <table:table-cell office:value-type="float" office:value="70.7874412709299">
                <text:p>70.7874412709299</text:p>
              </table:table-cell>
              <table:table-cell office:value-type="float" office:value="45.431169688523">
                <text:p>45.431169688523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-513.500093851137">
                <text:p>-513.500093851137</text:p>
              </table:table-cell>
              <table:table-cell office:value-type="float" office:value="-580.287893334477">
                <text:p>-580.287893334477</text:p>
              </table:table-cell>
              <table:table-cell office:value-type="float" office:value="66.7877994833404">
                <text:p>66.7877994833404</text:p>
              </table:table-cell>
              <table:table-cell office:value-type="float" office:value="42.8642114614299">
                <text:p>42.8642114614299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-513.500136229585">
                <text:p>-513.500136229585</text:p>
              </table:table-cell>
              <table:table-cell office:value-type="float" office:value="-577.796374487047">
                <text:p>-577.796374487047</text:p>
              </table:table-cell>
              <table:table-cell office:value-type="float" office:value="64.2962382574624">
                <text:p>64.2962382574624</text:p>
              </table:table-cell>
              <table:table-cell office:value-type="float" office:value="41.2651348623906">
                <text:p>41.265134862390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513.500135945608">
                <text:p>-513.500135945608</text:p>
              </table:table-cell>
              <table:table-cell office:value-type="float" office:value="-578.512701053652">
                <text:p>-578.512701053652</text:p>
              </table:table-cell>
              <table:table-cell office:value-type="float" office:value="65.0125651080436">
                <text:p>65.0125651080436</text:p>
              </table:table-cell>
              <table:table-cell office:value-type="float" office:value="41.7248713088126">
                <text:p>41.7248713088126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-513.500109024165">
                <text:p>-513.500109024165</text:p>
              </table:table-cell>
              <table:table-cell office:value-type="float" office:value="-580.520554948816">
                <text:p>-580.520554948816</text:p>
              </table:table-cell>
              <table:table-cell office:value-type="float" office:value="67.0204459246504">
                <text:p>67.0204459246504</text:p>
              </table:table-cell>
              <table:table-cell office:value-type="float" office:value="43.0135232568956">
                <text:p>43.0135232568956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-513.50020935879">
                <text:p>-513.50020935879</text:p>
              </table:table-cell>
              <table:table-cell office:value-type="float" office:value="-582.383053865673">
                <text:p>-582.383053865673</text:p>
              </table:table-cell>
              <table:table-cell office:value-type="float" office:value="68.8828445068829">
                <text:p>68.8828445068829</text:p>
              </table:table-cell>
              <table:table-cell office:value-type="float" office:value="44.2088051387937">
                <text:p>44.2088051387937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-513.50006245588">
                <text:p>-513.50006245588</text:p>
              </table:table-cell>
              <table:table-cell office:value-type="float" office:value="-578.158525299769">
                <text:p>-578.158525299769</text:p>
              </table:table-cell>
              <table:table-cell office:value-type="float" office:value="64.6584628438891">
                <text:p>64.6584628438891</text:p>
              </table:table-cell>
              <table:table-cell office:value-type="float" office:value="41.497609526764">
                <text:p>41.497609526764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-513.500128294528">
                <text:p>-513.500128294528</text:p>
              </table:table-cell>
              <table:table-cell office:value-type="float" office:value="-575.765064091749">
                <text:p>-575.765064091749</text:p>
              </table:table-cell>
              <table:table-cell office:value-type="float" office:value="62.264935797221">
                <text:p>62.264935797221</text:p>
              </table:table-cell>
              <table:table-cell office:value-type="float" office:value="39.9614509729457">
                <text:p>39.9614509729457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-513.500001245927">
                <text:p>-513.500001245927</text:p>
              </table:table-cell>
              <table:table-cell office:value-type="float" office:value="-573.186029977759">
                <text:p>-573.186029977759</text:p>
              </table:table-cell>
              <table:table-cell office:value-type="float" office:value="59.6860287318324">
                <text:p>59.6860287318324</text:p>
              </table:table-cell>
              <table:table-cell office:value-type="float" office:value="38.3063160733782">
                <text:p>38.3063160733782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-513.50016174285">
                <text:p>-513.50016174285</text:p>
              </table:table-cell>
              <table:table-cell office:value-type="float" office:value="-581.857899284426">
                <text:p>-581.857899284426</text:p>
              </table:table-cell>
              <table:table-cell office:value-type="float" office:value="68.3577375415756">
                <text:p>68.3577375415756</text:p>
              </table:table-cell>
              <table:table-cell office:value-type="float" office:value="43.8717930471404">
                <text:p>43.8717930471404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-513.500130500843">
                <text:p>-513.500130500843</text:p>
              </table:table-cell>
              <table:table-cell office:value-type="float" office:value="-582.414009494226">
                <text:p>-582.414009494226</text:p>
              </table:table-cell>
              <table:table-cell office:value-type="float" office:value="68.9138789933832">
                <text:p>68.9138789933832</text:p>
              </table:table-cell>
              <table:table-cell office:value-type="float" office:value="44.2287229801095">
                <text:p>44.2287229801095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-513.500008383742">
                <text:p>-513.500008383742</text:p>
              </table:table-cell>
              <table:table-cell office:value-type="float" office:value="-578.166680639117">
                <text:p>-578.166680639117</text:p>
              </table:table-cell>
              <table:table-cell office:value-type="float" office:value="64.6666722553755">
                <text:p>64.6666722553755</text:p>
              </table:table-cell>
              <table:table-cell office:value-type="float" office:value="41.5028783026878">
                <text:p>41.5028783026878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-513.500186224133">
                <text:p>-513.500186224133</text:p>
              </table:table-cell>
              <table:table-cell office:value-type="float" office:value="-581.26260916583">
                <text:p>-581.26260916583</text:p>
              </table:table-cell>
              <table:table-cell office:value-type="float" office:value="67.7624229416969">
                <text:p>67.7624229416969</text:p>
              </table:table-cell>
              <table:table-cell office:value-type="float" office:value="43.4897219040172">
                <text:p>43.48972190401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513.500028143457">
                <text:p>-513.500028143457</text:p>
              </table:table-cell>
              <table:table-cell office:value-type="float" office:value="-578.731238764465">
                <text:p>-578.731238764465</text:p>
              </table:table-cell>
              <table:table-cell office:value-type="float" office:value="65.2312106210076">
                <text:p>65.2312106210076</text:p>
              </table:table-cell>
              <table:table-cell office:value-type="float" office:value="41.8651973500249">
                <text:p>41.8651973500249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-513.500189221463">
                <text:p>-513.500189221463</text:p>
              </table:table-cell>
              <table:table-cell office:value-type="float" office:value="-581.210787083032">
                <text:p>-581.210787083032</text:p>
              </table:table-cell>
              <table:table-cell office:value-type="float" office:value="67.710597861569">
                <text:p>67.710597861569</text:p>
              </table:table-cell>
              <table:table-cell office:value-type="float" office:value="43.4564607214241">
                <text:p>43.4564607214241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-513.499999201179">
                <text:p>-513.499999201179</text:p>
              </table:table-cell>
              <table:table-cell office:value-type="float" office:value="-574.682967959757">
                <text:p>-574.682967959757</text:p>
              </table:table-cell>
              <table:table-cell office:value-type="float" office:value="61.1829687585782">
                <text:p>61.1829687585782</text:p>
              </table:table-cell>
              <table:table-cell office:value-type="float" office:value="39.2670477391597">
                <text:p>39.2670477391597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-513.500061852469">
                <text:p>-513.500061852469</text:p>
              </table:table-cell>
              <table:table-cell office:value-type="float" office:value="-576.213426898293">
                <text:p>-576.213426898293</text:p>
              </table:table-cell>
              <table:table-cell office:value-type="float" office:value="62.713365045824">
                <text:p>62.713365045824</text:p>
              </table:table-cell>
              <table:table-cell office:value-type="float" office:value="40.2492515336215">
                <text:p>40.2492515336215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-513.500162423621">
                <text:p>-513.500162423621</text:p>
              </table:table-cell>
              <table:table-cell office:value-type="float" office:value="-581.34284484798">
                <text:p>-581.34284484798</text:p>
              </table:table-cell>
              <table:table-cell office:value-type="float" office:value="67.8426824243591">
                <text:p>67.8426824243591</text:p>
              </table:table-cell>
              <table:table-cell office:value-type="float" office:value="43.5412322017547">
                <text:p>43.5412322017547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-513.500050610201">
                <text:p>-513.500050610201</text:p>
              </table:table-cell>
              <table:table-cell office:value-type="float" office:value="-578.819588258983">
                <text:p>-578.819588258983</text:p>
              </table:table-cell>
              <table:table-cell office:value-type="float" office:value="65.3195376487819">
                <text:p>65.3195376487819</text:p>
              </table:table-cell>
              <table:table-cell office:value-type="float" office:value="41.9218853742683">
                <text:p>41.9218853742683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-513.500101309997">
                <text:p>-513.500101309997</text:p>
              </table:table-cell>
              <table:table-cell office:value-type="float" office:value="-578.470298011181">
                <text:p>-578.470298011181</text:p>
              </table:table-cell>
              <table:table-cell office:value-type="float" office:value="64.9701967011834">
                <text:p>64.9701967011834</text:p>
              </table:table-cell>
              <table:table-cell office:value-type="float" office:value="41.6976793910523">
                <text:p>41.6976793910523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-513.500065855129">
                <text:p>-513.500065855129</text:p>
              </table:table-cell>
              <table:table-cell office:value-type="float" office:value="-576.959407326188">
                <text:p>-576.959407326188</text:p>
              </table:table-cell>
              <table:table-cell office:value-type="float" office:value="63.4593414710597">
                <text:p>63.4593414710597</text:p>
              </table:table-cell>
              <table:table-cell office:value-type="float" office:value="40.7280169890475">
                <text:p>40.7280169890475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-513.500131379545">
                <text:p>-513.500131379545</text:p>
              </table:table-cell>
              <table:table-cell office:value-type="float" office:value="-579.314571693184">
                <text:p>-579.314571693184</text:p>
              </table:table-cell>
              <table:table-cell office:value-type="float" office:value="65.814440313638">
                <text:p>65.814440313638</text:p>
              </table:table-cell>
              <table:table-cell office:value-type="float" office:value="42.2395124355479">
                <text:p>42.2395124355479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-513.500121512971">
                <text:p>-513.500121512971</text:p>
              </table:table-cell>
              <table:table-cell office:value-type="float" office:value="-577.753568214861">
                <text:p>-577.753568214861</text:p>
              </table:table-cell>
              <table:table-cell office:value-type="float" office:value="64.2534467018898">
                <text:p>64.2534467018898</text:p>
              </table:table-cell>
              <table:table-cell office:value-type="float" office:value="41.2376713690428">
                <text:p>41.237671369042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-513.500014565826">
                <text:p>-513.500014565826</text:p>
              </table:table-cell>
              <table:table-cell office:value-type="float" office:value="-572.787089292212">
                <text:p>-572.787089292212</text:p>
              </table:table-cell>
              <table:table-cell office:value-type="float" office:value="59.2870747263857">
                <text:p>59.2870747263857</text:p>
              </table:table-cell>
              <table:table-cell office:value-type="float" office:value="38.0502685769022">
                <text:p>38.0502685769022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-513.500093593876">
                <text:p>-513.500093593876</text:p>
              </table:table-cell>
              <table:table-cell office:value-type="float" office:value="-575.209383873394">
                <text:p>-575.209383873394</text:p>
              </table:table-cell>
              <table:table-cell office:value-type="float" office:value="61.709290279518">
                <text:p>61.709290279518</text:p>
              </table:table-cell>
              <table:table-cell office:value-type="float" office:value="39.6048393290128">
                <text:p>39.6048393290128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-513.500077553376">
                <text:p>-513.500077553376</text:p>
              </table:table-cell>
              <table:table-cell office:value-type="float" office:value="-575.957628444207">
                <text:p>-575.957628444207</text:p>
              </table:table-cell>
              <table:table-cell office:value-type="float" office:value="62.4575508908303">
                <text:p>62.4575508908303</text:p>
              </table:table-cell>
              <table:table-cell office:value-type="float" office:value="40.0850707682826">
                <text:p>40.0850707682826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-513.500073502414">
                <text:p>-513.500073502414</text:p>
              </table:table-cell>
              <table:table-cell office:value-type="float" office:value="-577.019730293549">
                <text:p>-577.019730293549</text:p>
              </table:table-cell>
              <table:table-cell office:value-type="float" office:value="63.5196567911353">
                <text:p>63.5196567911353</text:p>
              </table:table-cell>
              <table:table-cell office:value-type="float" office:value="40.7667271824374">
                <text:p>40.7667271824374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-513.500132597527">
                <text:p>-513.500132597527</text:p>
              </table:table-cell>
              <table:table-cell office:value-type="float" office:value="-580.674347008536">
                <text:p>-580.674347008536</text:p>
              </table:table-cell>
              <table:table-cell office:value-type="float" office:value="67.1742144110093">
                <text:p>67.1742144110093</text:p>
              </table:table-cell>
              <table:table-cell office:value-type="float" office:value="43.112211415008">
                <text:p>43.112211415008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-513.500091080274">
                <text:p>-513.500091080274</text:p>
              </table:table-cell>
              <table:table-cell office:value-type="float" office:value="-579.857764426283">
                <text:p>-579.857764426283</text:p>
              </table:table-cell>
              <table:table-cell office:value-type="float" office:value="66.3576733460092">
                <text:p>66.3576733460092</text:p>
              </table:table-cell>
              <table:table-cell office:value-type="float" office:value="42.5881577832389">
                <text:p>42.5881577832389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-513.500021232628">
                <text:p>-513.500021232628</text:p>
              </table:table-cell>
              <table:table-cell office:value-type="float" office:value="-577.59220053885">
                <text:p>-577.59220053885</text:p>
              </table:table-cell>
              <table:table-cell office:value-type="float" office:value="64.0921793062224">
                <text:p>64.0921793062224</text:p>
              </table:table-cell>
              <table:table-cell office:value-type="float" office:value="41.1341704331953">
                <text:p>41.1341704331953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-513.500124196952">
                <text:p>-513.500124196952</text:p>
              </table:table-cell>
              <table:table-cell office:value-type="float" office:value="-579.413477551591">
                <text:p>-579.413477551591</text:p>
              </table:table-cell>
              <table:table-cell office:value-type="float" office:value="65.9133533546398">
                <text:p>65.9133533546398</text:p>
              </table:table-cell>
              <table:table-cell office:value-type="float" office:value="42.3029945316581">
                <text:p>42.3029945316581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-513.50007213249">
                <text:p>-513.50007213249</text:p>
              </table:table-cell>
              <table:table-cell office:value-type="float" office:value="-578.152163926105">
                <text:p>-578.152163926105</text:p>
              </table:table-cell>
              <table:table-cell office:value-type="float" office:value="64.6520917936154">
                <text:p>64.6520917936154</text:p>
              </table:table-cell>
              <table:table-cell office:value-type="float" office:value="41.4935206056096">
                <text:p>41.4935206056096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-513.500133148689">
                <text:p>-513.500133148689</text:p>
              </table:table-cell>
              <table:table-cell office:value-type="float" office:value="-580.202137888345">
                <text:p>-580.202137888345</text:p>
              </table:table-cell>
              <table:table-cell office:value-type="float" office:value="66.7020047396552">
                <text:p>66.7020047396552</text:p>
              </table:table-cell>
              <table:table-cell office:value-type="float" office:value="42.8091486495982">
                <text:p>42.809148649598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-513.500134387845">
                <text:p>-513.500134387845</text:p>
              </table:table-cell>
              <table:table-cell office:value-type="float" office:value="-581.353590413223">
                <text:p>-581.353590413223</text:p>
              </table:table-cell>
              <table:table-cell office:value-type="float" office:value="67.8534560253788">
                <text:p>67.8534560253788</text:p>
              </table:table-cell>
              <table:table-cell office:value-type="float" office:value="43.5481466669098">
                <text:p>43.5481466669098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-513.500100268641">
                <text:p>-513.500100268641</text:p>
              </table:table-cell>
              <table:table-cell office:value-type="float" office:value="-577.245539805971">
                <text:p>-577.245539805971</text:p>
              </table:table-cell>
              <table:table-cell office:value-type="float" office:value="63.7454395373297">
                <text:p>63.7454395373297</text:p>
              </table:table-cell>
              <table:table-cell office:value-type="float" office:value="40.9116338787515">
                <text:p>40.9116338787515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-513.500131516058">
                <text:p>-513.500131516058</text:p>
              </table:table-cell>
              <table:table-cell office:value-type="float" office:value="-579.96035959582">
                <text:p>-579.96035959582</text:p>
              </table:table-cell>
              <table:table-cell office:value-type="float" office:value="66.4602280797614">
                <text:p>66.4602280797614</text:p>
              </table:table-cell>
              <table:table-cell office:value-type="float" office:value="42.6539771069467">
                <text:p>42.6539771069467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-513.500179809649">
                <text:p>-513.500179809649</text:p>
              </table:table-cell>
              <table:table-cell office:value-type="float" office:value="-582.438233781885">
                <text:p>-582.438233781885</text:p>
              </table:table-cell>
              <table:table-cell office:value-type="float" office:value="68.9380539722356">
                <text:p>68.9380539722356</text:p>
              </table:table-cell>
              <table:table-cell office:value-type="float" office:value="44.2442384097781">
                <text:p>44.2442384097781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-513.500129746541">
                <text:p>-513.500129746541</text:p>
              </table:table-cell>
              <table:table-cell office:value-type="float" office:value="-578.377799237141">
                <text:p>-578.377799237141</text:p>
              </table:table-cell>
              <table:table-cell office:value-type="float" office:value="64.8776694905996">
                <text:p>64.8776694905996</text:p>
              </table:table-cell>
              <table:table-cell office:value-type="float" office:value="41.6382957019492">
                <text:p>41.6382957019492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-513.500137465562">
                <text:p>-513.500137465562</text:p>
              </table:table-cell>
              <table:table-cell office:value-type="float" office:value="-580.809248957952">
                <text:p>-580.809248957952</text:p>
              </table:table-cell>
              <table:table-cell office:value-type="float" office:value="67.3091114923904">
                <text:p>67.3091114923904</text:p>
              </table:table-cell>
              <table:table-cell office:value-type="float" office:value="43.1987879614218">
                <text:p>43.1987879614218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-513.500206022501">
                <text:p>-513.500206022501</text:p>
              </table:table-cell>
              <table:table-cell office:value-type="float" office:value="-579.682007634293">
                <text:p>-579.682007634293</text:p>
              </table:table-cell>
              <table:table-cell office:value-type="float" office:value="66.1818016117916">
                <text:p>66.1818016117916</text:p>
              </table:table-cell>
              <table:table-cell office:value-type="float" office:value="42.4752838262601">
                <text:p>42.4752838262601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-513.500034026221">
                <text:p>-513.500034026221</text:p>
              </table:table-cell>
              <table:table-cell office:value-type="float" office:value="-574.224387823529">
                <text:p>-574.224387823529</text:p>
              </table:table-cell>
              <table:table-cell office:value-type="float" office:value="60.7243537973075">
                <text:p>60.7243537973075</text:p>
              </table:table-cell>
              <table:table-cell office:value-type="float" office:value="38.9727100183281">
                <text:p>38.9727100183281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-513.500117976241">
                <text:p>-513.500117976241</text:p>
              </table:table-cell>
              <table:table-cell office:value-type="float" office:value="-580.138597063065">
                <text:p>-580.138597063065</text:p>
              </table:table-cell>
              <table:table-cell office:value-type="float" office:value="66.6384790868239">
                <text:p>66.6384790868239</text:p>
              </table:table-cell>
              <table:table-cell office:value-type="float" office:value="42.768378074175">
                <text:p>42.768378074175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-513.500156973118">
                <text:p>-513.500156973118</text:p>
              </table:table-cell>
              <table:table-cell office:value-type="float" office:value="-583.903625547281">
                <text:p>-583.903625547281</text:p>
              </table:table-cell>
              <table:table-cell office:value-type="float" office:value="70.4034685741635">
                <text:p>70.4034685741635</text:p>
              </table:table-cell>
              <table:table-cell office:value-type="float" office:value="45.1847371514888">
                <text:p>45.184737151488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-513.500048753697">
                <text:p>-513.500048753697</text:p>
              </table:table-cell>
              <table:table-cell office:value-type="float" office:value="-579.943276488152">
                <text:p>-579.943276488152</text:p>
              </table:table-cell>
              <table:table-cell office:value-type="float" office:value="66.443227734455">
                <text:p>66.443227734455</text:p>
              </table:table-cell>
              <table:table-cell office:value-type="float" office:value="42.6430663357914">
                <text:p>42.6430663357914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-513.500120711472">
                <text:p>-513.500120711472</text:p>
              </table:table-cell>
              <table:table-cell office:value-type="float" office:value="-574.648138723502">
                <text:p>-574.648138723502</text:p>
              </table:table-cell>
              <table:table-cell office:value-type="float" office:value="61.14801801203">
                <text:p>61.14801801203</text:p>
              </table:table-cell>
              <table:table-cell office:value-type="float" office:value="39.2446164537697">
                <text:p>39.2446164537697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-513.500015901044">
                <text:p>-513.500015901044</text:p>
              </table:table-cell>
              <table:table-cell office:value-type="float" office:value="-569.914762723418">
                <text:p>-569.914762723418</text:p>
              </table:table-cell>
              <table:table-cell office:value-type="float" office:value="56.4147468223739">
                <text:p>56.4147468223739</text:p>
              </table:table-cell>
              <table:table-cell office:value-type="float" office:value="36.2068170540707">
                <text:p>36.2068170540707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-513.500092481745">
                <text:p>-513.500092481745</text:p>
              </table:table-cell>
              <table:table-cell office:value-type="float" office:value="-576.668743327344">
                <text:p>-576.668743327344</text:p>
              </table:table-cell>
              <table:table-cell office:value-type="float" office:value="63.1686508455988">
                <text:p>63.1686508455988</text:p>
              </table:table-cell>
              <table:table-cell office:value-type="float" office:value="40.541452608487">
                <text:p>40.541452608487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-513.500116303137">
                <text:p>-513.500116303137</text:p>
              </table:table-cell>
              <table:table-cell office:value-type="float" office:value="-579.657218473762">
                <text:p>-579.657218473762</text:p>
              </table:table-cell>
              <table:table-cell office:value-type="float" office:value="66.1571021706256">
                <text:p>66.1571021706256</text:p>
              </table:table-cell>
              <table:table-cell office:value-type="float" office:value="42.4594317982354">
                <text:p>42.4594317982354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-513.500033333933">
                <text:p>-513.500033333933</text:p>
              </table:table-cell>
              <table:table-cell office:value-type="float" office:value="-575.563768697509">
                <text:p>-575.563768697509</text:p>
              </table:table-cell>
              <table:table-cell office:value-type="float" office:value="62.0637353635754">
                <text:p>62.0637353635754</text:p>
              </table:table-cell>
              <table:table-cell office:value-type="float" office:value="39.8323211318574">
                <text:p>39.8323211318574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-513.500049745946">
                <text:p>-513.500049745946</text:p>
              </table:table-cell>
              <table:table-cell office:value-type="float" office:value="-577.171364714657">
                <text:p>-577.171364714657</text:p>
              </table:table-cell>
              <table:table-cell office:value-type="float" office:value="63.6713149687118">
                <text:p>63.6713149687118</text:p>
              </table:table-cell>
              <table:table-cell office:value-type="float" office:value="40.8640609506373">
                <text:p>40.8640609506373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-513.500124826239">
                <text:p>-513.500124826239</text:p>
              </table:table-cell>
              <table:table-cell office:value-type="float" office:value="-580.9902818229">
                <text:p>-580.9902818229</text:p>
              </table:table-cell>
              <table:table-cell office:value-type="float" office:value="67.4901569966601">
                <text:p>67.4901569966601</text:p>
              </table:table-cell>
              <table:table-cell office:value-type="float" office:value="43.3149824286627">
                <text:p>43.3149824286627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-513.500090147916">
                <text:p>-513.500090147916</text:p>
              </table:table-cell>
              <table:table-cell office:value-type="float" office:value="-578.678085842628">
                <text:p>-578.678085842628</text:p>
              </table:table-cell>
              <table:table-cell office:value-type="float" office:value="65.1779956947117">
                <text:p>65.1779956947117</text:p>
              </table:table-cell>
              <table:table-cell office:value-type="float" office:value="41.8310441682867">
                <text:p>41.8310441682867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-513.500078297036">
                <text:p>-513.500078297036</text:p>
              </table:table-cell>
              <table:table-cell office:value-type="float" office:value="-576.996891109109">
                <text:p>-576.996891109109</text:p>
              </table:table-cell>
              <table:table-cell office:value-type="float" office:value="63.4968128120727">
                <text:p>63.4968128120727</text:p>
              </table:table-cell>
              <table:table-cell office:value-type="float" office:value="40.7520659844831">
                <text:p>40.752065984483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-513.5001734536">
                <text:p>-513.5001734536</text:p>
              </table:table-cell>
              <table:table-cell office:value-type="float" office:value="-577.738424035413">
                <text:p>-577.738424035413</text:p>
              </table:table-cell>
              <table:table-cell office:value-type="float" office:value="64.2382505818133">
                <text:p>64.2382505818133</text:p>
              </table:table-cell>
              <table:table-cell office:value-type="float" office:value="41.2279185442845">
                <text:p>41.2279185442845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-513.500161990669">
                <text:p>-513.500161990669</text:p>
              </table:table-cell>
              <table:table-cell office:value-type="float" office:value="-579.968260216077">
                <text:p>-579.968260216077</text:p>
              </table:table-cell>
              <table:table-cell office:value-type="float" office:value="66.4680982254078">
                <text:p>66.4680982254078</text:p>
              </table:table-cell>
              <table:table-cell office:value-type="float" office:value="42.6590281430616">
                <text:p>42.6590281430616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-513.50015200954">
                <text:p>-513.50015200954</text:p>
              </table:table-cell>
              <table:table-cell office:value-type="float" office:value="-582.806834891306">
                <text:p>-582.806834891306</text:p>
              </table:table-cell>
              <table:table-cell office:value-type="float" office:value="69.3066828817655">
                <text:p>69.3066828817655</text:p>
              </table:table-cell>
              <table:table-cell office:value-type="float" office:value="44.4808233497091">
                <text:p>44.4808233497091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-513.50009391389">
                <text:p>-513.50009391389</text:p>
              </table:table-cell>
              <table:table-cell office:value-type="float" office:value="-582.568884583523">
                <text:p>-582.568884583523</text:p>
              </table:table-cell>
              <table:table-cell office:value-type="float" office:value="69.0687906696335">
                <text:p>69.0687906696335</text:p>
              </table:table-cell>
              <table:table-cell office:value-type="float" office:value="44.3281448341009">
                <text:p>44.3281448341009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-513.5001464454">
                <text:p>-513.5001464454</text:p>
              </table:table-cell>
              <table:table-cell office:value-type="float" office:value="-582.788256135149">
                <text:p>-582.788256135149</text:p>
              </table:table-cell>
              <table:table-cell office:value-type="float" office:value="69.2881096897491">
                <text:p>69.2881096897491</text:p>
              </table:table-cell>
              <table:table-cell office:value-type="float" office:value="44.468903130204">
                <text:p>44.468903130204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-513.50005585722">
                <text:p>-513.50005585722</text:p>
              </table:table-cell>
              <table:table-cell office:value-type="float" office:value="-579.225352126569">
                <text:p>-579.225352126569</text:p>
              </table:table-cell>
              <table:table-cell office:value-type="float" office:value="65.7252962693481">
                <text:p>65.7252962693481</text:p>
              </table:table-cell>
              <table:table-cell office:value-type="float" office:value="42.1823000525298">
                <text:p>42.1823000525298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-513.500089689776">
                <text:p>-513.500089689776</text:p>
              </table:table-cell>
              <table:table-cell office:value-type="float" office:value="-576.779372951218">
                <text:p>-576.779372951218</text:p>
              </table:table-cell>
              <table:table-cell office:value-type="float" office:value="63.2792832614423">
                <text:p>63.2792832614423</text:p>
              </table:table-cell>
              <table:table-cell office:value-type="float" office:value="40.6124561645839">
                <text:p>40.6124561645839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-513.500072263954">
                <text:p>-513.500072263954</text:p>
              </table:table-cell>
              <table:table-cell office:value-type="float" office:value="-575.354176169716">
                <text:p>-575.354176169716</text:p>
              </table:table-cell>
              <table:table-cell office:value-type="float" office:value="61.854103905762">
                <text:p>61.854103905762</text:p>
              </table:table-cell>
              <table:table-cell office:value-type="float" office:value="39.6977802844842">
                <text:p>39.6977802844842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-513.500088924573">
                <text:p>-513.500088924573</text:p>
              </table:table-cell>
              <table:table-cell office:value-type="float" office:value="-576.080980409975">
                <text:p>-576.080980409975</text:p>
              </table:table-cell>
              <table:table-cell office:value-type="float" office:value="62.5808914854013">
                <text:p>62.5808914854013</text:p>
              </table:table-cell>
              <table:table-cell office:value-type="float" office:value="40.164230395765">
                <text:p>40.164230395765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-513.500111830475">
                <text:p>-513.500111830475</text:p>
              </table:table-cell>
              <table:table-cell office:value-type="float" office:value="-575.387369020693">
                <text:p>-575.387369020693</text:p>
              </table:table-cell>
              <table:table-cell office:value-type="float" office:value="61.887257190218">
                <text:p>61.887257190218</text:p>
              </table:table-cell>
              <table:table-cell office:value-type="float" office:value="39.7190579640389">
                <text:p>39.719057964038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-513.500106712098">
                <text:p>-513.500106712098</text:p>
              </table:table-cell>
              <table:table-cell office:value-type="float" office:value="-573.910669686527">
                <text:p>-573.910669686527</text:p>
              </table:table-cell>
              <table:table-cell office:value-type="float" office:value="60.4105629744286">
                <text:p>60.4105629744286</text:p>
              </table:table-cell>
              <table:table-cell office:value-type="float" office:value="38.7713199996333">
                <text:p>38.7713199996333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-513.500021378363">
                <text:p>-513.500021378363</text:p>
              </table:table-cell>
              <table:table-cell office:value-type="float" office:value="-567.379842060575">
                <text:p>-567.379842060575</text:p>
              </table:table-cell>
              <table:table-cell office:value-type="float" office:value="53.8798206822116">
                <text:p>53.8798206822116</text:p>
              </table:table-cell>
              <table:table-cell office:value-type="float" office:value="34.5799089817644">
                <text:p>34.5799089817644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-513.500086968093">
                <text:p>-513.500086968093</text:p>
              </table:table-cell>
              <table:table-cell office:value-type="float" office:value="-573.029791226506">
                <text:p>-573.029791226506</text:p>
              </table:table-cell>
              <table:table-cell office:value-type="float" office:value="59.529704258412">
                <text:p>59.529704258412</text:p>
              </table:table-cell>
              <table:table-cell office:value-type="float" office:value="38.2059874903567">
                <text:p>38.2059874903567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-513.500202290781">
                <text:p>-513.500202290781</text:p>
              </table:table-cell>
              <table:table-cell office:value-type="float" office:value="-582.725094450966">
                <text:p>-582.725094450966</text:p>
              </table:table-cell>
              <table:table-cell office:value-type="float" office:value="69.2248921601858">
                <text:p>69.2248921601858</text:p>
              </table:table-cell>
              <table:table-cell office:value-type="float" office:value="44.4283303073795">
                <text:p>44.4283303073795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-513.500115208516">
                <text:p>-513.500115208516</text:p>
              </table:table-cell>
              <table:table-cell office:value-type="float" office:value="-577.744775694582">
                <text:p>-577.744775694582</text:p>
              </table:table-cell>
              <table:table-cell office:value-type="float" office:value="64.2446604860661">
                <text:p>64.2446604860661</text:p>
              </table:table-cell>
              <table:table-cell office:value-type="float" office:value="41.2320324018073">
                <text:p>41.2320324018073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-513.500040738506">
                <text:p>-513.500040738506</text:p>
              </table:table-cell>
              <table:table-cell office:value-type="float" office:value="-575.417201167459">
                <text:p>-575.417201167459</text:p>
              </table:table-cell>
              <table:table-cell office:value-type="float" office:value="61.9171604289521">
                <text:p>61.9171604289521</text:p>
              </table:table-cell>
              <table:table-cell office:value-type="float" office:value="39.7382497738962">
                <text:p>39.7382497738962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-513.500116856397">
                <text:p>-513.500116856397</text:p>
              </table:table-cell>
              <table:table-cell office:value-type="float" office:value="-580.420893307704">
                <text:p>-580.420893307704</text:p>
              </table:table-cell>
              <table:table-cell office:value-type="float" office:value="66.9207764513069">
                <text:p>66.9207764513069</text:p>
              </table:table-cell>
              <table:table-cell office:value-type="float" office:value="42.9495556847537">
                <text:p>42.9495556847537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-513.500070632038">
                <text:p>-513.500070632038</text:p>
              </table:table-cell>
              <table:table-cell office:value-type="float" office:value="-582.236931125969">
                <text:p>-582.236931125969</text:p>
              </table:table-cell>
              <table:table-cell office:value-type="float" office:value="68.7368604939315">
                <text:p>68.7368604939315</text:p>
              </table:table-cell>
              <table:table-cell office:value-type="float" office:value="44.1151130326075">
                <text:p>44.1151130326075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-513.50014461148">
                <text:p>-513.50014461148</text:p>
              </table:table-cell>
              <table:table-cell office:value-type="float" office:value="-583.854263575391">
                <text:p>-583.854263575391</text:p>
              </table:table-cell>
              <table:table-cell office:value-type="float" office:value="70.3541189639105">
                <text:p>70.3541189639105</text:p>
              </table:table-cell>
              <table:table-cell office:value-type="float" office:value="45.1530647181135">
                <text:p>45.1530647181135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-513.500080484127">
                <text:p>-513.500080484127</text:p>
              </table:table-cell>
              <table:table-cell office:value-type="float" office:value="-580.177847736054">
                <text:p>-580.177847736054</text:p>
              </table:table-cell>
              <table:table-cell office:value-type="float" office:value="66.6777672519273">
                <text:p>66.6777672519273</text:p>
              </table:table-cell>
              <table:table-cell office:value-type="float" office:value="42.7935931019188">
                <text:p>42.79359310191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-513.50011070079">
                <text:p>-513.50011070079</text:p>
              </table:table-cell>
              <table:table-cell office:value-type="float" office:value="-580.142671769494">
                <text:p>-580.142671769494</text:p>
              </table:table-cell>
              <table:table-cell office:value-type="float" office:value="66.6425610687035">
                <text:p>66.6425610687035</text:p>
              </table:table-cell>
              <table:table-cell office:value-type="float" office:value="42.7709978780287">
                <text:p>42.7709978780287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-513.50017818485">
                <text:p>-513.50017818485</text:p>
              </table:table-cell>
              <table:table-cell office:value-type="float" office:value="-583.941089056328">
                <text:p>-583.941089056328</text:p>
              </table:table-cell>
              <table:table-cell office:value-type="float" office:value="70.4409108714781">
                <text:p>70.4409108714781</text:p>
              </table:table-cell>
              <table:table-cell office:value-type="float" office:value="45.2087675067649">
                <text:p>45.2087675067649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-513.500051939322">
                <text:p>-513.500051939322</text:p>
              </table:table-cell>
              <table:table-cell office:value-type="float" office:value="-580.199257084699">
                <text:p>-580.199257084699</text:p>
              </table:table-cell>
              <table:table-cell office:value-type="float" office:value="66.699205145377">
                <text:p>66.699205145377</text:p>
              </table:table-cell>
              <table:table-cell office:value-type="float" office:value="42.8073518783005">
                <text:p>42.8073518783005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-513.500173970354">
                <text:p>-513.500173970354</text:p>
              </table:table-cell>
              <table:table-cell office:value-type="float" office:value="-578.702213732759">
                <text:p>-578.702213732759</text:p>
              </table:table-cell>
              <table:table-cell office:value-type="float" office:value="65.2020397624054">
                <text:p>65.2020397624054</text:p>
              </table:table-cell>
              <table:table-cell office:value-type="float" office:value="41.8464755795622">
                <text:p>41.8464755795622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-513.5000997535">
                <text:p>-513.5000997535</text:p>
              </table:table-cell>
              <table:table-cell office:value-type="float" office:value="-579.167622729385">
                <text:p>-579.167622729385</text:p>
              </table:table-cell>
              <table:table-cell office:value-type="float" office:value="65.6675229758858">
                <text:p>65.6675229758858</text:p>
              </table:table-cell>
              <table:table-cell office:value-type="float" office:value="42.1452213242749">
                <text:p>42.1452213242749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-513.50018161657">
                <text:p>-513.50018161657</text:p>
              </table:table-cell>
              <table:table-cell office:value-type="float" office:value="-580.623165940104">
                <text:p>-580.623165940104</text:p>
              </table:table-cell>
              <table:table-cell office:value-type="float" office:value="67.1229843235334">
                <text:p>67.1229843235334</text:p>
              </table:table-cell>
              <table:table-cell office:value-type="float" office:value="43.0793320969328">
                <text:p>43.0793320969328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-513.500057293541">
                <text:p>-513.500057293541</text:p>
              </table:table-cell>
              <table:table-cell office:value-type="float" office:value="-576.322968882299">
                <text:p>-576.322968882299</text:p>
              </table:table-cell>
              <table:table-cell office:value-type="float" office:value="62.8229115887585">
                <text:p>62.8229115887585</text:p>
              </table:table-cell>
              <table:table-cell office:value-type="float" office:value="40.3195581797086">
                <text:p>40.3195581797086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-513.500098746066">
                <text:p>-513.500098746066</text:p>
              </table:table-cell>
              <table:table-cell office:value-type="float" office:value="-578.78282006933">
                <text:p>-578.78282006933</text:p>
              </table:table-cell>
              <table:table-cell office:value-type="float" office:value="65.2827213232639">
                <text:p>65.2827213232639</text:p>
              </table:table-cell>
              <table:table-cell office:value-type="float" office:value="41.8982567658333">
                <text:p>41.8982567658333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-513.500144308282">
                <text:p>-513.500144308282</text:p>
              </table:table-cell>
              <table:table-cell office:value-type="float" office:value="-581.097241060713">
                <text:p>-581.097241060713</text:p>
              </table:table-cell>
              <table:table-cell office:value-type="float" office:value="67.5970967524312">
                <text:p>67.5970967524312</text:p>
              </table:table-cell>
              <table:table-cell office:value-type="float" office:value="43.3836160464861">
                <text:p>43.3836160464861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-513.500089362255">
                <text:p>-513.500089362255</text:p>
              </table:table-cell>
              <table:table-cell office:value-type="float" office:value="-578.622458571341">
                <text:p>-578.622458571341</text:p>
              </table:table-cell>
              <table:table-cell office:value-type="float" office:value="65.1223692090857">
                <text:p>65.1223692090857</text:p>
              </table:table-cell>
              <table:table-cell office:value-type="float" office:value="41.7953432549287">
                <text:p>41.795343254928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-513.500102914604">
                <text:p>-513.500102914604</text:p>
              </table:table-cell>
              <table:table-cell office:value-type="float" office:value="-577.221091175653">
                <text:p>-577.221091175653</text:p>
              </table:table-cell>
              <table:table-cell office:value-type="float" office:value="63.7209882610485">
                <text:p>63.7209882610485</text:p>
              </table:table-cell>
              <table:table-cell office:value-type="float" office:value="40.8959411222132">
                <text:p>40.8959411222132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-513.500095076926">
                <text:p>-513.500095076926</text:p>
              </table:table-cell>
              <table:table-cell office:value-type="float" office:value="-575.121993831977">
                <text:p>-575.121993831977</text:p>
              </table:table-cell>
              <table:table-cell office:value-type="float" office:value="61.6218987550512">
                <text:p>61.6218987550512</text:p>
              </table:table-cell>
              <table:table-cell office:value-type="float" office:value="39.5487517080152">
                <text:p>39.5487517080152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-513.500054230863">
                <text:p>-513.500054230863</text:p>
              </table:table-cell>
              <table:table-cell office:value-type="float" office:value="-573.295225719042">
                <text:p>-573.295225719042</text:p>
              </table:table-cell>
              <table:table-cell office:value-type="float" office:value="59.7951714881788">
                <text:p>59.7951714881788</text:p>
              </table:table-cell>
              <table:table-cell office:value-type="float" office:value="38.3763635704316">
                <text:p>38.3763635704316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-513.500143528996">
                <text:p>-513.500143528996</text:p>
              </table:table-cell>
              <table:table-cell office:value-type="float" office:value="-575.780088897979">
                <text:p>-575.780088897979</text:p>
              </table:table-cell>
              <table:table-cell office:value-type="float" office:value="62.2799453689837">
                <text:p>62.2799453689837</text:p>
              </table:table-cell>
              <table:table-cell office:value-type="float" office:value="39.9710840715499">
                <text:p>39.9710840715499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-513.50005742402">
                <text:p>-513.50005742402</text:p>
              </table:table-cell>
              <table:table-cell office:value-type="float" office:value="-577.045247015655">
                <text:p>-577.045247015655</text:p>
              </table:table-cell>
              <table:table-cell office:value-type="float" office:value="63.5451895916344">
                <text:p>63.5451895916344</text:p>
              </table:table-cell>
              <table:table-cell office:value-type="float" office:value="40.7831140580084">
                <text:p>40.7831140580084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-513.500172574913">
                <text:p>-513.500172574913</text:p>
              </table:table-cell>
              <table:table-cell office:value-type="float" office:value="-581.229063593434">
                <text:p>-581.229063593434</text:p>
              </table:table-cell>
              <table:table-cell office:value-type="float" office:value="67.7288910185207">
                <text:p>67.7288910185207</text:p>
              </table:table-cell>
              <table:table-cell office:value-type="float" office:value="43.468201215256">
                <text:p>43.468201215256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-513.500090628126">
                <text:p>-513.500090628126</text:p>
              </table:table-cell>
              <table:table-cell office:value-type="float" office:value="-579.539364647362">
                <text:p>-579.539364647362</text:p>
              </table:table-cell>
              <table:table-cell office:value-type="float" office:value="66.0392740192367">
                <text:p>66.0392740192367</text:p>
              </table:table-cell>
              <table:table-cell office:value-type="float" office:value="42.3838100404247">
                <text:p>42.3838100404247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-513.500206186354">
                <text:p>-513.500206186354</text:p>
              </table:table-cell>
              <table:table-cell office:value-type="float" office:value="-580.38899306036">
                <text:p>-580.38899306036</text:p>
              </table:table-cell>
              <table:table-cell office:value-type="float" office:value="66.888786874006">
                <text:p>66.888786874006</text:p>
              </table:table-cell>
              <table:table-cell office:value-type="float" office:value="42.929024868997">
                <text:p>42.929024868997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-513.50001603213">
                <text:p>-513.50001603213</text:p>
              </table:table-cell>
              <table:table-cell office:value-type="float" office:value="-577.264335595342">
                <text:p>-577.264335595342</text:p>
              </table:table-cell>
              <table:table-cell office:value-type="float" office:value="63.7643195632114">
                <text:p>63.7643195632114</text:p>
              </table:table-cell>
              <table:table-cell office:value-type="float" office:value="40.9237510233206">
                <text:p>40.9237510233206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-513.500164225555">
                <text:p>-513.500164225555</text:p>
              </table:table-cell>
              <table:table-cell office:value-type="float" office:value="-582.105579584714">
                <text:p>-582.105579584714</text:p>
              </table:table-cell>
              <table:table-cell office:value-type="float" office:value="68.6054153591585">
                <text:p>68.6054153591585</text:p>
              </table:table-cell>
              <table:table-cell office:value-type="float" office:value="44.0307519352802">
                <text:p>44.03075193528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513.500137167304">
                <text:p>-513.500137167304</text:p>
              </table:table-cell>
              <table:table-cell office:value-type="float" office:value="-582.767573343453">
                <text:p>-582.767573343453</text:p>
              </table:table-cell>
              <table:table-cell office:value-type="float" office:value="69.2674361761494">
                <text:p>69.2674361761494</text:p>
              </table:table-cell>
              <table:table-cell office:value-type="float" office:value="44.4556349305411">
                <text:p>44.4556349305411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-513.500115263076">
                <text:p>-513.500115263076</text:p>
              </table:table-cell>
              <table:table-cell office:value-type="float" office:value="-576.802889539728">
                <text:p>-576.802889539728</text:p>
              </table:table-cell>
              <table:table-cell office:value-type="float" office:value="63.3027742766521">
                <text:p>63.3027742766521</text:p>
              </table:table-cell>
              <table:table-cell office:value-type="float" office:value="40.6275326284169">
                <text:p>40.6275326284169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-513.500075451035">
                <text:p>-513.500075451035</text:p>
              </table:table-cell>
              <table:table-cell office:value-type="float" office:value="-577.255923219242">
                <text:p>-577.255923219242</text:p>
              </table:table-cell>
              <table:table-cell office:value-type="float" office:value="63.7558477682065">
                <text:p>63.7558477682065</text:p>
              </table:table-cell>
              <table:table-cell office:value-type="float" office:value="40.9183138504334">
                <text:p>40.9183138504334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-513.500211672427">
                <text:p>-513.500211672427</text:p>
              </table:table-cell>
              <table:table-cell office:value-type="float" office:value="-582.839032410299">
                <text:p>-582.839032410299</text:p>
              </table:table-cell>
              <table:table-cell office:value-type="float" office:value="69.338820737872">
                <text:p>69.338820737872</text:p>
              </table:table-cell>
              <table:table-cell office:value-type="float" office:value="44.5014493303631">
                <text:p>44.5014493303631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-513.499976310086">
                <text:p>-513.499976310086</text:p>
              </table:table-cell>
              <table:table-cell office:value-type="float" office:value="-576.049133471048">
                <text:p>-576.049133471048</text:p>
              </table:table-cell>
              <table:table-cell office:value-type="float" office:value="62.5491571609623">
                <text:p>62.5491571609623</text:p>
              </table:table-cell>
              <table:table-cell office:value-type="float" office:value="40.1438634005374">
                <text:p>40.1438634005374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-513.500188814689">
                <text:p>-513.500188814689</text:p>
              </table:table-cell>
              <table:table-cell office:value-type="float" office:value="-580.313772339755">
                <text:p>-580.313772339755</text:p>
              </table:table-cell>
              <table:table-cell office:value-type="float" office:value="66.813583525066">
                <text:p>66.813583525066</text:p>
              </table:table-cell>
              <table:table-cell office:value-type="float" office:value="42.8807595828743">
                <text:p>42.8807595828743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-513.50010436198">
                <text:p>-513.50010436198</text:p>
              </table:table-cell>
              <table:table-cell office:value-type="float" office:value="-579.105339128438">
                <text:p>-579.105339128438</text:p>
              </table:table-cell>
              <table:table-cell office:value-type="float" office:value="65.6052347664574">
                <text:p>65.6052347664574</text:p>
              </table:table-cell>
              <table:table-cell office:value-type="float" office:value="42.1052449363545">
                <text:p>42.1052449363545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-513.500095827385">
                <text:p>-513.500095827385</text:p>
              </table:table-cell>
              <table:table-cell office:value-type="float" office:value="-576.561047607222">
                <text:p>-576.561047607222</text:p>
              </table:table-cell>
              <table:table-cell office:value-type="float" office:value="63.0609517798368">
                <text:p>63.0609517798368</text:p>
              </table:table-cell>
              <table:table-cell office:value-type="float" office:value="40.4723316677653">
                <text:p>40.4723316677653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-513.500044204331">
                <text:p>-513.500044204331</text:p>
              </table:table-cell>
              <table:table-cell office:value-type="float" office:value="-579.002514150177">
                <text:p>-579.002514150177</text:p>
              </table:table-cell>
              <table:table-cell office:value-type="float" office:value="65.502469945846">
                <text:p>65.502469945846</text:p>
              </table:table-cell>
              <table:table-cell office:value-type="float" office:value="42.0392907795241">
                <text:p>42.0392907795241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-513.500257291467">
                <text:p>-513.500257291467</text:p>
              </table:table-cell>
              <table:table-cell office:value-type="float" office:value="-585.935168566522">
                <text:p>-585.935168566522</text:p>
              </table:table-cell>
              <table:table-cell office:value-type="float" office:value="72.434911275055">
                <text:p>72.434911275055</text:p>
              </table:table-cell>
              <table:table-cell office:value-type="float" office:value="46.4885110469667">
                <text:p>46.488511046966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-513.500060042371">
                <text:p>-513.500060042371</text:p>
              </table:table-cell>
              <table:table-cell office:value-type="float" office:value="-578.172769925096">
                <text:p>-578.172769925096</text:p>
              </table:table-cell>
              <table:table-cell office:value-type="float" office:value="64.6727098827256">
                <text:p>64.6727098827256</text:p>
              </table:table-cell>
              <table:table-cell office:value-type="float" office:value="41.5067532339996">
                <text:p>41.5067532339996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-513.500146495873">
                <text:p>-513.500146495873</text:p>
              </table:table-cell>
              <table:table-cell office:value-type="float" office:value="-579.045083284795">
                <text:p>-579.045083284795</text:p>
              </table:table-cell>
              <table:table-cell office:value-type="float" office:value="65.5449367889216">
                <text:p>65.5449367889216</text:p>
              </table:table-cell>
              <table:table-cell office:value-type="float" office:value="42.0665458733552">
                <text:p>42.0665458733552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-513.500238320233">
                <text:p>-513.500238320233</text:p>
              </table:table-cell>
              <table:table-cell office:value-type="float" office:value="-577.92379236079">
                <text:p>-577.92379236079</text:p>
              </table:table-cell>
              <table:table-cell office:value-type="float" office:value="64.4235540405565">
                <text:p>64.4235540405565</text:p>
              </table:table-cell>
              <table:table-cell office:value-type="float" office:value="41.3468457540675">
                <text:p>41.3468457540675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-513.500218251477">
                <text:p>-513.500218251477</text:p>
              </table:table-cell>
              <table:table-cell office:value-type="float" office:value="-576.718432767319">
                <text:p>-576.718432767319</text:p>
              </table:table-cell>
              <table:table-cell office:value-type="float" office:value="63.218214515842">
                <text:p>63.218214515842</text:p>
              </table:table-cell>
              <table:table-cell office:value-type="float" office:value="40.5732624249287">
                <text:p>40.5732624249287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-513.500159235137">
                <text:p>-513.500159235137</text:p>
              </table:table-cell>
              <table:table-cell office:value-type="float" office:value="-579.840856423303">
                <text:p>-579.840856423303</text:p>
              </table:table-cell>
              <table:table-cell office:value-type="float" office:value="66.3406971881657">
                <text:p>66.3406971881657</text:p>
              </table:table-cell>
              <table:table-cell office:value-type="float" office:value="42.5772625355255">
                <text:p>42.5772625355255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-513.500176758275">
                <text:p>-513.500176758275</text:p>
              </table:table-cell>
              <table:table-cell office:value-type="float" office:value="-579.76874160328">
                <text:p>-579.76874160328</text:p>
              </table:table-cell>
              <table:table-cell office:value-type="float" office:value="66.2685648450051">
                <text:p>66.2685648450051</text:p>
              </table:table-cell>
              <table:table-cell office:value-type="float" office:value="42.5309682117963">
                <text:p>42.5309682117963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-513.500067658843">
                <text:p>-513.500067658843</text:p>
              </table:table-cell>
              <table:table-cell office:value-type="float" office:value="-577.271204028304">
                <text:p>-577.271204028304</text:p>
              </table:table-cell>
              <table:table-cell office:value-type="float" office:value="63.771136369461">
                <text:p>63.771136369461</text:p>
              </table:table-cell>
              <table:table-cell office:value-type="float" office:value="40.9281260293372">
                <text:p>40.9281260293372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-513.500148203066">
                <text:p>-513.500148203066</text:p>
              </table:table-cell>
              <table:table-cell office:value-type="float" office:value="-579.893024228868">
                <text:p>-579.893024228868</text:p>
              </table:table-cell>
              <table:table-cell office:value-type="float" office:value="66.3928760258013">
                <text:p>66.3928760258013</text:p>
              </table:table-cell>
              <table:table-cell office:value-type="float" office:value="42.610750758637">
                <text:p>42.610750758637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-513.500050474458">
                <text:p>-513.500050474458</text:p>
              </table:table-cell>
              <table:table-cell office:value-type="float" office:value="-576.397501218958">
                <text:p>-576.397501218958</text:p>
              </table:table-cell>
              <table:table-cell office:value-type="float" office:value="62.8974507444999">
                <text:p>62.8974507444999</text:p>
              </table:table-cell>
              <table:table-cell office:value-type="float" office:value="40.367397188608">
                <text:p>40.367397188608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-513.500050571849">
                <text:p>-513.500050571849</text:p>
              </table:table-cell>
              <table:table-cell office:value-type="float" office:value="-577.25380174944">
                <text:p>-577.25380174944</text:p>
              </table:table-cell>
              <table:table-cell office:value-type="float" office:value="63.7537511775901">
                <text:p>63.7537511775901</text:p>
              </table:table-cell>
              <table:table-cell office:value-type="float" office:value="40.9169682647991">
                <text:p>40.91696826479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513.500124650857">
                <text:p>-513.500124650857</text:p>
              </table:table-cell>
              <table:table-cell office:value-type="float" office:value="-583.412306280951">
                <text:p>-583.412306280951</text:p>
              </table:table-cell>
              <table:table-cell office:value-type="float" office:value="69.912181630094">
                <text:p>69.912181630094</text:p>
              </table:table-cell>
              <table:table-cell office:value-type="float" office:value="44.8694306490776">
                <text:p>44.8694306490776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-513.500189311283">
                <text:p>-513.500189311283</text:p>
              </table:table-cell>
              <table:table-cell office:value-type="float" office:value="-580.809394626932">
                <text:p>-580.809394626932</text:p>
              </table:table-cell>
              <table:table-cell office:value-type="float" office:value="67.3092053156491">
                <text:p>67.3092053156491</text:p>
              </table:table-cell>
              <table:table-cell office:value-type="float" office:value="43.1988481769107">
                <text:p>43.1988481769107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-513.500015200664">
                <text:p>-513.500015200664</text:p>
              </table:table-cell>
              <table:table-cell office:value-type="float" office:value="-571.227163854605">
                <text:p>-571.227163854605</text:p>
              </table:table-cell>
              <table:table-cell office:value-type="float" office:value="57.7271486539411">
                <text:p>57.7271486539411</text:p>
              </table:table-cell>
              <table:table-cell office:value-type="float" office:value="37.0491126539534">
                <text:p>37.0491126539534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-513.500123251801">
                <text:p>-513.500123251801</text:p>
              </table:table-cell>
              <table:table-cell office:value-type="float" office:value="-572.799799355153">
                <text:p>-572.799799355153</text:p>
              </table:table-cell>
              <table:table-cell office:value-type="float" office:value="59.299676103352">
                <text:p>59.299676103352</text:p>
              </table:table-cell>
              <table:table-cell office:value-type="float" office:value="38.0583561032344">
                <text:p>38.0583561032344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-513.500128268649">
                <text:p>-513.500128268649</text:p>
              </table:table-cell>
              <table:table-cell office:value-type="float" office:value="-575.355497458907">
                <text:p>-575.355497458907</text:p>
              </table:table-cell>
              <table:table-cell office:value-type="float" office:value="61.855369190258">
                <text:p>61.855369190258</text:p>
              </table:table-cell>
              <table:table-cell office:value-type="float" office:value="39.698592340318">
                <text:p>39.698592340318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-513.50008417067">
                <text:p>-513.50008417067</text:p>
              </table:table-cell>
              <table:table-cell office:value-type="float" office:value="-573.817374469921">
                <text:p>-573.817374469921</text:p>
              </table:table-cell>
              <table:table-cell office:value-type="float" office:value="60.3172902992509">
                <text:p>60.3172902992509</text:p>
              </table:table-cell>
              <table:table-cell office:value-type="float" office:value="38.7114578735665">
                <text:p>38.7114578735665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-513.500095031763">
                <text:p>-513.500095031763</text:p>
              </table:table-cell>
              <table:table-cell office:value-type="float" office:value="-573.303941226806">
                <text:p>-573.303941226806</text:p>
              </table:table-cell>
              <table:table-cell office:value-type="float" office:value="59.8038461950436">
                <text:p>59.8038461950436</text:p>
              </table:table-cell>
              <table:table-cell office:value-type="float" office:value="38.3819309715482">
                <text:p>38.3819309715482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-513.500095059629">
                <text:p>-513.500095059629</text:p>
              </table:table-cell>
              <table:table-cell office:value-type="float" office:value="-574.50483576377">
                <text:p>-574.50483576377</text:p>
              </table:table-cell>
              <table:table-cell office:value-type="float" office:value="61.0047407041404">
                <text:p>61.0047407041404</text:p>
              </table:table-cell>
              <table:table-cell office:value-type="float" office:value="39.1526615028578">
                <text:p>39.1526615028578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-513.500075095119">
                <text:p>-513.500075095119</text:p>
              </table:table-cell>
              <table:table-cell office:value-type="float" office:value="-577.282249390969">
                <text:p>-577.282249390969</text:p>
              </table:table-cell>
              <table:table-cell office:value-type="float" office:value="63.7821742958505">
                <text:p>63.7821742958505</text:p>
              </table:table-cell>
              <table:table-cell office:value-type="float" office:value="40.93521013773">
                <text:p>40.93521013773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-513.500151601334">
                <text:p>-513.500151601334</text:p>
              </table:table-cell>
              <table:table-cell office:value-type="float" office:value="-583.424831486138">
                <text:p>-583.424831486138</text:p>
              </table:table-cell>
              <table:table-cell office:value-type="float" office:value="69.9246798848041">
                <text:p>69.9246798848041</text:p>
              </table:table-cell>
              <table:table-cell office:value-type="float" office:value="44.8774519918518">
                <text:p>44.877451991851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513.500121307819">
                <text:p>-513.500121307819</text:p>
              </table:table-cell>
              <table:table-cell office:value-type="float" office:value="-581.675303402452">
                <text:p>-581.675303402452</text:p>
              </table:table-cell>
              <table:table-cell office:value-type="float" office:value="68.1751820946325">
                <text:p>68.1751820946325</text:p>
              </table:table-cell>
              <table:table-cell office:value-type="float" office:value="43.7546295031737">
                <text:p>43.7546295031737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-513.500064757558">
                <text:p>-513.500064757558</text:p>
              </table:table-cell>
              <table:table-cell office:value-type="float" office:value="-575.302213968055">
                <text:p>-575.302213968055</text:p>
              </table:table-cell>
              <table:table-cell office:value-type="float" office:value="61.8021492104968">
                <text:p>61.8021492104968</text:p>
              </table:table-cell>
              <table:table-cell office:value-type="float" office:value="39.6644359152807">
                <text:p>39.6644359152807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-513.500155571141">
                <text:p>-513.500155571141</text:p>
              </table:table-cell>
              <table:table-cell office:value-type="float" office:value="-577.602759199224">
                <text:p>-577.602759199224</text:p>
              </table:table-cell>
              <table:table-cell office:value-type="float" office:value="64.1026036280834">
                <text:p>64.1026036280834</text:p>
              </table:table-cell>
              <table:table-cell office:value-type="float" office:value="41.140860732023">
                <text:p>41.140860732023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-513.500142878177">
                <text:p>-513.500142878177</text:p>
              </table:table-cell>
              <table:table-cell office:value-type="float" office:value="-582.071978098326">
                <text:p>-582.071978098326</text:p>
              </table:table-cell>
              <table:table-cell office:value-type="float" office:value="68.5718352201487">
                <text:p>68.5718352201487</text:p>
              </table:table-cell>
              <table:table-cell office:value-type="float" office:value="44.00920030174">
                <text:p>44.00920030174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-513.500107163913">
                <text:p>-513.500107163913</text:p>
              </table:table-cell>
              <table:table-cell office:value-type="float" office:value="-585.245395541799">
                <text:p>-585.245395541799</text:p>
              </table:table-cell>
              <table:table-cell office:value-type="float" office:value="71.7452883778853">
                <text:p>71.7452883778853</text:p>
              </table:table-cell>
              <table:table-cell office:value-type="float" office:value="46.0459131185786">
                <text:p>46.0459131185786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-513.500164253826">
                <text:p>-513.500164253826</text:p>
              </table:table-cell>
              <table:table-cell office:value-type="float" office:value="-583.52641508346">
                <text:p>-583.52641508346</text:p>
              </table:table-cell>
              <table:table-cell office:value-type="float" office:value="70.026250829634">
                <text:p>70.026250829634</text:p>
              </table:table-cell>
              <table:table-cell office:value-type="float" office:value="44.9426399227495">
                <text:p>44.9426399227495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-513.49998700115">
                <text:p>-513.49998700115</text:p>
              </table:table-cell>
              <table:table-cell office:value-type="float" office:value="-577.082340605262">
                <text:p>-577.082340605262</text:p>
              </table:table-cell>
              <table:table-cell office:value-type="float" office:value="63.5823536041124">
                <text:p>63.5823536041124</text:p>
              </table:table-cell>
              <table:table-cell office:value-type="float" office:value="40.8069658109024">
                <text:p>40.8069658109024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-513.500202886032">
                <text:p>-513.500202886032</text:p>
              </table:table-cell>
              <table:table-cell office:value-type="float" office:value="-582.293056385528">
                <text:p>-582.293056385528</text:p>
              </table:table-cell>
              <table:table-cell office:value-type="float" office:value="68.792853499496">
                <text:p>68.792853499496</text:p>
              </table:table-cell>
              <table:table-cell office:value-type="float" office:value="44.1510491773741">
                <text:p>44.1510491773741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-513.500057135714">
                <text:p>-513.500057135714</text:p>
              </table:table-cell>
              <table:table-cell office:value-type="float" office:value="-579.557473485775">
                <text:p>-579.557473485775</text:p>
              </table:table-cell>
              <table:table-cell office:value-type="float" office:value="66.0574163500608">
                <text:p>66.0574163500608</text:p>
              </table:table-cell>
              <table:table-cell office:value-type="float" office:value="42.3954537344955">
                <text:p>42.3954537344955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-513.500116588092">
                <text:p>-513.500116588092</text:p>
              </table:table-cell>
              <table:table-cell office:value-type="float" office:value="-582.356012195132">
                <text:p>-582.356012195132</text:p>
              </table:table-cell>
              <table:table-cell office:value-type="float" office:value="68.8558956070392">
                <text:p>68.8558956070392</text:p>
              </table:table-cell>
              <table:table-cell office:value-type="float" office:value="44.1915094148667">
                <text:p>44.191509414866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513.500174591595">
                <text:p>-513.500174591595</text:p>
              </table:table-cell>
              <table:table-cell office:value-type="float" office:value="-581.712173552529">
                <text:p>-581.712173552529</text:p>
              </table:table-cell>
              <table:table-cell office:value-type="float" office:value="68.2119989609345">
                <text:p>68.2119989609345</text:p>
              </table:table-cell>
              <table:table-cell office:value-type="float" office:value="43.7782584586824">
                <text:p>43.7782584586824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-513.499995889008">
                <text:p>-513.499995889008</text:p>
              </table:table-cell>
              <table:table-cell office:value-type="float" office:value="-574.115126821583">
                <text:p>-574.115126821583</text:p>
              </table:table-cell>
              <table:table-cell office:value-type="float" office:value="60.6151309325751">
                <text:p>60.6151309325751</text:p>
              </table:table-cell>
              <table:table-cell office:value-type="float" office:value="38.9026111079503">
                <text:p>38.9026111079503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-513.50013046929">
                <text:p>-513.50013046929</text:p>
              </table:table-cell>
              <table:table-cell office:value-type="float" office:value="-577.514543334927">
                <text:p>-577.514543334927</text:p>
              </table:table-cell>
              <table:table-cell office:value-type="float" office:value="64.014412865637">
                <text:p>64.014412865637</text:p>
              </table:table-cell>
              <table:table-cell office:value-type="float" office:value="41.0842601624626">
                <text:p>41.0842601624626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-513.500094209711">
                <text:p>-513.500094209711</text:p>
              </table:table-cell>
              <table:table-cell office:value-type="float" office:value="-577.924242199448">
                <text:p>-577.924242199448</text:p>
              </table:table-cell>
              <table:table-cell office:value-type="float" office:value="64.4241479897373">
                <text:p>64.4241479897373</text:p>
              </table:table-cell>
              <table:table-cell office:value-type="float" office:value="41.3472269488887">
                <text:p>41.3472269488887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-513.500059671158">
                <text:p>-513.500059671158</text:p>
              </table:table-cell>
              <table:table-cell office:value-type="float" office:value="-575.523625426308">
                <text:p>-575.523625426308</text:p>
              </table:table-cell>
              <table:table-cell office:value-type="float" office:value="62.0235657551504">
                <text:p>62.0235657551504</text:p>
              </table:table-cell>
              <table:table-cell office:value-type="float" office:value="39.8065403964062">
                <text:p>39.8065403964062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-513.500050538978">
                <text:p>-513.500050538978</text:p>
              </table:table-cell>
              <table:table-cell office:value-type="float" office:value="-576.177248315152">
                <text:p>-576.177248315152</text:p>
              </table:table-cell>
              <table:table-cell office:value-type="float" office:value="62.6771977761737">
                <text:p>62.6771977761737</text:p>
              </table:table-cell>
              <table:table-cell office:value-type="float" office:value="40.2260394873156">
                <text:p>40.2260394873156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-513.500138685497">
                <text:p>-513.500138685497</text:p>
              </table:table-cell>
              <table:table-cell office:value-type="float" office:value="-579.606397897341">
                <text:p>-579.606397897341</text:p>
              </table:table-cell>
              <table:table-cell office:value-type="float" office:value="66.106259211845">
                <text:p>66.106259211845</text:p>
              </table:table-cell>
              <table:table-cell office:value-type="float" office:value="42.4268009382078">
                <text:p>42.4268009382078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-513.500091332198">
                <text:p>-513.500091332198</text:p>
              </table:table-cell>
              <table:table-cell office:value-type="float" office:value="-577.310801995984">
                <text:p>-577.310801995984</text:p>
              </table:table-cell>
              <table:table-cell office:value-type="float" office:value="63.8107106637859">
                <text:p>63.8107106637859</text:p>
              </table:table-cell>
              <table:table-cell office:value-type="float" office:value="40.9535246939661">
                <text:p>40.9535246939661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-513.500058436133">
                <text:p>-513.500058436133</text:p>
              </table:table-cell>
              <table:table-cell office:value-type="float" office:value="-574.028286003537">
                <text:p>-574.028286003537</text:p>
              </table:table-cell>
              <table:table-cell office:value-type="float" office:value="60.5282275674036">
                <text:p>60.5282275674036</text:p>
              </table:table-cell>
              <table:table-cell office:value-type="float" office:value="38.8468367861395">
                <text:p>38.8468367861395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-513.500075633236">
                <text:p>-513.500075633236</text:p>
              </table:table-cell>
              <table:table-cell office:value-type="float" office:value="-574.278298640972">
                <text:p>-574.278298640972</text:p>
              </table:table-cell>
              <table:table-cell office:value-type="float" office:value="60.7782230077364">
                <text:p>60.7782230077364</text:p>
              </table:table-cell>
              <table:table-cell office:value-type="float" office:value="39.0072831176808">
                <text:p>39.007283117680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-513.500208096078">
                <text:p>-513.500208096078</text:p>
              </table:table-cell>
              <table:table-cell office:value-type="float" office:value="-577.141163857281">
                <text:p>-577.141163857281</text:p>
              </table:table-cell>
              <table:table-cell office:value-type="float" office:value="63.6409557612034">
                <text:p>63.6409557612034</text:p>
              </table:table-cell>
              <table:table-cell office:value-type="float" office:value="40.844576501374">
                <text:p>40.844576501374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-513.499931934814">
                <text:p>-513.499931934814</text:p>
              </table:table-cell>
              <table:table-cell office:value-type="float" office:value="-573.930791885153">
                <text:p>-573.930791885153</text:p>
              </table:table-cell>
              <table:table-cell office:value-type="float" office:value="60.4308599503382">
                <text:p>60.4308599503382</text:p>
              </table:table-cell>
              <table:table-cell office:value-type="float" office:value="38.7843465385243">
                <text:p>38.7843465385243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-513.500290855718">
                <text:p>-513.500290855718</text:p>
              </table:table-cell>
              <table:table-cell office:value-type="float" office:value="-584.282002752703">
                <text:p>-584.282002752703</text:p>
              </table:table-cell>
              <table:table-cell office:value-type="float" office:value="70.7817118969845">
                <text:p>70.7817118969845</text:p>
              </table:table-cell>
              <table:table-cell office:value-type="float" office:value="45.4274925933314">
                <text:p>45.4274925933314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-513.499984826772">
                <text:p>-513.499984826772</text:p>
              </table:table-cell>
              <table:table-cell office:value-type="float" office:value="-577.09719560677">
                <text:p>-577.09719560677</text:p>
              </table:table-cell>
              <table:table-cell office:value-type="float" office:value="63.5972107799979">
                <text:p>63.5972107799979</text:p>
              </table:table-cell>
              <table:table-cell office:value-type="float" office:value="40.816501102285">
                <text:p>40.816501102285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-513.500136054675">
                <text:p>-513.500136054675</text:p>
              </table:table-cell>
              <table:table-cell office:value-type="float" office:value="-578.670580243754">
                <text:p>-578.670580243754</text:p>
              </table:table-cell>
              <table:table-cell office:value-type="float" office:value="65.1704441890783">
                <text:p>65.1704441890783</text:p>
              </table:table-cell>
              <table:table-cell office:value-type="float" office:value="41.8261976343864">
                <text:p>41.8261976343864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-513.500081891167">
                <text:p>-513.500081891167</text:p>
              </table:table-cell>
              <table:table-cell office:value-type="float" office:value="-580.414926549107">
                <text:p>-580.414926549107</text:p>
              </table:table-cell>
              <table:table-cell office:value-type="float" office:value="66.9148446579399">
                <text:p>66.9148446579399</text:p>
              </table:table-cell>
              <table:table-cell office:value-type="float" office:value="42.9457486773782">
                <text:p>42.9457486773782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-513.50018604171">
                <text:p>-513.50018604171</text:p>
              </table:table-cell>
              <table:table-cell office:value-type="float" office:value="-580.726454029435">
                <text:p>-580.726454029435</text:p>
              </table:table-cell>
              <table:table-cell office:value-type="float" office:value="67.2262679877255">
                <text:p>67.2262679877255</text:p>
              </table:table-cell>
              <table:table-cell office:value-type="float" office:value="43.1456192460332">
                <text:p>43.1456192460332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-513.500060993911">
                <text:p>-513.500060993911</text:p>
              </table:table-cell>
              <table:table-cell office:value-type="float" office:value="-576.652121732066">
                <text:p>-576.652121732066</text:p>
              </table:table-cell>
              <table:table-cell office:value-type="float" office:value="63.1520607381553">
                <text:p>63.1520607381553</text:p>
              </table:table-cell>
              <table:table-cell office:value-type="float" office:value="40.5308051267743">
                <text:p>40.5308051267743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-513.500099167199">
                <text:p>-513.500099167199</text:p>
              </table:table-cell>
              <table:table-cell office:value-type="float" office:value="-574.392425229315">
                <text:p>-574.392425229315</text:p>
              </table:table-cell>
              <table:table-cell office:value-type="float" office:value="60.8923260621161">
                <text:p>60.8923260621161</text:p>
              </table:table-cell>
              <table:table-cell office:value-type="float" office:value="39.0805141192883">
                <text:p>39.0805141192883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-513.50012420104">
                <text:p>-513.50012420104</text:p>
              </table:table-cell>
              <table:table-cell office:value-type="float" office:value="-573.769386639449">
                <text:p>-573.769386639449</text:p>
              </table:table-cell>
              <table:table-cell office:value-type="float" office:value="60.269262438409">
                <text:p>60.269262438409</text:p>
              </table:table-cell>
              <table:table-cell office:value-type="float" office:value="38.6806337350399">
                <text:p>38.680633735039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513.500110959593">
                <text:p>-513.500110959593</text:p>
              </table:table-cell>
              <table:table-cell office:value-type="float" office:value="-574.543817747413">
                <text:p>-574.543817747413</text:p>
              </table:table-cell>
              <table:table-cell office:value-type="float" office:value="61.04370678782">
                <text:p>61.04370678782</text:p>
              </table:table-cell>
              <table:table-cell office:value-type="float" office:value="39.1776698196999">
                <text:p>39.1776698196999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-513.500073079292">
                <text:p>-513.500073079292</text:p>
              </table:table-cell>
              <table:table-cell office:value-type="float" office:value="-575.596160028107">
                <text:p>-575.596160028107</text:p>
              </table:table-cell>
              <table:table-cell office:value-type="float" office:value="62.096086948815">
                <text:p>62.096086948815</text:p>
              </table:table-cell>
              <table:table-cell office:value-type="float" office:value="39.8530842832346">
                <text:p>39.8530842832346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-513.500112099911">
                <text:p>-513.500112099911</text:p>
              </table:table-cell>
              <table:table-cell office:value-type="float" office:value="-579.102770822922">
                <text:p>-579.102770822922</text:p>
              </table:table-cell>
              <table:table-cell office:value-type="float" office:value="65.6026587230113">
                <text:p>65.6026587230113</text:p>
              </table:table-cell>
              <table:table-cell office:value-type="float" office:value="42.1035916393173">
                <text:p>42.1035916393173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-513.500111104677">
                <text:p>-513.500111104677</text:p>
              </table:table-cell>
              <table:table-cell office:value-type="float" office:value="-579.509718223118">
                <text:p>-579.509718223118</text:p>
              </table:table-cell>
              <table:table-cell office:value-type="float" office:value="66.0096071184415">
                <text:p>66.0096071184415</text:p>
              </table:table-cell>
              <table:table-cell office:value-type="float" office:value="42.3647699115549">
                <text:p>42.3647699115549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-513.500081743775">
                <text:p>-513.500081743775</text:p>
              </table:table-cell>
              <table:table-cell office:value-type="float" office:value="-578.082614186393">
                <text:p>-578.082614186393</text:p>
              </table:table-cell>
              <table:table-cell office:value-type="float" office:value="64.5825324426177">
                <text:p>64.5825324426177</text:p>
              </table:table-cell>
              <table:table-cell office:value-type="float" office:value="41.4488776206131">
                <text:p>41.4488776206131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-513.500106917562">
                <text:p>-513.500106917562</text:p>
              </table:table-cell>
              <table:table-cell office:value-type="float" office:value="-579.682402205076">
                <text:p>-579.682402205076</text:p>
              </table:table-cell>
              <table:table-cell office:value-type="float" office:value="66.1822952875147">
                <text:p>66.1822952875147</text:p>
              </table:table-cell>
              <table:table-cell office:value-type="float" office:value="42.4756006658738">
                <text:p>42.4756006658738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-513.500141551842">
                <text:p>-513.500141551842</text:p>
              </table:table-cell>
              <table:table-cell office:value-type="float" office:value="-581.496689993456">
                <text:p>-581.496689993456</text:p>
              </table:table-cell>
              <table:table-cell office:value-type="float" office:value="67.996548441614">
                <text:p>67.996548441614</text:p>
              </table:table-cell>
              <table:table-cell office:value-type="float" office:value="43.6399829549067">
                <text:p>43.6399829549067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-513.500188337093">
                <text:p>-513.500188337093</text:p>
              </table:table-cell>
              <table:table-cell office:value-type="float" office:value="-581.24492373337">
                <text:p>-581.24492373337</text:p>
              </table:table-cell>
              <table:table-cell office:value-type="float" office:value="67.7447353962775">
                <text:p>67.7447353962775</text:p>
              </table:table-cell>
              <table:table-cell office:value-type="float" office:value="43.4783700898692">
                <text:p>43.4783700898692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-513.500068319197">
                <text:p>-513.500068319197</text:p>
              </table:table-cell>
              <table:table-cell office:value-type="float" office:value="-576.717085957751">
                <text:p>-576.717085957751</text:p>
              </table:table-cell>
              <table:table-cell office:value-type="float" office:value="63.2170176385542">
                <text:p>63.2170176385542</text:p>
              </table:table-cell>
              <table:table-cell office:value-type="float" office:value="40.5724942726381">
                <text:p>40.5724942726381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-513.50015665098">
                <text:p>-513.50015665098</text:p>
              </table:table-cell>
              <table:table-cell office:value-type="float" office:value="-582.351206584324">
                <text:p>-582.351206584324</text:p>
              </table:table-cell>
              <table:table-cell office:value-type="float" office:value="68.8510499333435">
                <text:p>68.8510499333435</text:p>
              </table:table-cell>
              <table:table-cell office:value-type="float" office:value="44.1883994758723">
                <text:p>44.188399475872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513.500225874868">
                <text:p>-513.500225874868</text:p>
              </table:table-cell>
              <table:table-cell office:value-type="float" office:value="-587.377350623337">
                <text:p>-587.377350623337</text:p>
              </table:table-cell>
              <table:table-cell office:value-type="float" office:value="73.877124748469">
                <text:p>73.877124748469</text:p>
              </table:table-cell>
              <table:table-cell office:value-type="float" office:value="47.4141193732653">
                <text:p>47.4141193732653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-513.500193664944">
                <text:p>-513.500193664944</text:p>
              </table:table-cell>
              <table:table-cell office:value-type="float" office:value="-580.497217818204">
                <text:p>-580.497217818204</text:p>
              </table:table-cell>
              <table:table-cell office:value-type="float" office:value="66.9970241532602">
                <text:p>66.9970241532602</text:p>
              </table:table-cell>
              <table:table-cell office:value-type="float" office:value="42.9984912335404">
                <text:p>42.9984912335404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-513.500052905329">
                <text:p>-513.500052905329</text:p>
              </table:table-cell>
              <table:table-cell office:value-type="float" office:value="-574.825860286083">
                <text:p>-574.825860286083</text:p>
              </table:table-cell>
              <table:table-cell office:value-type="float" office:value="61.3258073807541">
                <text:p>61.3258073807541</text:p>
              </table:table-cell>
              <table:table-cell office:value-type="float" office:value="39.3587211428827">
                <text:p>39.3587211428827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-513.500262437372">
                <text:p>-513.500262437372</text:p>
              </table:table-cell>
              <table:table-cell office:value-type="float" office:value="-580.301893903838">
                <text:p>-580.301893903838</text:p>
              </table:table-cell>
              <table:table-cell office:value-type="float" office:value="66.8016314664657">
                <text:p>66.8016314664657</text:p>
              </table:table-cell>
              <table:table-cell office:value-type="float" office:value="42.873088787142">
                <text:p>42.873088787142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-513.500187438222">
                <text:p>-513.500187438222</text:p>
              </table:table-cell>
              <table:table-cell office:value-type="float" office:value="-580.910849108998">
                <text:p>-580.910849108998</text:p>
              </table:table-cell>
              <table:table-cell office:value-type="float" office:value="67.4106616707758">
                <text:p>67.4106616707758</text:p>
              </table:table-cell>
              <table:table-cell office:value-type="float" office:value="43.2639625644771">
                <text:p>43.2639625644771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-513.500183734965">
                <text:p>-513.500183734965</text:p>
              </table:table-cell>
              <table:table-cell office:value-type="float" office:value="-578.563327211771">
                <text:p>-578.563327211771</text:p>
              </table:table-cell>
              <table:table-cell office:value-type="float" office:value="65.0631434768057">
                <text:p>65.0631434768057</text:p>
              </table:table-cell>
              <table:table-cell office:value-type="float" office:value="41.7573323557518">
                <text:p>41.7573323557518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-513.5000322649">
                <text:p>-513.5000322649</text:p>
              </table:table-cell>
              <table:table-cell office:value-type="float" office:value="-574.161518270347">
                <text:p>-574.161518270347</text:p>
              </table:table-cell>
              <table:table-cell office:value-type="float" office:value="60.6614860054472">
                <text:p>60.6614860054472</text:p>
              </table:table-cell>
              <table:table-cell office:value-type="float" office:value="38.9323616561233">
                <text:p>38.9323616561233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-513.500195720277">
                <text:p>-513.500195720277</text:p>
              </table:table-cell>
              <table:table-cell office:value-type="float" office:value="-579.718654936124">
                <text:p>-579.718654936124</text:p>
              </table:table-cell>
              <table:table-cell office:value-type="float" office:value="66.2184592158464">
                <text:p>66.2184592158464</text:p>
              </table:table-cell>
              <table:table-cell office:value-type="float" office:value="42.4988105677313">
                <text:p>42.4988105677313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-513.500126894266">
                <text:p>-513.500126894266</text:p>
              </table:table-cell>
              <table:table-cell office:value-type="float" office:value="-578.145579134373">
                <text:p>-578.145579134373</text:p>
              </table:table-cell>
              <table:table-cell office:value-type="float" office:value="64.6454522401078">
                <text:p>64.6454522401078</text:p>
              </table:table-cell>
              <table:table-cell office:value-type="float" office:value="41.4892593598767">
                <text:p>41.4892593598767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-513.499974788858">
                <text:p>-513.499974788858</text:p>
              </table:table-cell>
              <table:table-cell office:value-type="float" office:value="-573.100647309507">
                <text:p>-573.100647309507</text:p>
              </table:table-cell>
              <table:table-cell office:value-type="float" office:value="59.6006725206486">
                <text:p>59.6006725206486</text:p>
              </table:table-cell>
              <table:table-cell office:value-type="float" office:value="38.2515347104042">
                <text:p>38.251534710404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-513.500169890885">
                <text:p>-513.500169890885</text:p>
              </table:table-cell>
              <table:table-cell office:value-type="float" office:value="-576.847423626102">
                <text:p>-576.847423626102</text:p>
              </table:table-cell>
              <table:table-cell office:value-type="float" office:value="63.3472537352171">
                <text:p>63.3472537352171</text:p>
              </table:table-cell>
              <table:table-cell office:value-type="float" office:value="40.656079412895">
                <text:p>40.656079412895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-513.500075819407">
                <text:p>-513.500075819407</text:p>
              </table:table-cell>
              <table:table-cell office:value-type="float" office:value="-574.871505674161">
                <text:p>-574.871505674161</text:p>
              </table:table-cell>
              <table:table-cell office:value-type="float" office:value="61.3714298547535">
                <text:p>61.3714298547535</text:p>
              </table:table-cell>
              <table:table-cell office:value-type="float" office:value="39.3880015112738">
                <text:p>39.3880015112738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-513.500055286486">
                <text:p>-513.500055286486</text:p>
              </table:table-cell>
              <table:table-cell office:value-type="float" office:value="-573.211003278241">
                <text:p>-573.211003278241</text:p>
              </table:table-cell>
              <table:table-cell office:value-type="float" office:value="59.7109479917548">
                <text:p>59.7109479917548</text:p>
              </table:table-cell>
              <table:table-cell office:value-type="float" office:value="38.3223091804283">
                <text:p>38.3223091804283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-513.500137909216">
                <text:p>-513.500137909216</text:p>
              </table:table-cell>
              <table:table-cell office:value-type="float" office:value="-576.767518585111">
                <text:p>-576.767518585111</text:p>
              </table:table-cell>
              <table:table-cell office:value-type="float" office:value="63.2673806758947">
                <text:p>63.2673806758947</text:p>
              </table:table-cell>
              <table:table-cell office:value-type="float" office:value="40.6048171205101">
                <text:p>40.6048171205101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-513.500136424398">
                <text:p>-513.500136424398</text:p>
              </table:table-cell>
              <table:table-cell office:value-type="float" office:value="-577.198280675668">
                <text:p>-577.198280675668</text:p>
              </table:table-cell>
              <table:table-cell office:value-type="float" office:value="63.6981442512703">
                <text:p>63.6981442512703</text:p>
              </table:table-cell>
              <table:table-cell office:value-type="float" office:value="40.8812799045457">
                <text:p>40.8812799045457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-513.500070843661">
                <text:p>-513.500070843661</text:p>
              </table:table-cell>
              <table:table-cell office:value-type="float" office:value="-575.47583360167">
                <text:p>-575.47583360167</text:p>
              </table:table-cell>
              <table:table-cell office:value-type="float" office:value="61.9757627580085">
                <text:p>61.9757627580085</text:p>
              </table:table-cell>
              <table:table-cell office:value-type="float" office:value="39.7758605747347">
                <text:p>39.7758605747347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-513.500118097029">
                <text:p>-513.500118097029</text:p>
              </table:table-cell>
              <table:table-cell office:value-type="float" office:value="-577.104404314037">
                <text:p>-577.104404314037</text:p>
              </table:table-cell>
              <table:table-cell office:value-type="float" office:value="63.6042862170082">
                <text:p>63.6042862170082</text:p>
              </table:table-cell>
              <table:table-cell office:value-type="float" office:value="40.8210420967562">
                <text:p>40.8210420967562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-513.500170078196">
                <text:p>-513.500170078196</text:p>
              </table:table-cell>
              <table:table-cell office:value-type="float" office:value="-579.559143105477">
                <text:p>-579.559143105477</text:p>
              </table:table-cell>
              <table:table-cell office:value-type="float" office:value="66.0589730272813">
                <text:p>66.0589730272813</text:p>
              </table:table-cell>
              <table:table-cell office:value-type="float" office:value="42.3964528053149">
                <text:p>42.3964528053149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-513.500154269765">
                <text:p>-513.500154269765</text:p>
              </table:table-cell>
              <table:table-cell office:value-type="float" office:value="-579.298785887912">
                <text:p>-579.298785887912</text:p>
              </table:table-cell>
              <table:table-cell office:value-type="float" office:value="65.7986316181463">
                <text:p>65.7986316181463</text:p>
              </table:table-cell>
              <table:table-cell office:value-type="float" office:value="42.2293664617064">
                <text:p>42.2293664617064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-513.500180629943">
                <text:p>-513.500180629943</text:p>
              </table:table-cell>
              <table:table-cell office:value-type="float" office:value="-579.278124768227">
                <text:p>-579.278124768227</text:p>
              </table:table-cell>
              <table:table-cell office:value-type="float" office:value="65.7779441382838">
                <text:p>65.7779441382838</text:p>
              </table:table-cell>
              <table:table-cell office:value-type="float" office:value="42.2160892985376">
                <text:p>42.216089298537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513.500131816407">
                <text:p>-513.500131816407</text:p>
              </table:table-cell>
              <table:table-cell office:value-type="float" office:value="-580.163532408908">
                <text:p>-580.163532408908</text:p>
              </table:table-cell>
              <table:table-cell office:value-type="float" office:value="66.6634005925013">
                <text:p>66.6634005925013</text:p>
              </table:table-cell>
              <table:table-cell office:value-type="float" office:value="42.7843726225439">
                <text:p>42.7843726225439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-513.500206469095">
                <text:p>-513.500206469095</text:p>
              </table:table-cell>
              <table:table-cell office:value-type="float" office:value="-586.603273324191">
                <text:p>-586.603273324191</text:p>
              </table:table-cell>
              <table:table-cell office:value-type="float" office:value="73.1030668550968">
                <text:p>73.1030668550968</text:p>
              </table:table-cell>
              <table:table-cell office:value-type="float" office:value="46.9173313149438">
                <text:p>46.9173313149438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-513.50018434479">
                <text:p>-513.50018434479</text:p>
              </table:table-cell>
              <table:table-cell office:value-type="float" office:value="-584.947253903632">
                <text:p>-584.947253903632</text:p>
              </table:table-cell>
              <table:table-cell office:value-type="float" office:value="71.4470695588423">
                <text:p>71.4470695588423</text:p>
              </table:table-cell>
              <table:table-cell office:value-type="float" office:value="45.8545171657231">
                <text:p>45.8545171657231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-513.500084559423">
                <text:p>-513.500084559423</text:p>
              </table:table-cell>
              <table:table-cell office:value-type="float" office:value="-580.01234671475">
                <text:p>-580.01234671475</text:p>
              </table:table-cell>
              <table:table-cell office:value-type="float" office:value="66.5122621553263">
                <text:p>66.5122621553263</text:p>
              </table:table-cell>
              <table:table-cell office:value-type="float" office:value="42.6873724221909">
                <text:p>42.6873724221909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-513.500165112536">
                <text:p>-513.500165112536</text:p>
              </table:table-cell>
              <table:table-cell office:value-type="float" office:value="-582.227461342556">
                <text:p>-582.227461342556</text:p>
              </table:table-cell>
              <table:table-cell office:value-type="float" office:value="68.7272962300205">
                <text:p>68.7272962300205</text:p>
              </table:table-cell>
              <table:table-cell office:value-type="float" office:value="44.1089747164191">
                <text:p>44.1089747164191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-513.500074157381">
                <text:p>-513.500074157381</text:p>
              </table:table-cell>
              <table:table-cell office:value-type="float" office:value="-581.347202020021">
                <text:p>-581.347202020021</text:p>
              </table:table-cell>
              <table:table-cell office:value-type="float" office:value="67.8471278626393">
                <text:p>67.8471278626393</text:p>
              </table:table-cell>
              <table:table-cell office:value-type="float" office:value="43.5440852708475">
                <text:p>43.5440852708475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-513.500091626144">
                <text:p>-513.500091626144</text:p>
              </table:table-cell>
              <table:table-cell office:value-type="float" office:value="-584.850141414688">
                <text:p>-584.850141414688</text:p>
              </table:table-cell>
              <table:table-cell office:value-type="float" office:value="71.3500497885437">
                <text:p>71.3500497885437</text:p>
              </table:table-cell>
              <table:table-cell office:value-type="float" office:value="45.7922501651303">
                <text:p>45.7922501651303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-513.500146980084">
                <text:p>-513.500146980084</text:p>
              </table:table-cell>
              <table:table-cell office:value-type="float" office:value="-584.462781669725">
                <text:p>-584.462781669725</text:p>
              </table:table-cell>
              <table:table-cell office:value-type="float" office:value="70.9626346896413">
                <text:p>70.9626346896413</text:p>
              </table:table-cell>
              <table:table-cell office:value-type="float" office:value="45.5436083046234">
                <text:p>45.5436083046234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-513.500004915512">
                <text:p>-513.500004915512</text:p>
              </table:table-cell>
              <table:table-cell office:value-type="float" office:value="-578.786213992665">
                <text:p>-578.786213992665</text:p>
              </table:table-cell>
              <table:table-cell office:value-type="float" office:value="65.2862090771535">
                <text:p>65.2862090771535</text:p>
              </table:table-cell>
              <table:table-cell office:value-type="float" office:value="41.9004951959269">
                <text:p>41.9004951959269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-513.500162176982">
                <text:p>-513.500162176982</text:p>
              </table:table-cell>
              <table:table-cell office:value-type="float" office:value="-583.630663896487">
                <text:p>-583.630663896487</text:p>
              </table:table-cell>
              <table:table-cell office:value-type="float" office:value="70.1305017195049">
                <text:p>70.1305017195049</text:p>
              </table:table-cell>
              <table:table-cell office:value-type="float" office:value="45.0095478344195">
                <text:p>45.009547834419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513.500146025017">
                <text:p>-513.500146025017</text:p>
              </table:table-cell>
              <table:table-cell office:value-type="float" office:value="-583.49523797418">
                <text:p>-583.49523797418</text:p>
              </table:table-cell>
              <table:table-cell office:value-type="float" office:value="69.9950919491627">
                <text:p>69.9950919491627</text:p>
              </table:table-cell>
              <table:table-cell office:value-type="float" office:value="44.9226422457522">
                <text:p>44.9226422457522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-513.500080945563">
                <text:p>-513.500080945563</text:p>
              </table:table-cell>
              <table:table-cell office:value-type="float" office:value="-579.232506749689">
                <text:p>-579.232506749689</text:p>
              </table:table-cell>
              <table:table-cell office:value-type="float" office:value="65.7324258041261">
                <text:p>65.7324258041261</text:p>
              </table:table-cell>
              <table:table-cell office:value-type="float" office:value="42.1868757667877">
                <text:p>42.1868757667877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-513.500041370915">
                <text:p>-513.500041370915</text:p>
              </table:table-cell>
              <table:table-cell office:value-type="float" office:value="-577.829109989212">
                <text:p>-577.829109989212</text:p>
              </table:table-cell>
              <table:table-cell office:value-type="float" office:value="64.3290686182965">
                <text:p>64.3290686182965</text:p>
              </table:table-cell>
              <table:table-cell office:value-type="float" office:value="41.2862052905232">
                <text:p>41.2862052905232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-513.500113002431">
                <text:p>-513.500113002431</text:p>
              </table:table-cell>
              <table:table-cell office:value-type="float" office:value="-582.793450619715">
                <text:p>-582.793450619715</text:p>
              </table:table-cell>
              <table:table-cell office:value-type="float" office:value="69.2933376172848">
                <text:p>69.2933376172848</text:p>
              </table:table-cell>
              <table:table-cell office:value-type="float" office:value="44.4722583985783">
                <text:p>44.4722583985783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-513.500146491972">
                <text:p>-513.500146491972</text:p>
              </table:table-cell>
              <table:table-cell office:value-type="float" office:value="-587.142866866496">
                <text:p>-587.142866866496</text:p>
              </table:table-cell>
              <table:table-cell office:value-type="float" office:value="73.6427203745239">
                <text:p>73.6427203745239</text:p>
              </table:table-cell>
              <table:table-cell office:value-type="float" office:value="47.2636793418525">
                <text:p>47.2636793418525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-513.500140743916">
                <text:p>-513.500140743916</text:p>
              </table:table-cell>
              <table:table-cell office:value-type="float" office:value="-585.903287423901">
                <text:p>-585.903287423901</text:p>
              </table:table-cell>
              <table:table-cell office:value-type="float" office:value="72.4031466799847">
                <text:p>72.4031466799847</text:p>
              </table:table-cell>
              <table:table-cell office:value-type="float" office:value="46.4681246241378">
                <text:p>46.4681246241378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-513.500145106398">
                <text:p>-513.500145106398</text:p>
              </table:table-cell>
              <table:table-cell office:value-type="float" office:value="-586.514403532271">
                <text:p>-586.514403532271</text:p>
              </table:table-cell>
              <table:table-cell office:value-type="float" office:value="73.0142584258725">
                <text:p>73.0142584258725</text:p>
              </table:table-cell>
              <table:table-cell office:value-type="float" office:value="46.8603343286787">
                <text:p>46.8603343286787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-513.500148248464">
                <text:p>-513.500148248464</text:p>
              </table:table-cell>
              <table:table-cell office:value-type="float" office:value="-586.123999021742">
                <text:p>-586.123999021742</text:p>
              </table:table-cell>
              <table:table-cell office:value-type="float" office:value="72.623850773278">
                <text:p>72.623850773278</text:p>
              </table:table-cell>
              <table:table-cell office:value-type="float" office:value="46.609771856095">
                <text:p>46.609771856095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-513.500095045448">
                <text:p>-513.500095045448</text:p>
              </table:table-cell>
              <table:table-cell office:value-type="float" office:value="-583.587706289871">
                <text:p>-583.587706289871</text:p>
              </table:table-cell>
              <table:table-cell office:value-type="float" office:value="70.087611244423">
                <text:p>70.087611244423</text:p>
              </table:table-cell>
              <table:table-cell office:value-type="float" office:value="44.9820208548242">
                <text:p>44.9820208548242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-513.500242665882">
                <text:p>-513.500242665882</text:p>
              </table:table-cell>
              <table:table-cell office:value-type="float" office:value="-587.1464352841">
                <text:p>-587.1464352841</text:p>
              </table:table-cell>
              <table:table-cell office:value-type="float" office:value="73.6461926182178">
                <text:p>73.6461926182178</text:p>
              </table:table-cell>
              <table:table-cell office:value-type="float" office:value="47.2659078175485">
                <text:p>47.265907817548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513.500060965019">
                <text:p>-513.500060965019</text:p>
              </table:table-cell>
              <table:table-cell office:value-type="float" office:value="-579.748338513135">
                <text:p>-579.748338513135</text:p>
              </table:table-cell>
              <table:table-cell office:value-type="float" office:value="66.2482775481154">
                <text:p>66.2482775481154</text:p>
              </table:table-cell>
              <table:table-cell office:value-type="float" office:value="42.5179478848715">
                <text:p>42.5179478848715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-513.500147810881">
                <text:p>-513.500147810881</text:p>
              </table:table-cell>
              <table:table-cell office:value-type="float" office:value="-577.722548176612">
                <text:p>-577.722548176612</text:p>
              </table:table-cell>
              <table:table-cell office:value-type="float" office:value="64.2224003657311">
                <text:p>64.2224003657311</text:p>
              </table:table-cell>
              <table:table-cell office:value-type="float" office:value="41.2177459226513">
                <text:p>41.2177459226513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-513.500035812582">
                <text:p>-513.500035812582</text:p>
              </table:table-cell>
              <table:table-cell office:value-type="float" office:value="-575.970870399371">
                <text:p>-575.970870399371</text:p>
              </table:table-cell>
              <table:table-cell office:value-type="float" office:value="62.4708345867889">
                <text:p>62.4708345867889</text:p>
              </table:table-cell>
              <table:table-cell office:value-type="float" office:value="40.0935962049187">
                <text:p>40.0935962049187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-513.500140654101">
                <text:p>-513.500140654101</text:p>
              </table:table-cell>
              <table:table-cell office:value-type="float" office:value="-578.248786595417">
                <text:p>-578.248786595417</text:p>
              </table:table-cell>
              <table:table-cell office:value-type="float" office:value="64.7486459413166">
                <text:p>64.7486459413166</text:p>
              </table:table-cell>
              <table:table-cell office:value-type="float" office:value="41.5554887710014">
                <text:p>41.5554887710014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-513.500063711316">
                <text:p>-513.500063711316</text:p>
              </table:table-cell>
              <table:table-cell office:value-type="float" office:value="-577.517788062641">
                <text:p>-577.517788062641</text:p>
              </table:table-cell>
              <table:table-cell office:value-type="float" office:value="64.0177243513253">
                <text:p>64.0177243513253</text:p>
              </table:table-cell>
              <table:table-cell office:value-type="float" office:value="41.0863854641478">
                <text:p>41.0863854641478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-513.500098828247">
                <text:p>-513.500098828247</text:p>
              </table:table-cell>
              <table:table-cell office:value-type="float" office:value="-576.310611592877">
                <text:p>-576.310611592877</text:p>
              </table:table-cell>
              <table:table-cell office:value-type="float" office:value="62.8105127646299">
                <text:p>62.8105127646299</text:p>
              </table:table-cell>
              <table:table-cell office:value-type="float" office:value="40.3116006511864">
                <text:p>40.3116006511864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-513.500031522867">
                <text:p>-513.500031522867</text:p>
              </table:table-cell>
              <table:table-cell office:value-type="float" office:value="-572.894399200913">
                <text:p>-572.894399200913</text:p>
              </table:table-cell>
              <table:table-cell office:value-type="float" office:value="59.3943676780464">
                <text:p>59.3943676780464</text:p>
              </table:table-cell>
              <table:table-cell office:value-type="float" office:value="38.1191288747991">
                <text:p>38.1191288747991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-513.500083194142">
                <text:p>-513.500083194142</text:p>
              </table:table-cell>
              <table:table-cell office:value-type="float" office:value="-569.885672190375">
                <text:p>-569.885672190375</text:p>
              </table:table-cell>
              <table:table-cell office:value-type="float" office:value="56.3855889962332">
                <text:p>56.3855889962332</text:p>
              </table:table-cell>
              <table:table-cell office:value-type="float" office:value="36.1881036478031">
                <text:p>36.1881036478031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-513.50001767919">
                <text:p>-513.50001767919</text:p>
              </table:table-cell>
              <table:table-cell office:value-type="float" office:value="-567.779700768337">
                <text:p>-567.779700768337</text:p>
              </table:table-cell>
              <table:table-cell office:value-type="float" office:value="54.2796830891471">
                <text:p>54.2796830891471</text:p>
              </table:table-cell>
              <table:table-cell office:value-type="float" office:value="34.8365394876195">
                <text:p>34.8365394876195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-513.500053714868">
                <text:p>-513.500053714868</text:p>
              </table:table-cell>
              <table:table-cell office:value-type="float" office:value="-575.201474027263">
                <text:p>-575.201474027263</text:p>
              </table:table-cell>
              <table:table-cell office:value-type="float" office:value="61.7014203123947">
                <text:p>61.7014203123947</text:p>
              </table:table-cell>
              <table:table-cell office:value-type="float" office:value="39.5997884074735">
                <text:p>39.59978840747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13.500156279649">
                <text:p>-513.500156279649</text:p>
              </table:table-cell>
              <table:table-cell office:value-type="float" office:value="-583.137005277221">
                <text:p>-583.137005277221</text:p>
              </table:table-cell>
              <table:table-cell office:value-type="float" office:value="69.6368489975721">
                <text:p>69.6368489975721</text:p>
              </table:table-cell>
              <table:table-cell office:value-type="float" office:value="44.692722982798">
                <text:p>44.692722982798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-513.500090251735">
                <text:p>-513.500090251735</text:p>
              </table:table-cell>
              <table:table-cell office:value-type="float" office:value="-578.939068798601">
                <text:p>-578.939068798601</text:p>
              </table:table-cell>
              <table:table-cell office:value-type="float" office:value="65.4389785468652">
                <text:p>65.4389785468652</text:p>
              </table:table-cell>
              <table:table-cell office:value-type="float" office:value="41.9985421881205">
                <text:p>41.9985421881205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-513.500034767997">
                <text:p>-513.500034767997</text:p>
              </table:table-cell>
              <table:table-cell office:value-type="float" office:value="-576.153706694272">
                <text:p>-576.153706694272</text:p>
              </table:table-cell>
              <table:table-cell office:value-type="float" office:value="62.6536719262744">
                <text:p>62.6536719262744</text:p>
              </table:table-cell>
              <table:table-cell office:value-type="float" office:value="40.2109406666823">
                <text:p>40.2109406666823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-513.500136402376">
                <text:p>-513.500136402376</text:p>
              </table:table-cell>
              <table:table-cell office:value-type="float" office:value="-582.695957810817">
                <text:p>-582.695957810817</text:p>
              </table:table-cell>
              <table:table-cell office:value-type="float" office:value="69.1958214084413">
                <text:p>69.1958214084413</text:p>
              </table:table-cell>
              <table:table-cell office:value-type="float" office:value="44.409672785201">
                <text:p>44.409672785201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-513.500198964795">
                <text:p>-513.500198964795</text:p>
              </table:table-cell>
              <table:table-cell office:value-type="float" office:value="-586.188377943573">
                <text:p>-586.188377943573</text:p>
              </table:table-cell>
              <table:table-cell office:value-type="float" office:value="72.6881789787776">
                <text:p>72.6881789787776</text:p>
              </table:table-cell>
              <table:table-cell office:value-type="float" office:value="46.6510575074385">
                <text:p>46.6510575074385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-513.500102680777">
                <text:p>-513.500102680777</text:p>
              </table:table-cell>
              <table:table-cell office:value-type="float" office:value="-586.882038668216">
                <text:p>-586.882038668216</text:p>
              </table:table-cell>
              <table:table-cell office:value-type="float" office:value="73.3819359874398">
                <text:p>73.3819359874398</text:p>
              </table:table-cell>
              <table:table-cell office:value-type="float" office:value="47.0963086963111">
                <text:p>47.0963086963111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-513.50019171852">
                <text:p>-513.50019171852</text:p>
              </table:table-cell>
              <table:table-cell office:value-type="float" office:value="-591.27774581356">
                <text:p>-591.27774581356</text:p>
              </table:table-cell>
              <table:table-cell office:value-type="float" office:value="77.7775540950402">
                <text:p>77.7775540950402</text:p>
              </table:table-cell>
              <table:table-cell office:value-type="float" office:value="49.9174033502063">
                <text:p>49.9174033502063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-513.500104988913">
                <text:p>-513.500104988913</text:p>
              </table:table-cell>
              <table:table-cell office:value-type="float" office:value="-589.470802179167">
                <text:p>-589.470802179167</text:p>
              </table:table-cell>
              <table:table-cell office:value-type="float" office:value="75.9706971902541">
                <text:p>75.9706971902541</text:p>
              </table:table-cell>
              <table:table-cell office:value-type="float" office:value="48.7577679520283">
                <text:p>48.7577679520283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-513.50020499795">
                <text:p>-513.50020499795</text:p>
              </table:table-cell>
              <table:table-cell office:value-type="float" office:value="-588.110851229482">
                <text:p>-588.110851229482</text:p>
              </table:table-cell>
              <table:table-cell office:value-type="float" office:value="74.6106462315322">
                <text:p>74.6106462315322</text:p>
              </table:table-cell>
              <table:table-cell office:value-type="float" office:value="47.8848912837751">
                <text:p>47.8848912837751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-513.500002193532">
                <text:p>-513.500002193532</text:p>
              </table:table-cell>
              <table:table-cell office:value-type="float" office:value="-583.652476000135">
                <text:p>-583.652476000135</text:p>
              </table:table-cell>
              <table:table-cell office:value-type="float" office:value="70.1524738066027">
                <text:p>70.1524738066027</text:p>
              </table:table-cell>
              <table:table-cell office:value-type="float" office:value="45.0236494546988">
                <text:p>45.023649454698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513.500246089351">
                <text:p>-513.500246089351</text:p>
              </table:table-cell>
              <table:table-cell office:value-type="float" office:value="-589.088075891017">
                <text:p>-589.088075891017</text:p>
              </table:table-cell>
              <table:table-cell office:value-type="float" office:value="75.5878298016655">
                <text:p>75.5878298016655</text:p>
              </table:table-cell>
              <table:table-cell office:value-type="float" office:value="48.5120447985017">
                <text:p>48.5120447985017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-513.50007665012">
                <text:p>-513.50007665012</text:p>
              </table:table-cell>
              <table:table-cell office:value-type="float" office:value="-584.059267176087">
                <text:p>-584.059267176087</text:p>
              </table:table-cell>
              <table:table-cell office:value-type="float" office:value="70.5591905259675">
                <text:p>70.5591905259675</text:p>
              </table:table-cell>
              <table:table-cell office:value-type="float" office:value="45.2846790379254">
                <text:p>45.2846790379254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-513.500192175815">
                <text:p>-513.500192175815</text:p>
              </table:table-cell>
              <table:table-cell office:value-type="float" office:value="-583.166356766985">
                <text:p>-583.166356766985</text:p>
              </table:table-cell>
              <table:table-cell office:value-type="float" office:value="69.6661645911702">
                <text:p>69.6661645911702</text:p>
              </table:table-cell>
              <table:table-cell office:value-type="float" office:value="44.7115376437515">
                <text:p>44.7115376437515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-513.500060666757">
                <text:p>-513.500060666757</text:p>
              </table:table-cell>
              <table:table-cell office:value-type="float" office:value="-580.060358749565">
                <text:p>-580.060358749565</text:p>
              </table:table-cell>
              <table:table-cell office:value-type="float" office:value="66.5602980828079">
                <text:p>66.5602980828079</text:p>
              </table:table-cell>
              <table:table-cell office:value-type="float" office:value="42.718201737863">
                <text:p>42.718201737863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-513.500145104239">
                <text:p>-513.500145104239</text:p>
              </table:table-cell>
              <table:table-cell office:value-type="float" office:value="-580.31588293429">
                <text:p>-580.31588293429</text:p>
              </table:table-cell>
              <table:table-cell office:value-type="float" office:value="66.8157378300511">
                <text:p>66.8157378300511</text:p>
              </table:table-cell>
              <table:table-cell office:value-type="float" office:value="42.8821422094191">
                <text:p>42.8821422094191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-513.500106620786">
                <text:p>-513.500106620786</text:p>
              </table:table-cell>
              <table:table-cell office:value-type="float" office:value="-576.2706412891">
                <text:p>-576.2706412891</text:p>
              </table:table-cell>
              <table:table-cell office:value-type="float" office:value="62.7705346683141">
                <text:p>62.7705346683141</text:p>
              </table:table-cell>
              <table:table-cell office:value-type="float" office:value="40.2859428276384">
                <text:p>40.2859428276384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-513.499991074854">
                <text:p>-513.499991074854</text:p>
              </table:table-cell>
              <table:table-cell office:value-type="float" office:value="-571.823741978322">
                <text:p>-571.823741978322</text:p>
              </table:table-cell>
              <table:table-cell office:value-type="float" office:value="58.323750903468">
                <text:p>58.323750903468</text:p>
              </table:table-cell>
              <table:table-cell office:value-type="float" office:value="37.4320102067985">
                <text:p>37.4320102067985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-513.50014025253">
                <text:p>-513.50014025253</text:p>
              </table:table-cell>
              <table:table-cell office:value-type="float" office:value="-577.523449749616">
                <text:p>-577.523449749616</text:p>
              </table:table-cell>
              <table:table-cell office:value-type="float" office:value="64.023309497086">
                <text:p>64.023309497086</text:p>
              </table:table-cell>
              <table:table-cell office:value-type="float" office:value="41.0899699941185">
                <text:p>41.0899699941185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-513.500053787171">
                <text:p>-513.500053787171</text:p>
              </table:table-cell>
              <table:table-cell office:value-type="float" office:value="-581.020275494328">
                <text:p>-581.020275494328</text:p>
              </table:table-cell>
              <table:table-cell office:value-type="float" office:value="67.5202217071569">
                <text:p>67.5202217071569</text:p>
              </table:table-cell>
              <table:table-cell office:value-type="float" office:value="43.3342778706182">
                <text:p>43.3342778706182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-513.500185698643">
                <text:p>-513.500185698643</text:p>
              </table:table-cell>
              <table:table-cell office:value-type="float" office:value="-584.259443673103">
                <text:p>-584.259443673103</text:p>
              </table:table-cell>
              <table:table-cell office:value-type="float" office:value="70.7592579744602">
                <text:p>70.7592579744602</text:p>
              </table:table-cell>
              <table:table-cell office:value-type="float" office:value="45.4130817325056">
                <text:p>45.413081732505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513.50019056125">
                <text:p>-513.50019056125</text:p>
              </table:table-cell>
              <table:table-cell office:value-type="float" office:value="-581.694658686456">
                <text:p>-581.694658686456</text:p>
              </table:table-cell>
              <table:table-cell office:value-type="float" office:value="68.1944681252058">
                <text:p>68.1944681252058</text:p>
              </table:table-cell>
              <table:table-cell office:value-type="float" office:value="43.7670072203487">
                <text:p>43.7670072203487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-513.500017274735">
                <text:p>-513.500017274735</text:p>
              </table:table-cell>
              <table:table-cell office:value-type="float" office:value="-576.582458612644">
                <text:p>-576.582458612644</text:p>
              </table:table-cell>
              <table:table-cell office:value-type="float" office:value="63.0824413379085">
                <text:p>63.0824413379085</text:p>
              </table:table-cell>
              <table:table-cell office:value-type="float" office:value="40.486123602348">
                <text:p>40.486123602348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-513.500250755646">
                <text:p>-513.500250755646</text:p>
              </table:table-cell>
              <table:table-cell office:value-type="float" office:value="-583.620197132153">
                <text:p>-583.620197132153</text:p>
              </table:table-cell>
              <table:table-cell office:value-type="float" office:value="70.1199463765073">
                <text:p>70.1199463765073</text:p>
              </table:table-cell>
              <table:table-cell office:value-type="float" office:value="45.0027734466152">
                <text:p>45.0027734466152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-513.500117989525">
                <text:p>-513.500117989525</text:p>
              </table:table-cell>
              <table:table-cell office:value-type="float" office:value="-584.489016683697">
                <text:p>-584.489016683697</text:p>
              </table:table-cell>
              <table:table-cell office:value-type="float" office:value="70.9888986941725">
                <text:p>70.9888986941725</text:p>
              </table:table-cell>
              <table:table-cell office:value-type="float" office:value="45.5604644647718">
                <text:p>45.5604644647718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-513.500240612527">
                <text:p>-513.500240612527</text:p>
              </table:table-cell>
              <table:table-cell office:value-type="float" office:value="-583.953054401605">
                <text:p>-583.953054401605</text:p>
              </table:table-cell>
              <table:table-cell office:value-type="float" office:value="70.4528137890784">
                <text:p>70.4528137890784</text:p>
              </table:table-cell>
              <table:table-cell office:value-type="float" office:value="45.2164067639492">
                <text:p>45.2164067639492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-513.500128769887">
                <text:p>-513.500128769887</text:p>
              </table:table-cell>
              <table:table-cell office:value-type="float" office:value="-582.374678843444">
                <text:p>-582.374678843444</text:p>
              </table:table-cell>
              <table:table-cell office:value-type="float" office:value="68.8745500735567">
                <text:p>68.8745500735567</text:p>
              </table:table-cell>
              <table:table-cell office:value-type="float" office:value="44.2034817961054">
                <text:p>44.2034817961054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-513.500185843011">
                <text:p>-513.500185843011</text:p>
              </table:table-cell>
              <table:table-cell office:value-type="float" office:value="-583.889989009784">
                <text:p>-583.889989009784</text:p>
              </table:table-cell>
              <table:table-cell office:value-type="float" office:value="70.389803166773">
                <text:p>70.389803166773</text:p>
              </table:table-cell>
              <table:table-cell office:value-type="float" office:value="45.1759667335888">
                <text:p>45.1759667335888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-513.500350812666">
                <text:p>-513.500350812666</text:p>
              </table:table-cell>
              <table:table-cell office:value-type="float" office:value="-584.786144091816">
                <text:p>-584.786144091816</text:p>
              </table:table-cell>
              <table:table-cell office:value-type="float" office:value="71.2857932791501">
                <text:p>71.2857932791501</text:p>
              </table:table-cell>
              <table:table-cell office:value-type="float" office:value="45.7510105281349">
                <text:p>45.7510105281349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-513.500108447179">
                <text:p>-513.500108447179</text:p>
              </table:table-cell>
              <table:table-cell office:value-type="float" office:value="-581.121705295989">
                <text:p>-581.121705295989</text:p>
              </table:table-cell>
              <table:table-cell office:value-type="float" office:value="67.6215968488102">
                <text:p>67.6215968488102</text:p>
              </table:table-cell>
              <table:table-cell office:value-type="float" office:value="43.3993401356183">
                <text:p>43.3993401356183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-513.50014139899">
                <text:p>-513.50014139899</text:p>
              </table:table-cell>
              <table:table-cell office:value-type="float" office:value="-583.474130085008">
                <text:p>-583.474130085008</text:p>
              </table:table-cell>
              <table:table-cell office:value-type="float" office:value="69.9739886860171">
                <text:p>69.9739886860171</text:p>
              </table:table-cell>
              <table:table-cell office:value-type="float" office:value="44.9090982341064">
                <text:p>44.909098234106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513.500201449147">
                <text:p>-513.500201449147</text:p>
              </table:table-cell>
              <table:table-cell office:value-type="float" office:value="-585.933181070433">
                <text:p>-585.933181070433</text:p>
              </table:table-cell>
              <table:table-cell office:value-type="float" office:value="72.4329796212864">
                <text:p>72.4329796212864</text:p>
              </table:table-cell>
              <table:table-cell office:value-type="float" office:value="46.4872713173118">
                <text:p>46.4872713173118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-513.500061894166">
                <text:p>-513.500061894166</text:p>
              </table:table-cell>
              <table:table-cell office:value-type="float" office:value="-583.383790220913">
                <text:p>-583.383790220913</text:p>
              </table:table-cell>
              <table:table-cell office:value-type="float" office:value="69.883728326747">
                <text:p>69.883728326747</text:p>
              </table:table-cell>
              <table:table-cell office:value-type="float" office:value="44.8511694034477">
                <text:p>44.8511694034477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-513.500188836124">
                <text:p>-513.500188836124</text:p>
              </table:table-cell>
              <table:table-cell office:value-type="float" office:value="-582.402296347836">
                <text:p>-582.402296347836</text:p>
              </table:table-cell>
              <table:table-cell office:value-type="float" office:value="68.9021075117122">
                <text:p>68.9021075117122</text:p>
              </table:table-cell>
              <table:table-cell office:value-type="float" office:value="44.2211680781145">
                <text:p>44.2211680781145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-513.500050886961">
                <text:p>-513.500050886961</text:p>
              </table:table-cell>
              <table:table-cell office:value-type="float" office:value="-579.226918517986">
                <text:p>-579.226918517986</text:p>
              </table:table-cell>
              <table:table-cell office:value-type="float" office:value="65.7268676310256">
                <text:p>65.7268676310256</text:p>
              </table:table-cell>
              <table:table-cell office:value-type="float" office:value="42.1833085477902">
                <text:p>42.1833085477902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-513.500201369372">
                <text:p>-513.500201369372</text:p>
              </table:table-cell>
              <table:table-cell office:value-type="float" office:value="-582.430743426132">
                <text:p>-582.430743426132</text:p>
              </table:table-cell>
              <table:table-cell office:value-type="float" office:value="68.9305420567597">
                <text:p>68.9305420567597</text:p>
              </table:table-cell>
              <table:table-cell office:value-type="float" office:value="44.2394172847235">
                <text:p>44.2394172847235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-513.500099342447">
                <text:p>-513.500099342447</text:p>
              </table:table-cell>
              <table:table-cell office:value-type="float" office:value="-581.244207532961">
                <text:p>-581.244207532961</text:p>
              </table:table-cell>
              <table:table-cell office:value-type="float" office:value="67.7441081905143">
                <text:p>67.7441081905143</text:p>
              </table:table-cell>
              <table:table-cell office:value-type="float" office:value="43.4779675510721">
                <text:p>43.4779675510721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-513.500241860584">
                <text:p>-513.500241860584</text:p>
              </table:table-cell>
              <table:table-cell office:value-type="float" office:value="-580.999055307859">
                <text:p>-580.999055307859</text:p>
              </table:table-cell>
              <table:table-cell office:value-type="float" office:value="67.4988134472748">
                <text:p>67.4988134472748</text:p>
              </table:table-cell>
              <table:table-cell office:value-type="float" office:value="43.3205381129722">
                <text:p>43.3205381129722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-513.50021308184">
                <text:p>-513.50021308184</text:p>
              </table:table-cell>
              <table:table-cell office:value-type="float" office:value="-583.523435859368">
                <text:p>-583.523435859368</text:p>
              </table:table-cell>
              <table:table-cell office:value-type="float" office:value="70.0232227775278">
                <text:p>70.0232227775278</text:p>
              </table:table-cell>
              <table:table-cell office:value-type="float" office:value="44.9406965278959">
                <text:p>44.9406965278959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-513.500217718351">
                <text:p>-513.500217718351</text:p>
              </table:table-cell>
              <table:table-cell office:value-type="float" office:value="-588.254023864122">
                <text:p>-588.254023864122</text:p>
              </table:table-cell>
              <table:table-cell office:value-type="float" office:value="74.7538061457713">
                <text:p>74.7538061457713</text:p>
              </table:table-cell>
              <table:table-cell office:value-type="float" office:value="47.9767708917906">
                <text:p>47.9767708917906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-513.500154021925">
                <text:p>-513.500154021925</text:p>
              </table:table-cell>
              <table:table-cell office:value-type="float" office:value="-587.356613167173">
                <text:p>-587.356613167173</text:p>
              </table:table-cell>
              <table:table-cell office:value-type="float" office:value="73.8564591452477">
                <text:p>73.8564591452477</text:p>
              </table:table-cell>
              <table:table-cell office:value-type="float" office:value="47.4008562504598">
                <text:p>47.400856250459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513.500241840852">
                <text:p>-513.500241840852</text:p>
              </table:table-cell>
              <table:table-cell office:value-type="float" office:value="-587.054726672181">
                <text:p>-587.054726672181</text:p>
              </table:table-cell>
              <table:table-cell office:value-type="float" office:value="73.5544848313289">
                <text:p>73.5544848313289</text:p>
              </table:table-cell>
              <table:table-cell office:value-type="float" office:value="47.2070500321405">
                <text:p>47.2070500321405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-513.500275476336">
                <text:p>-513.500275476336</text:p>
              </table:table-cell>
              <table:table-cell office:value-type="float" office:value="-582.335132038966">
                <text:p>-582.335132038966</text:p>
              </table:table-cell>
              <table:table-cell office:value-type="float" office:value="68.8348565626302">
                <text:p>68.8348565626302</text:p>
              </table:table-cell>
              <table:table-cell office:value-type="float" office:value="44.1780066186155">
                <text:p>44.1780066186155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-513.500086592523">
                <text:p>-513.500086592523</text:p>
              </table:table-cell>
              <table:table-cell office:value-type="float" office:value="-577.436005627319">
                <text:p>-577.436005627319</text:p>
              </table:table-cell>
              <table:table-cell office:value-type="float" office:value="63.9359190347953">
                <text:p>63.9359190347953</text:p>
              </table:table-cell>
              <table:table-cell office:value-type="float" office:value="41.0338830548225">
                <text:p>41.0338830548225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-513.500146879738">
                <text:p>-513.500146879738</text:p>
              </table:table-cell>
              <table:table-cell office:value-type="float" office:value="-582.807282057845">
                <text:p>-582.807282057845</text:p>
              </table:table-cell>
              <table:table-cell office:value-type="float" office:value="69.3071351781069">
                <text:p>69.3071351781069</text:p>
              </table:table-cell>
              <table:table-cell office:value-type="float" office:value="44.4811136321585">
                <text:p>44.4811136321585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-513.500182115168">
                <text:p>-513.500182115168</text:p>
              </table:table-cell>
              <table:table-cell office:value-type="float" office:value="-586.472381806348">
                <text:p>-586.472381806348</text:p>
              </table:table-cell>
              <table:table-cell office:value-type="float" office:value="72.9721996911803">
                <text:p>72.9721996911803</text:p>
              </table:table-cell>
              <table:table-cell office:value-type="float" office:value="46.8333411575966">
                <text:p>46.8333411575966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-513.500132509793">
                <text:p>-513.500132509793</text:p>
              </table:table-cell>
              <table:table-cell office:value-type="float" office:value="-582.985686365581">
                <text:p>-582.985686365581</text:p>
              </table:table-cell>
              <table:table-cell office:value-type="float" office:value="69.4855538557876">
                <text:p>69.4855538557876</text:p>
              </table:table-cell>
              <table:table-cell office:value-type="float" office:value="44.5956222098918">
                <text:p>44.5956222098918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-513.500217364921">
                <text:p>-513.500217364921</text:p>
              </table:table-cell>
              <table:table-cell office:value-type="float" office:value="-582.745445836281">
                <text:p>-582.745445836281</text:p>
              </table:table-cell>
              <table:table-cell office:value-type="float" office:value="69.24522847136">
                <text:p>69.24522847136</text:p>
              </table:table-cell>
              <table:table-cell office:value-type="float" office:value="44.4413820915266">
                <text:p>44.4413820915266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-513.500106824568">
                <text:p>-513.500106824568</text:p>
              </table:table-cell>
              <table:table-cell office:value-type="float" office:value="-581.485850289843">
                <text:p>-581.485850289843</text:p>
              </table:table-cell>
              <table:table-cell office:value-type="float" office:value="67.9857434652745">
                <text:p>67.9857434652745</text:p>
              </table:table-cell>
              <table:table-cell office:value-type="float" office:value="43.6330483531645">
                <text:p>43.6330483531645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-513.5001616654">
                <text:p>-513.5001616654</text:p>
              </table:table-cell>
              <table:table-cell office:value-type="float" office:value="-582.335395295793">
                <text:p>-582.335395295793</text:p>
              </table:table-cell>
              <table:table-cell office:value-type="float" office:value="68.8352336303923">
                <text:p>68.8352336303923</text:p>
              </table:table-cell>
              <table:table-cell office:value-type="float" office:value="44.1782486195859">
                <text:p>44.1782486195859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-513.500190977506">
                <text:p>-513.500190977506</text:p>
              </table:table-cell>
              <table:table-cell office:value-type="float" office:value="-583.127052164115">
                <text:p>-583.127052164115</text:p>
              </table:table-cell>
              <table:table-cell office:value-type="float" office:value="69.6268611866094">
                <text:p>69.6268611866094</text:p>
              </table:table-cell>
              <table:table-cell office:value-type="float" office:value="44.686312835369">
                <text:p>44.68631283536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513.500044685406">
                <text:p>-513.500044685406</text:p>
              </table:table-cell>
              <table:table-cell office:value-type="float" office:value="-580.453415527784">
                <text:p>-580.453415527784</text:p>
              </table:table-cell>
              <table:table-cell office:value-type="float" office:value="66.9533708423783">
                <text:p>66.9533708423783</text:p>
              </table:table-cell>
              <table:table-cell office:value-type="float" office:value="42.970474668193">
                <text:p>42.970474668193</text:p>
              </table:table-cell>
            </table:table-row>
            <table:table-row>
              <table:table-cell office:value-type="float" office:value="35.1">
                <text:p>40</text:p>
              </table:table-cell>
              <table:table-cell office:value-type="float" office:value="-513.500151666222">
                <text:p>-513.500151666222</text:p>
              </table:table-cell>
              <table:table-cell office:value-type="float" office:value="-585.225982908521">
                <text:p>-585.225982908521</text:p>
              </table:table-cell>
              <table:table-cell office:value-type="float" office:value="71.7258312422994">
                <text:p>71.7258312422994</text:p>
              </table:table-cell>
              <table:table-cell office:value-type="float" office:value="46.0334255867144">
                <text:p>46.0334255867144</text:p>
              </table:table-cell>
            </table:table-row>
            <table:table-row>
              <table:table-cell office:value-type="float" office:value="35.2">
                <text:p>40</text:p>
              </table:table-cell>
              <table:table-cell office:value-type="float" office:value="-513.500147468451">
                <text:p>-513.500147468451</text:p>
              </table:table-cell>
              <table:table-cell office:value-type="float" office:value="-586.850160157746">
                <text:p>-586.850160157746</text:p>
              </table:table-cell>
              <table:table-cell office:value-type="float" office:value="73.3500126892948">
                <text:p>73.3500126892948</text:p>
              </table:table-cell>
              <table:table-cell office:value-type="float" office:value="47.07582041832">
                <text:p>47.07582041832</text:p>
              </table:table-cell>
            </table:table-row>
            <table:table-row>
              <table:table-cell office:value-type="float" office:value="35.3">
                <text:p>40</text:p>
              </table:table-cell>
              <table:table-cell office:value-type="float" office:value="-513.500108131218">
                <text:p>-513.500108131218</text:p>
              </table:table-cell>
              <table:table-cell office:value-type="float" office:value="-582.763223595939">
                <text:p>-582.763223595939</text:p>
              </table:table-cell>
              <table:table-cell office:value-type="float" office:value="69.2631154647216">
                <text:p>69.2631154647216</text:p>
              </table:table-cell>
              <table:table-cell office:value-type="float" office:value="44.452861910772">
                <text:p>44.452861910772</text:p>
              </table:table-cell>
            </table:table-row>
            <table:table-row>
              <table:table-cell office:value-type="float" office:value="35.4">
                <text:p>40</text:p>
              </table:table-cell>
              <table:table-cell office:value-type="float" office:value="-513.500089296327">
                <text:p>-513.500089296327</text:p>
              </table:table-cell>
              <table:table-cell office:value-type="float" office:value="-583.45625857852">
                <text:p>-583.45625857852</text:p>
              </table:table-cell>
              <table:table-cell office:value-type="float" office:value="69.9561692821928">
                <text:p>69.9561692821928</text:p>
              </table:table-cell>
              <table:table-cell office:value-type="float" office:value="44.8976617936256">
                <text:p>44.8976617936256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-513.500174466317">
                <text:p>-513.500174466317</text:p>
              </table:table-cell>
              <table:table-cell office:value-type="float" office:value="-587.067639128277">
                <text:p>-587.067639128277</text:p>
              </table:table-cell>
              <table:table-cell office:value-type="float" office:value="73.5674646619602">
                <text:p>73.5674646619602</text:p>
              </table:table-cell>
              <table:table-cell office:value-type="float" office:value="47.2153804489115">
                <text:p>47.2153804489115</text:p>
              </table:table-cell>
            </table:table-row>
            <table:table-row>
              <table:table-cell office:value-type="float" office:value="35.6">
                <text:p>40</text:p>
              </table:table-cell>
              <table:table-cell office:value-type="float" office:value="-513.500075892242">
                <text:p>-513.500075892242</text:p>
              </table:table-cell>
              <table:table-cell office:value-type="float" office:value="-582.761281361776">
                <text:p>-582.761281361776</text:p>
              </table:table-cell>
              <table:table-cell office:value-type="float" office:value="69.2612054695339">
                <text:p>69.2612054695339</text:p>
              </table:table-cell>
              <table:table-cell office:value-type="float" office:value="44.4516360815299">
                <text:p>44.4516360815299</text:p>
              </table:table-cell>
            </table:table-row>
            <table:table-row>
              <table:table-cell office:value-type="float" office:value="35.7">
                <text:p>40</text:p>
              </table:table-cell>
              <table:table-cell office:value-type="float" office:value="-513.500141153038">
                <text:p>-513.500141153038</text:p>
              </table:table-cell>
              <table:table-cell office:value-type="float" office:value="-583.569873802175">
                <text:p>-583.569873802175</text:p>
              </table:table-cell>
              <table:table-cell office:value-type="float" office:value="70.0697326491376">
                <text:p>70.0697326491376</text:p>
              </table:table-cell>
              <table:table-cell office:value-type="float" office:value="44.9705464254393">
                <text:p>44.9705464254393</text:p>
              </table:table-cell>
            </table:table-row>
            <table:table-row>
              <table:table-cell office:value-type="float" office:value="35.8">
                <text:p>40</text:p>
              </table:table-cell>
              <table:table-cell office:value-type="float" office:value="-513.500152038221">
                <text:p>-513.500152038221</text:p>
              </table:table-cell>
              <table:table-cell office:value-type="float" office:value="-583.822133849844">
                <text:p>-583.822133849844</text:p>
              </table:table-cell>
              <table:table-cell office:value-type="float" office:value="70.3219818116236">
                <text:p>70.3219818116236</text:p>
              </table:table-cell>
              <table:table-cell office:value-type="float" office:value="45.1324391891688">
                <text:p>45.1324391891688</text:p>
              </table:table-cell>
            </table:table-row>
            <table:table-row>
              <table:table-cell office:value-type="float" office:value="35.9">
                <text:p>40</text:p>
              </table:table-cell>
              <table:table-cell office:value-type="float" office:value="-513.500028602568">
                <text:p>-513.500028602568</text:p>
              </table:table-cell>
              <table:table-cell office:value-type="float" office:value="-579.262558285382">
                <text:p>-579.262558285382</text:p>
              </table:table-cell>
              <table:table-cell office:value-type="float" office:value="65.7625296828139">
                <text:p>65.7625296828139</text:p>
              </table:table-cell>
              <table:table-cell office:value-type="float" office:value="42.2061963467719">
                <text:p>42.206196346771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513.500145704885">
                <text:p>-513.500145704885</text:p>
              </table:table-cell>
              <table:table-cell office:value-type="float" office:value="-581.225459132148">
                <text:p>-581.225459132148</text:p>
              </table:table-cell>
              <table:table-cell office:value-type="float" office:value="67.7253134272629">
                <text:p>67.7253134272629</text:p>
              </table:table-cell>
              <table:table-cell office:value-type="float" office:value="43.4659051278061">
                <text:p>43.4659051278061</text:p>
              </table:table-cell>
            </table:table-row>
            <table:table-row>
              <table:table-cell office:value-type="float" office:value="36.1">
                <text:p>40</text:p>
              </table:table-cell>
              <table:table-cell office:value-type="float" office:value="-513.500138684533">
                <text:p>-513.500138684533</text:p>
              </table:table-cell>
              <table:table-cell office:value-type="float" office:value="-582.916953770817">
                <text:p>-582.916953770817</text:p>
              </table:table-cell>
              <table:table-cell office:value-type="float" office:value="69.4168150862837">
                <text:p>69.4168150862837</text:p>
              </table:table-cell>
              <table:table-cell office:value-type="float" office:value="44.5515058716622">
                <text:p>44.5515058716622</text:p>
              </table:table-cell>
            </table:table-row>
            <table:table-row>
              <table:table-cell office:value-type="float" office:value="36.2">
                <text:p>40</text:p>
              </table:table-cell>
              <table:table-cell office:value-type="float" office:value="-513.500126225113">
                <text:p>-513.500126225113</text:p>
              </table:table-cell>
              <table:table-cell office:value-type="float" office:value="-583.484970798173">
                <text:p>-583.484970798173</text:p>
              </table:table-cell>
              <table:table-cell office:value-type="float" office:value="69.9848445730605">
                <text:p>69.9848445730605</text:p>
              </table:table-cell>
              <table:table-cell office:value-type="float" office:value="44.9160655101873">
                <text:p>44.9160655101873</text:p>
              </table:table-cell>
            </table:table-row>
            <table:table-row>
              <table:table-cell office:value-type="float" office:value="36.3">
                <text:p>40</text:p>
              </table:table-cell>
              <table:table-cell office:value-type="float" office:value="-513.500151064912">
                <text:p>-513.500151064912</text:p>
              </table:table-cell>
              <table:table-cell office:value-type="float" office:value="-583.474283981869">
                <text:p>-583.474283981869</text:p>
              </table:table-cell>
              <table:table-cell office:value-type="float" office:value="69.9741329169569">
                <text:p>69.9741329169569</text:p>
              </table:table-cell>
              <table:table-cell office:value-type="float" office:value="44.9091908010955">
                <text:p>44.9091908010955</text:p>
              </table:table-cell>
            </table:table-row>
            <table:table-row>
              <table:table-cell office:value-type="float" office:value="36.4">
                <text:p>40</text:p>
              </table:table-cell>
              <table:table-cell office:value-type="float" office:value="-513.500068880515">
                <text:p>-513.500068880515</text:p>
              </table:table-cell>
              <table:table-cell office:value-type="float" office:value="-585.604931759851">
                <text:p>-585.604931759851</text:p>
              </table:table-cell>
              <table:table-cell office:value-type="float" office:value="72.1048628793359">
                <text:p>72.1048628793359</text:p>
              </table:table-cell>
              <table:table-cell office:value-type="float" office:value="46.2766869662806">
                <text:p>46.2766869662806</text:p>
              </table:table-cell>
            </table:table-row>
            <table:table-row>
              <table:table-cell office:value-type="float" office:value="36.5">
                <text:p>40</text:p>
              </table:table-cell>
              <table:table-cell office:value-type="float" office:value="-513.500231659021">
                <text:p>-513.500231659021</text:p>
              </table:table-cell>
              <table:table-cell office:value-type="float" office:value="-590.960965255393">
                <text:p>-590.960965255393</text:p>
              </table:table-cell>
              <table:table-cell office:value-type="float" office:value="77.4607335963722">
                <text:p>77.4607335963722</text:p>
              </table:table-cell>
              <table:table-cell office:value-type="float" office:value="49.714068894583">
                <text:p>49.714068894583</text:p>
              </table:table-cell>
            </table:table-row>
            <table:table-row>
              <table:table-cell office:value-type="float" office:value="36.6">
                <text:p>40</text:p>
              </table:table-cell>
              <table:table-cell office:value-type="float" office:value="-513.500098660323">
                <text:p>-513.500098660323</text:p>
              </table:table-cell>
              <table:table-cell office:value-type="float" office:value="-583.925852541624">
                <text:p>-583.925852541624</text:p>
              </table:table-cell>
              <table:table-cell office:value-type="float" office:value="70.4257538813008">
                <text:p>70.4257538813008</text:p>
              </table:table-cell>
              <table:table-cell office:value-type="float" office:value="45.1990397954598">
                <text:p>45.1990397954598</text:p>
              </table:table-cell>
            </table:table-row>
            <table:table-row>
              <table:table-cell office:value-type="float" office:value="36.7">
                <text:p>40</text:p>
              </table:table-cell>
              <table:table-cell office:value-type="float" office:value="-513.500112907941">
                <text:p>-513.500112907941</text:p>
              </table:table-cell>
              <table:table-cell office:value-type="float" office:value="-579.991026915009">
                <text:p>-579.991026915009</text:p>
              </table:table-cell>
              <table:table-cell office:value-type="float" office:value="66.490914007068">
                <text:p>66.490914007068</text:p>
              </table:table-cell>
              <table:table-cell office:value-type="float" office:value="42.6736712440067">
                <text:p>42.6736712440067</text:p>
              </table:table-cell>
            </table:table-row>
            <table:table-row>
              <table:table-cell office:value-type="float" office:value="36.8">
                <text:p>40</text:p>
              </table:table-cell>
              <table:table-cell office:value-type="float" office:value="-513.500242757525">
                <text:p>-513.500242757525</text:p>
              </table:table-cell>
              <table:table-cell office:value-type="float" office:value="-581.422627796353">
                <text:p>-581.422627796353</text:p>
              </table:table-cell>
              <table:table-cell office:value-type="float" office:value="67.9223850388276">
                <text:p>67.9223850388276</text:p>
              </table:table-cell>
              <table:table-cell office:value-type="float" office:value="43.5923851031384">
                <text:p>43.5923851031384</text:p>
              </table:table-cell>
            </table:table-row>
            <table:table-row>
              <table:table-cell office:value-type="float" office:value="36.9">
                <text:p>40</text:p>
              </table:table-cell>
              <table:table-cell office:value-type="float" office:value="-513.500131819405">
                <text:p>-513.500131819405</text:p>
              </table:table-cell>
              <table:table-cell office:value-type="float" office:value="-579.143645881453">
                <text:p>-579.143645881453</text:p>
              </table:table-cell>
              <table:table-cell office:value-type="float" office:value="65.6435140620481">
                <text:p>65.6435140620481</text:p>
              </table:table-cell>
              <table:table-cell office:value-type="float" office:value="42.1298124746398">
                <text:p>42.129812474639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513.500167504843">
                <text:p>-513.500167504843</text:p>
              </table:table-cell>
              <table:table-cell office:value-type="float" office:value="-582.880478223439">
                <text:p>-582.880478223439</text:p>
              </table:table-cell>
              <table:table-cell office:value-type="float" office:value="69.3803107185961">
                <text:p>69.3803107185961</text:p>
              </table:table-cell>
              <table:table-cell office:value-type="float" office:value="44.5280774768366">
                <text:p>44.5280774768366</text:p>
              </table:table-cell>
            </table:table-row>
            <table:table-row>
              <table:table-cell office:value-type="float" office:value="37.1">
                <text:p>40</text:p>
              </table:table-cell>
              <table:table-cell office:value-type="float" office:value="-513.50023548105">
                <text:p>-513.50023548105</text:p>
              </table:table-cell>
              <table:table-cell office:value-type="float" office:value="-586.512765842753">
                <text:p>-586.512765842753</text:p>
              </table:table-cell>
              <table:table-cell office:value-type="float" office:value="73.0125303617031">
                <text:p>73.0125303617031</text:p>
              </table:table-cell>
              <table:table-cell office:value-type="float" office:value="46.8592252622242">
                <text:p>46.8592252622242</text:p>
              </table:table-cell>
            </table:table-row>
            <table:table-row>
              <table:table-cell office:value-type="float" office:value="37.2">
                <text:p>40</text:p>
              </table:table-cell>
              <table:table-cell office:value-type="float" office:value="-513.500085947415">
                <text:p>-513.500085947415</text:p>
              </table:table-cell>
              <table:table-cell office:value-type="float" office:value="-583.862749291072">
                <text:p>-583.862749291072</text:p>
              </table:table-cell>
              <table:table-cell office:value-type="float" office:value="70.3626633436574">
                <text:p>70.3626633436574</text:p>
              </table:table-cell>
              <table:table-cell office:value-type="float" office:value="45.1585484756726">
                <text:p>45.1585484756726</text:p>
              </table:table-cell>
            </table:table-row>
            <table:table-row>
              <table:table-cell office:value-type="float" office:value="37.3">
                <text:p>40</text:p>
              </table:table-cell>
              <table:table-cell office:value-type="float" office:value="-513.500170379832">
                <text:p>-513.500170379832</text:p>
              </table:table-cell>
              <table:table-cell office:value-type="float" office:value="-585.838884672627">
                <text:p>-585.838884672627</text:p>
              </table:table-cell>
              <table:table-cell office:value-type="float" office:value="72.3387142927949">
                <text:p>72.3387142927949</text:p>
              </table:table-cell>
              <table:table-cell office:value-type="float" office:value="46.4267721092948">
                <text:p>46.4267721092948</text:p>
              </table:table-cell>
            </table:table-row>
            <table:table-row>
              <table:table-cell office:value-type="float" office:value="37.4">
                <text:p>40</text:p>
              </table:table-cell>
              <table:table-cell office:value-type="float" office:value="-513.500128245121">
                <text:p>-513.500128245121</text:p>
              </table:table-cell>
              <table:table-cell office:value-type="float" office:value="-583.267122884306">
                <text:p>-583.267122884306</text:p>
              </table:table-cell>
              <table:table-cell office:value-type="float" office:value="69.7669946391852">
                <text:p>69.7669946391852</text:p>
              </table:table-cell>
              <table:table-cell office:value-type="float" office:value="44.7762500692725">
                <text:p>44.7762500692725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-513.500112837297">
                <text:p>-513.500112837297</text:p>
              </table:table-cell>
              <table:table-cell office:value-type="float" office:value="-579.767817060881">
                <text:p>-579.767817060881</text:p>
              </table:table-cell>
              <table:table-cell office:value-type="float" office:value="66.2677042235834">
                <text:p>66.2677042235834</text:p>
              </table:table-cell>
              <table:table-cell office:value-type="float" office:value="42.5304158675224">
                <text:p>42.5304158675224</text:p>
              </table:table-cell>
            </table:table-row>
            <table:table-row>
              <table:table-cell office:value-type="float" office:value="37.6">
                <text:p>40</text:p>
              </table:table-cell>
              <table:table-cell office:value-type="float" office:value="-513.500145419699">
                <text:p>-513.500145419699</text:p>
              </table:table-cell>
              <table:table-cell office:value-type="float" office:value="-577.393709226735">
                <text:p>-577.393709226735</text:p>
              </table:table-cell>
              <table:table-cell office:value-type="float" office:value="63.893563807036">
                <text:p>63.893563807036</text:p>
              </table:table-cell>
              <table:table-cell office:value-type="float" office:value="41.0066995953701">
                <text:p>41.0066995953701</text:p>
              </table:table-cell>
            </table:table-row>
            <table:table-row>
              <table:table-cell office:value-type="float" office:value="37.7">
                <text:p>40</text:p>
              </table:table-cell>
              <table:table-cell office:value-type="float" office:value="-513.500092027189">
                <text:p>-513.500092027189</text:p>
              </table:table-cell>
              <table:table-cell office:value-type="float" office:value="-577.199917885626">
                <text:p>-577.199917885626</text:p>
              </table:table-cell>
              <table:table-cell office:value-type="float" office:value="63.6998258584376">
                <text:p>63.6998258584376</text:p>
              </table:table-cell>
              <table:table-cell office:value-type="float" office:value="40.8823591550342">
                <text:p>40.8823591550342</text:p>
              </table:table-cell>
            </table:table-row>
            <table:table-row>
              <table:table-cell office:value-type="float" office:value="37.8">
                <text:p>40</text:p>
              </table:table-cell>
              <table:table-cell office:value-type="float" office:value="-513.500177701654">
                <text:p>-513.500177701654</text:p>
              </table:table-cell>
              <table:table-cell office:value-type="float" office:value="-579.49868439027">
                <text:p>-579.49868439027</text:p>
              </table:table-cell>
              <table:table-cell office:value-type="float" office:value="65.9985066886155">
                <text:p>65.9985066886155</text:p>
              </table:table-cell>
              <table:table-cell office:value-type="float" office:value="42.3576456886421">
                <text:p>42.3576456886421</text:p>
              </table:table-cell>
            </table:table-row>
            <table:table-row>
              <table:table-cell office:value-type="float" office:value="37.9">
                <text:p>40</text:p>
              </table:table-cell>
              <table:table-cell office:value-type="float" office:value="-513.499987889369">
                <text:p>-513.499987889369</text:p>
              </table:table-cell>
              <table:table-cell office:value-type="float" office:value="-575.462358389259">
                <text:p>-575.462358389259</text:p>
              </table:table-cell>
              <table:table-cell office:value-type="float" office:value="61.9623704998895">
                <text:p>61.9623704998895</text:p>
              </table:table-cell>
              <table:table-cell office:value-type="float" office:value="39.7672654632263">
                <text:p>39.767265463226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513.500214023087">
                <text:p>-513.500214023087</text:p>
              </table:table-cell>
              <table:table-cell office:value-type="float" office:value="-580.556927668922">
                <text:p>-580.556927668922</text:p>
              </table:table-cell>
              <table:table-cell office:value-type="float" office:value="67.0567136458351">
                <text:p>67.0567136458351</text:p>
              </table:table-cell>
              <table:table-cell office:value-type="float" office:value="43.036799772698">
                <text:p>43.036799772698</text:p>
              </table:table-cell>
            </table:table-row>
            <table:table-row>
              <table:table-cell office:value-type="float" office:value="38.1">
                <text:p>40</text:p>
              </table:table-cell>
              <table:table-cell office:value-type="float" office:value="-513.500053024569">
                <text:p>-513.500053024569</text:p>
              </table:table-cell>
              <table:table-cell office:value-type="float" office:value="-576.733215851763">
                <text:p>-576.733215851763</text:p>
              </table:table-cell>
              <table:table-cell office:value-type="float" office:value="63.2331628271942">
                <text:p>63.2331628271942</text:p>
              </table:table-cell>
              <table:table-cell office:value-type="float" office:value="40.5828562067833">
                <text:p>40.5828562067833</text:p>
              </table:table-cell>
            </table:table-row>
            <table:table-row>
              <table:table-cell office:value-type="float" office:value="38.2">
                <text:p>40</text:p>
              </table:table-cell>
              <table:table-cell office:value-type="float" office:value="-513.500170488615">
                <text:p>-513.500170488615</text:p>
              </table:table-cell>
              <table:table-cell office:value-type="float" office:value="-576.086831062553">
                <text:p>-576.086831062553</text:p>
              </table:table-cell>
              <table:table-cell office:value-type="float" office:value="62.5866605739381">
                <text:p>62.5866605739381</text:p>
              </table:table-cell>
              <table:table-cell office:value-type="float" office:value="40.1679329796634">
                <text:p>40.1679329796634</text:p>
              </table:table-cell>
            </table:table-row>
            <table:table-row>
              <table:table-cell office:value-type="float" office:value="38.3">
                <text:p>40</text:p>
              </table:table-cell>
              <table:table-cell office:value-type="float" office:value="-513.500097562891">
                <text:p>-513.500097562891</text:p>
              </table:table-cell>
              <table:table-cell office:value-type="float" office:value="-575.3412807148">
                <text:p>-575.3412807148</text:p>
              </table:table-cell>
              <table:table-cell office:value-type="float" office:value="61.8411831519087">
                <text:p>61.8411831519087</text:p>
              </table:table-cell>
              <table:table-cell office:value-type="float" office:value="39.689487783014">
                <text:p>39.689487783014</text:p>
              </table:table-cell>
            </table:table-row>
            <table:table-row>
              <table:table-cell office:value-type="float" office:value="38.4">
                <text:p>40</text:p>
              </table:table-cell>
              <table:table-cell office:value-type="float" office:value="-513.500156016896">
                <text:p>-513.500156016896</text:p>
              </table:table-cell>
              <table:table-cell office:value-type="float" office:value="-578.643014264778">
                <text:p>-578.643014264778</text:p>
              </table:table-cell>
              <table:table-cell office:value-type="float" office:value="65.142858247882">
                <text:p>65.142858247882</text:p>
              </table:table-cell>
              <table:table-cell office:value-type="float" office:value="41.8084930592102">
                <text:p>41.8084930592102</text:p>
              </table:table-cell>
            </table:table-row>
            <table:table-row>
              <table:table-cell office:value-type="float" office:value="38.5">
                <text:p>40</text:p>
              </table:table-cell>
              <table:table-cell office:value-type="float" office:value="-513.500188219635">
                <text:p>-513.500188219635</text:p>
              </table:table-cell>
              <table:table-cell office:value-type="float" office:value="-578.496371130884">
                <text:p>-578.496371130884</text:p>
              </table:table-cell>
              <table:table-cell office:value-type="float" office:value="64.9961829112493">
                <text:p>64.9961829112493</text:p>
              </table:table-cell>
              <table:table-cell office:value-type="float" office:value="41.7143572635375">
                <text:p>41.7143572635375</text:p>
              </table:table-cell>
            </table:table-row>
            <table:table-row>
              <table:table-cell office:value-type="float" office:value="38.6">
                <text:p>40</text:p>
              </table:table-cell>
              <table:table-cell office:value-type="float" office:value="-513.500035788873">
                <text:p>-513.500035788873</text:p>
              </table:table-cell>
              <table:table-cell office:value-type="float" office:value="-572.228330327375">
                <text:p>-572.228330327375</text:p>
              </table:table-cell>
              <table:table-cell office:value-type="float" office:value="58.7282945385023">
                <text:p>58.7282945385023</text:p>
              </table:table-cell>
              <table:table-cell office:value-type="float" office:value="37.6916451109521">
                <text:p>37.6916451109521</text:p>
              </table:table-cell>
            </table:table-row>
            <table:table-row>
              <table:table-cell office:value-type="float" office:value="38.7">
                <text:p>40</text:p>
              </table:table-cell>
              <table:table-cell office:value-type="float" office:value="-513.500203062063">
                <text:p>-513.500203062063</text:p>
              </table:table-cell>
              <table:table-cell office:value-type="float" office:value="-579.436660141636">
                <text:p>-579.436660141636</text:p>
              </table:table-cell>
              <table:table-cell office:value-type="float" office:value="65.9364570795724">
                <text:p>65.9364570795724</text:p>
              </table:table-cell>
              <table:table-cell office:value-type="float" office:value="42.3178224337408">
                <text:p>42.3178224337408</text:p>
              </table:table-cell>
            </table:table-row>
            <table:table-row>
              <table:table-cell office:value-type="float" office:value="38.8">
                <text:p>40</text:p>
              </table:table-cell>
              <table:table-cell office:value-type="float" office:value="-513.500178821292">
                <text:p>-513.500178821292</text:p>
              </table:table-cell>
              <table:table-cell office:value-type="float" office:value="-583.978426721811">
                <text:p>-583.978426721811</text:p>
              </table:table-cell>
              <table:table-cell office:value-type="float" office:value="70.4782479005194">
                <text:p>70.4782479005194</text:p>
              </table:table-cell>
              <table:table-cell office:value-type="float" office:value="45.2327303011757">
                <text:p>45.2327303011757</text:p>
              </table:table-cell>
            </table:table-row>
            <table:table-row>
              <table:table-cell office:value-type="float" office:value="38.9">
                <text:p>40</text:p>
              </table:table-cell>
              <table:table-cell office:value-type="float" office:value="-513.500052079722">
                <text:p>-513.500052079722</text:p>
              </table:table-cell>
              <table:table-cell office:value-type="float" office:value="-579.760950730849">
                <text:p>-579.760950730849</text:p>
              </table:table-cell>
              <table:table-cell office:value-type="float" office:value="66.260898651127">
                <text:p>66.260898651127</text:p>
              </table:table-cell>
              <table:table-cell office:value-type="float" office:value="42.5260480713209">
                <text:p>42.526048071320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513.500297543515">
                <text:p>-513.500297543515</text:p>
              </table:table-cell>
              <table:table-cell office:value-type="float" office:value="-583.454846412158">
                <text:p>-583.454846412158</text:p>
              </table:table-cell>
              <table:table-cell office:value-type="float" office:value="69.9545488686425">
                <text:p>69.9545488686425</text:p>
              </table:table-cell>
              <table:table-cell office:value-type="float" office:value="44.8966218170189">
                <text:p>44.8966218170189</text:p>
              </table:table-cell>
            </table:table-row>
            <table:table-row>
              <table:table-cell office:value-type="float" office:value="39.1">
                <text:p>40</text:p>
              </table:table-cell>
              <table:table-cell office:value-type="float" office:value="-513.500074305708">
                <text:p>-513.500074305708</text:p>
              </table:table-cell>
              <table:table-cell office:value-type="float" office:value="-578.363043857513">
                <text:p>-578.363043857513</text:p>
              </table:table-cell>
              <table:table-cell office:value-type="float" office:value="64.8629695518047">
                <text:p>64.8629695518047</text:p>
              </table:table-cell>
              <table:table-cell office:value-type="float" office:value="41.6288613248646">
                <text:p>41.6288613248646</text:p>
              </table:table-cell>
            </table:table-row>
            <table:table-row>
              <table:table-cell office:value-type="float" office:value="39.2">
                <text:p>40</text:p>
              </table:table-cell>
              <table:table-cell office:value-type="float" office:value="-513.500139518768">
                <text:p>-513.500139518768</text:p>
              </table:table-cell>
              <table:table-cell office:value-type="float" office:value="-578.327925293749">
                <text:p>-578.327925293749</text:p>
              </table:table-cell>
              <table:table-cell office:value-type="float" office:value="64.8277857749812">
                <text:p>64.8277857749812</text:p>
              </table:table-cell>
              <table:table-cell office:value-type="float" office:value="41.6062804813357">
                <text:p>41.6062804813357</text:p>
              </table:table-cell>
            </table:table-row>
            <table:table-row>
              <table:table-cell office:value-type="float" office:value="39.3">
                <text:p>40</text:p>
              </table:table-cell>
              <table:table-cell office:value-type="float" office:value="-513.50011566217">
                <text:p>-513.50011566217</text:p>
              </table:table-cell>
              <table:table-cell office:value-type="float" office:value="-580.81697771708">
                <text:p>-580.81697771708</text:p>
              </table:table-cell>
              <table:table-cell office:value-type="float" office:value="67.3168620549097">
                <text:p>67.3168620549097</text:p>
              </table:table-cell>
              <table:table-cell office:value-type="float" office:value="43.2037622494407">
                <text:p>43.2037622494407</text:p>
              </table:table-cell>
            </table:table-row>
            <table:table-row>
              <table:table-cell office:value-type="float" office:value="39.4">
                <text:p>40</text:p>
              </table:table-cell>
              <table:table-cell office:value-type="float" office:value="-513.500206794831">
                <text:p>-513.500206794831</text:p>
              </table:table-cell>
              <table:table-cell office:value-type="float" office:value="-583.160347037097">
                <text:p>-583.160347037097</text:p>
              </table:table-cell>
              <table:table-cell office:value-type="float" office:value="69.6601402422666">
                <text:p>69.6601402422666</text:p>
              </table:table-cell>
              <table:table-cell office:value-type="float" office:value="44.7076712345073">
                <text:p>44.7076712345073</text:p>
              </table:table-cell>
            </table:table-row>
            <table:table-row>
              <table:table-cell office:value-type="float" office:value="39.5">
                <text:p>40</text:p>
              </table:table-cell>
              <table:table-cell office:value-type="float" office:value="-513.500007990425">
                <text:p>-513.500007990425</text:p>
              </table:table-cell>
              <table:table-cell office:value-type="float" office:value="-575.938178869969">
                <text:p>-575.938178869969</text:p>
              </table:table-cell>
              <table:table-cell office:value-type="float" office:value="62.4381708795439">
                <text:p>62.4381708795439</text:p>
              </table:table-cell>
              <table:table-cell office:value-type="float" office:value="40.0726327345648">
                <text:p>40.0726327345648</text:p>
              </table:table-cell>
            </table:table-row>
            <table:table-row>
              <table:table-cell office:value-type="float" office:value="39.6">
                <text:p>40</text:p>
              </table:table-cell>
              <table:table-cell office:value-type="float" office:value="-513.500205143721">
                <text:p>-513.500205143721</text:p>
              </table:table-cell>
              <table:table-cell office:value-type="float" office:value="-582.475675094499">
                <text:p>-582.475675094499</text:p>
              </table:table-cell>
              <table:table-cell office:value-type="float" office:value="68.9754699507786">
                <text:p>68.9754699507786</text:p>
              </table:table-cell>
              <table:table-cell office:value-type="float" office:value="44.2682518737448">
                <text:p>44.2682518737448</text:p>
              </table:table-cell>
            </table:table-row>
            <table:table-row>
              <table:table-cell office:value-type="float" office:value="39.7">
                <text:p>40</text:p>
              </table:table-cell>
              <table:table-cell office:value-type="float" office:value="-513.500095065032">
                <text:p>-513.500095065032</text:p>
              </table:table-cell>
              <table:table-cell office:value-type="float" office:value="-582.819441811635">
                <text:p>-582.819441811635</text:p>
              </table:table-cell>
              <table:table-cell office:value-type="float" office:value="69.3193467466034">
                <text:p>69.3193467466034</text:p>
              </table:table-cell>
              <table:table-cell office:value-type="float" office:value="44.4889509805718">
                <text:p>44.4889509805718</text:p>
              </table:table-cell>
            </table:table-row>
            <table:table-row>
              <table:table-cell office:value-type="float" office:value="39.8">
                <text:p>40</text:p>
              </table:table-cell>
              <table:table-cell office:value-type="float" office:value="-513.500068363377">
                <text:p>-513.500068363377</text:p>
              </table:table-cell>
              <table:table-cell office:value-type="float" office:value="-579.358458634775">
                <text:p>-579.358458634775</text:p>
              </table:table-cell>
              <table:table-cell office:value-type="float" office:value="65.8583902713987">
                <text:p>65.8583902713987</text:p>
              </table:table-cell>
              <table:table-cell office:value-type="float" office:value="42.2677193879815">
                <text:p>42.2677193879815</text:p>
              </table:table-cell>
            </table:table-row>
            <table:table-row>
              <table:table-cell office:value-type="float" office:value="39.9">
                <text:p>40</text:p>
              </table:table-cell>
              <table:table-cell office:value-type="float" office:value="-513.500123631648">
                <text:p>-513.500123631648</text:p>
              </table:table-cell>
              <table:table-cell office:value-type="float" office:value="-578.204812491864">
                <text:p>-578.204812491864</text:p>
              </table:table-cell>
              <table:table-cell office:value-type="float" office:value="64.7046888602163">
                <text:p>64.7046888602163</text:p>
              </table:table-cell>
              <table:table-cell office:value-type="float" office:value="41.5272772468295">
                <text:p>41.52727724682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513.500014191498">
                <text:p>-513.500014191498</text:p>
              </table:table-cell>
              <table:table-cell office:value-type="float" office:value="-573.593508711723">
                <text:p>-573.593508711723</text:p>
              </table:table-cell>
              <table:table-cell office:value-type="float" office:value="60.0934945202249">
                <text:p>60.0934945202249</text:p>
              </table:table-cell>
              <table:table-cell office:value-type="float" office:value="38.5678264068832">
                <text:p>38.5678264068832</text:p>
              </table:table-cell>
            </table:table-row>
            <table:table-row>
              <table:table-cell office:value-type="float" office:value="40.1">
                <text:p>40</text:p>
              </table:table-cell>
              <table:table-cell office:value-type="float" office:value="-513.500110127776">
                <text:p>-513.500110127776</text:p>
              </table:table-cell>
              <table:table-cell office:value-type="float" office:value="-575.637523256041">
                <text:p>-575.637523256041</text:p>
              </table:table-cell>
              <table:table-cell office:value-type="float" office:value="62.1374131282656">
                <text:p>62.1374131282656</text:p>
              </table:table-cell>
              <table:table-cell office:value-type="float" office:value="39.8796073025371">
                <text:p>39.8796073025371</text:p>
              </table:table-cell>
            </table:table-row>
            <table:table-row>
              <table:table-cell office:value-type="float" office:value="40.2">
                <text:p>40</text:p>
              </table:table-cell>
              <table:table-cell office:value-type="float" office:value="-513.500061735663">
                <text:p>-513.500061735663</text:p>
              </table:table-cell>
              <table:table-cell office:value-type="float" office:value="-577.266286622024">
                <text:p>-577.266286622024</text:p>
              </table:table-cell>
              <table:table-cell office:value-type="float" office:value="63.7662248863604">
                <text:p>63.7662248863604</text:p>
              </table:table-cell>
              <table:table-cell office:value-type="float" office:value="40.924973854062">
                <text:p>40.924973854062</text:p>
              </table:table-cell>
            </table:table-row>
            <table:table-row>
              <table:table-cell office:value-type="float" office:value="40.3">
                <text:p>40</text:p>
              </table:table-cell>
              <table:table-cell office:value-type="float" office:value="-513.500125693887">
                <text:p>-513.500125693887</text:p>
              </table:table-cell>
              <table:table-cell office:value-type="float" office:value="-582.032355529876">
                <text:p>-582.032355529876</text:p>
              </table:table-cell>
              <table:table-cell office:value-type="float" office:value="68.5322298359892">
                <text:p>68.5322298359892</text:p>
              </table:table-cell>
              <table:table-cell office:value-type="float" office:value="43.9837816837475">
                <text:p>43.9837816837475</text:p>
              </table:table-cell>
            </table:table-row>
            <table:table-row>
              <table:table-cell office:value-type="float" office:value="40.4">
                <text:p>40</text:p>
              </table:table-cell>
              <table:table-cell office:value-type="float" office:value="-513.500077423165">
                <text:p>-513.500077423165</text:p>
              </table:table-cell>
              <table:table-cell office:value-type="float" office:value="-580.652019942973">
                <text:p>-580.652019942973</text:p>
              </table:table-cell>
              <table:table-cell office:value-type="float" office:value="67.151942519808">
                <text:p>67.151942519808</text:p>
              </table:table-cell>
              <table:table-cell office:value-type="float" office:value="43.0979173813449">
                <text:p>43.0979173813449</text:p>
              </table:table-cell>
            </table:table-row>
            <table:table-row>
              <table:table-cell office:value-type="float" office:value="40.5">
                <text:p>40</text:p>
              </table:table-cell>
              <table:table-cell office:value-type="float" office:value="-513.500162238985">
                <text:p>-513.500162238985</text:p>
              </table:table-cell>
              <table:table-cell office:value-type="float" office:value="-578.292556226271">
                <text:p>-578.292556226271</text:p>
              </table:table-cell>
              <table:table-cell office:value-type="float" office:value="64.7923939872856">
                <text:p>64.7923939872856</text:p>
              </table:table-cell>
              <table:table-cell office:value-type="float" office:value="41.5835661370465">
                <text:p>41.5835661370465</text:p>
              </table:table-cell>
            </table:table-row>
            <table:table-row>
              <table:table-cell office:value-type="float" office:value="40.6">
                <text:p>40</text:p>
              </table:table-cell>
              <table:table-cell office:value-type="float" office:value="-513.499972152724">
                <text:p>-513.499972152724</text:p>
              </table:table-cell>
              <table:table-cell office:value-type="float" office:value="-574.069195368677">
                <text:p>-574.069195368677</text:p>
              </table:table-cell>
              <table:table-cell office:value-type="float" office:value="60.5692232159527">
                <text:p>60.5692232159527</text:p>
              </table:table-cell>
              <table:table-cell office:value-type="float" office:value="38.8731476716904">
                <text:p>38.8731476716904</text:p>
              </table:table-cell>
            </table:table-row>
            <table:table-row>
              <table:table-cell office:value-type="float" office:value="40.7">
                <text:p>40</text:p>
              </table:table-cell>
              <table:table-cell office:value-type="float" office:value="-513.500203078523">
                <text:p>-513.500203078523</text:p>
              </table:table-cell>
              <table:table-cell office:value-type="float" office:value="-580.247366997596">
                <text:p>-580.247366997596</text:p>
              </table:table-cell>
              <table:table-cell office:value-type="float" office:value="66.7471639190724">
                <text:p>66.7471639190724</text:p>
              </table:table-cell>
              <table:table-cell office:value-type="float" office:value="42.8381316769016">
                <text:p>42.8381316769016</text:p>
              </table:table-cell>
            </table:table-row>
            <table:table-row>
              <table:table-cell office:value-type="float" office:value="40.8">
                <text:p>40</text:p>
              </table:table-cell>
              <table:table-cell office:value-type="float" office:value="-513.500049864675">
                <text:p>-513.500049864675</text:p>
              </table:table-cell>
              <table:table-cell office:value-type="float" office:value="-581.294206185827">
                <text:p>-581.294206185827</text:p>
              </table:table-cell>
              <table:table-cell office:value-type="float" office:value="67.7941563211523">
                <text:p>67.7941563211523</text:p>
              </table:table-cell>
              <table:table-cell office:value-type="float" office:value="43.5100882927572">
                <text:p>43.5100882927572</text:p>
              </table:table-cell>
            </table:table-row>
            <table:table-row>
              <table:table-cell office:value-type="float" office:value="40.9">
                <text:p>40</text:p>
              </table:table-cell>
              <table:table-cell office:value-type="float" office:value="-513.500178453386">
                <text:p>-513.500178453386</text:p>
              </table:table-cell>
              <table:table-cell office:value-type="float" office:value="-582.654796553378">
                <text:p>-582.654796553378</text:p>
              </table:table-cell>
              <table:table-cell office:value-type="float" office:value="69.1546180999927">
                <text:p>69.1546180999927</text:p>
              </table:table-cell>
              <table:table-cell office:value-type="float" office:value="44.3832286241429">
                <text:p>44.383228624142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513.499987770509">
                <text:p>-513.499987770509</text:p>
              </table:table-cell>
              <table:table-cell office:value-type="float" office:value="-577.39106852988">
                <text:p>-577.39106852988</text:p>
              </table:table-cell>
              <table:table-cell office:value-type="float" office:value="63.8910807593705">
                <text:p>63.8910807593705</text:p>
              </table:table-cell>
              <table:table-cell office:value-type="float" office:value="41.0051059827488">
                <text:p>41.0051059827488</text:p>
              </table:table-cell>
            </table:table-row>
            <table:table-row>
              <table:table-cell office:value-type="float" office:value="41.1">
                <text:p>40</text:p>
              </table:table-cell>
              <table:table-cell office:value-type="float" office:value="-513.500131979991">
                <text:p>-513.500131979991</text:p>
              </table:table-cell>
              <table:table-cell office:value-type="float" office:value="-582.947352913512">
                <text:p>-582.947352913512</text:p>
              </table:table-cell>
              <table:table-cell office:value-type="float" office:value="69.4472209335214">
                <text:p>69.4472209335214</text:p>
              </table:table-cell>
              <table:table-cell office:value-type="float" office:value="44.5710202541653">
                <text:p>44.5710202541653</text:p>
              </table:table-cell>
            </table:table-row>
            <table:table-row>
              <table:table-cell office:value-type="float" office:value="41.2">
                <text:p>40</text:p>
              </table:table-cell>
              <table:table-cell office:value-type="float" office:value="-513.50018251897">
                <text:p>-513.50018251897</text:p>
              </table:table-cell>
              <table:table-cell office:value-type="float" office:value="-584.796876874778">
                <text:p>-584.796876874778</text:p>
              </table:table-cell>
              <table:table-cell office:value-type="float" office:value="71.296694355808">
                <text:p>71.296694355808</text:p>
              </table:table-cell>
              <table:table-cell office:value-type="float" office:value="45.7580068067761">
                <text:p>45.7580068067761</text:p>
              </table:table-cell>
            </table:table-row>
            <table:table-row>
              <table:table-cell office:value-type="float" office:value="41.3">
                <text:p>40</text:p>
              </table:table-cell>
              <table:table-cell office:value-type="float" office:value="-513.500082869865">
                <text:p>-513.500082869865</text:p>
              </table:table-cell>
              <table:table-cell office:value-type="float" office:value="-579.698839685109">
                <text:p>-579.698839685109</text:p>
              </table:table-cell>
              <table:table-cell office:value-type="float" office:value="66.1987568152441">
                <text:p>66.1987568152441</text:p>
              </table:table-cell>
              <table:table-cell office:value-type="float" office:value="42.4861656255076">
                <text:p>42.4861656255076</text:p>
              </table:table-cell>
            </table:table-row>
            <table:table-row>
              <table:table-cell office:value-type="float" office:value="41.4">
                <text:p>40</text:p>
              </table:table-cell>
              <table:table-cell office:value-type="float" office:value="-513.500094281324">
                <text:p>-513.500094281324</text:p>
              </table:table-cell>
              <table:table-cell office:value-type="float" office:value="-580.399289576102">
                <text:p>-580.399289576102</text:p>
              </table:table-cell>
              <table:table-cell office:value-type="float" office:value="66.8991952947787">
                <text:p>66.8991952947787</text:p>
              </table:table-cell>
              <table:table-cell office:value-type="float" office:value="42.9357049625535">
                <text:p>42.9357049625535</text:p>
              </table:table-cell>
            </table:table-row>
            <table:table-row>
              <table:table-cell office:value-type="float" office:value="41.5">
                <text:p>40</text:p>
              </table:table-cell>
              <table:table-cell office:value-type="float" office:value="-513.500276118906">
                <text:p>-513.500276118906</text:p>
              </table:table-cell>
              <table:table-cell office:value-type="float" office:value="-585.213831154298">
                <text:p>-585.213831154298</text:p>
              </table:table-cell>
              <table:table-cell office:value-type="float" office:value="71.7135550353923">
                <text:p>71.7135550353923</text:p>
              </table:table-cell>
              <table:table-cell office:value-type="float" office:value="46.025546753561">
                <text:p>46.025546753561</text:p>
              </table:table-cell>
            </table:table-row>
            <table:table-row>
              <table:table-cell office:value-type="float" office:value="41.6">
                <text:p>40</text:p>
              </table:table-cell>
              <table:table-cell office:value-type="float" office:value="-513.500021518713">
                <text:p>-513.500021518713</text:p>
              </table:table-cell>
              <table:table-cell office:value-type="float" office:value="-580.500800656512">
                <text:p>-580.500800656512</text:p>
              </table:table-cell>
              <table:table-cell office:value-type="float" office:value="67.0007791377996">
                <text:p>67.0007791377996</text:p>
              </table:table-cell>
              <table:table-cell office:value-type="float" office:value="43.0009011714719">
                <text:p>43.0009011714719</text:p>
              </table:table-cell>
            </table:table-row>
            <table:table-row>
              <table:table-cell office:value-type="float" office:value="41.7">
                <text:p>40</text:p>
              </table:table-cell>
              <table:table-cell office:value-type="float" office:value="-513.500176368405">
                <text:p>-513.500176368405</text:p>
              </table:table-cell>
              <table:table-cell office:value-type="float" office:value="-584.221807441788">
                <text:p>-584.221807441788</text:p>
              </table:table-cell>
              <table:table-cell office:value-type="float" office:value="70.7216310733822">
                <text:p>70.7216310733822</text:p>
              </table:table-cell>
              <table:table-cell office:value-type="float" office:value="45.388932899082">
                <text:p>45.388932899082</text:p>
              </table:table-cell>
            </table:table-row>
            <table:table-row>
              <table:table-cell office:value-type="float" office:value="41.8">
                <text:p>40</text:p>
              </table:table-cell>
              <table:table-cell office:value-type="float" office:value="-513.500066554667">
                <text:p>-513.500066554667</text:p>
              </table:table-cell>
              <table:table-cell office:value-type="float" office:value="-585.39538427186">
                <text:p>-585.39538427186</text:p>
              </table:table-cell>
              <table:table-cell office:value-type="float" office:value="71.8953177171931">
                <text:p>71.8953177171931</text:p>
              </table:table-cell>
              <table:table-cell office:value-type="float" office:value="46.1422015032126">
                <text:p>46.1422015032126</text:p>
              </table:table-cell>
            </table:table-row>
            <table:table-row>
              <table:table-cell office:value-type="float" office:value="41.9">
                <text:p>40</text:p>
              </table:table-cell>
              <table:table-cell office:value-type="float" office:value="-513.500178890868">
                <text:p>-513.500178890868</text:p>
              </table:table-cell>
              <table:table-cell office:value-type="float" office:value="-587.220725884273">
                <text:p>-587.220725884273</text:p>
              </table:table-cell>
              <table:table-cell office:value-type="float" office:value="73.7205469934044">
                <text:p>73.7205469934044</text:p>
              </table:table-cell>
              <table:table-cell office:value-type="float" office:value="47.3136282348363">
                <text:p>47.313628234836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513.500088434984">
                <text:p>-513.500088434984</text:p>
              </table:table-cell>
              <table:table-cell office:value-type="float" office:value="-581.818266278155">
                <text:p>-581.818266278155</text:p>
              </table:table-cell>
              <table:table-cell office:value-type="float" office:value="68.3181778431711">
                <text:p>68.3181778431711</text:p>
              </table:table-cell>
              <table:table-cell office:value-type="float" office:value="43.8464037501299">
                <text:p>43.8464037501299</text:p>
              </table:table-cell>
            </table:table-row>
            <table:table-row>
              <table:table-cell office:value-type="float" office:value="42.1">
                <text:p>40</text:p>
              </table:table-cell>
              <table:table-cell office:value-type="float" office:value="-513.500107598391">
                <text:p>-513.500107598391</text:p>
              </table:table-cell>
              <table:table-cell office:value-type="float" office:value="-579.634251722191">
                <text:p>-579.634251722191</text:p>
              </table:table-cell>
              <table:table-cell office:value-type="float" office:value="66.1341441237999">
                <text:p>66.1341441237999</text:p>
              </table:table-cell>
              <table:table-cell office:value-type="float" office:value="42.4446973919293">
                <text:p>42.4446973919293</text:p>
              </table:table-cell>
            </table:table-row>
            <table:table-row>
              <table:table-cell office:value-type="float" office:value="42.2">
                <text:p>40</text:p>
              </table:table-cell>
              <table:table-cell office:value-type="float" office:value="-513.500065012207">
                <text:p>-513.500065012207</text:p>
              </table:table-cell>
              <table:table-cell office:value-type="float" office:value="-579.680943277342">
                <text:p>-579.680943277342</text:p>
              </table:table-cell>
              <table:table-cell office:value-type="float" office:value="66.1808782651346">
                <text:p>66.1808782651346</text:p>
              </table:table-cell>
              <table:table-cell office:value-type="float" office:value="42.4746912251165">
                <text:p>42.4746912251165</text:p>
              </table:table-cell>
            </table:table-row>
            <table:table-row>
              <table:table-cell office:value-type="float" office:value="42.3">
                <text:p>40</text:p>
              </table:table-cell>
              <table:table-cell office:value-type="float" office:value="-513.500151893346">
                <text:p>-513.500151893346</text:p>
              </table:table-cell>
              <table:table-cell office:value-type="float" office:value="-581.856598974712">
                <text:p>-581.856598974712</text:p>
              </table:table-cell>
              <table:table-cell office:value-type="float" office:value="68.3564470813659">
                <text:p>68.3564470813659</text:p>
              </table:table-cell>
              <table:table-cell office:value-type="float" office:value="43.8709648336083">
                <text:p>43.8709648336083</text:p>
              </table:table-cell>
            </table:table-row>
            <table:table-row>
              <table:table-cell office:value-type="float" office:value="42.4">
                <text:p>40</text:p>
              </table:table-cell>
              <table:table-cell office:value-type="float" office:value="-513.500061776646">
                <text:p>-513.500061776646</text:p>
              </table:table-cell>
              <table:table-cell office:value-type="float" office:value="-579.320874843446">
                <text:p>-579.320874843446</text:p>
              </table:table-cell>
              <table:table-cell office:value-type="float" office:value="65.8208130667997">
                <text:p>65.8208130667997</text:p>
              </table:table-cell>
              <table:table-cell office:value-type="float" office:value="42.2436024496107">
                <text:p>42.2436024496107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-513.500155072582">
                <text:p>-513.500155072582</text:p>
              </table:table-cell>
              <table:table-cell office:value-type="float" office:value="-579.733762107925">
                <text:p>-579.733762107925</text:p>
              </table:table-cell>
              <table:table-cell office:value-type="float" office:value="66.2336070353434">
                <text:p>66.2336070353434</text:p>
              </table:table-cell>
              <table:table-cell office:value-type="float" office:value="42.508532393321">
                <text:p>42.508532393321</text:p>
              </table:table-cell>
            </table:table-row>
            <table:table-row>
              <table:table-cell office:value-type="float" office:value="42.6">
                <text:p>40</text:p>
              </table:table-cell>
              <table:table-cell office:value-type="float" office:value="-513.500116570471">
                <text:p>-513.500116570471</text:p>
              </table:table-cell>
              <table:table-cell office:value-type="float" office:value="-578.720665525144">
                <text:p>-578.720665525144</text:p>
              </table:table-cell>
              <table:table-cell office:value-type="float" office:value="65.2205489546733">
                <text:p>65.2205489546733</text:p>
              </table:table-cell>
              <table:table-cell office:value-type="float" office:value="41.8583547242187">
                <text:p>41.8583547242187</text:p>
              </table:table-cell>
            </table:table-row>
            <table:table-row>
              <table:table-cell office:value-type="float" office:value="42.7">
                <text:p>40</text:p>
              </table:table-cell>
              <table:table-cell office:value-type="float" office:value="-513.500091634508">
                <text:p>-513.500091634508</text:p>
              </table:table-cell>
              <table:table-cell office:value-type="float" office:value="-576.486280864387">
                <text:p>-576.486280864387</text:p>
              </table:table-cell>
              <table:table-cell office:value-type="float" office:value="62.9861892298797">
                <text:p>62.9861892298797</text:p>
              </table:table-cell>
              <table:table-cell office:value-type="float" office:value="40.4243492851214">
                <text:p>40.4243492851214</text:p>
              </table:table-cell>
            </table:table-row>
            <table:table-row>
              <table:table-cell office:value-type="float" office:value="42.8">
                <text:p>40</text:p>
              </table:table-cell>
              <table:table-cell office:value-type="float" office:value="-513.500063572559">
                <text:p>-513.500063572559</text:p>
              </table:table-cell>
              <table:table-cell office:value-type="float" office:value="-577.239404992644">
                <text:p>-577.239404992644</text:p>
              </table:table-cell>
              <table:table-cell office:value-type="float" office:value="63.7393414200841">
                <text:p>63.7393414200841</text:p>
              </table:table-cell>
              <table:table-cell office:value-type="float" office:value="40.9077201252044">
                <text:p>40.9077201252044</text:p>
              </table:table-cell>
            </table:table-row>
            <table:table-row>
              <table:table-cell office:value-type="float" office:value="42.9">
                <text:p>40</text:p>
              </table:table-cell>
              <table:table-cell office:value-type="float" office:value="-513.500188510173">
                <text:p>-513.500188510173</text:p>
              </table:table-cell>
              <table:table-cell office:value-type="float" office:value="-578.326732204974">
                <text:p>-578.326732204974</text:p>
              </table:table-cell>
              <table:table-cell office:value-type="float" office:value="64.8265436948009">
                <text:p>64.8265436948009</text:p>
              </table:table-cell>
              <table:table-cell office:value-type="float" office:value="41.6054833179628">
                <text:p>41.605483317962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513.500063429056">
                <text:p>-513.500063429056</text:p>
              </table:table-cell>
              <table:table-cell office:value-type="float" office:value="-570.517740863655">
                <text:p>-570.517740863655</text:p>
              </table:table-cell>
              <table:table-cell office:value-type="float" office:value="57.0176774345994">
                <text:p>57.0176774345994</text:p>
              </table:table-cell>
              <table:table-cell office:value-type="float" office:value="36.5937761313113">
                <text:p>36.5937761313113</text:p>
              </table:table-cell>
            </table:table-row>
            <table:table-row>
              <table:table-cell office:value-type="float" office:value="43.1">
                <text:p>40</text:p>
              </table:table-cell>
              <table:table-cell office:value-type="float" office:value="-513.50008402914">
                <text:p>-513.50008402914</text:p>
              </table:table-cell>
              <table:table-cell office:value-type="float" office:value="-570.891201304112">
                <text:p>-570.891201304112</text:p>
              </table:table-cell>
              <table:table-cell office:value-type="float" office:value="57.3911172749725">
                <text:p>57.3911172749725</text:p>
              </table:table-cell>
              <table:table-cell office:value-type="float" office:value="36.8334487123771">
                <text:p>36.8334487123771</text:p>
              </table:table-cell>
            </table:table-row>
            <table:table-row>
              <table:table-cell office:value-type="float" office:value="43.2">
                <text:p>40</text:p>
              </table:table-cell>
              <table:table-cell office:value-type="float" office:value="-513.500158856773">
                <text:p>-513.500158856773</text:p>
              </table:table-cell>
              <table:table-cell office:value-type="float" office:value="-577.706478369515">
                <text:p>-577.706478369515</text:p>
              </table:table-cell>
              <table:table-cell office:value-type="float" office:value="64.2063195127417">
                <text:p>64.2063195127417</text:p>
              </table:table-cell>
              <table:table-cell office:value-type="float" office:value="41.2074252789357">
                <text:p>41.2074252789357</text:p>
              </table:table-cell>
            </table:table-row>
            <table:table-row>
              <table:table-cell office:value-type="float" office:value="43.3">
                <text:p>40</text:p>
              </table:table-cell>
              <table:table-cell office:value-type="float" office:value="-513.500083495098">
                <text:p>-513.500083495098</text:p>
              </table:table-cell>
              <table:table-cell office:value-type="float" office:value="-578.787555311937">
                <text:p>-578.787555311937</text:p>
              </table:table-cell>
              <table:table-cell office:value-type="float" office:value="65.2874718168391">
                <text:p>65.2874718168391</text:p>
              </table:table-cell>
              <table:table-cell office:value-type="float" office:value="41.9013056185088">
                <text:p>41.9013056185088</text:p>
              </table:table-cell>
            </table:table-row>
            <table:table-row>
              <table:table-cell office:value-type="float" office:value="43.4">
                <text:p>40</text:p>
              </table:table-cell>
              <table:table-cell office:value-type="float" office:value="-513.500082707713">
                <text:p>-513.500082707713</text:p>
              </table:table-cell>
              <table:table-cell office:value-type="float" office:value="-579.992721813782">
                <text:p>-579.992721813782</text:p>
              </table:table-cell>
              <table:table-cell office:value-type="float" office:value="66.4926391060689">
                <text:p>66.4926391060689</text:p>
              </table:table-cell>
              <table:table-cell office:value-type="float" office:value="42.6747784074249">
                <text:p>42.6747784074249</text:p>
              </table:table-cell>
            </table:table-row>
            <table:table-row>
              <table:table-cell office:value-type="float" office:value="43.5">
                <text:p>40</text:p>
              </table:table-cell>
              <table:table-cell office:value-type="float" office:value="-513.500228381614">
                <text:p>-513.500228381614</text:p>
              </table:table-cell>
              <table:table-cell office:value-type="float" office:value="-582.156979761024">
                <text:p>-582.156979761024</text:p>
              </table:table-cell>
              <table:table-cell office:value-type="float" office:value="68.6567513794102">
                <text:p>68.6567513794102</text:p>
              </table:table-cell>
              <table:table-cell office:value-type="float" office:value="44.0636992406965">
                <text:p>44.0636992406965</text:p>
              </table:table-cell>
            </table:table-row>
            <table:table-row>
              <table:table-cell office:value-type="float" office:value="43.6">
                <text:p>40</text:p>
              </table:table-cell>
              <table:table-cell office:value-type="float" office:value="-513.500067017467">
                <text:p>-513.500067017467</text:p>
              </table:table-cell>
              <table:table-cell office:value-type="float" office:value="-578.525530371694">
                <text:p>-578.525530371694</text:p>
              </table:table-cell>
              <table:table-cell office:value-type="float" office:value="65.0254633542275">
                <text:p>65.0254633542275</text:p>
              </table:table-cell>
              <table:table-cell office:value-type="float" office:value="41.7331493649274">
                <text:p>41.7331493649274</text:p>
              </table:table-cell>
            </table:table-row>
            <table:table-row>
              <table:table-cell office:value-type="float" office:value="43.7">
                <text:p>40</text:p>
              </table:table-cell>
              <table:table-cell office:value-type="float" office:value="-513.500251579681">
                <text:p>-513.500251579681</text:p>
              </table:table-cell>
              <table:table-cell office:value-type="float" office:value="-585.923214047594">
                <text:p>-585.923214047594</text:p>
              </table:table-cell>
              <table:table-cell office:value-type="float" office:value="72.4229624679131">
                <text:p>72.4229624679131</text:p>
              </table:table-cell>
              <table:table-cell office:value-type="float" office:value="46.4808423380108">
                <text:p>46.4808423380108</text:p>
              </table:table-cell>
            </table:table-row>
            <table:table-row>
              <table:table-cell office:value-type="float" office:value="43.8">
                <text:p>40</text:p>
              </table:table-cell>
              <table:table-cell office:value-type="float" office:value="-513.500092234486">
                <text:p>-513.500092234486</text:p>
              </table:table-cell>
              <table:table-cell office:value-type="float" office:value="-584.386358546531">
                <text:p>-584.386358546531</text:p>
              </table:table-cell>
              <table:table-cell office:value-type="float" office:value="70.8862663120453">
                <text:p>70.8862663120453</text:p>
              </table:table-cell>
              <table:table-cell office:value-type="float" office:value="45.4945953065674">
                <text:p>45.4945953065674</text:p>
              </table:table-cell>
            </table:table-row>
            <table:table-row>
              <table:table-cell office:value-type="float" office:value="43.9">
                <text:p>40</text:p>
              </table:table-cell>
              <table:table-cell office:value-type="float" office:value="-513.500216230629">
                <text:p>-513.500216230629</text:p>
              </table:table-cell>
              <table:table-cell office:value-type="float" office:value="-586.003288902261">
                <text:p>-586.003288902261</text:p>
              </table:table-cell>
              <table:table-cell office:value-type="float" office:value="72.5030726716325">
                <text:p>72.5030726716325</text:p>
              </table:table-cell>
              <table:table-cell office:value-type="float" office:value="46.5322568289659">
                <text:p>46.532256828965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513.500250373609">
                <text:p>-513.500250373609</text:p>
              </table:table-cell>
              <table:table-cell office:value-type="float" office:value="-586.429636481488">
                <text:p>-586.429636481488</text:p>
              </table:table-cell>
              <table:table-cell office:value-type="float" office:value="72.9293861078792">
                <text:p>72.9293861078792</text:p>
              </table:table-cell>
              <table:table-cell office:value-type="float" office:value="46.805863526918">
                <text:p>46.805863526918</text:p>
              </table:table-cell>
            </table:table-row>
            <table:table-row>
              <table:table-cell office:value-type="float" office:value="44.1">
                <text:p>40</text:p>
              </table:table-cell>
              <table:table-cell office:value-type="float" office:value="-513.500045900837">
                <text:p>-513.500045900837</text:p>
              </table:table-cell>
              <table:table-cell office:value-type="float" office:value="-582.951754799193">
                <text:p>-582.951754799193</text:p>
              </table:table-cell>
              <table:table-cell office:value-type="float" office:value="69.4517088983557">
                <text:p>69.4517088983557</text:p>
              </table:table-cell>
              <table:table-cell office:value-type="float" office:value="44.5739006166743">
                <text:p>44.5739006166743</text:p>
              </table:table-cell>
            </table:table-row>
            <table:table-row>
              <table:table-cell office:value-type="float" office:value="44.2">
                <text:p>40</text:p>
              </table:table-cell>
              <table:table-cell office:value-type="float" office:value="-513.500237683941">
                <text:p>-513.500237683941</text:p>
              </table:table-cell>
              <table:table-cell office:value-type="float" office:value="-585.896314171517">
                <text:p>-585.896314171517</text:p>
              </table:table-cell>
              <table:table-cell office:value-type="float" office:value="72.3960764875758">
                <text:p>72.3960764875758</text:p>
              </table:table-cell>
              <table:table-cell office:value-type="float" office:value="46.4635869956363">
                <text:p>46.4635869956363</text:p>
              </table:table-cell>
            </table:table-row>
            <table:table-row>
              <table:table-cell office:value-type="float" office:value="44.3">
                <text:p>40</text:p>
              </table:table-cell>
              <table:table-cell office:value-type="float" office:value="-513.500120964433">
                <text:p>-513.500120964433</text:p>
              </table:table-cell>
              <table:table-cell office:value-type="float" office:value="-584.124948410828">
                <text:p>-584.124948410828</text:p>
              </table:table-cell>
              <table:table-cell office:value-type="float" office:value="70.6248274463951">
                <text:p>70.6248274463951</text:p>
              </table:table-cell>
              <table:table-cell office:value-type="float" office:value="45.326804618625">
                <text:p>45.326804618625</text:p>
              </table:table-cell>
            </table:table-row>
            <table:table-row>
              <table:table-cell office:value-type="float" office:value="44.4">
                <text:p>40</text:p>
              </table:table-cell>
              <table:table-cell office:value-type="float" office:value="-513.500138164868">
                <text:p>-513.500138164868</text:p>
              </table:table-cell>
              <table:table-cell office:value-type="float" office:value="-585.690273595284">
                <text:p>-585.690273595284</text:p>
              </table:table-cell>
              <table:table-cell office:value-type="float" office:value="72.1901354304159">
                <text:p>72.1901354304159</text:p>
              </table:table-cell>
              <table:table-cell office:value-type="float" office:value="46.3314146364482">
                <text:p>46.3314146364482</text:p>
              </table:table-cell>
            </table:table-row>
            <table:table-row>
              <table:table-cell office:value-type="float" office:value="44.5">
                <text:p>40</text:p>
              </table:table-cell>
              <table:table-cell office:value-type="float" office:value="-513.500125301023">
                <text:p>-513.500125301023</text:p>
              </table:table-cell>
              <table:table-cell office:value-type="float" office:value="-584.973694010856">
                <text:p>-584.973694010856</text:p>
              </table:table-cell>
              <table:table-cell office:value-type="float" office:value="71.4735687098322">
                <text:p>71.4735687098322</text:p>
              </table:table-cell>
              <table:table-cell office:value-type="float" office:value="45.8715242421707">
                <text:p>45.8715242421707</text:p>
              </table:table-cell>
            </table:table-row>
            <table:table-row>
              <table:table-cell office:value-type="float" office:value="44.6">
                <text:p>40</text:p>
              </table:table-cell>
              <table:table-cell office:value-type="float" office:value="-513.500195877969">
                <text:p>-513.500195877969</text:p>
              </table:table-cell>
              <table:table-cell office:value-type="float" office:value="-585.088280004729">
                <text:p>-585.088280004729</text:p>
              </table:table-cell>
              <table:table-cell office:value-type="float" office:value="71.5880841267605">
                <text:p>71.5880841267605</text:p>
              </table:table-cell>
              <table:table-cell office:value-type="float" office:value="45.9450198968378">
                <text:p>45.9450198968378</text:p>
              </table:table-cell>
            </table:table-row>
            <table:table-row>
              <table:table-cell office:value-type="float" office:value="44.7">
                <text:p>40</text:p>
              </table:table-cell>
              <table:table-cell office:value-type="float" office:value="-513.500036176492">
                <text:p>-513.500036176492</text:p>
              </table:table-cell>
              <table:table-cell office:value-type="float" office:value="-580.264955412285">
                <text:p>-580.264955412285</text:p>
              </table:table-cell>
              <table:table-cell office:value-type="float" office:value="66.7649192357933">
                <text:p>66.7649192357933</text:p>
              </table:table-cell>
              <table:table-cell office:value-type="float" office:value="42.8495269864698">
                <text:p>42.8495269864698</text:p>
              </table:table-cell>
            </table:table-row>
            <table:table-row>
              <table:table-cell office:value-type="float" office:value="44.8">
                <text:p>40</text:p>
              </table:table-cell>
              <table:table-cell office:value-type="float" office:value="-513.500255080176">
                <text:p>-513.500255080176</text:p>
              </table:table-cell>
              <table:table-cell office:value-type="float" office:value="-584.469074048443">
                <text:p>-584.469074048443</text:p>
              </table:table-cell>
              <table:table-cell office:value-type="float" office:value="70.9688189682673">
                <text:p>70.9688189682673</text:p>
              </table:table-cell>
              <table:table-cell office:value-type="float" office:value="45.5475773562887">
                <text:p>45.5475773562887</text:p>
              </table:table-cell>
            </table:table-row>
            <table:table-row>
              <table:table-cell office:value-type="float" office:value="44.9">
                <text:p>40</text:p>
              </table:table-cell>
              <table:table-cell office:value-type="float" office:value="-513.499972778819">
                <text:p>-513.499972778819</text:p>
              </table:table-cell>
              <table:table-cell office:value-type="float" office:value="-578.288248668454">
                <text:p>-578.288248668454</text:p>
              </table:table-cell>
              <table:table-cell office:value-type="float" office:value="64.7882758896349">
                <text:p>64.7882758896349</text:p>
              </table:table-cell>
              <table:table-cell office:value-type="float" office:value="41.5809231541981">
                <text:p>41.580923154198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-513.50018537317">
                <text:p>-513.50018537317</text:p>
              </table:table-cell>
              <table:table-cell office:value-type="float" office:value="-580.561491326992">
                <text:p>-580.561491326992</text:p>
              </table:table-cell>
              <table:table-cell office:value-type="float" office:value="67.0613059538228">
                <text:p>67.0613059538228</text:p>
              </table:table-cell>
              <table:table-cell office:value-type="float" office:value="43.0397471023331">
                <text:p>43.0397471023331</text:p>
              </table:table-cell>
            </table:table-row>
            <table:table-row>
              <table:table-cell office:value-type="float" office:value="45.1">
                <text:p>50</text:p>
              </table:table-cell>
              <table:table-cell office:value-type="float" office:value="-513.500101356578">
                <text:p>-513.500101356578</text:p>
              </table:table-cell>
              <table:table-cell office:value-type="float" office:value="-580.783879246838">
                <text:p>-580.783879246838</text:p>
              </table:table-cell>
              <table:table-cell office:value-type="float" office:value="67.2837778902599">
                <text:p>67.2837778902599</text:p>
              </table:table-cell>
              <table:table-cell office:value-type="float" office:value="43.1825289307725">
                <text:p>43.1825289307725</text:p>
              </table:table-cell>
            </table:table-row>
            <table:table-row>
              <table:table-cell office:value-type="float" office:value="45.2">
                <text:p>50</text:p>
              </table:table-cell>
              <table:table-cell office:value-type="float" office:value="-513.500129169747">
                <text:p>-513.500129169747</text:p>
              </table:table-cell>
              <table:table-cell office:value-type="float" office:value="-578.54465192082">
                <text:p>-578.54465192082</text:p>
              </table:table-cell>
              <table:table-cell office:value-type="float" office:value="65.0445227510732">
                <text:p>65.0445227510732</text:p>
              </table:table-cell>
              <table:table-cell office:value-type="float" office:value="41.7453816292488">
                <text:p>41.7453816292488</text:p>
              </table:table-cell>
            </table:table-row>
            <table:table-row>
              <table:table-cell office:value-type="float" office:value="45.3">
                <text:p>50</text:p>
              </table:table-cell>
              <table:table-cell office:value-type="float" office:value="-513.500199742216">
                <text:p>-513.500199742216</text:p>
              </table:table-cell>
              <table:table-cell office:value-type="float" office:value="-579.254237208893">
                <text:p>-579.254237208893</text:p>
              </table:table-cell>
              <table:table-cell office:value-type="float" office:value="65.7540374666764">
                <text:p>65.7540374666764</text:p>
              </table:table-cell>
              <table:table-cell office:value-type="float" office:value="42.2007460676623">
                <text:p>42.2007460676623</text:p>
              </table:table-cell>
            </table:table-row>
            <table:table-row>
              <table:table-cell office:value-type="float" office:value="45.4">
                <text:p>50</text:p>
              </table:table-cell>
              <table:table-cell office:value-type="float" office:value="-513.500044687398">
                <text:p>-513.500044687398</text:p>
              </table:table-cell>
              <table:table-cell office:value-type="float" office:value="-578.484654300469">
                <text:p>-578.484654300469</text:p>
              </table:table-cell>
              <table:table-cell office:value-type="float" office:value="64.9846096130712">
                <text:p>64.9846096130712</text:p>
              </table:table-cell>
              <table:table-cell office:value-type="float" office:value="41.7069295551199">
                <text:p>41.7069295551199</text:p>
              </table:table-cell>
            </table:table-row>
            <table:table-row>
              <table:table-cell office:value-type="float" office:value="45.5">
                <text:p>50</text:p>
              </table:table-cell>
              <table:table-cell office:value-type="float" office:value="-513.500165023859">
                <text:p>-513.500165023859</text:p>
              </table:table-cell>
              <table:table-cell office:value-type="float" office:value="-580.561524985216">
                <text:p>-580.561524985216</text:p>
              </table:table-cell>
              <table:table-cell office:value-type="float" office:value="67.0613599613567">
                <text:p>67.0613599613567</text:p>
              </table:table-cell>
              <table:table-cell office:value-type="float" office:value="43.0397817642081">
                <text:p>43.0397817642081</text:p>
              </table:table-cell>
            </table:table-row>
            <table:table-row>
              <table:table-cell office:value-type="float" office:value="45.6">
                <text:p>50</text:p>
              </table:table-cell>
              <table:table-cell office:value-type="float" office:value="-513.500165391216">
                <text:p>-513.500165391216</text:p>
              </table:table-cell>
              <table:table-cell office:value-type="float" office:value="-580.497349208406">
                <text:p>-580.497349208406</text:p>
              </table:table-cell>
              <table:table-cell office:value-type="float" office:value="66.9971838171893">
                <text:p>66.9971838171893</text:p>
              </table:table-cell>
              <table:table-cell office:value-type="float" office:value="42.9985937053762">
                <text:p>42.9985937053762</text:p>
              </table:table-cell>
            </table:table-row>
            <table:table-row>
              <table:table-cell office:value-type="float" office:value="45.7">
                <text:p>50</text:p>
              </table:table-cell>
              <table:table-cell office:value-type="float" office:value="-513.50014108096">
                <text:p>-513.50014108096</text:p>
              </table:table-cell>
              <table:table-cell office:value-type="float" office:value="-578.864980926095">
                <text:p>-578.864980926095</text:p>
              </table:table-cell>
              <table:table-cell office:value-type="float" office:value="65.3648398451349">
                <text:p>65.3648398451349</text:p>
              </table:table-cell>
              <table:table-cell office:value-type="float" office:value="41.9509601894167">
                <text:p>41.9509601894167</text:p>
              </table:table-cell>
            </table:table-row>
            <table:table-row>
              <table:table-cell office:value-type="float" office:value="45.8">
                <text:p>50</text:p>
              </table:table-cell>
              <table:table-cell office:value-type="float" office:value="-513.500178709833">
                <text:p>-513.500178709833</text:p>
              </table:table-cell>
              <table:table-cell office:value-type="float" office:value="-580.264122439245">
                <text:p>-580.264122439245</text:p>
              </table:table-cell>
              <table:table-cell office:value-type="float" office:value="66.7639437294119">
                <text:p>66.7639437294119</text:p>
              </table:table-cell>
              <table:table-cell office:value-type="float" office:value="42.8489009093699">
                <text:p>42.8489009093699</text:p>
              </table:table-cell>
            </table:table-row>
            <table:table-row>
              <table:table-cell office:value-type="float" office:value="45.9">
                <text:p>50</text:p>
              </table:table-cell>
              <table:table-cell office:value-type="float" office:value="-513.500151507801">
                <text:p>-513.500151507801</text:p>
              </table:table-cell>
              <table:table-cell office:value-type="float" office:value="-581.211245940627">
                <text:p>-581.211245940627</text:p>
              </table:table-cell>
              <table:table-cell office:value-type="float" office:value="67.7110944328255">
                <text:p>67.7110944328255</text:p>
              </table:table-cell>
              <table:table-cell office:value-type="float" office:value="43.4567794193826">
                <text:p>43.456779419382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513.500070509962">
                <text:p>-513.500070509962</text:p>
              </table:table-cell>
              <table:table-cell office:value-type="float" office:value="-580.430910285176">
                <text:p>-580.430910285176</text:p>
              </table:table-cell>
              <table:table-cell office:value-type="float" office:value="66.930839775214">
                <text:p>66.930839775214</text:p>
              </table:table-cell>
              <table:table-cell office:value-type="float" office:value="42.9560142961662">
                <text:p>42.9560142961662</text:p>
              </table:table-cell>
            </table:table-row>
            <table:table-row>
              <table:table-cell office:value-type="float" office:value="46.1">
                <text:p>50</text:p>
              </table:table-cell>
              <table:table-cell office:value-type="float" office:value="-513.500211708243">
                <text:p>-513.500211708243</text:p>
              </table:table-cell>
              <table:table-cell office:value-type="float" office:value="-583.062160864932">
                <text:p>-583.062160864932</text:p>
              </table:table-cell>
              <table:table-cell office:value-type="float" office:value="69.5619491566896">
                <text:p>69.5619491566896</text:p>
              </table:table-cell>
              <table:table-cell office:value-type="float" office:value="44.6446524872456">
                <text:p>44.6446524872456</text:p>
              </table:table-cell>
            </table:table-row>
            <table:table-row>
              <table:table-cell office:value-type="float" office:value="46.2">
                <text:p>50</text:p>
              </table:table-cell>
              <table:table-cell office:value-type="float" office:value="-513.500099576169">
                <text:p>-513.500099576169</text:p>
              </table:table-cell>
              <table:table-cell office:value-type="float" office:value="-580.683855245299">
                <text:p>-580.683855245299</text:p>
              </table:table-cell>
              <table:table-cell office:value-type="float" office:value="67.1837556691299">
                <text:p>67.1837556691299</text:p>
              </table:table-cell>
              <table:table-cell office:value-type="float" office:value="43.1183349661484">
                <text:p>43.1183349661484</text:p>
              </table:table-cell>
            </table:table-row>
            <table:table-row>
              <table:table-cell office:value-type="float" office:value="46.3">
                <text:p>50</text:p>
              </table:table-cell>
              <table:table-cell office:value-type="float" office:value="-513.500143718055">
                <text:p>-513.500143718055</text:p>
              </table:table-cell>
              <table:table-cell office:value-type="float" office:value="-582.16362758271">
                <text:p>-582.16362758271</text:p>
              </table:table-cell>
              <table:table-cell office:value-type="float" office:value="68.6634838646547">
                <text:p>68.6634838646547</text:p>
              </table:table-cell>
              <table:table-cell office:value-type="float" office:value="44.0680201297423">
                <text:p>44.0680201297423</text:p>
              </table:table-cell>
            </table:table-row>
            <table:table-row>
              <table:table-cell office:value-type="float" office:value="46.4">
                <text:p>50</text:p>
              </table:table-cell>
              <table:table-cell office:value-type="float" office:value="-513.500156286256">
                <text:p>-513.500156286256</text:p>
              </table:table-cell>
              <table:table-cell office:value-type="float" office:value="-582.885951021662">
                <text:p>-582.885951021662</text:p>
              </table:table-cell>
              <table:table-cell office:value-type="float" office:value="69.3857947354061">
                <text:p>69.3857947354061</text:p>
              </table:table-cell>
              <table:table-cell office:value-type="float" office:value="44.531597102547">
                <text:p>44.531597102547</text:p>
              </table:table-cell>
            </table:table-row>
            <table:table-row>
              <table:table-cell office:value-type="float" office:value="46.5">
                <text:p>50</text:p>
              </table:table-cell>
              <table:table-cell office:value-type="float" office:value="-513.500062013746">
                <text:p>-513.500062013746</text:p>
              </table:table-cell>
              <table:table-cell office:value-type="float" office:value="-580.080649468517">
                <text:p>-580.080649468517</text:p>
              </table:table-cell>
              <table:table-cell office:value-type="float" office:value="66.5805874547712">
                <text:p>66.5805874547712</text:p>
              </table:table-cell>
              <table:table-cell office:value-type="float" office:value="42.7312233965639">
                <text:p>42.7312233965639</text:p>
              </table:table-cell>
            </table:table-row>
            <table:table-row>
              <table:table-cell office:value-type="float" office:value="46.6">
                <text:p>50</text:p>
              </table:table-cell>
              <table:table-cell office:value-type="float" office:value="-513.500144706479">
                <text:p>-513.500144706479</text:p>
              </table:table-cell>
              <table:table-cell office:value-type="float" office:value="-581.836181838725">
                <text:p>-581.836181838725</text:p>
              </table:table-cell>
              <table:table-cell office:value-type="float" office:value="68.3360371322452">
                <text:p>68.3360371322452</text:p>
              </table:table-cell>
              <table:table-cell office:value-type="float" office:value="43.8578657888457">
                <text:p>43.8578657888457</text:p>
              </table:table-cell>
            </table:table-row>
            <table:table-row>
              <table:table-cell office:value-type="float" office:value="46.7">
                <text:p>50</text:p>
              </table:table-cell>
              <table:table-cell office:value-type="float" office:value="-513.500125140709">
                <text:p>-513.500125140709</text:p>
              </table:table-cell>
              <table:table-cell office:value-type="float" office:value="-581.384665332528">
                <text:p>-581.384665332528</text:p>
              </table:table-cell>
              <table:table-cell office:value-type="float" office:value="67.8845401918185">
                <text:p>67.8845401918185</text:p>
              </table:table-cell>
              <table:table-cell office:value-type="float" office:value="43.5680963926633">
                <text:p>43.5680963926633</text:p>
              </table:table-cell>
            </table:table-row>
            <table:table-row>
              <table:table-cell office:value-type="float" office:value="46.8">
                <text:p>50</text:p>
              </table:table-cell>
              <table:table-cell office:value-type="float" office:value="-513.500137984642">
                <text:p>-513.500137984642</text:p>
              </table:table-cell>
              <table:table-cell office:value-type="float" office:value="-579.89393277892">
                <text:p>-579.89393277892</text:p>
              </table:table-cell>
              <table:table-cell office:value-type="float" office:value="66.3937947942783">
                <text:p>66.3937947942783</text:p>
              </table:table-cell>
              <table:table-cell office:value-type="float" office:value="42.6113404215184">
                <text:p>42.6113404215184</text:p>
              </table:table-cell>
            </table:table-row>
            <table:table-row>
              <table:table-cell office:value-type="float" office:value="46.9">
                <text:p>50</text:p>
              </table:table-cell>
              <table:table-cell office:value-type="float" office:value="-513.500099722089">
                <text:p>-513.500099722089</text:p>
              </table:table-cell>
              <table:table-cell office:value-type="float" office:value="-580.828217841395">
                <text:p>-580.828217841395</text:p>
              </table:table-cell>
              <table:table-cell office:value-type="float" office:value="67.3281181193054">
                <text:p>67.3281181193054</text:p>
              </table:table-cell>
              <table:table-cell office:value-type="float" office:value="43.2109863581583">
                <text:p>43.210986358158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513.500257550026">
                <text:p>-513.500257550026</text:p>
              </table:table-cell>
              <table:table-cell office:value-type="float" office:value="-584.780845490379">
                <text:p>-584.780845490379</text:p>
              </table:table-cell>
              <table:table-cell office:value-type="float" office:value="71.2805879403531">
                <text:p>71.2805879403531</text:p>
              </table:table-cell>
              <table:table-cell office:value-type="float" office:value="45.747669757146">
                <text:p>45.747669757146</text:p>
              </table:table-cell>
            </table:table-row>
            <table:table-row>
              <table:table-cell office:value-type="float" office:value="47.1">
                <text:p>50</text:p>
              </table:table-cell>
              <table:table-cell office:value-type="float" office:value="-513.500037765273">
                <text:p>-513.500037765273</text:p>
              </table:table-cell>
              <table:table-cell office:value-type="float" office:value="-580.722707790125">
                <text:p>-580.722707790125</text:p>
              </table:table-cell>
              <table:table-cell office:value-type="float" office:value="67.2226700248518">
                <text:p>67.2226700248518</text:p>
              </table:table-cell>
              <table:table-cell office:value-type="float" office:value="43.1433100841407">
                <text:p>43.1433100841407</text:p>
              </table:table-cell>
            </table:table-row>
            <table:table-row>
              <table:table-cell office:value-type="float" office:value="47.2">
                <text:p>50</text:p>
              </table:table-cell>
              <table:table-cell office:value-type="float" office:value="-513.50022072706">
                <text:p>-513.50022072706</text:p>
              </table:table-cell>
              <table:table-cell office:value-type="float" office:value="-582.50645426003">
                <text:p>-582.50645426003</text:p>
              </table:table-cell>
              <table:table-cell office:value-type="float" office:value="69.0062335329703">
                <text:p>69.0062335329703</text:p>
              </table:table-cell>
              <table:table-cell office:value-type="float" office:value="44.2879958494795">
                <text:p>44.2879958494795</text:p>
              </table:table-cell>
            </table:table-row>
            <table:table-row>
              <table:table-cell office:value-type="float" office:value="47.3">
                <text:p>50</text:p>
              </table:table-cell>
              <table:table-cell office:value-type="float" office:value="-513.50012099775">
                <text:p>-513.50012099775</text:p>
              </table:table-cell>
              <table:table-cell office:value-type="float" office:value="-574.222676338927">
                <text:p>-574.222676338927</text:p>
              </table:table-cell>
              <table:table-cell office:value-type="float" office:value="60.7225553411768">
                <text:p>60.7225553411768</text:p>
              </table:table-cell>
              <table:table-cell office:value-type="float" office:value="38.9715557745218">
                <text:p>38.9715557745218</text:p>
              </table:table-cell>
            </table:table-row>
            <table:table-row>
              <table:table-cell office:value-type="float" office:value="47.4">
                <text:p>50</text:p>
              </table:table-cell>
              <table:table-cell office:value-type="float" office:value="-513.500127143047">
                <text:p>-513.500127143047</text:p>
              </table:table-cell>
              <table:table-cell office:value-type="float" office:value="-576.304599089676">
                <text:p>-576.304599089676</text:p>
              </table:table-cell>
              <table:table-cell office:value-type="float" office:value="62.8044719466289">
                <text:p>62.8044719466289</text:p>
              </table:table-cell>
              <table:table-cell office:value-type="float" office:value="40.3077236721245">
                <text:p>40.3077236721245</text:p>
              </table:table-cell>
            </table:table-row>
            <table:table-row>
              <table:table-cell office:value-type="float" office:value="47.5">
                <text:p>50</text:p>
              </table:table-cell>
              <table:table-cell office:value-type="float" office:value="-513.500200384513">
                <text:p>-513.500200384513</text:p>
              </table:table-cell>
              <table:table-cell office:value-type="float" office:value="-584.892073128852">
                <text:p>-584.892073128852</text:p>
              </table:table-cell>
              <table:table-cell office:value-type="float" office:value="71.3918727443391">
                <text:p>71.3918727443391</text:p>
              </table:table-cell>
              <table:table-cell office:value-type="float" office:value="45.8190920140163">
                <text:p>45.8190920140163</text:p>
              </table:table-cell>
            </table:table-row>
            <table:table-row>
              <table:table-cell office:value-type="float" office:value="47.6">
                <text:p>50</text:p>
              </table:table-cell>
              <table:table-cell office:value-type="float" office:value="-513.500152360354">
                <text:p>-513.500152360354</text:p>
              </table:table-cell>
              <table:table-cell office:value-type="float" office:value="-583.685281640803">
                <text:p>-583.685281640803</text:p>
              </table:table-cell>
              <table:table-cell office:value-type="float" office:value="70.1851292804489">
                <text:p>70.1851292804489</text:p>
              </table:table-cell>
              <table:table-cell office:value-type="float" office:value="45.0446076408818">
                <text:p>45.0446076408818</text:p>
              </table:table-cell>
            </table:table-row>
            <table:table-row>
              <table:table-cell office:value-type="float" office:value="47.7">
                <text:p>50</text:p>
              </table:table-cell>
              <table:table-cell office:value-type="float" office:value="-513.500095135606">
                <text:p>-513.500095135606</text:p>
              </table:table-cell>
              <table:table-cell office:value-type="float" office:value="-577.770252639623">
                <text:p>-577.770252639623</text:p>
              </table:table-cell>
              <table:table-cell office:value-type="float" office:value="64.2701575040173">
                <text:p>64.2701575040173</text:p>
              </table:table-cell>
              <table:table-cell office:value-type="float" office:value="41.2483963122453">
                <text:p>41.2483963122453</text:p>
              </table:table-cell>
            </table:table-row>
            <table:table-row>
              <table:table-cell office:value-type="float" office:value="47.8">
                <text:p>50</text:p>
              </table:table-cell>
              <table:table-cell office:value-type="float" office:value="-513.500205003123">
                <text:p>-513.500205003123</text:p>
              </table:table-cell>
              <table:table-cell office:value-type="float" office:value="-574.30080554131">
                <text:p>-574.30080554131</text:p>
              </table:table-cell>
              <table:table-cell office:value-type="float" office:value="60.8006005381863">
                <text:p>60.8006005381863</text:p>
              </table:table-cell>
              <table:table-cell office:value-type="float" office:value="39.0216449503001">
                <text:p>39.0216449503001</text:p>
              </table:table-cell>
            </table:table-row>
            <table:table-row>
              <table:table-cell office:value-type="float" office:value="47.9">
                <text:p>50</text:p>
              </table:table-cell>
              <table:table-cell office:value-type="float" office:value="-513.500192408599">
                <text:p>-513.500192408599</text:p>
              </table:table-cell>
              <table:table-cell office:value-type="float" office:value="-578.467327332362">
                <text:p>-578.467327332362</text:p>
              </table:table-cell>
              <table:table-cell office:value-type="float" office:value="64.9671349237629">
                <text:p>64.9671349237629</text:p>
              </table:table-cell>
              <table:table-cell office:value-type="float" office:value="41.6957143513921">
                <text:p>41.695714351392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513.500154912247">
                <text:p>-513.500154912247</text:p>
              </table:table-cell>
              <table:table-cell office:value-type="float" office:value="-585.407912250692">
                <text:p>-585.407912250692</text:p>
              </table:table-cell>
              <table:table-cell office:value-type="float" office:value="71.9077573384442">
                <text:p>71.9077573384442</text:p>
              </table:table-cell>
              <table:table-cell office:value-type="float" office:value="46.1501852152069">
                <text:p>46.1501852152069</text:p>
              </table:table-cell>
            </table:table-row>
            <table:table-row>
              <table:table-cell office:value-type="float" office:value="48.1">
                <text:p>50</text:p>
              </table:table-cell>
              <table:table-cell office:value-type="float" office:value="-513.500221360428">
                <text:p>-513.500221360428</text:p>
              </table:table-cell>
              <table:table-cell office:value-type="float" office:value="-585.750025914917">
                <text:p>-585.750025914917</text:p>
              </table:table-cell>
              <table:table-cell office:value-type="float" office:value="72.2498045544888">
                <text:p>72.2498045544888</text:p>
              </table:table-cell>
              <table:table-cell office:value-type="float" office:value="46.3697101031617">
                <text:p>46.3697101031617</text:p>
              </table:table-cell>
            </table:table-row>
            <table:table-row>
              <table:table-cell office:value-type="float" office:value="48.2">
                <text:p>50</text:p>
              </table:table-cell>
              <table:table-cell office:value-type="float" office:value="-513.500127454276">
                <text:p>-513.500127454276</text:p>
              </table:table-cell>
              <table:table-cell office:value-type="float" office:value="-579.431432960833">
                <text:p>-579.431432960833</text:p>
              </table:table-cell>
              <table:table-cell office:value-type="float" office:value="65.9313055065573">
                <text:p>65.9313055065573</text:p>
              </table:table-cell>
              <table:table-cell office:value-type="float" office:value="42.3145161694712">
                <text:p>42.3145161694712</text:p>
              </table:table-cell>
            </table:table-row>
            <table:table-row>
              <table:table-cell office:value-type="float" office:value="48.3">
                <text:p>50</text:p>
              </table:table-cell>
              <table:table-cell office:value-type="float" office:value="-513.500025261019">
                <text:p>-513.500025261019</text:p>
              </table:table-cell>
              <table:table-cell office:value-type="float" office:value="-578.580031204256">
                <text:p>-578.580031204256</text:p>
              </table:table-cell>
              <table:table-cell office:value-type="float" office:value="65.0800059432368">
                <text:p>65.0800059432368</text:p>
              </table:table-cell>
              <table:table-cell office:value-type="float" office:value="41.7681546366542">
                <text:p>41.7681546366542</text:p>
              </table:table-cell>
            </table:table-row>
            <table:table-row>
              <table:table-cell office:value-type="float" office:value="48.4">
                <text:p>50</text:p>
              </table:table-cell>
              <table:table-cell office:value-type="float" office:value="-513.500293209547">
                <text:p>-513.500293209547</text:p>
              </table:table-cell>
              <table:table-cell office:value-type="float" office:value="-590.350831427429">
                <text:p>-590.350831427429</text:p>
              </table:table-cell>
              <table:table-cell office:value-type="float" office:value="76.8505382178821">
                <text:p>76.8505382178821</text:p>
              </table:table-cell>
              <table:table-cell office:value-type="float" office:value="49.3224473119179">
                <text:p>49.3224473119179</text:p>
              </table:table-cell>
            </table:table-row>
            <table:table-row>
              <table:table-cell office:value-type="float" office:value="48.5">
                <text:p>50</text:p>
              </table:table-cell>
              <table:table-cell office:value-type="float" office:value="-513.500100540521">
                <text:p>-513.500100540521</text:p>
              </table:table-cell>
              <table:table-cell office:value-type="float" office:value="-590.331287416016">
                <text:p>-590.331287416016</text:p>
              </table:table-cell>
              <table:table-cell office:value-type="float" office:value="76.831186875495">
                <text:p>76.831186875495</text:p>
              </table:table-cell>
              <table:table-cell office:value-type="float" office:value="49.3100276778147">
                <text:p>49.3100276778147</text:p>
              </table:table-cell>
            </table:table-row>
            <table:table-row>
              <table:table-cell office:value-type="float" office:value="48.6">
                <text:p>50</text:p>
              </table:table-cell>
              <table:table-cell office:value-type="float" office:value="-513.50015039221">
                <text:p>-513.50015039221</text:p>
              </table:table-cell>
              <table:table-cell office:value-type="float" office:value="-589.94778955616">
                <text:p>-589.94778955616</text:p>
              </table:table-cell>
              <table:table-cell office:value-type="float" office:value="76.4476391639493">
                <text:p>76.4476391639493</text:p>
              </table:table-cell>
              <table:table-cell office:value-type="float" office:value="49.0638678950336">
                <text:p>49.0638678950336</text:p>
              </table:table-cell>
            </table:table-row>
            <table:table-row>
              <table:table-cell office:value-type="float" office:value="48.7">
                <text:p>50</text:p>
              </table:table-cell>
              <table:table-cell office:value-type="float" office:value="-513.500200456394">
                <text:p>-513.500200456394</text:p>
              </table:table-cell>
              <table:table-cell office:value-type="float" office:value="-586.576770137483">
                <text:p>-586.576770137483</text:p>
              </table:table-cell>
              <table:table-cell office:value-type="float" office:value="73.0765696810892">
                <text:p>73.0765696810892</text:p>
              </table:table-cell>
              <table:table-cell office:value-type="float" office:value="46.9003255073176">
                <text:p>46.9003255073176</text:p>
              </table:table-cell>
            </table:table-row>
            <table:table-row>
              <table:table-cell office:value-type="float" office:value="48.8">
                <text:p>50</text:p>
              </table:table-cell>
              <table:table-cell office:value-type="float" office:value="-513.500107864894">
                <text:p>-513.500107864894</text:p>
              </table:table-cell>
              <table:table-cell office:value-type="float" office:value="-581.974805317188">
                <text:p>-581.974805317188</text:p>
              </table:table-cell>
              <table:table-cell office:value-type="float" office:value="68.4746974522939">
                <text:p>68.4746974522939</text:p>
              </table:table-cell>
              <table:table-cell office:value-type="float" office:value="43.9468575706659">
                <text:p>43.9468575706659</text:p>
              </table:table-cell>
            </table:table-row>
            <table:table-row>
              <table:table-cell office:value-type="float" office:value="48.9">
                <text:p>50</text:p>
              </table:table-cell>
              <table:table-cell office:value-type="float" office:value="-513.500154980508">
                <text:p>-513.500154980508</text:p>
              </table:table-cell>
              <table:table-cell office:value-type="float" office:value="-582.299088588862">
                <text:p>-582.299088588862</text:p>
              </table:table-cell>
              <table:table-cell office:value-type="float" office:value="68.7989336083543">
                <text:p>68.7989336083543</text:p>
              </table:table-cell>
              <table:table-cell office:value-type="float" office:value="44.1549513731917">
                <text:p>44.154951373191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513.500141060429">
                <text:p>-513.500141060429</text:p>
              </table:table-cell>
              <table:table-cell office:value-type="float" office:value="-583.142360309133">
                <text:p>-583.142360309133</text:p>
              </table:table-cell>
              <table:table-cell office:value-type="float" office:value="69.6422192487047">
                <text:p>69.6422192487047</text:p>
              </table:table-cell>
              <table:table-cell office:value-type="float" office:value="44.6961695940343">
                <text:p>44.6961695940343</text:p>
              </table:table-cell>
            </table:table-row>
            <table:table-row>
              <table:table-cell office:value-type="float" office:value="49.1">
                <text:p>50</text:p>
              </table:table-cell>
              <table:table-cell office:value-type="float" office:value="-513.500240037112">
                <text:p>-513.500240037112</text:p>
              </table:table-cell>
              <table:table-cell office:value-type="float" office:value="-586.667351171941">
                <text:p>-586.667351171941</text:p>
              </table:table-cell>
              <table:table-cell office:value-type="float" office:value="73.1671111348288">
                <text:p>73.1671111348288</text:p>
              </table:table-cell>
              <table:table-cell office:value-type="float" office:value="46.9584347435724">
                <text:p>46.9584347435724</text:p>
              </table:table-cell>
            </table:table-row>
            <table:table-row>
              <table:table-cell office:value-type="float" office:value="49.2">
                <text:p>50</text:p>
              </table:table-cell>
              <table:table-cell office:value-type="float" office:value="-513.500001819923">
                <text:p>-513.500001819923</text:p>
              </table:table-cell>
              <table:table-cell office:value-type="float" office:value="-579.153780404">
                <text:p>-579.153780404</text:p>
              </table:table-cell>
              <table:table-cell office:value-type="float" office:value="65.6537785840766">
                <text:p>65.6537785840766</text:p>
              </table:table-cell>
              <table:table-cell office:value-type="float" office:value="42.1364002144094">
                <text:p>42.1364002144094</text:p>
              </table:table-cell>
            </table:table-row>
            <table:table-row>
              <table:table-cell office:value-type="float" office:value="49.3">
                <text:p>50</text:p>
              </table:table-cell>
              <table:table-cell office:value-type="float" office:value="-513.500180148746">
                <text:p>-513.500180148746</text:p>
              </table:table-cell>
              <table:table-cell office:value-type="float" office:value="-584.007132748326">
                <text:p>-584.007132748326</text:p>
              </table:table-cell>
              <table:table-cell office:value-type="float" office:value="70.5069525995799">
                <text:p>70.5069525995799</text:p>
              </table:table-cell>
              <table:table-cell office:value-type="float" office:value="45.2511528918282">
                <text:p>45.2511528918282</text:p>
              </table:table-cell>
            </table:table-row>
            <table:table-row>
              <table:table-cell office:value-type="float" office:value="49.4">
                <text:p>50</text:p>
              </table:table-cell>
              <table:table-cell office:value-type="float" office:value="-513.500171745902">
                <text:p>-513.500171745902</text:p>
              </table:table-cell>
              <table:table-cell office:value-type="float" office:value="-588.152519957531">
                <text:p>-588.152519957531</text:p>
              </table:table-cell>
              <table:table-cell office:value-type="float" office:value="74.6523482116295">
                <text:p>74.6523482116295</text:p>
              </table:table-cell>
              <table:table-cell office:value-type="float" office:value="47.9116554908172">
                <text:p>47.9116554908172</text:p>
              </table:table-cell>
            </table:table-row>
            <table:table-row>
              <table:table-cell office:value-type="float" office:value="49.5">
                <text:p>50</text:p>
              </table:table-cell>
              <table:table-cell office:value-type="float" office:value="-513.500131963601">
                <text:p>-513.500131963601</text:p>
              </table:table-cell>
              <table:table-cell office:value-type="float" office:value="-584.797404677125">
                <text:p>-584.797404677125</text:p>
              </table:table-cell>
              <table:table-cell office:value-type="float" office:value="71.2972727135238">
                <text:p>71.2972727135238</text:p>
              </table:table-cell>
              <table:table-cell office:value-type="float" office:value="45.7583779950414">
                <text:p>45.7583779950414</text:p>
              </table:table-cell>
            </table:table-row>
            <table:table-row>
              <table:table-cell office:value-type="float" office:value="49.6">
                <text:p>50</text:p>
              </table:table-cell>
              <table:table-cell office:value-type="float" office:value="-513.500109109764">
                <text:p>-513.500109109764</text:p>
              </table:table-cell>
              <table:table-cell office:value-type="float" office:value="-585.864055194959">
                <text:p>-585.864055194959</text:p>
              </table:table-cell>
              <table:table-cell office:value-type="float" office:value="72.3639460851951">
                <text:p>72.3639460851951</text:p>
              </table:table-cell>
              <table:table-cell office:value-type="float" office:value="46.4429657987614">
                <text:p>46.4429657987614</text:p>
              </table:table-cell>
            </table:table-row>
            <table:table-row>
              <table:table-cell office:value-type="float" office:value="49.7">
                <text:p>50</text:p>
              </table:table-cell>
              <table:table-cell office:value-type="float" office:value="-513.50022078535">
                <text:p>-513.50022078535</text:p>
              </table:table-cell>
              <table:table-cell office:value-type="float" office:value="-586.981801197682">
                <text:p>-586.981801197682</text:p>
              </table:table-cell>
              <table:table-cell office:value-type="float" office:value="73.4815804123311">
                <text:p>73.4815804123311</text:p>
              </table:table-cell>
              <table:table-cell office:value-type="float" office:value="47.1602601924307">
                <text:p>47.1602601924307</text:p>
              </table:table-cell>
            </table:table-row>
            <table:table-row>
              <table:table-cell office:value-type="float" office:value="49.8">
                <text:p>50</text:p>
              </table:table-cell>
              <table:table-cell office:value-type="float" office:value="-513.500076354885">
                <text:p>-513.500076354885</text:p>
              </table:table-cell>
              <table:table-cell office:value-type="float" office:value="-581.069374249038">
                <text:p>-581.069374249038</text:p>
              </table:table-cell>
              <table:table-cell office:value-type="float" office:value="67.5692978941521">
                <text:p>67.5692978941521</text:p>
              </table:table-cell>
              <table:table-cell office:value-type="float" office:value="43.3657748217583">
                <text:p>43.3657748217583</text:p>
              </table:table-cell>
            </table:table-row>
            <table:table-row>
              <table:table-cell office:value-type="float" office:value="49.9">
                <text:p>50</text:p>
              </table:table-cell>
              <table:table-cell office:value-type="float" office:value="-513.500106396102">
                <text:p>-513.500106396102</text:p>
              </table:table-cell>
              <table:table-cell office:value-type="float" office:value="-579.447883438394">
                <text:p>-579.447883438394</text:p>
              </table:table-cell>
              <table:table-cell office:value-type="float" office:value="65.9477770422919">
                <text:p>65.9477770422919</text:p>
              </table:table-cell>
              <table:table-cell office:value-type="float" office:value="42.325087552213">
                <text:p>42.3250875522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513.50017210433">
                <text:p>-513.50017210433</text:p>
              </table:table-cell>
              <table:table-cell office:value-type="float" office:value="-582.963072584683">
                <text:p>-582.963072584683</text:p>
              </table:table-cell>
              <table:table-cell office:value-type="float" office:value="69.4629004803526">
                <text:p>69.4629004803526</text:p>
              </table:table-cell>
              <table:table-cell office:value-type="float" office:value="44.5810833407799">
                <text:p>44.58108334077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